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1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6b0094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6b0094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able-cell-properties fo:background-color="#6b0094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0"/>
    <style:style style:name="ce9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fo:background-color="#ffff99"/>
      <style:text-properties fo:color="#008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color="#262626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2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fo:color="#262626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3" style:family="table-cell" style:parent-style-name="Default">
      <style:table-cell-properties fo:background-color="#ffff99"/>
      <style:text-properties fo:color="#008000"/>
    </style:style>
    <style:style style:name="ce14" style:family="table-cell" style:parent-style-name="Default">
      <style:table-cell-properties style:glyph-orientation-vertical="0" fo:background-color="#ff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Wiki-Links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1" table:default-cell-style-name="ce8"/>
        <table:table-column table:style-name="co1" table:default-cell-style-name="Default"/>
        <table:table-column table:style-name="co1" table:default-cell-style-name="ce11"/>
        <table:table-column table:style-name="co1" table:number-columns-repeated="8" table:default-cell-style-name="Default"/>
        <table:table-row table:style-name="ro1">
          <table:table-cell table:style-name="ce1" office:value-type="string">
            <text:p>langid</text:p>
          </table:table-cell>
          <table:table-cell table:style-name="ce1" office:value-type="string">
            <text:p>_c1</text:p>
          </table:table-cell>
          <table:table-cell table:style-name="ce6" office:value-type="string">
            <text:p>Wert(_c1)</text:p>
          </table:table-cell>
          <table:table-cell/>
          <table:table-cell table:style-name="ce10" office:value-type="string">
            <text:p>SELECT langid, count(*) FROM 1_all_wiki_links_with_times3 GROUP BY langid</text:p>
          </table:table-cell>
          <table:table-cell table:style-name="ce13" table:number-columns-repeated="6"/>
          <table:table-cell/>
          <table:table-cell office:value-type="string">
            <text:p>Links=LILA=Magenta7</text:p>
          </table:table-cell>
        </table:table-row>
        <table:table-row table:style-name="ro2">
          <table:table-cell table:number-columns-repeated="2"/>
          <table:table-cell table:style-name="Default"/>
          <table:table-cell/>
          <table:table-cell office:value-type="string">
            <text:p>['Language Code', 'Region', '# of Wiki-Links'],</text:p>
          </table:table-cell>
          <table:table-cell table:number-columns-repeated="8"/>
        </table:table-row>
        <table:table-row table:style-name="ro2">
          <table:table-cell table:style-name="ce3" office:value-type="string">
            <text:p>Wiki-Links</text:p>
          </table:table-cell>
          <table:table-cell table:style-name="ce5"/>
          <table:table-cell table:style-name="ce7" table:number-columns-repeated="2"/>
          <table:table-cell table:style-name="ce12" table:formula="of:=CONCATENATE( &quot;['&quot;; [.A3]; &quot;', null, &quot;; &quot;0&quot;; &quot;],&quot; )" office:value-type="string" office:string-value="['Wiki-Links', null, 0],">
            <text:p>['Wiki-Links', null, 0],</text:p>
          </table:table-cell>
          <table:table-cell table:style-name="ce7" table:number-columns-repeated="6"/>
          <table:table-cell table:number-columns-repeated="2"/>
        </table:table-row>
        <table:table-row table:style-name="ro2">
          <table:table-cell office:value-type="string">
            <text:p>52</text:p>
          </table:table-cell>
          <table:table-cell office:value-type="string">
            <text:p>52364956</text:p>
          </table:table-cell>
          <table:table-cell table:formula="of:=VALUE([.B4])" office:value-type="float" office:value="52364956">
            <text:p>52364956</text:p>
          </table:table-cell>
          <table:table-cell/>
          <table:table-cell table:formula="of:=CONCATENATE( &quot;['&quot;; [.A4]; &quot;', '&quot;;[.$A$3];&quot;', &quot;; [.C4]; &quot;],&quot; )" office:value-type="string" office:string-value="['52', 'Wiki-Links', 52364956],">
            <text:p>['52', 'Wiki-Links', 52364956],</text:p>
          </table:table-cell>
          <table:table-cell table:number-columns-repeated="8"/>
        </table:table-row>
        <table:table-row table:style-name="ro2">
          <table:table-cell office:value-type="string">
            <text:p>72</text:p>
          </table:table-cell>
          <table:table-cell office:value-type="string">
            <text:p>38882599</text:p>
          </table:table-cell>
          <table:table-cell table:formula="of:=VALUE([.B5])" office:value-type="float" office:value="38882599">
            <text:p>38882599</text:p>
          </table:table-cell>
          <table:table-cell/>
          <table:table-cell table:formula="of:=CONCATENATE( &quot;['&quot;; [.A5]; &quot;', '&quot;;[.$A$3];&quot;', &quot;; [.C5]; &quot;],&quot; )" office:value-type="string" office:string-value="['72', 'Wiki-Links', 38882599],">
            <text:p>['72', 'Wiki-Links', 38882599],</text:p>
          </table:table-cell>
          <table:table-cell table:number-columns-repeated="8"/>
        </table:table-row>
        <table:table-row table:style-name="ro2">
          <table:table-cell office:value-type="string">
            <text:p>109</text:p>
          </table:table-cell>
          <table:table-cell office:value-type="string">
            <text:p>37826903</text:p>
          </table:table-cell>
          <table:table-cell table:formula="of:=VALUE([.B6])" office:value-type="float" office:value="37826903">
            <text:p>37826903</text:p>
          </table:table-cell>
          <table:table-cell/>
          <table:table-cell table:formula="of:=CONCATENATE( &quot;['&quot;; [.A6]; &quot;', '&quot;;[.$A$3];&quot;', &quot;; [.C6]; &quot;],&quot; )" office:value-type="string" office:string-value="['109', 'Wiki-Links', 37826903],">
            <text:p>['109', 'Wiki-Links', 37826903],</text:p>
          </table:table-cell>
          <table:table-cell table:number-columns-repeated="8"/>
        </table:table-row>
        <table:table-row table:style-name="ro2">
          <table:table-cell office:value-type="string">
            <text:p>62</text:p>
          </table:table-cell>
          <table:table-cell office:value-type="string">
            <text:p>30675053</text:p>
          </table:table-cell>
          <table:table-cell table:formula="of:=VALUE([.B7])" office:value-type="float" office:value="30675053">
            <text:p>30675053</text:p>
          </table:table-cell>
          <table:table-cell/>
          <table:table-cell table:formula="of:=CONCATENATE( &quot;['&quot;; [.A7]; &quot;', '&quot;;[.$A$3];&quot;', &quot;; [.C7]; &quot;],&quot; )" office:value-type="string" office:string-value="['62', 'Wiki-Links', 30675053],">
            <text:p>['62', 'Wiki-Links', 30675053],</text:p>
          </table:table-cell>
          <table:table-cell table:number-columns-repeated="8"/>
        </table:table-row>
        <table:table-row table:style-name="ro2">
          <table:table-cell office:value-type="string">
            <text:p>107</text:p>
          </table:table-cell>
          <table:table-cell office:value-type="string">
            <text:p>23526728</text:p>
          </table:table-cell>
          <table:table-cell table:formula="of:=VALUE([.B8])" office:value-type="float" office:value="23526728">
            <text:p>23526728</text:p>
          </table:table-cell>
          <table:table-cell/>
          <table:table-cell table:formula="of:=CONCATENATE( &quot;['&quot;; [.A8]; &quot;', '&quot;;[.$A$3];&quot;', &quot;; [.C8]; &quot;],&quot; )" office:value-type="string" office:string-value="['107', 'Wiki-Links', 23526728],">
            <text:p>['107', 'Wiki-Links', 23526728],</text:p>
          </table:table-cell>
          <table:table-cell table:number-columns-repeated="8"/>
        </table:table-row>
        <table:table-row table:style-name="ro2">
          <table:table-cell office:value-type="string">
            <text:p>185</text:p>
          </table:table-cell>
          <table:table-cell office:value-type="string">
            <text:p>21740018</text:p>
          </table:table-cell>
          <table:table-cell table:formula="of:=VALUE([.B9])" office:value-type="float" office:value="21740018">
            <text:p>21740018</text:p>
          </table:table-cell>
          <table:table-cell/>
          <table:table-cell table:formula="of:=CONCATENATE( &quot;['&quot;; [.A9]; &quot;', '&quot;;[.$A$3];&quot;', &quot;; [.C9]; &quot;],&quot; )" office:value-type="string" office:string-value="['185', 'Wiki-Links', 21740018],">
            <text:p>['185', 'Wiki-Links', 21740018],</text:p>
          </table:table-cell>
          <table:table-cell table:number-columns-repeated="8"/>
        </table:table-row>
        <table:table-row table:style-name="ro2">
          <table:table-cell office:value-type="string">
            <text:p>197</text:p>
          </table:table-cell>
          <table:table-cell office:value-type="string">
            <text:p>16425434</text:p>
          </table:table-cell>
          <table:table-cell table:formula="of:=VALUE([.B10])" office:value-type="float" office:value="16425434">
            <text:p>16425434</text:p>
          </table:table-cell>
          <table:table-cell/>
          <table:table-cell table:formula="of:=CONCATENATE( &quot;['&quot;; [.A10]; &quot;', '&quot;;[.$A$3];&quot;', &quot;; [.C10]; &quot;],&quot; )" office:value-type="string" office:string-value="['197', 'Wiki-Links', 16425434],">
            <text:p>['197', 'Wiki-Links', 16425434],</text:p>
          </table:table-cell>
          <table:table-cell table:number-columns-repeated="8"/>
        </table:table-row>
        <table:table-row table:style-name="ro2">
          <table:table-cell office:value-type="string">
            <text:p>189</text:p>
          </table:table-cell>
          <table:table-cell office:value-type="string">
            <text:p>14360911</text:p>
          </table:table-cell>
          <table:table-cell table:formula="of:=VALUE([.B11])" office:value-type="float" office:value="14360911">
            <text:p>14360911</text:p>
          </table:table-cell>
          <table:table-cell/>
          <table:table-cell table:formula="of:=CONCATENATE( &quot;['&quot;; [.A11]; &quot;', '&quot;;[.$A$3];&quot;', &quot;; [.C11]; &quot;],&quot; )" office:value-type="string" office:string-value="['189', 'Wiki-Links', 14360911],">
            <text:p>['189', 'Wiki-Links', 14360911],</text:p>
          </table:table-cell>
          <table:table-cell table:number-columns-repeated="8"/>
        </table:table-row>
        <table:table-row table:style-name="ro2">
          <table:table-cell office:value-type="string">
            <text:p>166</text:p>
          </table:table-cell>
          <table:table-cell office:value-type="string">
            <text:p>13206401</text:p>
          </table:table-cell>
          <table:table-cell table:formula="of:=VALUE([.B12])" office:value-type="float" office:value="13206401">
            <text:p>13206401</text:p>
          </table:table-cell>
          <table:table-cell/>
          <table:table-cell table:formula="of:=CONCATENATE( &quot;['&quot;; [.A12]; &quot;', '&quot;;[.$A$3];&quot;', &quot;; [.C12]; &quot;],&quot; )" office:value-type="string" office:string-value="['166', 'Wiki-Links', 13206401],">
            <text:p>['166', 'Wiki-Links', 13206401],</text:p>
          </table:table-cell>
          <table:table-cell table:number-columns-repeated="8"/>
        </table:table-row>
        <table:table-row table:style-name="ro2">
          <table:table-cell office:value-type="string">
            <text:p>222</text:p>
          </table:table-cell>
          <table:table-cell office:value-type="string">
            <text:p>7784563</text:p>
          </table:table-cell>
          <table:table-cell table:formula="of:=VALUE([.B13])" office:value-type="float" office:value="7784563">
            <text:p>7784563</text:p>
          </table:table-cell>
          <table:table-cell/>
          <table:table-cell table:formula="of:=CONCATENATE( &quot;['&quot;; [.A13]; &quot;', '&quot;;[.$A$3];&quot;', &quot;; [.C13]; &quot;],&quot; )" office:value-type="string" office:string-value="['222', 'Wiki-Links', 7784563],">
            <text:p>['222', 'Wiki-Links', 7784563],</text:p>
          </table:table-cell>
          <table:table-cell table:number-columns-repeated="8"/>
        </table:table-row>
        <table:table-row table:style-name="ro2">
          <table:table-cell office:value-type="string">
            <text:p>88</text:p>
          </table:table-cell>
          <table:table-cell office:value-type="string">
            <text:p>7288891</text:p>
          </table:table-cell>
          <table:table-cell table:formula="of:=VALUE([.B14])" office:value-type="float" office:value="7288891">
            <text:p>7288891</text:p>
          </table:table-cell>
          <table:table-cell/>
          <table:table-cell table:formula="of:=CONCATENATE( &quot;['&quot;; [.A14]; &quot;', '&quot;;[.$A$3];&quot;', &quot;; [.C14]; &quot;],&quot; )" office:value-type="string" office:string-value="['88', 'Wiki-Links', 7288891],">
            <text:p>['88', 'Wiki-Links', 7288891],</text:p>
          </table:table-cell>
          <table:table-cell table:number-columns-repeated="8"/>
        </table:table-row>
        <table:table-row table:style-name="ro2">
          <table:table-cell office:value-type="string">
            <text:p>68</text:p>
          </table:table-cell>
          <table:table-cell office:value-type="string">
            <text:p>6623394</text:p>
          </table:table-cell>
          <table:table-cell table:formula="of:=VALUE([.B15])" office:value-type="float" office:value="6623394">
            <text:p>6623394</text:p>
          </table:table-cell>
          <table:table-cell/>
          <table:table-cell table:formula="of:=CONCATENATE( &quot;['&quot;; [.A15]; &quot;', '&quot;;[.$A$3];&quot;', &quot;; [.C15]; &quot;],&quot; )" office:value-type="string" office:string-value="['68', 'Wiki-Links', 6623394],">
            <text:p>['68', 'Wiki-Links', 6623394],</text:p>
          </table:table-cell>
          <table:table-cell table:number-columns-repeated="8"/>
        </table:table-row>
        <table:table-row table:style-name="ro2">
          <table:table-cell office:value-type="string">
            <text:p>237</text:p>
          </table:table-cell>
          <table:table-cell office:value-type="string">
            <text:p>5784820</text:p>
          </table:table-cell>
          <table:table-cell table:formula="of:=VALUE([.B16])" office:value-type="float" office:value="5784820">
            <text:p>5784820</text:p>
          </table:table-cell>
          <table:table-cell/>
          <table:table-cell table:formula="of:=CONCATENATE( &quot;['&quot;; [.A16]; &quot;', '&quot;;[.$A$3];&quot;', &quot;; [.C16]; &quot;],&quot; )" office:value-type="string" office:string-value="['237', 'Wiki-Links', 5784820],">
            <text:p>['237', 'Wiki-Links', 5784820],</text:p>
          </table:table-cell>
          <table:table-cell table:number-columns-repeated="8"/>
        </table:table-row>
        <table:table-row table:style-name="ro2">
          <table:table-cell office:value-type="string">
            <text:p>95</text:p>
          </table:table-cell>
          <table:table-cell office:value-type="string">
            <text:p>5144596</text:p>
          </table:table-cell>
          <table:table-cell table:formula="of:=VALUE([.B17])" office:value-type="float" office:value="5144596">
            <text:p>5144596</text:p>
          </table:table-cell>
          <table:table-cell/>
          <table:table-cell table:formula="of:=CONCATENATE( &quot;['&quot;; [.A17]; &quot;', '&quot;;[.$A$3];&quot;', &quot;; [.C17]; &quot;],&quot; )" office:value-type="string" office:string-value="['95', 'Wiki-Links', 5144596],">
            <text:p>['95', 'Wiki-Links', 5144596],</text:p>
          </table:table-cell>
          <table:table-cell table:number-columns-repeated="8"/>
        </table:table-row>
        <table:table-row table:style-name="ro2">
          <table:table-cell office:value-type="string">
            <text:p>46</text:p>
          </table:table-cell>
          <table:table-cell office:value-type="string">
            <text:p>5125856</text:p>
          </table:table-cell>
          <table:table-cell table:formula="of:=VALUE([.B18])" office:value-type="float" office:value="5125856">
            <text:p>5125856</text:p>
          </table:table-cell>
          <table:table-cell/>
          <table:table-cell table:formula="of:=CONCATENATE( &quot;['&quot;; [.A18]; &quot;', '&quot;;[.$A$3];&quot;', &quot;; [.C18]; &quot;],&quot; )" office:value-type="string" office:string-value="['46', 'Wiki-Links', 5125856],">
            <text:p>['46', 'Wiki-Links', 5125856],</text:p>
          </table:table-cell>
          <table:table-cell table:number-columns-repeated="8"/>
        </table:table-row>
        <table:table-row table:style-name="ro2">
          <table:table-cell office:value-type="string">
            <text:p>168</text:p>
          </table:table-cell>
          <table:table-cell office:value-type="string">
            <text:p>4447637</text:p>
          </table:table-cell>
          <table:table-cell table:formula="of:=VALUE([.B19])" office:value-type="float" office:value="4447637">
            <text:p>4447637</text:p>
          </table:table-cell>
          <table:table-cell/>
          <table:table-cell table:formula="of:=CONCATENATE( &quot;['&quot;; [.A19]; &quot;', '&quot;;[.$A$3];&quot;', &quot;; [.C19]; &quot;],&quot; )" office:value-type="string" office:string-value="['168', 'Wiki-Links', 4447637],">
            <text:p>['168', 'Wiki-Links', 4447637],</text:p>
          </table:table-cell>
          <table:table-cell table:number-columns-repeated="8"/>
        </table:table-row>
        <table:table-row table:style-name="ro2">
          <table:table-cell office:value-type="string">
            <text:p>122</text:p>
          </table:table-cell>
          <table:table-cell office:value-type="string">
            <text:p>3627103</text:p>
          </table:table-cell>
          <table:table-cell table:formula="of:=VALUE([.B20])" office:value-type="float" office:value="3627103">
            <text:p>3627103</text:p>
          </table:table-cell>
          <table:table-cell/>
          <table:table-cell table:formula="of:=CONCATENATE( &quot;['&quot;; [.A20]; &quot;', '&quot;;[.$A$3];&quot;', &quot;; [.C20]; &quot;],&quot; )" office:value-type="string" office:string-value="['122', 'Wiki-Links', 3627103],">
            <text:p>['122', 'Wiki-Links', 3627103],</text:p>
          </table:table-cell>
          <table:table-cell table:number-columns-repeated="8"/>
        </table:table-row>
        <table:table-row table:style-name="ro2">
          <table:table-cell office:value-type="string">
            <text:p>51</text:p>
          </table:table-cell>
          <table:table-cell office:value-type="string">
            <text:p>3124477</text:p>
          </table:table-cell>
          <table:table-cell table:formula="of:=VALUE([.B21])" office:value-type="float" office:value="3124477">
            <text:p>3124477</text:p>
          </table:table-cell>
          <table:table-cell/>
          <table:table-cell table:formula="of:=CONCATENATE( &quot;['&quot;; [.A21]; &quot;', '&quot;;[.$A$3];&quot;', &quot;; [.C21]; &quot;],&quot; )" office:value-type="string" office:string-value="['51', 'Wiki-Links', 3124477],">
            <text:p>['51', 'Wiki-Links', 3124477],</text:p>
          </table:table-cell>
          <table:table-cell table:number-columns-repeated="8"/>
        </table:table-row>
        <table:table-row table:style-name="ro2">
          <table:table-cell office:value-type="string">
            <text:p>9</text:p>
          </table:table-cell>
          <table:table-cell office:value-type="string">
            <text:p>2982566</text:p>
          </table:table-cell>
          <table:table-cell table:formula="of:=VALUE([.B22])" office:value-type="float" office:value="2982566">
            <text:p>2982566</text:p>
          </table:table-cell>
          <table:table-cell/>
          <table:table-cell table:formula="of:=CONCATENATE( &quot;['&quot;; [.A22]; &quot;', '&quot;;[.$A$3];&quot;', &quot;; [.C22]; &quot;],&quot; )" office:value-type="string" office:string-value="['9', 'Wiki-Links', 2982566],">
            <text:p>['9', 'Wiki-Links', 2982566],</text:p>
          </table:table-cell>
          <table:table-cell table:number-columns-repeated="8"/>
        </table:table-row>
        <table:table-row table:style-name="ro2">
          <table:table-cell table:style-name="ce4" office:value-type="string">
            <text:p>60</text:p>
          </table:table-cell>
          <table:table-cell table:style-name="ce4" office:value-type="string">
            <text:p>2942732</text:p>
          </table:table-cell>
          <table:table-cell table:style-name="ce9" table:formula="of:=VALUE([.B23])" office:value-type="float" office:value="2942732">
            <text:p>2942732</text:p>
          </table:table-cell>
          <table:table-cell/>
          <table:table-cell table:formula="of:=CONCATENATE( &quot;['&quot;; [.A23]; &quot;', '&quot;;[.$A$3];&quot;', &quot;; [.C23]; &quot;],&quot; )" office:value-type="string" office:string-value="['60', 'Wiki-Links', 2942732],">
            <text:p>['60', 'Wiki-Links', 2942732],</text:p>
          </table:table-cell>
          <table:table-cell table:number-columns-repeated="8"/>
        </table:table-row>
        <table:table-row table:style-name="ro2">
          <table:table-cell office:value-type="string">
            <text:p>34</text:p>
          </table:table-cell>
          <table:table-cell office:value-type="string">
            <text:p>2608597</text:p>
          </table:table-cell>
          <table:table-cell table:formula="of:=VALUE([.B24])" office:value-type="float" office:value="2608597">
            <text:p>2608597</text:p>
          </table:table-cell>
          <table:table-cell/>
          <table:table-cell table:formula="of:=CONCATENATE( &quot;['&quot;; [.A24]; &quot;', '&quot;;[.$A$3];&quot;', &quot;; [.C24]; &quot;],&quot; )" office:value-type="string" office:string-value="['34', 'Wiki-Links', 2608597],">
            <text:p>['34', 'Wiki-Links', 2608597],</text:p>
          </table:table-cell>
          <table:table-cell table:number-columns-repeated="8"/>
        </table:table-row>
        <table:table-row table:style-name="ro2">
          <table:table-cell office:value-type="string">
            <text:p>194</text:p>
          </table:table-cell>
          <table:table-cell office:value-type="string">
            <text:p>2539686</text:p>
          </table:table-cell>
          <table:table-cell table:formula="of:=VALUE([.B25])" office:value-type="float" office:value="2539686">
            <text:p>2539686</text:p>
          </table:table-cell>
          <table:table-cell/>
          <table:table-cell table:formula="of:=CONCATENATE( &quot;['&quot;; [.A25]; &quot;', '&quot;;[.$A$3];&quot;', &quot;; [.C25]; &quot;],&quot; )" office:value-type="string" office:string-value="['194', 'Wiki-Links', 2539686],">
            <text:p>['194', 'Wiki-Links', 2539686],</text:p>
          </table:table-cell>
          <table:table-cell table:number-columns-repeated="8"/>
        </table:table-row>
        <table:table-row table:style-name="ro2">
          <table:table-cell office:value-type="string">
            <text:p>23</text:p>
          </table:table-cell>
          <table:table-cell office:value-type="string">
            <text:p>2536555</text:p>
          </table:table-cell>
          <table:table-cell table:formula="of:=VALUE([.B26])" office:value-type="float" office:value="2536555">
            <text:p>2536555</text:p>
          </table:table-cell>
          <table:table-cell/>
          <table:table-cell table:formula="of:=CONCATENATE( &quot;['&quot;; [.A26]; &quot;', '&quot;;[.$A$3];&quot;', &quot;; [.C26]; &quot;],&quot; )" office:value-type="string" office:string-value="['23', 'Wiki-Links', 2536555],">
            <text:p>['23', 'Wiki-Links', 2536555],</text:p>
          </table:table-cell>
          <table:table-cell table:number-columns-repeated="8"/>
        </table:table-row>
        <table:table-row table:style-name="ro2">
          <table:table-cell office:value-type="string">
            <text:p>99</text:p>
          </table:table-cell>
          <table:table-cell office:value-type="string">
            <text:p>2402849</text:p>
          </table:table-cell>
          <table:table-cell table:formula="of:=VALUE([.B27])" office:value-type="float" office:value="2402849">
            <text:p>2402849</text:p>
          </table:table-cell>
          <table:table-cell/>
          <table:table-cell table:formula="of:=CONCATENATE( &quot;['&quot;; [.A27]; &quot;', '&quot;;[.$A$3];&quot;', &quot;; [.C27]; &quot;],&quot; )" office:value-type="string" office:string-value="['99', 'Wiki-Links', 2402849],">
            <text:p>['99', 'Wiki-Links', 2402849],</text:p>
          </table:table-cell>
          <table:table-cell table:number-columns-repeated="8"/>
        </table:table-row>
        <table:table-row table:style-name="ro2">
          <table:table-cell office:value-type="string">
            <text:p>92</text:p>
          </table:table-cell>
          <table:table-cell office:value-type="string">
            <text:p>2121567</text:p>
          </table:table-cell>
          <table:table-cell table:formula="of:=VALUE([.B28])" office:value-type="float" office:value="2121567">
            <text:p>2121567</text:p>
          </table:table-cell>
          <table:table-cell/>
          <table:table-cell table:formula="of:=CONCATENATE( &quot;['&quot;; [.A28]; &quot;', '&quot;;[.$A$3];&quot;', &quot;; [.C28]; &quot;],&quot; )" office:value-type="string" office:string-value="['92', 'Wiki-Links', 2121567],">
            <text:p>['92', 'Wiki-Links', 2121567],</text:p>
          </table:table-cell>
          <table:table-cell table:number-columns-repeated="8"/>
        </table:table-row>
        <table:table-row table:style-name="ro2">
          <table:table-cell office:value-type="string">
            <text:p>140</text:p>
          </table:table-cell>
          <table:table-cell office:value-type="string">
            <text:p>2052982</text:p>
          </table:table-cell>
          <table:table-cell table:formula="of:=VALUE([.B29])" office:value-type="float" office:value="2052982">
            <text:p>2052982</text:p>
          </table:table-cell>
          <table:table-cell/>
          <table:table-cell table:formula="of:=CONCATENATE( &quot;['&quot;; [.A29]; &quot;', '&quot;;[.$A$3];&quot;', &quot;; [.C29]; &quot;],&quot; )" office:value-type="string" office:string-value="['140', 'Wiki-Links', 2052982],">
            <text:p>['140', 'Wiki-Links', 2052982],</text:p>
          </table:table-cell>
          <table:table-cell table:number-columns-repeated="8"/>
        </table:table-row>
        <table:table-row table:style-name="ro2">
          <table:table-cell office:value-type="string">
            <text:p>245</text:p>
          </table:table-cell>
          <table:table-cell office:value-type="string">
            <text:p>1988253</text:p>
          </table:table-cell>
          <table:table-cell table:formula="of:=VALUE([.B30])" office:value-type="float" office:value="1988253">
            <text:p>1988253</text:p>
          </table:table-cell>
          <table:table-cell/>
          <table:table-cell table:formula="of:=CONCATENATE( &quot;['&quot;; [.A30]; &quot;', '&quot;;[.$A$3];&quot;', &quot;; [.C30]; &quot;],&quot; )" office:value-type="string" office:string-value="['245', 'Wiki-Links', 1988253],">
            <text:p>['245', 'Wiki-Links', 1988253],</text:p>
          </table:table-cell>
          <table:table-cell table:number-columns-repeated="8"/>
        </table:table-row>
        <table:table-row table:style-name="ro2">
          <table:table-cell office:value-type="string">
            <text:p>210</text:p>
          </table:table-cell>
          <table:table-cell office:value-type="string">
            <text:p>1916648</text:p>
          </table:table-cell>
          <table:table-cell table:formula="of:=VALUE([.B31])" office:value-type="float" office:value="1916648">
            <text:p>1916648</text:p>
          </table:table-cell>
          <table:table-cell/>
          <table:table-cell table:formula="of:=CONCATENATE( &quot;['&quot;; [.A31]; &quot;', '&quot;;[.$A$3];&quot;', &quot;; [.C31]; &quot;],&quot; )" office:value-type="string" office:string-value="['210', 'Wiki-Links', 1916648],">
            <text:p>['210', 'Wiki-Links', 1916648],</text:p>
          </table:table-cell>
          <table:table-cell table:number-columns-repeated="8"/>
        </table:table-row>
        <table:table-row table:style-name="ro2">
          <table:table-cell office:value-type="string">
            <text:p>250</text:p>
          </table:table-cell>
          <table:table-cell office:value-type="string">
            <text:p>1872053</text:p>
          </table:table-cell>
          <table:table-cell table:formula="of:=VALUE([.B32])" office:value-type="float" office:value="1872053">
            <text:p>1872053</text:p>
          </table:table-cell>
          <table:table-cell/>
          <table:table-cell table:formula="of:=CONCATENATE( &quot;['&quot;; [.A32]; &quot;', '&quot;;[.$A$3];&quot;', &quot;; [.C32]; &quot;],&quot; )" office:value-type="string" office:string-value="['250', 'Wiki-Links', 1872053],">
            <text:p>['250', 'Wiki-Links', 1872053],</text:p>
          </table:table-cell>
          <table:table-cell table:number-columns-repeated="8"/>
        </table:table-row>
        <table:table-row table:style-name="ro2">
          <table:table-cell office:value-type="string">
            <text:p>61</text:p>
          </table:table-cell>
          <table:table-cell office:value-type="string">
            <text:p>1837667</text:p>
          </table:table-cell>
          <table:table-cell table:formula="of:=VALUE([.B33])" office:value-type="float" office:value="1837667">
            <text:p>1837667</text:p>
          </table:table-cell>
          <table:table-cell/>
          <table:table-cell table:formula="of:=CONCATENATE( &quot;['&quot;; [.A33]; &quot;', '&quot;;[.$A$3];&quot;', &quot;; [.C33]; &quot;],&quot; )" office:value-type="string" office:string-value="['61', 'Wiki-Links', 1837667],">
            <text:p>['61', 'Wiki-Links', 1837667],</text:p>
          </table:table-cell>
          <table:table-cell table:number-columns-repeated="8"/>
        </table:table-row>
        <table:table-row table:style-name="ro2">
          <table:table-cell office:value-type="string">
            <text:p>211</text:p>
          </table:table-cell>
          <table:table-cell office:value-type="string">
            <text:p>1761486</text:p>
          </table:table-cell>
          <table:table-cell table:formula="of:=VALUE([.B34])" office:value-type="float" office:value="1761486">
            <text:p>1761486</text:p>
          </table:table-cell>
          <table:table-cell/>
          <table:table-cell table:formula="of:=CONCATENATE( &quot;['&quot;; [.A34]; &quot;', '&quot;;[.$A$3];&quot;', &quot;; [.C34]; &quot;],&quot; )" office:value-type="string" office:string-value="['211', 'Wiki-Links', 1761486],">
            <text:p>['211', 'Wiki-Links', 1761486],</text:p>
          </table:table-cell>
          <table:table-cell table:number-columns-repeated="8"/>
        </table:table-row>
        <table:table-row table:style-name="ro2">
          <table:table-cell office:value-type="string">
            <text:p>58</text:p>
          </table:table-cell>
          <table:table-cell office:value-type="string">
            <text:p>1718958</text:p>
          </table:table-cell>
          <table:table-cell table:formula="of:=VALUE([.B35])" office:value-type="float" office:value="1718958">
            <text:p>1718958</text:p>
          </table:table-cell>
          <table:table-cell/>
          <table:table-cell table:formula="of:=CONCATENATE( &quot;['&quot;; [.A35]; &quot;', '&quot;;[.$A$3];&quot;', &quot;; [.C35]; &quot;],&quot; )" office:value-type="string" office:string-value="['58', 'Wiki-Links', 1718958],">
            <text:p>['58', 'Wiki-Links', 1718958],</text:p>
          </table:table-cell>
          <table:table-cell table:number-columns-repeated="8"/>
        </table:table-row>
        <table:table-row table:style-name="ro2">
          <table:table-cell office:value-type="string">
            <text:p>229</text:p>
          </table:table-cell>
          <table:table-cell office:value-type="string">
            <text:p>1698222</text:p>
          </table:table-cell>
          <table:table-cell table:formula="of:=VALUE([.B36])" office:value-type="float" office:value="1698222">
            <text:p>1698222</text:p>
          </table:table-cell>
          <table:table-cell/>
          <table:table-cell table:formula="of:=CONCATENATE( &quot;['&quot;; [.A36]; &quot;', '&quot;;[.$A$3];&quot;', &quot;; [.C36]; &quot;],&quot; )" office:value-type="string" office:string-value="['229', 'Wiki-Links', 1698222],">
            <text:p>['229', 'Wiki-Links', 1698222],</text:p>
          </table:table-cell>
          <table:table-cell table:number-columns-repeated="8"/>
        </table:table-row>
        <table:table-row table:style-name="ro2">
          <table:table-cell office:value-type="string">
            <text:p>216</text:p>
          </table:table-cell>
          <table:table-cell office:value-type="string">
            <text:p>1619424</text:p>
          </table:table-cell>
          <table:table-cell table:formula="of:=VALUE([.B37])" office:value-type="float" office:value="1619424">
            <text:p>1619424</text:p>
          </table:table-cell>
          <table:table-cell/>
          <table:table-cell table:formula="of:=CONCATENATE( &quot;['&quot;; [.A37]; &quot;', '&quot;;[.$A$3];&quot;', &quot;; [.C37]; &quot;],&quot; )" office:value-type="string" office:string-value="['216', 'Wiki-Links', 1619424],">
            <text:p>['216', 'Wiki-Links', 1619424],</text:p>
          </table:table-cell>
          <table:table-cell table:number-columns-repeated="8"/>
        </table:table-row>
        <table:table-row table:style-name="ro2">
          <table:table-cell office:value-type="string">
            <text:p>66</text:p>
          </table:table-cell>
          <table:table-cell office:value-type="string">
            <text:p>1516888</text:p>
          </table:table-cell>
          <table:table-cell table:formula="of:=VALUE([.B38])" office:value-type="float" office:value="1516888">
            <text:p>1516888</text:p>
          </table:table-cell>
          <table:table-cell/>
          <table:table-cell table:formula="of:=CONCATENATE( &quot;['&quot;; [.A38]; &quot;', '&quot;;[.$A$3];&quot;', &quot;; [.C38]; &quot;],&quot; )" office:value-type="string" office:string-value="['66', 'Wiki-Links', 1516888],">
            <text:p>['66', 'Wiki-Links', 1516888],</text:p>
          </table:table-cell>
          <table:table-cell table:number-columns-repeated="8"/>
        </table:table-row>
        <table:table-row table:style-name="ro2">
          <table:table-cell office:value-type="string">
            <text:p>63</text:p>
          </table:table-cell>
          <table:table-cell office:value-type="string">
            <text:p>1413339</text:p>
          </table:table-cell>
          <table:table-cell table:formula="of:=VALUE([.B39])" office:value-type="float" office:value="1413339">
            <text:p>1413339</text:p>
          </table:table-cell>
          <table:table-cell/>
          <table:table-cell table:formula="of:=CONCATENATE( &quot;['&quot;; [.A39]; &quot;', '&quot;;[.$A$3];&quot;', &quot;; [.C39]; &quot;],&quot; )" office:value-type="string" office:string-value="['63', 'Wiki-Links', 1413339],">
            <text:p>['63', 'Wiki-Links', 1413339],</text:p>
          </table:table-cell>
          <table:table-cell table:number-columns-repeated="8"/>
        </table:table-row>
        <table:table-row table:style-name="ro2">
          <table:table-cell office:value-type="string">
            <text:p>31</text:p>
          </table:table-cell>
          <table:table-cell office:value-type="string">
            <text:p>940853</text:p>
          </table:table-cell>
          <table:table-cell table:formula="of:=VALUE([.B40])" office:value-type="float" office:value="940853">
            <text:p>940853</text:p>
          </table:table-cell>
          <table:table-cell/>
          <table:table-cell table:formula="of:=CONCATENATE( &quot;['&quot;; [.A40]; &quot;', '&quot;;[.$A$3];&quot;', &quot;; [.C40]; &quot;],&quot; )" office:value-type="string" office:string-value="['31', 'Wiki-Links', 940853],">
            <text:p>['31', 'Wiki-Links', 940853],</text:p>
          </table:table-cell>
          <table:table-cell table:number-columns-repeated="8"/>
        </table:table-row>
        <table:table-row table:style-name="ro2">
          <table:table-cell office:value-type="string">
            <text:p>79</text:p>
          </table:table-cell>
          <table:table-cell office:value-type="string">
            <text:p>920885</text:p>
          </table:table-cell>
          <table:table-cell table:formula="of:=VALUE([.B41])" office:value-type="float" office:value="920885">
            <text:p>920885</text:p>
          </table:table-cell>
          <table:table-cell/>
          <table:table-cell table:formula="of:=CONCATENATE( &quot;['&quot;; [.A41]; &quot;', '&quot;;[.$A$3];&quot;', &quot;; [.C41]; &quot;],&quot; )" office:value-type="string" office:string-value="['79', 'Wiki-Links', 920885],">
            <text:p>['79', 'Wiki-Links', 920885],</text:p>
          </table:table-cell>
          <table:table-cell table:number-columns-repeated="8"/>
        </table:table-row>
        <table:table-row table:style-name="ro2">
          <table:table-cell office:value-type="string">
            <text:p>152</text:p>
          </table:table-cell>
          <table:table-cell office:value-type="string">
            <text:p>882083</text:p>
          </table:table-cell>
          <table:table-cell table:formula="of:=VALUE([.B42])" office:value-type="float" office:value="882083">
            <text:p>882083</text:p>
          </table:table-cell>
          <table:table-cell/>
          <table:table-cell table:formula="of:=CONCATENATE( &quot;['&quot;; [.A42]; &quot;', '&quot;;[.$A$3];&quot;', &quot;; [.C42]; &quot;],&quot; )" office:value-type="string" office:string-value="['152', 'Wiki-Links', 882083],">
            <text:p>['152', 'Wiki-Links', 882083],</text:p>
          </table:table-cell>
          <table:table-cell table:number-columns-repeated="8"/>
        </table:table-row>
        <table:table-row table:style-name="ro2">
          <table:table-cell office:value-type="string">
            <text:p>64</text:p>
          </table:table-cell>
          <table:table-cell office:value-type="string">
            <text:p>841526</text:p>
          </table:table-cell>
          <table:table-cell table:formula="of:=VALUE([.B43])" office:value-type="float" office:value="841526">
            <text:p>841526</text:p>
          </table:table-cell>
          <table:table-cell/>
          <table:table-cell table:formula="of:=CONCATENATE( &quot;['&quot;; [.A43]; &quot;', '&quot;;[.$A$3];&quot;', &quot;; [.C43]; &quot;],&quot; )" office:value-type="string" office:string-value="['64', 'Wiki-Links', 841526],">
            <text:p>['64', 'Wiki-Links', 841526],</text:p>
          </table:table-cell>
          <table:table-cell table:number-columns-repeated="8"/>
        </table:table-row>
        <table:table-row table:style-name="ro2">
          <table:table-cell office:value-type="string">
            <text:p>167</text:p>
          </table:table-cell>
          <table:table-cell office:value-type="string">
            <text:p>793371</text:p>
          </table:table-cell>
          <table:table-cell table:formula="of:=VALUE([.B44])" office:value-type="float" office:value="793371">
            <text:p>793371</text:p>
          </table:table-cell>
          <table:table-cell/>
          <table:table-cell table:formula="of:=CONCATENATE( &quot;['&quot;; [.A44]; &quot;', '&quot;;[.$A$3];&quot;', &quot;; [.C44]; &quot;],&quot; )" office:value-type="string" office:string-value="['167', 'Wiki-Links', 793371],">
            <text:p>['167', 'Wiki-Links', 793371],</text:p>
          </table:table-cell>
          <table:table-cell table:number-columns-repeated="8"/>
        </table:table-row>
        <table:table-row table:style-name="ro2">
          <table:table-cell office:value-type="string">
            <text:p>141</text:p>
          </table:table-cell>
          <table:table-cell office:value-type="string">
            <text:p>738053</text:p>
          </table:table-cell>
          <table:table-cell table:formula="of:=VALUE([.B45])" office:value-type="float" office:value="738053">
            <text:p>738053</text:p>
          </table:table-cell>
          <table:table-cell/>
          <table:table-cell table:formula="of:=CONCATENATE( &quot;['&quot;; [.A45]; &quot;', '&quot;;[.$A$3];&quot;', &quot;; [.C45]; &quot;],&quot; )" office:value-type="string" office:string-value="['141', 'Wiki-Links', 738053],">
            <text:p>['141', 'Wiki-Links', 738053],</text:p>
          </table:table-cell>
          <table:table-cell table:number-columns-repeated="8"/>
        </table:table-row>
        <table:table-row table:style-name="ro2">
          <table:table-cell office:value-type="string">
            <text:p>112</text:p>
          </table:table-cell>
          <table:table-cell office:value-type="string">
            <text:p>668996</text:p>
          </table:table-cell>
          <table:table-cell table:formula="of:=VALUE([.B46])" office:value-type="float" office:value="668996">
            <text:p>668996</text:p>
          </table:table-cell>
          <table:table-cell/>
          <table:table-cell table:formula="of:=CONCATENATE( &quot;['&quot;; [.A46]; &quot;', '&quot;;[.$A$3];&quot;', &quot;; [.C46]; &quot;],&quot; )" office:value-type="string" office:string-value="['112', 'Wiki-Links', 668996],">
            <text:p>['112', 'Wiki-Links', 668996],</text:p>
          </table:table-cell>
          <table:table-cell table:number-columns-repeated="8"/>
        </table:table-row>
        <table:table-row table:style-name="ro2">
          <table:table-cell office:value-type="string">
            <text:p>130</text:p>
          </table:table-cell>
          <table:table-cell office:value-type="string">
            <text:p>635381</text:p>
          </table:table-cell>
          <table:table-cell table:formula="of:=VALUE([.B47])" office:value-type="float" office:value="635381">
            <text:p>635381</text:p>
          </table:table-cell>
          <table:table-cell/>
          <table:table-cell table:formula="of:=CONCATENATE( &quot;['&quot;; [.A47]; &quot;', '&quot;;[.$A$3];&quot;', &quot;; [.C47]; &quot;],&quot; )" office:value-type="string" office:string-value="['130', 'Wiki-Links', 635381],">
            <text:p>['130', 'Wiki-Links', 635381],</text:p>
          </table:table-cell>
          <table:table-cell table:number-columns-repeated="8"/>
        </table:table-row>
        <table:table-row table:style-name="ro2">
          <table:table-cell office:value-type="string">
            <text:p>147</text:p>
          </table:table-cell>
          <table:table-cell office:value-type="string">
            <text:p>615111</text:p>
          </table:table-cell>
          <table:table-cell table:formula="of:=VALUE([.B48])" office:value-type="float" office:value="615111">
            <text:p>615111</text:p>
          </table:table-cell>
          <table:table-cell/>
          <table:table-cell table:formula="of:=CONCATENATE( &quot;['&quot;; [.A48]; &quot;', '&quot;;[.$A$3];&quot;', &quot;; [.C48]; &quot;],&quot; )" office:value-type="string" office:string-value="['147', 'Wiki-Links', 615111],">
            <text:p>['147', 'Wiki-Links', 615111],</text:p>
          </table:table-cell>
          <table:table-cell table:number-columns-repeated="8"/>
        </table:table-row>
        <table:table-row table:style-name="ro2">
          <table:table-cell office:value-type="string">
            <text:p>3</text:p>
          </table:table-cell>
          <table:table-cell office:value-type="string">
            <text:p>575802</text:p>
          </table:table-cell>
          <table:table-cell table:formula="of:=VALUE([.B49])" office:value-type="float" office:value="575802">
            <text:p>575802</text:p>
          </table:table-cell>
          <table:table-cell/>
          <table:table-cell table:formula="of:=CONCATENATE( &quot;['&quot;; [.A49]; &quot;', '&quot;;[.$A$3];&quot;', &quot;; [.C49]; &quot;],&quot; )" office:value-type="string" office:string-value="['3', 'Wiki-Links', 575802],">
            <text:p>['3', 'Wiki-Links', 575802],</text:p>
          </table:table-cell>
          <table:table-cell table:number-columns-repeated="8"/>
        </table:table-row>
        <table:table-row table:style-name="ro2">
          <table:table-cell office:value-type="string">
            <text:p>106</text:p>
          </table:table-cell>
          <table:table-cell office:value-type="string">
            <text:p>558694</text:p>
          </table:table-cell>
          <table:table-cell table:formula="of:=VALUE([.B50])" office:value-type="float" office:value="558694">
            <text:p>558694</text:p>
          </table:table-cell>
          <table:table-cell/>
          <table:table-cell table:formula="of:=CONCATENATE( &quot;['&quot;; [.A50]; &quot;', '&quot;;[.$A$3];&quot;', &quot;; [.C50]; &quot;],&quot; )" office:value-type="string" office:string-value="['106', 'Wiki-Links', 558694],">
            <text:p>['106', 'Wiki-Links', 558694],</text:p>
          </table:table-cell>
          <table:table-cell table:number-columns-repeated="8"/>
        </table:table-row>
        <table:table-row table:style-name="ro2">
          <table:table-cell office:value-type="string">
            <text:p>207</text:p>
          </table:table-cell>
          <table:table-cell office:value-type="string">
            <text:p>520715</text:p>
          </table:table-cell>
          <table:table-cell table:formula="of:=VALUE([.B51])" office:value-type="float" office:value="520715">
            <text:p>520715</text:p>
          </table:table-cell>
          <table:table-cell/>
          <table:table-cell table:formula="of:=CONCATENATE( &quot;['&quot;; [.A51]; &quot;', '&quot;;[.$A$3];&quot;', &quot;; [.C51]; &quot;],&quot; )" office:value-type="string" office:string-value="['207', 'Wiki-Links', 520715],">
            <text:p>['207', 'Wiki-Links', 520715],</text:p>
          </table:table-cell>
          <table:table-cell table:number-columns-repeated="8"/>
        </table:table-row>
        <table:table-row table:style-name="ro2">
          <table:table-cell office:value-type="string">
            <text:p>50</text:p>
          </table:table-cell>
          <table:table-cell office:value-type="string">
            <text:p>484942</text:p>
          </table:table-cell>
          <table:table-cell table:formula="of:=VALUE([.B52])" office:value-type="float" office:value="484942">
            <text:p>484942</text:p>
          </table:table-cell>
          <table:table-cell/>
          <table:table-cell table:formula="of:=CONCATENATE( &quot;['&quot;; [.A52]; &quot;', '&quot;;[.$A$3];&quot;', &quot;; [.C52]; &quot;],&quot; )" office:value-type="string" office:string-value="['50', 'Wiki-Links', 484942],">
            <text:p>['50', 'Wiki-Links', 484942],</text:p>
          </table:table-cell>
          <table:table-cell table:number-columns-repeated="8"/>
        </table:table-row>
        <table:table-row table:style-name="ro2">
          <table:table-cell office:value-type="string">
            <text:p>215</text:p>
          </table:table-cell>
          <table:table-cell office:value-type="string">
            <text:p>461338</text:p>
          </table:table-cell>
          <table:table-cell table:formula="of:=VALUE([.B53])" office:value-type="float" office:value="461338">
            <text:p>461338</text:p>
          </table:table-cell>
          <table:table-cell/>
          <table:table-cell table:formula="of:=CONCATENATE( &quot;['&quot;; [.A53]; &quot;', '&quot;;[.$A$3];&quot;', &quot;; [.C53]; &quot;],&quot; )" office:value-type="string" office:string-value="['215', 'Wiki-Links', 461338],">
            <text:p>['215', 'Wiki-Links', 461338],</text:p>
          </table:table-cell>
          <table:table-cell table:number-columns-repeated="8"/>
        </table:table-row>
        <table:table-row table:style-name="ro2">
          <table:table-cell office:value-type="string">
            <text:p>232</text:p>
          </table:table-cell>
          <table:table-cell office:value-type="string">
            <text:p>443512</text:p>
          </table:table-cell>
          <table:table-cell table:formula="of:=VALUE([.B54])" office:value-type="float" office:value="443512">
            <text:p>443512</text:p>
          </table:table-cell>
          <table:table-cell/>
          <table:table-cell table:formula="of:=CONCATENATE( &quot;['&quot;; [.A54]; &quot;', '&quot;;[.$A$3];&quot;', &quot;; [.C54]; &quot;],&quot; )" office:value-type="string" office:string-value="['232', 'Wiki-Links', 443512],">
            <text:p>['232', 'Wiki-Links', 443512],</text:p>
          </table:table-cell>
          <table:table-cell table:number-columns-repeated="8"/>
        </table:table-row>
        <table:table-row table:style-name="ro2">
          <table:table-cell office:value-type="string">
            <text:p>225</text:p>
          </table:table-cell>
          <table:table-cell office:value-type="string">
            <text:p>406674</text:p>
          </table:table-cell>
          <table:table-cell table:formula="of:=VALUE([.B55])" office:value-type="float" office:value="406674">
            <text:p>406674</text:p>
          </table:table-cell>
          <table:table-cell/>
          <table:table-cell table:formula="of:=CONCATENATE( &quot;['&quot;; [.A55]; &quot;', '&quot;;[.$A$3];&quot;', &quot;; [.C55]; &quot;],&quot; )" office:value-type="string" office:string-value="['225', 'Wiki-Links', 406674],">
            <text:p>['225', 'Wiki-Links', 406674],</text:p>
          </table:table-cell>
          <table:table-cell table:number-columns-repeated="8"/>
        </table:table-row>
        <table:table-row table:style-name="ro2">
          <table:table-cell office:value-type="string">
            <text:p>89</text:p>
          </table:table-cell>
          <table:table-cell office:value-type="string">
            <text:p>377258</text:p>
          </table:table-cell>
          <table:table-cell table:formula="of:=VALUE([.B56])" office:value-type="float" office:value="377258">
            <text:p>377258</text:p>
          </table:table-cell>
          <table:table-cell/>
          <table:table-cell table:formula="of:=CONCATENATE( &quot;['&quot;; [.A56]; &quot;', '&quot;;[.$A$3];&quot;', &quot;; [.C56]; &quot;],&quot; )" office:value-type="string" office:string-value="['89', 'Wiki-Links', 377258],">
            <text:p>['89', 'Wiki-Links', 377258],</text:p>
          </table:table-cell>
          <table:table-cell table:number-columns-repeated="8"/>
        </table:table-row>
        <table:table-row table:style-name="ro2">
          <table:table-cell office:value-type="string">
            <text:p>30</text:p>
          </table:table-cell>
          <table:table-cell office:value-type="string">
            <text:p>376757</text:p>
          </table:table-cell>
          <table:table-cell table:formula="of:=VALUE([.B57])" office:value-type="float" office:value="376757">
            <text:p>376757</text:p>
          </table:table-cell>
          <table:table-cell/>
          <table:table-cell table:formula="of:=CONCATENATE( &quot;['&quot;; [.A57]; &quot;', '&quot;;[.$A$3];&quot;', &quot;; [.C57]; &quot;],&quot; )" office:value-type="string" office:string-value="['30', 'Wiki-Links', 376757],">
            <text:p>['30', 'Wiki-Links', 376757],</text:p>
          </table:table-cell>
          <table:table-cell table:number-columns-repeated="8"/>
        </table:table-row>
        <table:table-row table:style-name="ro2">
          <table:table-cell office:value-type="string">
            <text:p>105</text:p>
          </table:table-cell>
          <table:table-cell office:value-type="string">
            <text:p>375134</text:p>
          </table:table-cell>
          <table:table-cell table:formula="of:=VALUE([.B58])" office:value-type="float" office:value="375134">
            <text:p>375134</text:p>
          </table:table-cell>
          <table:table-cell/>
          <table:table-cell table:formula="of:=CONCATENATE( &quot;['&quot;; [.A58]; &quot;', '&quot;;[.$A$3];&quot;', &quot;; [.C58]; &quot;],&quot; )" office:value-type="string" office:string-value="['105', 'Wiki-Links', 375134],">
            <text:p>['105', 'Wiki-Links', 375134],</text:p>
          </table:table-cell>
          <table:table-cell table:number-columns-repeated="8"/>
        </table:table-row>
        <table:table-row table:style-name="ro2">
          <table:table-cell office:value-type="string">
            <text:p>132</text:p>
          </table:table-cell>
          <table:table-cell office:value-type="string">
            <text:p>358729</text:p>
          </table:table-cell>
          <table:table-cell table:formula="of:=VALUE([.B59])" office:value-type="float" office:value="358729">
            <text:p>358729</text:p>
          </table:table-cell>
          <table:table-cell/>
          <table:table-cell table:formula="of:=CONCATENATE( &quot;['&quot;; [.A59]; &quot;', '&quot;;[.$A$3];&quot;', &quot;; [.C59]; &quot;],&quot; )" office:value-type="string" office:string-value="['132', 'Wiki-Links', 358729],">
            <text:p>['132', 'Wiki-Links', 358729],</text:p>
          </table:table-cell>
          <table:table-cell table:number-columns-repeated="8"/>
        </table:table-row>
        <table:table-row table:style-name="ro2">
          <table:table-cell office:value-type="string">
            <text:p>13</text:p>
          </table:table-cell>
          <table:table-cell office:value-type="string">
            <text:p>352257</text:p>
          </table:table-cell>
          <table:table-cell table:formula="of:=VALUE([.B60])" office:value-type="float" office:value="352257">
            <text:p>352257</text:p>
          </table:table-cell>
          <table:table-cell/>
          <table:table-cell table:formula="of:=CONCATENATE( &quot;['&quot;; [.A60]; &quot;', '&quot;;[.$A$3];&quot;', &quot;; [.C60]; &quot;],&quot; )" office:value-type="string" office:string-value="['13', 'Wiki-Links', 352257],">
            <text:p>['13', 'Wiki-Links', 352257],</text:p>
          </table:table-cell>
          <table:table-cell table:number-columns-repeated="8"/>
        </table:table-row>
        <table:table-row table:style-name="ro2">
          <table:table-cell office:value-type="string">
            <text:p>223</text:p>
          </table:table-cell>
          <table:table-cell office:value-type="string">
            <text:p>351285</text:p>
          </table:table-cell>
          <table:table-cell table:formula="of:=VALUE([.B61])" office:value-type="float" office:value="351285">
            <text:p>351285</text:p>
          </table:table-cell>
          <table:table-cell/>
          <table:table-cell table:formula="of:=CONCATENATE( &quot;['&quot;; [.A61]; &quot;', '&quot;;[.$A$3];&quot;', &quot;; [.C61]; &quot;],&quot; )" office:value-type="string" office:string-value="['223', 'Wiki-Links', 351285],">
            <text:p>['223', 'Wiki-Links', 351285],</text:p>
          </table:table-cell>
          <table:table-cell table:number-columns-repeated="8"/>
        </table:table-row>
        <table:table-row table:style-name="ro2">
          <table:table-cell office:value-type="string">
            <text:p>174</text:p>
          </table:table-cell>
          <table:table-cell office:value-type="string">
            <text:p>348462</text:p>
          </table:table-cell>
          <table:table-cell table:formula="of:=VALUE([.B62])" office:value-type="float" office:value="348462">
            <text:p>348462</text:p>
          </table:table-cell>
          <table:table-cell/>
          <table:table-cell table:formula="of:=CONCATENATE( &quot;['&quot;; [.A62]; &quot;', '&quot;;[.$A$3];&quot;', &quot;; [.C62]; &quot;],&quot; )" office:value-type="string" office:string-value="['174', 'Wiki-Links', 348462],">
            <text:p>['174', 'Wiki-Links', 348462],</text:p>
          </table:table-cell>
          <table:table-cell table:number-columns-repeated="8"/>
        </table:table-row>
        <table:table-row table:style-name="ro2">
          <table:table-cell office:value-type="string">
            <text:p>7</text:p>
          </table:table-cell>
          <table:table-cell office:value-type="string">
            <text:p>326051</text:p>
          </table:table-cell>
          <table:table-cell table:formula="of:=VALUE([.B63])" office:value-type="float" office:value="326051">
            <text:p>326051</text:p>
          </table:table-cell>
          <table:table-cell/>
          <table:table-cell table:formula="of:=CONCATENATE( &quot;['&quot;; [.A63]; &quot;', '&quot;;[.$A$3];&quot;', &quot;; [.C63]; &quot;],&quot; )" office:value-type="string" office:string-value="['7', 'Wiki-Links', 326051],">
            <text:p>['7', 'Wiki-Links', 326051],</text:p>
          </table:table-cell>
          <table:table-cell table:number-columns-repeated="8"/>
        </table:table-row>
        <table:table-row table:style-name="ro2">
          <table:table-cell office:value-type="string">
            <text:p>202</text:p>
          </table:table-cell>
          <table:table-cell office:value-type="string">
            <text:p>325720</text:p>
          </table:table-cell>
          <table:table-cell table:formula="of:=VALUE([.B64])" office:value-type="float" office:value="325720">
            <text:p>325720</text:p>
          </table:table-cell>
          <table:table-cell/>
          <table:table-cell table:formula="of:=CONCATENATE( &quot;['&quot;; [.A64]; &quot;', '&quot;;[.$A$3];&quot;', &quot;; [.C64]; &quot;],&quot; )" office:value-type="string" office:string-value="['202', 'Wiki-Links', 325720],">
            <text:p>['202', 'Wiki-Links', 325720],</text:p>
          </table:table-cell>
          <table:table-cell table:number-columns-repeated="8"/>
        </table:table-row>
        <table:table-row table:style-name="ro2">
          <table:table-cell office:value-type="string">
            <text:p>75</text:p>
          </table:table-cell>
          <table:table-cell office:value-type="string">
            <text:p>306862</text:p>
          </table:table-cell>
          <table:table-cell table:formula="of:=VALUE([.B65])" office:value-type="float" office:value="306862">
            <text:p>306862</text:p>
          </table:table-cell>
          <table:table-cell/>
          <table:table-cell table:formula="of:=CONCATENATE( &quot;['&quot;; [.A65]; &quot;', '&quot;;[.$A$3];&quot;', &quot;; [.C65]; &quot;],&quot; )" office:value-type="string" office:string-value="['75', 'Wiki-Links', 306862],">
            <text:p>['75', 'Wiki-Links', 306862],</text:p>
          </table:table-cell>
          <table:table-cell table:number-columns-repeated="8"/>
        </table:table-row>
        <table:table-row table:style-name="ro2">
          <table:table-cell office:value-type="string">
            <text:p>76</text:p>
          </table:table-cell>
          <table:table-cell office:value-type="string">
            <text:p>283928</text:p>
          </table:table-cell>
          <table:table-cell table:formula="of:=VALUE([.B66])" office:value-type="float" office:value="283928">
            <text:p>283928</text:p>
          </table:table-cell>
          <table:table-cell/>
          <table:table-cell table:formula="of:=CONCATENATE( &quot;['&quot;; [.A66]; &quot;', '&quot;;[.$A$3];&quot;', &quot;; [.C66]; &quot;],&quot; )" office:value-type="string" office:string-value="['76', 'Wiki-Links', 283928],">
            <text:p>['76', 'Wiki-Links', 283928],</text:p>
          </table:table-cell>
          <table:table-cell table:number-columns-repeated="8"/>
        </table:table-row>
        <table:table-row table:style-name="ro2">
          <table:table-cell office:value-type="string">
            <text:p>111</text:p>
          </table:table-cell>
          <table:table-cell office:value-type="string">
            <text:p>270017</text:p>
          </table:table-cell>
          <table:table-cell table:formula="of:=VALUE([.B67])" office:value-type="float" office:value="270017">
            <text:p>270017</text:p>
          </table:table-cell>
          <table:table-cell/>
          <table:table-cell table:formula="of:=CONCATENATE( &quot;['&quot;; [.A67]; &quot;', '&quot;;[.$A$3];&quot;', &quot;; [.C67]; &quot;],&quot; )" office:value-type="string" office:string-value="['111', 'Wiki-Links', 270017],">
            <text:p>['111', 'Wiki-Links', 270017],</text:p>
          </table:table-cell>
          <table:table-cell table:number-columns-repeated="8"/>
        </table:table-row>
        <table:table-row table:style-name="ro2">
          <table:table-cell office:value-type="string">
            <text:p>98</text:p>
          </table:table-cell>
          <table:table-cell office:value-type="string">
            <text:p>265993</text:p>
          </table:table-cell>
          <table:table-cell table:formula="of:=VALUE([.B68])" office:value-type="float" office:value="265993">
            <text:p>265993</text:p>
          </table:table-cell>
          <table:table-cell/>
          <table:table-cell table:formula="of:=CONCATENATE( &quot;['&quot;; [.A68]; &quot;', '&quot;;[.$A$3];&quot;', &quot;; [.C68]; &quot;],&quot; )" office:value-type="string" office:string-value="['98', 'Wiki-Links', 265993],">
            <text:p>['98', 'Wiki-Links', 265993],</text:p>
          </table:table-cell>
          <table:table-cell table:number-columns-repeated="8"/>
        </table:table-row>
        <table:table-row table:style-name="ro2">
          <table:table-cell office:value-type="string">
            <text:p>151</text:p>
          </table:table-cell>
          <table:table-cell office:value-type="string">
            <text:p>264148</text:p>
          </table:table-cell>
          <table:table-cell table:formula="of:=VALUE([.B69])" office:value-type="float" office:value="264148">
            <text:p>264148</text:p>
          </table:table-cell>
          <table:table-cell/>
          <table:table-cell table:formula="of:=CONCATENATE( &quot;['&quot;; [.A69]; &quot;', '&quot;;[.$A$3];&quot;', &quot;; [.C69]; &quot;],&quot; )" office:value-type="string" office:string-value="['151', 'Wiki-Links', 264148],">
            <text:p>['151', 'Wiki-Links', 264148],</text:p>
          </table:table-cell>
          <table:table-cell table:number-columns-repeated="8"/>
        </table:table-row>
        <table:table-row table:style-name="ro2">
          <table:table-cell office:value-type="string">
            <text:p>148</text:p>
          </table:table-cell>
          <table:table-cell office:value-type="string">
            <text:p>245370</text:p>
          </table:table-cell>
          <table:table-cell table:formula="of:=VALUE([.B70])" office:value-type="float" office:value="245370">
            <text:p>245370</text:p>
          </table:table-cell>
          <table:table-cell/>
          <table:table-cell table:formula="of:=CONCATENATE( &quot;['&quot;; [.A70]; &quot;', '&quot;;[.$A$3];&quot;', &quot;; [.C70]; &quot;],&quot; )" office:value-type="string" office:string-value="['148', 'Wiki-Links', 245370],">
            <text:p>['148', 'Wiki-Links', 245370],</text:p>
          </table:table-cell>
          <table:table-cell table:number-columns-repeated="8"/>
        </table:table-row>
        <table:table-row table:style-name="ro2">
          <table:table-cell office:value-type="string">
            <text:p>49</text:p>
          </table:table-cell>
          <table:table-cell office:value-type="string">
            <text:p>240841</text:p>
          </table:table-cell>
          <table:table-cell table:formula="of:=VALUE([.B71])" office:value-type="float" office:value="240841">
            <text:p>240841</text:p>
          </table:table-cell>
          <table:table-cell/>
          <table:table-cell table:formula="of:=CONCATENATE( &quot;['&quot;; [.A71]; &quot;', '&quot;;[.$A$3];&quot;', &quot;; [.C71]; &quot;],&quot; )" office:value-type="string" office:string-value="['49', 'Wiki-Links', 240841],">
            <text:p>['49', 'Wiki-Links', 240841],</text:p>
          </table:table-cell>
          <table:table-cell table:number-columns-repeated="8"/>
        </table:table-row>
        <table:table-row table:style-name="ro2">
          <table:table-cell office:value-type="string">
            <text:p>126</text:p>
          </table:table-cell>
          <table:table-cell office:value-type="string">
            <text:p>233468</text:p>
          </table:table-cell>
          <table:table-cell table:formula="of:=VALUE([.B72])" office:value-type="float" office:value="233468">
            <text:p>233468</text:p>
          </table:table-cell>
          <table:table-cell/>
          <table:table-cell table:formula="of:=CONCATENATE( &quot;['&quot;; [.A72]; &quot;', '&quot;;[.$A$3];&quot;', &quot;; [.C72]; &quot;],&quot; )" office:value-type="string" office:string-value="['126', 'Wiki-Links', 233468],">
            <text:p>['126', 'Wiki-Links', 233468],</text:p>
          </table:table-cell>
          <table:table-cell table:number-columns-repeated="8"/>
        </table:table-row>
        <table:table-row table:style-name="ro2">
          <table:table-cell office:value-type="string">
            <text:p>27</text:p>
          </table:table-cell>
          <table:table-cell office:value-type="string">
            <text:p>228381</text:p>
          </table:table-cell>
          <table:table-cell table:formula="of:=VALUE([.B73])" office:value-type="float" office:value="228381">
            <text:p>228381</text:p>
          </table:table-cell>
          <table:table-cell/>
          <table:table-cell table:formula="of:=CONCATENATE( &quot;['&quot;; [.A73]; &quot;', '&quot;;[.$A$3];&quot;', &quot;; [.C73]; &quot;],&quot; )" office:value-type="string" office:string-value="['27', 'Wiki-Links', 228381],">
            <text:p>['27', 'Wiki-Links', 228381],</text:p>
          </table:table-cell>
          <table:table-cell table:number-columns-repeated="8"/>
        </table:table-row>
        <table:table-row table:style-name="ro2">
          <table:table-cell office:value-type="string">
            <text:p>78</text:p>
          </table:table-cell>
          <table:table-cell office:value-type="string">
            <text:p>217958</text:p>
          </table:table-cell>
          <table:table-cell table:formula="of:=VALUE([.B74])" office:value-type="float" office:value="217958">
            <text:p>217958</text:p>
          </table:table-cell>
          <table:table-cell/>
          <table:table-cell table:formula="of:=CONCATENATE( &quot;['&quot;; [.A74]; &quot;', '&quot;;[.$A$3];&quot;', &quot;; [.C74]; &quot;],&quot; )" office:value-type="string" office:string-value="['78', 'Wiki-Links', 217958],">
            <text:p>['78', 'Wiki-Links', 217958],</text:p>
          </table:table-cell>
          <table:table-cell table:number-columns-repeated="8"/>
        </table:table-row>
        <table:table-row table:style-name="ro2">
          <table:table-cell office:value-type="string">
            <text:p>226</text:p>
          </table:table-cell>
          <table:table-cell office:value-type="string">
            <text:p>211715</text:p>
          </table:table-cell>
          <table:table-cell table:formula="of:=VALUE([.B75])" office:value-type="float" office:value="211715">
            <text:p>211715</text:p>
          </table:table-cell>
          <table:table-cell/>
          <table:table-cell table:formula="of:=CONCATENATE( &quot;['&quot;; [.A75]; &quot;', '&quot;;[.$A$3];&quot;', &quot;; [.C75]; &quot;],&quot; )" office:value-type="string" office:string-value="['226', 'Wiki-Links', 211715],">
            <text:p>['226', 'Wiki-Links', 211715],</text:p>
          </table:table-cell>
          <table:table-cell table:number-columns-repeated="8"/>
        </table:table-row>
        <table:table-row table:style-name="ro2">
          <table:table-cell office:value-type="string">
            <text:p>249</text:p>
          </table:table-cell>
          <table:table-cell office:value-type="string">
            <text:p>208043</text:p>
          </table:table-cell>
          <table:table-cell table:formula="of:=VALUE([.B76])" office:value-type="float" office:value="208043">
            <text:p>208043</text:p>
          </table:table-cell>
          <table:table-cell/>
          <table:table-cell table:formula="of:=CONCATENATE( &quot;['&quot;; [.A76]; &quot;', '&quot;;[.$A$3];&quot;', &quot;; [.C76]; &quot;],&quot; )" office:value-type="string" office:string-value="['249', 'Wiki-Links', 208043],">
            <text:p>['249', 'Wiki-Links', 208043],</text:p>
          </table:table-cell>
          <table:table-cell table:number-columns-repeated="8"/>
        </table:table-row>
        <table:table-row table:style-name="ro2">
          <table:table-cell office:value-type="string">
            <text:p>96</text:p>
          </table:table-cell>
          <table:table-cell office:value-type="string">
            <text:p>204598</text:p>
          </table:table-cell>
          <table:table-cell table:formula="of:=VALUE([.B77])" office:value-type="float" office:value="204598">
            <text:p>204598</text:p>
          </table:table-cell>
          <table:table-cell/>
          <table:table-cell table:formula="of:=CONCATENATE( &quot;['&quot;; [.A77]; &quot;', '&quot;;[.$A$3];&quot;', &quot;; [.C77]; &quot;],&quot; )" office:value-type="string" office:string-value="['96', 'Wiki-Links', 204598],">
            <text:p>['96', 'Wiki-Links', 204598],</text:p>
          </table:table-cell>
          <table:table-cell table:number-columns-repeated="8"/>
        </table:table-row>
        <table:table-row table:style-name="ro2">
          <table:table-cell office:value-type="string">
            <text:p>170</text:p>
          </table:table-cell>
          <table:table-cell office:value-type="string">
            <text:p>200221</text:p>
          </table:table-cell>
          <table:table-cell table:formula="of:=VALUE([.B78])" office:value-type="float" office:value="200221">
            <text:p>200221</text:p>
          </table:table-cell>
          <table:table-cell/>
          <table:table-cell table:formula="of:=CONCATENATE( &quot;['&quot;; [.A78]; &quot;', '&quot;;[.$A$3];&quot;', &quot;; [.C78]; &quot;],&quot; )" office:value-type="string" office:string-value="['170', 'Wiki-Links', 200221],">
            <text:p>['170', 'Wiki-Links', 200221],</text:p>
          </table:table-cell>
          <table:table-cell table:number-columns-repeated="8"/>
        </table:table-row>
        <table:table-row table:style-name="ro2">
          <table:table-cell office:value-type="string">
            <text:p>221</text:p>
          </table:table-cell>
          <table:table-cell office:value-type="string">
            <text:p>195973</text:p>
          </table:table-cell>
          <table:table-cell table:formula="of:=VALUE([.B79])" office:value-type="float" office:value="195973">
            <text:p>195973</text:p>
          </table:table-cell>
          <table:table-cell/>
          <table:table-cell table:formula="of:=CONCATENATE( &quot;['&quot;; [.A79]; &quot;', '&quot;;[.$A$3];&quot;', &quot;; [.C79]; &quot;],&quot; )" office:value-type="string" office:string-value="['221', 'Wiki-Links', 195973],">
            <text:p>['221', 'Wiki-Links', 195973],</text:p>
          </table:table-cell>
          <table:table-cell table:number-columns-repeated="8"/>
        </table:table-row>
        <table:table-row table:style-name="ro2">
          <table:table-cell office:value-type="string">
            <text:p>11</text:p>
          </table:table-cell>
          <table:table-cell office:value-type="string">
            <text:p>195098</text:p>
          </table:table-cell>
          <table:table-cell table:formula="of:=VALUE([.B80])" office:value-type="float" office:value="195098">
            <text:p>195098</text:p>
          </table:table-cell>
          <table:table-cell/>
          <table:table-cell table:formula="of:=CONCATENATE( &quot;['&quot;; [.A80]; &quot;', '&quot;;[.$A$3];&quot;', &quot;; [.C80]; &quot;],&quot; )" office:value-type="string" office:string-value="['11', 'Wiki-Links', 195098],">
            <text:p>['11', 'Wiki-Links', 195098],</text:p>
          </table:table-cell>
          <table:table-cell table:number-columns-repeated="8"/>
        </table:table-row>
        <table:table-row table:style-name="ro2">
          <table:table-cell office:value-type="string">
            <text:p>159</text:p>
          </table:table-cell>
          <table:table-cell office:value-type="string">
            <text:p>194982</text:p>
          </table:table-cell>
          <table:table-cell table:formula="of:=VALUE([.B81])" office:value-type="float" office:value="194982">
            <text:p>194982</text:p>
          </table:table-cell>
          <table:table-cell/>
          <table:table-cell table:formula="of:=CONCATENATE( &quot;['&quot;; [.A81]; &quot;', '&quot;;[.$A$3];&quot;', &quot;; [.C81]; &quot;],&quot; )" office:value-type="string" office:string-value="['159', 'Wiki-Links', 194982],">
            <text:p>['159', 'Wiki-Links', 194982],</text:p>
          </table:table-cell>
          <table:table-cell table:number-columns-repeated="8"/>
        </table:table-row>
        <table:table-row table:style-name="ro2">
          <table:table-cell office:value-type="string">
            <text:p>171</text:p>
          </table:table-cell>
          <table:table-cell office:value-type="string">
            <text:p>185732</text:p>
          </table:table-cell>
          <table:table-cell table:formula="of:=VALUE([.B82])" office:value-type="float" office:value="185732">
            <text:p>185732</text:p>
          </table:table-cell>
          <table:table-cell/>
          <table:table-cell table:formula="of:=CONCATENATE( &quot;['&quot;; [.A82]; &quot;', '&quot;;[.$A$3];&quot;', &quot;; [.C82]; &quot;],&quot; )" office:value-type="string" office:string-value="['171', 'Wiki-Links', 185732],">
            <text:p>['171', 'Wiki-Links', 185732],</text:p>
          </table:table-cell>
          <table:table-cell table:number-columns-repeated="8"/>
        </table:table-row>
        <table:table-row table:style-name="ro2">
          <table:table-cell office:value-type="string">
            <text:p>177</text:p>
          </table:table-cell>
          <table:table-cell office:value-type="string">
            <text:p>181811</text:p>
          </table:table-cell>
          <table:table-cell table:formula="of:=VALUE([.B83])" office:value-type="float" office:value="181811">
            <text:p>181811</text:p>
          </table:table-cell>
          <table:table-cell/>
          <table:table-cell table:formula="of:=CONCATENATE( &quot;['&quot;; [.A83]; &quot;', '&quot;;[.$A$3];&quot;', &quot;; [.C83]; &quot;],&quot; )" office:value-type="string" office:string-value="['177', 'Wiki-Links', 181811],">
            <text:p>['177', 'Wiki-Links', 181811],</text:p>
          </table:table-cell>
          <table:table-cell table:number-columns-repeated="8"/>
        </table:table-row>
        <table:table-row table:style-name="ro2">
          <table:table-cell office:value-type="string">
            <text:p>190</text:p>
          </table:table-cell>
          <table:table-cell office:value-type="string">
            <text:p>172798</text:p>
          </table:table-cell>
          <table:table-cell table:formula="of:=VALUE([.B84])" office:value-type="float" office:value="172798">
            <text:p>172798</text:p>
          </table:table-cell>
          <table:table-cell/>
          <table:table-cell table:formula="of:=CONCATENATE( &quot;['&quot;; [.A84]; &quot;', '&quot;;[.$A$3];&quot;', &quot;; [.C84]; &quot;],&quot; )" office:value-type="string" office:string-value="['190', 'Wiki-Links', 172798],">
            <text:p>['190', 'Wiki-Links', 172798],</text:p>
          </table:table-cell>
          <table:table-cell table:number-columns-repeated="8"/>
        </table:table-row>
        <table:table-row table:style-name="ro2">
          <table:table-cell office:value-type="string">
            <text:p>246</text:p>
          </table:table-cell>
          <table:table-cell office:value-type="string">
            <text:p>170512</text:p>
          </table:table-cell>
          <table:table-cell table:formula="of:=VALUE([.B85])" office:value-type="float" office:value="170512">
            <text:p>170512</text:p>
          </table:table-cell>
          <table:table-cell/>
          <table:table-cell table:formula="of:=CONCATENATE( &quot;['&quot;; [.A85]; &quot;', '&quot;;[.$A$3];&quot;', &quot;; [.C85]; &quot;],&quot; )" office:value-type="string" office:string-value="['246', 'Wiki-Links', 170512],">
            <text:p>['246', 'Wiki-Links', 170512],</text:p>
          </table:table-cell>
          <table:table-cell table:number-columns-repeated="8"/>
        </table:table-row>
        <table:table-row table:style-name="ro2">
          <table:table-cell office:value-type="string">
            <text:p>259</text:p>
          </table:table-cell>
          <table:table-cell office:value-type="string">
            <text:p>169112</text:p>
          </table:table-cell>
          <table:table-cell table:formula="of:=VALUE([.B86])" office:value-type="float" office:value="169112">
            <text:p>169112</text:p>
          </table:table-cell>
          <table:table-cell/>
          <table:table-cell table:formula="of:=CONCATENATE( &quot;['&quot;; [.A86]; &quot;', '&quot;;[.$A$3];&quot;', &quot;; [.C86]; &quot;],&quot; )" office:value-type="string" office:string-value="['259', 'Wiki-Links', 169112],">
            <text:p>['259', 'Wiki-Links', 169112],</text:p>
          </table:table-cell>
          <table:table-cell table:number-columns-repeated="8"/>
        </table:table-row>
        <table:table-row table:style-name="ro2">
          <table:table-cell office:value-type="string">
            <text:p>121</text:p>
          </table:table-cell>
          <table:table-cell office:value-type="string">
            <text:p>168320</text:p>
          </table:table-cell>
          <table:table-cell table:formula="of:=VALUE([.B87])" office:value-type="float" office:value="168320">
            <text:p>168320</text:p>
          </table:table-cell>
          <table:table-cell/>
          <table:table-cell table:formula="of:=CONCATENATE( &quot;['&quot;; [.A87]; &quot;', '&quot;;[.$A$3];&quot;', &quot;; [.C87]; &quot;],&quot; )" office:value-type="string" office:string-value="['121', 'Wiki-Links', 168320],">
            <text:p>['121', 'Wiki-Links', 168320],</text:p>
          </table:table-cell>
          <table:table-cell table:number-columns-repeated="8"/>
        </table:table-row>
        <table:table-row table:style-name="ro2">
          <table:table-cell office:value-type="string">
            <text:p>252</text:p>
          </table:table-cell>
          <table:table-cell office:value-type="string">
            <text:p>166463</text:p>
          </table:table-cell>
          <table:table-cell table:formula="of:=VALUE([.B88])" office:value-type="float" office:value="166463">
            <text:p>166463</text:p>
          </table:table-cell>
          <table:table-cell/>
          <table:table-cell table:formula="of:=CONCATENATE( &quot;['&quot;; [.A88]; &quot;', '&quot;;[.$A$3];&quot;', &quot;; [.C88]; &quot;],&quot; )" office:value-type="string" office:string-value="['252', 'Wiki-Links', 166463],">
            <text:p>['252', 'Wiki-Links', 166463],</text:p>
          </table:table-cell>
          <table:table-cell table:number-columns-repeated="8"/>
        </table:table-row>
        <table:table-row table:style-name="ro2">
          <table:table-cell office:value-type="string">
            <text:p>94</text:p>
          </table:table-cell>
          <table:table-cell office:value-type="string">
            <text:p>162787</text:p>
          </table:table-cell>
          <table:table-cell table:formula="of:=VALUE([.B89])" office:value-type="float" office:value="162787">
            <text:p>162787</text:p>
          </table:table-cell>
          <table:table-cell/>
          <table:table-cell table:formula="of:=CONCATENATE( &quot;['&quot;; [.A89]; &quot;', '&quot;;[.$A$3];&quot;', &quot;; [.C89]; &quot;],&quot; )" office:value-type="string" office:string-value="['94', 'Wiki-Links', 162787],">
            <text:p>['94', 'Wiki-Links', 162787],</text:p>
          </table:table-cell>
          <table:table-cell table:number-columns-repeated="8"/>
        </table:table-row>
        <table:table-row table:style-name="ro2">
          <table:table-cell office:value-type="string">
            <text:p>71</text:p>
          </table:table-cell>
          <table:table-cell office:value-type="string">
            <text:p>161275</text:p>
          </table:table-cell>
          <table:table-cell table:formula="of:=VALUE([.B90])" office:value-type="float" office:value="161275">
            <text:p>161275</text:p>
          </table:table-cell>
          <table:table-cell/>
          <table:table-cell table:formula="of:=CONCATENATE( &quot;['&quot;; [.A90]; &quot;', '&quot;;[.$A$3];&quot;', &quot;; [.C90]; &quot;],&quot; )" office:value-type="string" office:string-value="['71', 'Wiki-Links', 161275],">
            <text:p>['71', 'Wiki-Links', 161275],</text:p>
          </table:table-cell>
          <table:table-cell table:number-columns-repeated="8"/>
        </table:table-row>
        <table:table-row table:style-name="ro2">
          <table:table-cell office:value-type="string">
            <text:p>135</text:p>
          </table:table-cell>
          <table:table-cell office:value-type="string">
            <text:p>156415</text:p>
          </table:table-cell>
          <table:table-cell table:formula="of:=VALUE([.B91])" office:value-type="float" office:value="156415">
            <text:p>156415</text:p>
          </table:table-cell>
          <table:table-cell/>
          <table:table-cell table:formula="of:=CONCATENATE( &quot;['&quot;; [.A91]; &quot;', '&quot;;[.$A$3];&quot;', &quot;; [.C91]; &quot;],&quot; )" office:value-type="string" office:string-value="['135', 'Wiki-Links', 156415],">
            <text:p>['135', 'Wiki-Links', 156415],</text:p>
          </table:table-cell>
          <table:table-cell table:number-columns-repeated="8"/>
        </table:table-row>
        <table:table-row table:style-name="ro2">
          <table:table-cell office:value-type="string">
            <text:p>118</text:p>
          </table:table-cell>
          <table:table-cell office:value-type="string">
            <text:p>156241</text:p>
          </table:table-cell>
          <table:table-cell table:formula="of:=VALUE([.B92])" office:value-type="float" office:value="156241">
            <text:p>156241</text:p>
          </table:table-cell>
          <table:table-cell/>
          <table:table-cell table:formula="of:=CONCATENATE( &quot;['&quot;; [.A92]; &quot;', '&quot;;[.$A$3];&quot;', &quot;; [.C92]; &quot;],&quot; )" office:value-type="string" office:string-value="['118', 'Wiki-Links', 156241],">
            <text:p>['118', 'Wiki-Links', 156241],</text:p>
          </table:table-cell>
          <table:table-cell table:number-columns-repeated="8"/>
        </table:table-row>
        <table:table-row table:style-name="ro2">
          <table:table-cell office:value-type="string">
            <text:p>84</text:p>
          </table:table-cell>
          <table:table-cell office:value-type="string">
            <text:p>155745</text:p>
          </table:table-cell>
          <table:table-cell table:formula="of:=VALUE([.B93])" office:value-type="float" office:value="155745">
            <text:p>155745</text:p>
          </table:table-cell>
          <table:table-cell/>
          <table:table-cell table:formula="of:=CONCATENATE( &quot;['&quot;; [.A93]; &quot;', '&quot;;[.$A$3];&quot;', &quot;; [.C93]; &quot;],&quot; )" office:value-type="string" office:string-value="['84', 'Wiki-Links', 155745],">
            <text:p>['84', 'Wiki-Links', 155745],</text:p>
          </table:table-cell>
          <table:table-cell table:number-columns-repeated="8"/>
        </table:table-row>
        <table:table-row table:style-name="ro2">
          <table:table-cell office:value-type="string">
            <text:p>43</text:p>
          </table:table-cell>
          <table:table-cell office:value-type="string">
            <text:p>152576</text:p>
          </table:table-cell>
          <table:table-cell table:formula="of:=VALUE([.B94])" office:value-type="float" office:value="152576">
            <text:p>152576</text:p>
          </table:table-cell>
          <table:table-cell/>
          <table:table-cell table:formula="of:=CONCATENATE( &quot;['&quot;; [.A94]; &quot;', '&quot;;[.$A$3];&quot;', &quot;; [.C94]; &quot;],&quot; )" office:value-type="string" office:string-value="['43', 'Wiki-Links', 152576],">
            <text:p>['43', 'Wiki-Links', 152576],</text:p>
          </table:table-cell>
          <table:table-cell table:number-columns-repeated="8"/>
        </table:table-row>
        <table:table-row table:style-name="ro2">
          <table:table-cell office:value-type="string">
            <text:p>137</text:p>
          </table:table-cell>
          <table:table-cell office:value-type="string">
            <text:p>151833</text:p>
          </table:table-cell>
          <table:table-cell table:formula="of:=VALUE([.B95])" office:value-type="float" office:value="151833">
            <text:p>151833</text:p>
          </table:table-cell>
          <table:table-cell/>
          <table:table-cell table:formula="of:=CONCATENATE( &quot;['&quot;; [.A95]; &quot;', '&quot;;[.$A$3];&quot;', &quot;; [.C95]; &quot;],&quot; )" office:value-type="string" office:string-value="['137', 'Wiki-Links', 151833],">
            <text:p>['137', 'Wiki-Links', 151833],</text:p>
          </table:table-cell>
          <table:table-cell table:number-columns-repeated="8"/>
        </table:table-row>
        <table:table-row table:style-name="ro2">
          <table:table-cell office:value-type="string">
            <text:p>239</text:p>
          </table:table-cell>
          <table:table-cell office:value-type="string">
            <text:p>151508</text:p>
          </table:table-cell>
          <table:table-cell table:formula="of:=VALUE([.B96])" office:value-type="float" office:value="151508">
            <text:p>151508</text:p>
          </table:table-cell>
          <table:table-cell/>
          <table:table-cell table:formula="of:=CONCATENATE( &quot;['&quot;; [.A96]; &quot;', '&quot;;[.$A$3];&quot;', &quot;; [.C96]; &quot;],&quot; )" office:value-type="string" office:string-value="['239', 'Wiki-Links', 151508],">
            <text:p>['239', 'Wiki-Links', 151508],</text:p>
          </table:table-cell>
          <table:table-cell table:number-columns-repeated="8"/>
        </table:table-row>
        <table:table-row table:style-name="ro2">
          <table:table-cell office:value-type="string">
            <text:p>254</text:p>
          </table:table-cell>
          <table:table-cell office:value-type="string">
            <text:p>149816</text:p>
          </table:table-cell>
          <table:table-cell table:formula="of:=VALUE([.B97])" office:value-type="float" office:value="149816">
            <text:p>149816</text:p>
          </table:table-cell>
          <table:table-cell/>
          <table:table-cell table:formula="of:=CONCATENATE( &quot;['&quot;; [.A97]; &quot;', '&quot;;[.$A$3];&quot;', &quot;; [.C97]; &quot;],&quot; )" office:value-type="string" office:string-value="['254', 'Wiki-Links', 149816],">
            <text:p>['254', 'Wiki-Links', 149816],</text:p>
          </table:table-cell>
          <table:table-cell table:number-columns-repeated="8"/>
        </table:table-row>
        <table:table-row table:style-name="ro2">
          <table:table-cell office:value-type="string">
            <text:p>38</text:p>
          </table:table-cell>
          <table:table-cell office:value-type="string">
            <text:p>146154</text:p>
          </table:table-cell>
          <table:table-cell table:formula="of:=VALUE([.B98])" office:value-type="float" office:value="146154">
            <text:p>146154</text:p>
          </table:table-cell>
          <table:table-cell/>
          <table:table-cell table:formula="of:=CONCATENATE( &quot;['&quot;; [.A98]; &quot;', '&quot;;[.$A$3];&quot;', &quot;; [.C98]; &quot;],&quot; )" office:value-type="string" office:string-value="['38', 'Wiki-Links', 146154],">
            <text:p>['38', 'Wiki-Links', 146154],</text:p>
          </table:table-cell>
          <table:table-cell table:number-columns-repeated="8"/>
        </table:table-row>
        <table:table-row table:style-name="ro2">
          <table:table-cell office:value-type="string">
            <text:p>160</text:p>
          </table:table-cell>
          <table:table-cell office:value-type="string">
            <text:p>145745</text:p>
          </table:table-cell>
          <table:table-cell table:formula="of:=VALUE([.B99])" office:value-type="float" office:value="145745">
            <text:p>145745</text:p>
          </table:table-cell>
          <table:table-cell/>
          <table:table-cell table:formula="of:=CONCATENATE( &quot;['&quot;; [.A99]; &quot;', '&quot;;[.$A$3];&quot;', &quot;; [.C99]; &quot;],&quot; )" office:value-type="string" office:string-value="['160', 'Wiki-Links', 145745],">
            <text:p>['160', 'Wiki-Links', 145745],</text:p>
          </table:table-cell>
          <table:table-cell table:number-columns-repeated="8"/>
        </table:table-row>
        <table:table-row table:style-name="ro2">
          <table:table-cell office:value-type="string">
            <text:p>180</text:p>
          </table:table-cell>
          <table:table-cell office:value-type="string">
            <text:p>144959</text:p>
          </table:table-cell>
          <table:table-cell table:formula="of:=VALUE([.B100])" office:value-type="float" office:value="144959">
            <text:p>144959</text:p>
          </table:table-cell>
          <table:table-cell/>
          <table:table-cell table:formula="of:=CONCATENATE( &quot;['&quot;; [.A100]; &quot;', '&quot;;[.$A$3];&quot;', &quot;; [.C100]; &quot;],&quot; )" office:value-type="string" office:string-value="['180', 'Wiki-Links', 144959],">
            <text:p>['180', 'Wiki-Links', 144959],</text:p>
          </table:table-cell>
          <table:table-cell table:number-columns-repeated="8"/>
        </table:table-row>
        <table:table-row table:style-name="ro2">
          <table:table-cell office:value-type="string">
            <text:p>253</text:p>
          </table:table-cell>
          <table:table-cell office:value-type="string">
            <text:p>143468</text:p>
          </table:table-cell>
          <table:table-cell table:formula="of:=VALUE([.B101])" office:value-type="float" office:value="143468">
            <text:p>143468</text:p>
          </table:table-cell>
          <table:table-cell/>
          <table:table-cell table:formula="of:=CONCATENATE( &quot;['&quot;; [.A101]; &quot;', '&quot;;[.$A$3];&quot;', &quot;; [.C101]; &quot;],&quot; )" office:value-type="string" office:string-value="['253', 'Wiki-Links', 143468],">
            <text:p>['253', 'Wiki-Links', 143468],</text:p>
          </table:table-cell>
          <table:table-cell table:number-columns-repeated="8"/>
        </table:table-row>
        <table:table-row table:style-name="ro2">
          <table:table-cell office:value-type="string">
            <text:p>77</text:p>
          </table:table-cell>
          <table:table-cell office:value-type="string">
            <text:p>138594</text:p>
          </table:table-cell>
          <table:table-cell table:formula="of:=VALUE([.B102])" office:value-type="float" office:value="138594">
            <text:p>138594</text:p>
          </table:table-cell>
          <table:table-cell/>
          <table:table-cell table:formula="of:=CONCATENATE( &quot;['&quot;; [.A102]; &quot;', '&quot;;[.$A$3];&quot;', &quot;; [.C102]; &quot;],&quot; )" office:value-type="string" office:string-value="['77', 'Wiki-Links', 138594],">
            <text:p>['77', 'Wiki-Links', 138594],</text:p>
          </table:table-cell>
          <table:table-cell table:number-columns-repeated="8"/>
        </table:table-row>
        <table:table-row table:style-name="ro2">
          <table:table-cell office:value-type="string">
            <text:p>205</text:p>
          </table:table-cell>
          <table:table-cell office:value-type="string">
            <text:p>135200</text:p>
          </table:table-cell>
          <table:table-cell table:formula="of:=VALUE([.B103])" office:value-type="float" office:value="135200">
            <text:p>135200</text:p>
          </table:table-cell>
          <table:table-cell/>
          <table:table-cell table:formula="of:=CONCATENATE( &quot;['&quot;; [.A103]; &quot;', '&quot;;[.$A$3];&quot;', &quot;; [.C103]; &quot;],&quot; )" office:value-type="string" office:string-value="['205', 'Wiki-Links', 135200],">
            <text:p>['205', 'Wiki-Links', 135200],</text:p>
          </table:table-cell>
          <table:table-cell table:number-columns-repeated="8"/>
        </table:table-row>
        <table:table-row table:style-name="ro2">
          <table:table-cell office:value-type="string">
            <text:p>203</text:p>
          </table:table-cell>
          <table:table-cell office:value-type="string">
            <text:p>131742</text:p>
          </table:table-cell>
          <table:table-cell table:formula="of:=VALUE([.B104])" office:value-type="float" office:value="131742">
            <text:p>131742</text:p>
          </table:table-cell>
          <table:table-cell/>
          <table:table-cell table:formula="of:=CONCATENATE( &quot;['&quot;; [.A104]; &quot;', '&quot;;[.$A$3];&quot;', &quot;; [.C104]; &quot;],&quot; )" office:value-type="string" office:string-value="['203', 'Wiki-Links', 131742],">
            <text:p>['203', 'Wiki-Links', 131742],</text:p>
          </table:table-cell>
          <table:table-cell table:number-columns-repeated="8"/>
        </table:table-row>
        <table:table-row table:style-name="ro2">
          <table:table-cell office:value-type="string">
            <text:p>73</text:p>
          </table:table-cell>
          <table:table-cell office:value-type="string">
            <text:p>129882</text:p>
          </table:table-cell>
          <table:table-cell table:formula="of:=VALUE([.B105])" office:value-type="float" office:value="129882">
            <text:p>129882</text:p>
          </table:table-cell>
          <table:table-cell/>
          <table:table-cell table:formula="of:=CONCATENATE( &quot;['&quot;; [.A105]; &quot;', '&quot;;[.$A$3];&quot;', &quot;; [.C105]; &quot;],&quot; )" office:value-type="string" office:string-value="['73', 'Wiki-Links', 129882],">
            <text:p>['73', 'Wiki-Links', 129882],</text:p>
          </table:table-cell>
          <table:table-cell table:number-columns-repeated="8"/>
        </table:table-row>
        <table:table-row table:style-name="ro2">
          <table:table-cell office:value-type="string">
            <text:p>251</text:p>
          </table:table-cell>
          <table:table-cell office:value-type="string">
            <text:p>129612</text:p>
          </table:table-cell>
          <table:table-cell table:formula="of:=VALUE([.B106])" office:value-type="float" office:value="129612">
            <text:p>129612</text:p>
          </table:table-cell>
          <table:table-cell/>
          <table:table-cell table:formula="of:=CONCATENATE( &quot;['&quot;; [.A106]; &quot;', '&quot;;[.$A$3];&quot;', &quot;; [.C106]; &quot;],&quot; )" office:value-type="string" office:string-value="['251', 'Wiki-Links', 129612],">
            <text:p>['251', 'Wiki-Links', 129612],</text:p>
          </table:table-cell>
          <table:table-cell table:number-columns-repeated="8"/>
        </table:table-row>
        <table:table-row table:style-name="ro2">
          <table:table-cell office:value-type="string">
            <text:p>47</text:p>
          </table:table-cell>
          <table:table-cell office:value-type="string">
            <text:p>129401</text:p>
          </table:table-cell>
          <table:table-cell table:formula="of:=VALUE([.B107])" office:value-type="float" office:value="129401">
            <text:p>129401</text:p>
          </table:table-cell>
          <table:table-cell/>
          <table:table-cell table:formula="of:=CONCATENATE( &quot;['&quot;; [.A107]; &quot;', '&quot;;[.$A$3];&quot;', &quot;; [.C107]; &quot;],&quot; )" office:value-type="string" office:string-value="['47', 'Wiki-Links', 129401],">
            <text:p>['47', 'Wiki-Links', 129401],</text:p>
          </table:table-cell>
          <table:table-cell table:number-columns-repeated="8"/>
        </table:table-row>
        <table:table-row table:style-name="ro2">
          <table:table-cell office:value-type="string">
            <text:p>29</text:p>
          </table:table-cell>
          <table:table-cell office:value-type="string">
            <text:p>126774</text:p>
          </table:table-cell>
          <table:table-cell table:formula="of:=VALUE([.B108])" office:value-type="float" office:value="126774">
            <text:p>126774</text:p>
          </table:table-cell>
          <table:table-cell/>
          <table:table-cell table:formula="of:=CONCATENATE( &quot;['&quot;; [.A108]; &quot;', '&quot;;[.$A$3];&quot;', &quot;; [.C108]; &quot;],&quot; )" office:value-type="string" office:string-value="['29', 'Wiki-Links', 126774],">
            <text:p>['29', 'Wiki-Links', 126774],</text:p>
          </table:table-cell>
          <table:table-cell table:number-columns-repeated="8"/>
        </table:table-row>
        <table:table-row table:style-name="ro2">
          <table:table-cell office:value-type="string">
            <text:p>74</text:p>
          </table:table-cell>
          <table:table-cell office:value-type="string">
            <text:p>126592</text:p>
          </table:table-cell>
          <table:table-cell table:formula="of:=VALUE([.B109])" office:value-type="float" office:value="126592">
            <text:p>126592</text:p>
          </table:table-cell>
          <table:table-cell/>
          <table:table-cell table:formula="of:=CONCATENATE( &quot;['&quot;; [.A109]; &quot;', '&quot;;[.$A$3];&quot;', &quot;; [.C109]; &quot;],&quot; )" office:value-type="string" office:string-value="['74', 'Wiki-Links', 126592],">
            <text:p>['74', 'Wiki-Links', 126592],</text:p>
          </table:table-cell>
          <table:table-cell table:number-columns-repeated="8"/>
        </table:table-row>
        <table:table-row table:style-name="ro2">
          <table:table-cell office:value-type="string">
            <text:p>200</text:p>
          </table:table-cell>
          <table:table-cell office:value-type="string">
            <text:p>122920</text:p>
          </table:table-cell>
          <table:table-cell table:formula="of:=VALUE([.B110])" office:value-type="float" office:value="122920">
            <text:p>122920</text:p>
          </table:table-cell>
          <table:table-cell/>
          <table:table-cell table:formula="of:=CONCATENATE( &quot;['&quot;; [.A110]; &quot;', '&quot;;[.$A$3];&quot;', &quot;; [.C110]; &quot;],&quot; )" office:value-type="string" office:string-value="['200', 'Wiki-Links', 122920],">
            <text:p>['200', 'Wiki-Links', 122920],</text:p>
          </table:table-cell>
          <table:table-cell table:number-columns-repeated="8"/>
        </table:table-row>
        <table:table-row table:style-name="ro2">
          <table:table-cell office:value-type="string">
            <text:p>125</text:p>
          </table:table-cell>
          <table:table-cell office:value-type="string">
            <text:p>120651</text:p>
          </table:table-cell>
          <table:table-cell table:formula="of:=VALUE([.B111])" office:value-type="float" office:value="120651">
            <text:p>120651</text:p>
          </table:table-cell>
          <table:table-cell/>
          <table:table-cell table:formula="of:=CONCATENATE( &quot;['&quot;; [.A111]; &quot;', '&quot;;[.$A$3];&quot;', &quot;; [.C111]; &quot;],&quot; )" office:value-type="string" office:string-value="['125', 'Wiki-Links', 120651],">
            <text:p>['125', 'Wiki-Links', 120651],</text:p>
          </table:table-cell>
          <table:table-cell table:number-columns-repeated="8"/>
        </table:table-row>
        <table:table-row table:style-name="ro2">
          <table:table-cell office:value-type="string">
            <text:p>228</text:p>
          </table:table-cell>
          <table:table-cell office:value-type="string">
            <text:p>120018</text:p>
          </table:table-cell>
          <table:table-cell table:formula="of:=VALUE([.B112])" office:value-type="float" office:value="120018">
            <text:p>120018</text:p>
          </table:table-cell>
          <table:table-cell/>
          <table:table-cell table:formula="of:=CONCATENATE( &quot;['&quot;; [.A112]; &quot;', '&quot;;[.$A$3];&quot;', &quot;; [.C112]; &quot;],&quot; )" office:value-type="string" office:string-value="['228', 'Wiki-Links', 120018],">
            <text:p>['228', 'Wiki-Links', 120018],</text:p>
          </table:table-cell>
          <table:table-cell table:number-columns-repeated="8"/>
        </table:table-row>
        <table:table-row table:style-name="ro2">
          <table:table-cell office:value-type="string">
            <text:p>149</text:p>
          </table:table-cell>
          <table:table-cell office:value-type="string">
            <text:p>119731</text:p>
          </table:table-cell>
          <table:table-cell table:formula="of:=VALUE([.B113])" office:value-type="float" office:value="119731">
            <text:p>119731</text:p>
          </table:table-cell>
          <table:table-cell/>
          <table:table-cell table:formula="of:=CONCATENATE( &quot;['&quot;; [.A113]; &quot;', '&quot;;[.$A$3];&quot;', &quot;; [.C113]; &quot;],&quot; )" office:value-type="string" office:string-value="['149', 'Wiki-Links', 119731],">
            <text:p>['149', 'Wiki-Links', 119731],</text:p>
          </table:table-cell>
          <table:table-cell table:number-columns-repeated="8"/>
        </table:table-row>
        <table:table-row table:style-name="ro2">
          <table:table-cell office:value-type="string">
            <text:p>128</text:p>
          </table:table-cell>
          <table:table-cell office:value-type="string">
            <text:p>114541</text:p>
          </table:table-cell>
          <table:table-cell table:formula="of:=VALUE([.B114])" office:value-type="float" office:value="114541">
            <text:p>114541</text:p>
          </table:table-cell>
          <table:table-cell/>
          <table:table-cell table:formula="of:=CONCATENATE( &quot;['&quot;; [.A114]; &quot;', '&quot;;[.$A$3];&quot;', &quot;; [.C114]; &quot;],&quot; )" office:value-type="string" office:string-value="['128', 'Wiki-Links', 114541],">
            <text:p>['128', 'Wiki-Links', 114541],</text:p>
          </table:table-cell>
          <table:table-cell table:number-columns-repeated="8"/>
        </table:table-row>
        <table:table-row table:style-name="ro2">
          <table:table-cell office:value-type="string">
            <text:p>90</text:p>
          </table:table-cell>
          <table:table-cell office:value-type="string">
            <text:p>111740</text:p>
          </table:table-cell>
          <table:table-cell table:formula="of:=VALUE([.B115])" office:value-type="float" office:value="111740">
            <text:p>111740</text:p>
          </table:table-cell>
          <table:table-cell/>
          <table:table-cell table:formula="of:=CONCATENATE( &quot;['&quot;; [.A115]; &quot;', '&quot;;[.$A$3];&quot;', &quot;; [.C115]; &quot;],&quot; )" office:value-type="string" office:string-value="['90', 'Wiki-Links', 111740],">
            <text:p>['90', 'Wiki-Links', 111740],</text:p>
          </table:table-cell>
          <table:table-cell table:number-columns-repeated="8"/>
        </table:table-row>
        <table:table-row table:style-name="ro2">
          <table:table-cell office:value-type="string">
            <text:p>104</text:p>
          </table:table-cell>
          <table:table-cell office:value-type="string">
            <text:p>102479</text:p>
          </table:table-cell>
          <table:table-cell table:formula="of:=VALUE([.B116])" office:value-type="float" office:value="102479">
            <text:p>102479</text:p>
          </table:table-cell>
          <table:table-cell/>
          <table:table-cell table:formula="of:=CONCATENATE( &quot;['&quot;; [.A116]; &quot;', '&quot;;[.$A$3];&quot;', &quot;; [.C116]; &quot;],&quot; )" office:value-type="string" office:string-value="['104', 'Wiki-Links', 102479],">
            <text:p>['104', 'Wiki-Links', 102479],</text:p>
          </table:table-cell>
          <table:table-cell table:number-columns-repeated="8"/>
        </table:table-row>
        <table:table-row table:style-name="ro2">
          <table:table-cell office:value-type="string">
            <text:p>146</text:p>
          </table:table-cell>
          <table:table-cell office:value-type="string">
            <text:p>102478</text:p>
          </table:table-cell>
          <table:table-cell table:formula="of:=VALUE([.B117])" office:value-type="float" office:value="102478">
            <text:p>102478</text:p>
          </table:table-cell>
          <table:table-cell/>
          <table:table-cell table:formula="of:=CONCATENATE( &quot;['&quot;; [.A117]; &quot;', '&quot;;[.$A$3];&quot;', &quot;; [.C117]; &quot;],&quot; )" office:value-type="string" office:string-value="['146', 'Wiki-Links', 102478],">
            <text:p>['146', 'Wiki-Links', 102478],</text:p>
          </table:table-cell>
          <table:table-cell table:number-columns-repeated="8"/>
        </table:table-row>
        <table:table-row table:style-name="ro2">
          <table:table-cell office:value-type="string">
            <text:p>231</text:p>
          </table:table-cell>
          <table:table-cell office:value-type="string">
            <text:p>101765</text:p>
          </table:table-cell>
          <table:table-cell table:formula="of:=VALUE([.B118])" office:value-type="float" office:value="101765">
            <text:p>101765</text:p>
          </table:table-cell>
          <table:table-cell/>
          <table:table-cell table:formula="of:=CONCATENATE( &quot;['&quot;; [.A118]; &quot;', '&quot;;[.$A$3];&quot;', &quot;; [.C118]; &quot;],&quot; )" office:value-type="string" office:string-value="['231', 'Wiki-Links', 101765],">
            <text:p>['231', 'Wiki-Links', 101765],</text:p>
          </table:table-cell>
          <table:table-cell table:number-columns-repeated="8"/>
        </table:table-row>
        <table:table-row table:style-name="ro2">
          <table:table-cell office:value-type="string">
            <text:p>136</text:p>
          </table:table-cell>
          <table:table-cell office:value-type="string">
            <text:p>97688</text:p>
          </table:table-cell>
          <table:table-cell table:formula="of:=VALUE([.B119])" office:value-type="float" office:value="97688">
            <text:p>97688</text:p>
          </table:table-cell>
          <table:table-cell/>
          <table:table-cell table:formula="of:=CONCATENATE( &quot;['&quot;; [.A119]; &quot;', '&quot;;[.$A$3];&quot;', &quot;; [.C119]; &quot;],&quot; )" office:value-type="string" office:string-value="['136', 'Wiki-Links', 97688],">
            <text:p>['136', 'Wiki-Links', 97688],</text:p>
          </table:table-cell>
          <table:table-cell table:number-columns-repeated="8"/>
        </table:table-row>
        <table:table-row table:style-name="ro2">
          <table:table-cell office:value-type="string">
            <text:p>260</text:p>
          </table:table-cell>
          <table:table-cell office:value-type="string">
            <text:p>96802</text:p>
          </table:table-cell>
          <table:table-cell table:formula="of:=VALUE([.B120])" office:value-type="float" office:value="96802">
            <text:p>96802</text:p>
          </table:table-cell>
          <table:table-cell/>
          <table:table-cell table:formula="of:=CONCATENATE( &quot;['&quot;; [.A120]; &quot;', '&quot;;[.$A$3];&quot;', &quot;; [.C120]; &quot;],&quot; )" office:value-type="string" office:string-value="['260', 'Wiki-Links', 96802],">
            <text:p>['260', 'Wiki-Links', 96802],</text:p>
          </table:table-cell>
          <table:table-cell table:number-columns-repeated="8"/>
        </table:table-row>
        <table:table-row table:style-name="ro2">
          <table:table-cell office:value-type="string">
            <text:p>6</text:p>
          </table:table-cell>
          <table:table-cell office:value-type="string">
            <text:p>91805</text:p>
          </table:table-cell>
          <table:table-cell table:formula="of:=VALUE([.B121])" office:value-type="float" office:value="91805">
            <text:p>91805</text:p>
          </table:table-cell>
          <table:table-cell/>
          <table:table-cell table:formula="of:=CONCATENATE( &quot;['&quot;; [.A121]; &quot;', '&quot;;[.$A$3];&quot;', &quot;; [.C121]; &quot;],&quot; )" office:value-type="string" office:string-value="['6', 'Wiki-Links', 91805],">
            <text:p>['6', 'Wiki-Links', 91805],</text:p>
          </table:table-cell>
          <table:table-cell table:number-columns-repeated="8"/>
        </table:table-row>
        <table:table-row table:style-name="ro2">
          <table:table-cell office:value-type="string">
            <text:p>18</text:p>
          </table:table-cell>
          <table:table-cell office:value-type="string">
            <text:p>89289</text:p>
          </table:table-cell>
          <table:table-cell table:formula="of:=VALUE([.B122])" office:value-type="float" office:value="89289">
            <text:p>89289</text:p>
          </table:table-cell>
          <table:table-cell/>
          <table:table-cell table:formula="of:=CONCATENATE( &quot;['&quot;; [.A122]; &quot;', '&quot;;[.$A$3];&quot;', &quot;; [.C122]; &quot;],&quot; )" office:value-type="string" office:string-value="['18', 'Wiki-Links', 89289],">
            <text:p>['18', 'Wiki-Links', 89289],</text:p>
          </table:table-cell>
          <table:table-cell table:number-columns-repeated="8"/>
        </table:table-row>
        <table:table-row table:style-name="ro2">
          <table:table-cell office:value-type="string">
            <text:p>256</text:p>
          </table:table-cell>
          <table:table-cell office:value-type="string">
            <text:p>87182</text:p>
          </table:table-cell>
          <table:table-cell table:formula="of:=VALUE([.B123])" office:value-type="float" office:value="87182">
            <text:p>87182</text:p>
          </table:table-cell>
          <table:table-cell/>
          <table:table-cell table:formula="of:=CONCATENATE( &quot;['&quot;; [.A123]; &quot;', '&quot;;[.$A$3];&quot;', &quot;; [.C123]; &quot;],&quot; )" office:value-type="string" office:string-value="['256', 'Wiki-Links', 87182],">
            <text:p>['256', 'Wiki-Links', 87182],</text:p>
          </table:table-cell>
          <table:table-cell table:number-columns-repeated="8"/>
        </table:table-row>
        <table:table-row table:style-name="ro2">
          <table:table-cell office:value-type="string">
            <text:p>8</text:p>
          </table:table-cell>
          <table:table-cell office:value-type="string">
            <text:p>86483</text:p>
          </table:table-cell>
          <table:table-cell table:formula="of:=VALUE([.B124])" office:value-type="float" office:value="86483">
            <text:p>86483</text:p>
          </table:table-cell>
          <table:table-cell/>
          <table:table-cell table:formula="of:=CONCATENATE( &quot;['&quot;; [.A124]; &quot;', '&quot;;[.$A$3];&quot;', &quot;; [.C124]; &quot;],&quot; )" office:value-type="string" office:string-value="['8', 'Wiki-Links', 86483],">
            <text:p>['8', 'Wiki-Links', 86483],</text:p>
          </table:table-cell>
          <table:table-cell table:number-columns-repeated="8"/>
        </table:table-row>
        <table:table-row table:style-name="ro2">
          <table:table-cell office:value-type="string">
            <text:p>186</text:p>
          </table:table-cell>
          <table:table-cell office:value-type="string">
            <text:p>85557</text:p>
          </table:table-cell>
          <table:table-cell table:formula="of:=VALUE([.B125])" office:value-type="float" office:value="85557">
            <text:p>85557</text:p>
          </table:table-cell>
          <table:table-cell/>
          <table:table-cell table:formula="of:=CONCATENATE( &quot;['&quot;; [.A125]; &quot;', '&quot;;[.$A$3];&quot;', &quot;; [.C125]; &quot;],&quot; )" office:value-type="string" office:string-value="['186', 'Wiki-Links', 85557],">
            <text:p>['186', 'Wiki-Links', 85557],</text:p>
          </table:table-cell>
          <table:table-cell table:number-columns-repeated="8"/>
        </table:table-row>
        <table:table-row table:style-name="ro2">
          <table:table-cell office:value-type="string">
            <text:p>53</text:p>
          </table:table-cell>
          <table:table-cell office:value-type="string">
            <text:p>80976</text:p>
          </table:table-cell>
          <table:table-cell table:formula="of:=VALUE([.B126])" office:value-type="float" office:value="80976">
            <text:p>80976</text:p>
          </table:table-cell>
          <table:table-cell/>
          <table:table-cell table:formula="of:=CONCATENATE( &quot;['&quot;; [.A126]; &quot;', '&quot;;[.$A$3];&quot;', &quot;; [.C126]; &quot;],&quot; )" office:value-type="string" office:string-value="['53', 'Wiki-Links', 80976],">
            <text:p>['53', 'Wiki-Links', 80976],</text:p>
          </table:table-cell>
          <table:table-cell table:number-columns-repeated="8"/>
        </table:table-row>
        <table:table-row table:style-name="ro2">
          <table:table-cell office:value-type="string">
            <text:p>20</text:p>
          </table:table-cell>
          <table:table-cell office:value-type="string">
            <text:p>80688</text:p>
          </table:table-cell>
          <table:table-cell table:formula="of:=VALUE([.B127])" office:value-type="float" office:value="80688">
            <text:p>80688</text:p>
          </table:table-cell>
          <table:table-cell/>
          <table:table-cell table:formula="of:=CONCATENATE( &quot;['&quot;; [.A127]; &quot;', '&quot;;[.$A$3];&quot;', &quot;; [.C127]; &quot;],&quot; )" office:value-type="string" office:string-value="['20', 'Wiki-Links', 80688],">
            <text:p>['20', 'Wiki-Links', 80688],</text:p>
          </table:table-cell>
          <table:table-cell table:number-columns-repeated="8"/>
        </table:table-row>
        <table:table-row table:style-name="ro2">
          <table:table-cell office:value-type="string">
            <text:p>100</text:p>
          </table:table-cell>
          <table:table-cell office:value-type="string">
            <text:p>80638</text:p>
          </table:table-cell>
          <table:table-cell table:formula="of:=VALUE([.B128])" office:value-type="float" office:value="80638">
            <text:p>80638</text:p>
          </table:table-cell>
          <table:table-cell/>
          <table:table-cell table:formula="of:=CONCATENATE( &quot;['&quot;; [.A128]; &quot;', '&quot;;[.$A$3];&quot;', &quot;; [.C128]; &quot;],&quot; )" office:value-type="string" office:string-value="['100', 'Wiki-Links', 80638],">
            <text:p>['100', 'Wiki-Links', 80638],</text:p>
          </table:table-cell>
          <table:table-cell table:number-columns-repeated="8"/>
        </table:table-row>
        <table:table-row table:style-name="ro2">
          <table:table-cell office:value-type="string">
            <text:p>93</text:p>
          </table:table-cell>
          <table:table-cell office:value-type="string">
            <text:p>73051</text:p>
          </table:table-cell>
          <table:table-cell table:formula="of:=VALUE([.B129])" office:value-type="float" office:value="73051">
            <text:p>73051</text:p>
          </table:table-cell>
          <table:table-cell/>
          <table:table-cell table:formula="of:=CONCATENATE( &quot;['&quot;; [.A129]; &quot;', '&quot;;[.$A$3];&quot;', &quot;; [.C129]; &quot;],&quot; )" office:value-type="string" office:string-value="['93', 'Wiki-Links', 73051],">
            <text:p>['93', 'Wiki-Links', 73051],</text:p>
          </table:table-cell>
          <table:table-cell table:number-columns-repeated="8"/>
        </table:table-row>
        <table:table-row table:style-name="ro2">
          <table:table-cell office:value-type="string">
            <text:p>153</text:p>
          </table:table-cell>
          <table:table-cell office:value-type="string">
            <text:p>66353</text:p>
          </table:table-cell>
          <table:table-cell table:formula="of:=VALUE([.B130])" office:value-type="float" office:value="66353">
            <text:p>66353</text:p>
          </table:table-cell>
          <table:table-cell/>
          <table:table-cell table:formula="of:=CONCATENATE( &quot;['&quot;; [.A130]; &quot;', '&quot;;[.$A$3];&quot;', &quot;; [.C130]; &quot;],&quot; )" office:value-type="string" office:string-value="['153', 'Wiki-Links', 66353],">
            <text:p>['153', 'Wiki-Links', 66353],</text:p>
          </table:table-cell>
          <table:table-cell table:number-columns-repeated="8"/>
        </table:table-row>
        <table:table-row table:style-name="ro2">
          <table:table-cell office:value-type="string">
            <text:p>138</text:p>
          </table:table-cell>
          <table:table-cell office:value-type="string">
            <text:p>66059</text:p>
          </table:table-cell>
          <table:table-cell table:formula="of:=VALUE([.B131])" office:value-type="float" office:value="66059">
            <text:p>66059</text:p>
          </table:table-cell>
          <table:table-cell/>
          <table:table-cell table:formula="of:=CONCATENATE( &quot;['&quot;; [.A131]; &quot;', '&quot;;[.$A$3];&quot;', &quot;; [.C131]; &quot;],&quot; )" office:value-type="string" office:string-value="['138', 'Wiki-Links', 66059],">
            <text:p>['138', 'Wiki-Links', 66059],</text:p>
          </table:table-cell>
          <table:table-cell table:number-columns-repeated="8"/>
        </table:table-row>
        <table:table-row table:style-name="ro2">
          <table:table-cell office:value-type="string">
            <text:p>255</text:p>
          </table:table-cell>
          <table:table-cell office:value-type="string">
            <text:p>65940</text:p>
          </table:table-cell>
          <table:table-cell table:formula="of:=VALUE([.B132])" office:value-type="float" office:value="65940">
            <text:p>65940</text:p>
          </table:table-cell>
          <table:table-cell/>
          <table:table-cell table:formula="of:=CONCATENATE( &quot;['&quot;; [.A132]; &quot;', '&quot;;[.$A$3];&quot;', &quot;; [.C132]; &quot;],&quot; )" office:value-type="string" office:string-value="['255', 'Wiki-Links', 65940],">
            <text:p>['255', 'Wiki-Links', 65940],</text:p>
          </table:table-cell>
          <table:table-cell table:number-columns-repeated="8"/>
        </table:table-row>
        <table:table-row table:style-name="ro2">
          <table:table-cell office:value-type="string">
            <text:p>83</text:p>
          </table:table-cell>
          <table:table-cell office:value-type="string">
            <text:p>64330</text:p>
          </table:table-cell>
          <table:table-cell table:formula="of:=VALUE([.B133])" office:value-type="float" office:value="64330">
            <text:p>64330</text:p>
          </table:table-cell>
          <table:table-cell/>
          <table:table-cell table:formula="of:=CONCATENATE( &quot;['&quot;; [.A133]; &quot;', '&quot;;[.$A$3];&quot;', &quot;; [.C133]; &quot;],&quot; )" office:value-type="string" office:string-value="['83', 'Wiki-Links', 64330],">
            <text:p>['83', 'Wiki-Links', 64330],</text:p>
          </table:table-cell>
          <table:table-cell table:number-columns-repeated="8"/>
        </table:table-row>
        <table:table-row table:style-name="ro2">
          <table:table-cell office:value-type="string">
            <text:p>55</text:p>
          </table:table-cell>
          <table:table-cell office:value-type="string">
            <text:p>60992</text:p>
          </table:table-cell>
          <table:table-cell table:formula="of:=VALUE([.B134])" office:value-type="float" office:value="60992">
            <text:p>60992</text:p>
          </table:table-cell>
          <table:table-cell/>
          <table:table-cell table:formula="of:=CONCATENATE( &quot;['&quot;; [.A134]; &quot;', '&quot;;[.$A$3];&quot;', &quot;; [.C134]; &quot;],&quot; )" office:value-type="string" office:string-value="['55', 'Wiki-Links', 60992],">
            <text:p>['55', 'Wiki-Links', 60992],</text:p>
          </table:table-cell>
          <table:table-cell table:number-columns-repeated="8"/>
        </table:table-row>
        <table:table-row table:style-name="ro2">
          <table:table-cell office:value-type="string">
            <text:p>164</text:p>
          </table:table-cell>
          <table:table-cell office:value-type="string">
            <text:p>60011</text:p>
          </table:table-cell>
          <table:table-cell table:formula="of:=VALUE([.B135])" office:value-type="float" office:value="60011">
            <text:p>60011</text:p>
          </table:table-cell>
          <table:table-cell/>
          <table:table-cell table:formula="of:=CONCATENATE( &quot;['&quot;; [.A135]; &quot;', '&quot;;[.$A$3];&quot;', &quot;; [.C135]; &quot;],&quot; )" office:value-type="string" office:string-value="['164', 'Wiki-Links', 60011],">
            <text:p>['164', 'Wiki-Links', 60011],</text:p>
          </table:table-cell>
          <table:table-cell table:number-columns-repeated="8"/>
        </table:table-row>
        <table:table-row table:style-name="ro2">
          <table:table-cell office:value-type="string">
            <text:p>81</text:p>
          </table:table-cell>
          <table:table-cell office:value-type="string">
            <text:p>59868</text:p>
          </table:table-cell>
          <table:table-cell table:formula="of:=VALUE([.B136])" office:value-type="float" office:value="59868">
            <text:p>59868</text:p>
          </table:table-cell>
          <table:table-cell/>
          <table:table-cell table:formula="of:=CONCATENATE( &quot;['&quot;; [.A136]; &quot;', '&quot;;[.$A$3];&quot;', &quot;; [.C136]; &quot;],&quot; )" office:value-type="string" office:string-value="['81', 'Wiki-Links', 59868],">
            <text:p>['81', 'Wiki-Links', 59868],</text:p>
          </table:table-cell>
          <table:table-cell table:number-columns-repeated="8"/>
        </table:table-row>
        <table:table-row table:style-name="ro2">
          <table:table-cell office:value-type="string">
            <text:p>191</text:p>
          </table:table-cell>
          <table:table-cell office:value-type="string">
            <text:p>56530</text:p>
          </table:table-cell>
          <table:table-cell table:formula="of:=VALUE([.B137])" office:value-type="float" office:value="56530">
            <text:p>56530</text:p>
          </table:table-cell>
          <table:table-cell/>
          <table:table-cell table:formula="of:=CONCATENATE( &quot;['&quot;; [.A137]; &quot;', '&quot;;[.$A$3];&quot;', &quot;; [.C137]; &quot;],&quot; )" office:value-type="string" office:string-value="['191', 'Wiki-Links', 56530],">
            <text:p>['191', 'Wiki-Links', 56530],</text:p>
          </table:table-cell>
          <table:table-cell table:number-columns-repeated="8"/>
        </table:table-row>
        <table:table-row table:style-name="ro2">
          <table:table-cell office:value-type="string">
            <text:p>131</text:p>
          </table:table-cell>
          <table:table-cell office:value-type="string">
            <text:p>55060</text:p>
          </table:table-cell>
          <table:table-cell table:formula="of:=VALUE([.B138])" office:value-type="float" office:value="55060">
            <text:p>55060</text:p>
          </table:table-cell>
          <table:table-cell/>
          <table:table-cell table:formula="of:=CONCATENATE( &quot;['&quot;; [.A138]; &quot;', '&quot;;[.$A$3];&quot;', &quot;; [.C138]; &quot;],&quot; )" office:value-type="string" office:string-value="['131', 'Wiki-Links', 55060],">
            <text:p>['131', 'Wiki-Links', 55060],</text:p>
          </table:table-cell>
          <table:table-cell table:number-columns-repeated="8"/>
        </table:table-row>
        <table:table-row table:style-name="ro2">
          <table:table-cell office:value-type="string">
            <text:p>214</text:p>
          </table:table-cell>
          <table:table-cell office:value-type="string">
            <text:p>54510</text:p>
          </table:table-cell>
          <table:table-cell table:formula="of:=VALUE([.B139])" office:value-type="float" office:value="54510">
            <text:p>54510</text:p>
          </table:table-cell>
          <table:table-cell/>
          <table:table-cell table:formula="of:=CONCATENATE( &quot;['&quot;; [.A139]; &quot;', '&quot;;[.$A$3];&quot;', &quot;; [.C139]; &quot;],&quot; )" office:value-type="string" office:string-value="['214', 'Wiki-Links', 54510],">
            <text:p>['214', 'Wiki-Links', 54510],</text:p>
          </table:table-cell>
          <table:table-cell table:number-columns-repeated="8"/>
        </table:table-row>
        <table:table-row table:style-name="ro2">
          <table:table-cell office:value-type="string">
            <text:p>244</text:p>
          </table:table-cell>
          <table:table-cell office:value-type="string">
            <text:p>54196</text:p>
          </table:table-cell>
          <table:table-cell table:formula="of:=VALUE([.B140])" office:value-type="float" office:value="54196">
            <text:p>54196</text:p>
          </table:table-cell>
          <table:table-cell/>
          <table:table-cell table:formula="of:=CONCATENATE( &quot;['&quot;; [.A140]; &quot;', '&quot;;[.$A$3];&quot;', &quot;; [.C140]; &quot;],&quot; )" office:value-type="string" office:string-value="['244', 'Wiki-Links', 54196],">
            <text:p>['244', 'Wiki-Links', 54196],</text:p>
          </table:table-cell>
          <table:table-cell table:number-columns-repeated="8"/>
        </table:table-row>
        <table:table-row table:style-name="ro2">
          <table:table-cell office:value-type="string">
            <text:p>127</text:p>
          </table:table-cell>
          <table:table-cell office:value-type="string">
            <text:p>54177</text:p>
          </table:table-cell>
          <table:table-cell table:formula="of:=VALUE([.B141])" office:value-type="float" office:value="54177">
            <text:p>54177</text:p>
          </table:table-cell>
          <table:table-cell/>
          <table:table-cell table:formula="of:=CONCATENATE( &quot;['&quot;; [.A141]; &quot;', '&quot;;[.$A$3];&quot;', &quot;; [.C141]; &quot;],&quot; )" office:value-type="string" office:string-value="['127', 'Wiki-Links', 54177],">
            <text:p>['127', 'Wiki-Links', 54177],</text:p>
          </table:table-cell>
          <table:table-cell table:number-columns-repeated="8"/>
        </table:table-row>
        <table:table-row table:style-name="ro2">
          <table:table-cell office:value-type="string">
            <text:p>220</text:p>
          </table:table-cell>
          <table:table-cell office:value-type="string">
            <text:p>51696</text:p>
          </table:table-cell>
          <table:table-cell table:formula="of:=VALUE([.B142])" office:value-type="float" office:value="51696">
            <text:p>51696</text:p>
          </table:table-cell>
          <table:table-cell/>
          <table:table-cell table:formula="of:=CONCATENATE( &quot;['&quot;; [.A142]; &quot;', '&quot;;[.$A$3];&quot;', &quot;; [.C142]; &quot;],&quot; )" office:value-type="string" office:string-value="['220', 'Wiki-Links', 51696],">
            <text:p>['220', 'Wiki-Links', 51696],</text:p>
          </table:table-cell>
          <table:table-cell table:number-columns-repeated="8"/>
        </table:table-row>
        <table:table-row table:style-name="ro2">
          <table:table-cell office:value-type="string">
            <text:p>54</text:p>
          </table:table-cell>
          <table:table-cell office:value-type="string">
            <text:p>51247</text:p>
          </table:table-cell>
          <table:table-cell table:formula="of:=VALUE([.B143])" office:value-type="float" office:value="51247">
            <text:p>51247</text:p>
          </table:table-cell>
          <table:table-cell/>
          <table:table-cell table:formula="of:=CONCATENATE( &quot;['&quot;; [.A143]; &quot;', '&quot;;[.$A$3];&quot;', &quot;; [.C143]; &quot;],&quot; )" office:value-type="string" office:string-value="['54', 'Wiki-Links', 51247],">
            <text:p>['54', 'Wiki-Links', 51247],</text:p>
          </table:table-cell>
          <table:table-cell table:number-columns-repeated="8"/>
        </table:table-row>
        <table:table-row table:style-name="ro2">
          <table:table-cell office:value-type="string">
            <text:p>10</text:p>
          </table:table-cell>
          <table:table-cell office:value-type="string">
            <text:p>50746</text:p>
          </table:table-cell>
          <table:table-cell table:formula="of:=VALUE([.B144])" office:value-type="float" office:value="50746">
            <text:p>50746</text:p>
          </table:table-cell>
          <table:table-cell/>
          <table:table-cell table:formula="of:=CONCATENATE( &quot;['&quot;; [.A144]; &quot;', '&quot;;[.$A$3];&quot;', &quot;; [.C144]; &quot;],&quot; )" office:value-type="string" office:string-value="['10', 'Wiki-Links', 50746],">
            <text:p>['10', 'Wiki-Links', 50746],</text:p>
          </table:table-cell>
          <table:table-cell table:number-columns-repeated="8"/>
        </table:table-row>
        <table:table-row table:style-name="ro2">
          <table:table-cell office:value-type="string">
            <text:p>144</text:p>
          </table:table-cell>
          <table:table-cell office:value-type="string">
            <text:p>50724</text:p>
          </table:table-cell>
          <table:table-cell table:formula="of:=VALUE([.B145])" office:value-type="float" office:value="50724">
            <text:p>50724</text:p>
          </table:table-cell>
          <table:table-cell/>
          <table:table-cell table:formula="of:=CONCATENATE( &quot;['&quot;; [.A145]; &quot;', '&quot;;[.$A$3];&quot;', &quot;; [.C145]; &quot;],&quot; )" office:value-type="string" office:string-value="['144', 'Wiki-Links', 50724],">
            <text:p>['144', 'Wiki-Links', 50724],</text:p>
          </table:table-cell>
          <table:table-cell table:number-columns-repeated="8"/>
        </table:table-row>
        <table:table-row table:style-name="ro2">
          <table:table-cell office:value-type="string">
            <text:p>101</text:p>
          </table:table-cell>
          <table:table-cell office:value-type="string">
            <text:p>49579</text:p>
          </table:table-cell>
          <table:table-cell table:formula="of:=VALUE([.B146])" office:value-type="float" office:value="49579">
            <text:p>49579</text:p>
          </table:table-cell>
          <table:table-cell/>
          <table:table-cell table:formula="of:=CONCATENATE( &quot;['&quot;; [.A146]; &quot;', '&quot;;[.$A$3];&quot;', &quot;; [.C146]; &quot;],&quot; )" office:value-type="string" office:string-value="['101', 'Wiki-Links', 49579],">
            <text:p>['101', 'Wiki-Links', 49579],</text:p>
          </table:table-cell>
          <table:table-cell table:number-columns-repeated="8"/>
        </table:table-row>
        <table:table-row table:style-name="ro2">
          <table:table-cell office:value-type="string">
            <text:p>201</text:p>
          </table:table-cell>
          <table:table-cell office:value-type="string">
            <text:p>48747</text:p>
          </table:table-cell>
          <table:table-cell table:formula="of:=VALUE([.B147])" office:value-type="float" office:value="48747">
            <text:p>48747</text:p>
          </table:table-cell>
          <table:table-cell/>
          <table:table-cell table:formula="of:=CONCATENATE( &quot;['&quot;; [.A147]; &quot;', '&quot;;[.$A$3];&quot;', &quot;; [.C147]; &quot;],&quot; )" office:value-type="string" office:string-value="['201', 'Wiki-Links', 48747],">
            <text:p>['201', 'Wiki-Links', 48747],</text:p>
          </table:table-cell>
          <table:table-cell table:number-columns-repeated="8"/>
        </table:table-row>
        <table:table-row table:style-name="ro2">
          <table:table-cell office:value-type="string">
            <text:p>86</text:p>
          </table:table-cell>
          <table:table-cell office:value-type="string">
            <text:p>48700</text:p>
          </table:table-cell>
          <table:table-cell table:formula="of:=VALUE([.B148])" office:value-type="float" office:value="48700">
            <text:p>48700</text:p>
          </table:table-cell>
          <table:table-cell/>
          <table:table-cell table:formula="of:=CONCATENATE( &quot;['&quot;; [.A148]; &quot;', '&quot;;[.$A$3];&quot;', &quot;; [.C148]; &quot;],&quot; )" office:value-type="string" office:string-value="['86', 'Wiki-Links', 48700],">
            <text:p>['86', 'Wiki-Links', 48700],</text:p>
          </table:table-cell>
          <table:table-cell table:number-columns-repeated="8"/>
        </table:table-row>
        <table:table-row table:style-name="ro2">
          <table:table-cell office:value-type="string">
            <text:p>182</text:p>
          </table:table-cell>
          <table:table-cell office:value-type="string">
            <text:p>46153</text:p>
          </table:table-cell>
          <table:table-cell table:formula="of:=VALUE([.B149])" office:value-type="float" office:value="46153">
            <text:p>46153</text:p>
          </table:table-cell>
          <table:table-cell/>
          <table:table-cell table:formula="of:=CONCATENATE( &quot;['&quot;; [.A149]; &quot;', '&quot;;[.$A$3];&quot;', &quot;; [.C149]; &quot;],&quot; )" office:value-type="string" office:string-value="['182', 'Wiki-Links', 46153],">
            <text:p>['182', 'Wiki-Links', 46153],</text:p>
          </table:table-cell>
          <table:table-cell table:number-columns-repeated="8"/>
        </table:table-row>
        <table:table-row table:style-name="ro2">
          <table:table-cell office:value-type="string">
            <text:p>188</text:p>
          </table:table-cell>
          <table:table-cell office:value-type="string">
            <text:p>44984</text:p>
          </table:table-cell>
          <table:table-cell table:formula="of:=VALUE([.B150])" office:value-type="float" office:value="44984">
            <text:p>44984</text:p>
          </table:table-cell>
          <table:table-cell/>
          <table:table-cell table:formula="of:=CONCATENATE( &quot;['&quot;; [.A150]; &quot;', '&quot;;[.$A$3];&quot;', &quot;; [.C150]; &quot;],&quot; )" office:value-type="string" office:string-value="['188', 'Wiki-Links', 44984],">
            <text:p>['188', 'Wiki-Links', 44984],</text:p>
          </table:table-cell>
          <table:table-cell table:number-columns-repeated="8"/>
        </table:table-row>
        <table:table-row table:style-name="ro2">
          <table:table-cell office:value-type="string">
            <text:p>87</text:p>
          </table:table-cell>
          <table:table-cell office:value-type="string">
            <text:p>44855</text:p>
          </table:table-cell>
          <table:table-cell table:formula="of:=VALUE([.B151])" office:value-type="float" office:value="44855">
            <text:p>44855</text:p>
          </table:table-cell>
          <table:table-cell/>
          <table:table-cell table:formula="of:=CONCATENATE( &quot;['&quot;; [.A151]; &quot;', '&quot;;[.$A$3];&quot;', &quot;; [.C151]; &quot;],&quot; )" office:value-type="string" office:string-value="['87', 'Wiki-Links', 44855],">
            <text:p>['87', 'Wiki-Links', 44855],</text:p>
          </table:table-cell>
          <table:table-cell table:number-columns-repeated="8"/>
        </table:table-row>
        <table:table-row table:style-name="ro2">
          <table:table-cell office:value-type="string">
            <text:p>156</text:p>
          </table:table-cell>
          <table:table-cell office:value-type="string">
            <text:p>44133</text:p>
          </table:table-cell>
          <table:table-cell table:formula="of:=VALUE([.B152])" office:value-type="float" office:value="44133">
            <text:p>44133</text:p>
          </table:table-cell>
          <table:table-cell/>
          <table:table-cell table:formula="of:=CONCATENATE( &quot;['&quot;; [.A152]; &quot;', '&quot;;[.$A$3];&quot;', &quot;; [.C152]; &quot;],&quot; )" office:value-type="string" office:string-value="['156', 'Wiki-Links', 44133],">
            <text:p>['156', 'Wiki-Links', 44133],</text:p>
          </table:table-cell>
          <table:table-cell table:number-columns-repeated="8"/>
        </table:table-row>
        <table:table-row table:style-name="ro2">
          <table:table-cell office:value-type="string">
            <text:p>199</text:p>
          </table:table-cell>
          <table:table-cell office:value-type="string">
            <text:p>44079</text:p>
          </table:table-cell>
          <table:table-cell table:formula="of:=VALUE([.B153])" office:value-type="float" office:value="44079">
            <text:p>44079</text:p>
          </table:table-cell>
          <table:table-cell/>
          <table:table-cell table:formula="of:=CONCATENATE( &quot;['&quot;; [.A153]; &quot;', '&quot;;[.$A$3];&quot;', &quot;; [.C153]; &quot;],&quot; )" office:value-type="string" office:string-value="['199', 'Wiki-Links', 44079],">
            <text:p>['199', 'Wiki-Links', 44079],</text:p>
          </table:table-cell>
          <table:table-cell table:number-columns-repeated="8"/>
        </table:table-row>
        <table:table-row table:style-name="ro2">
          <table:table-cell office:value-type="string">
            <text:p>236</text:p>
          </table:table-cell>
          <table:table-cell office:value-type="string">
            <text:p>41623</text:p>
          </table:table-cell>
          <table:table-cell table:formula="of:=VALUE([.B154])" office:value-type="float" office:value="41623">
            <text:p>41623</text:p>
          </table:table-cell>
          <table:table-cell/>
          <table:table-cell table:formula="of:=CONCATENATE( &quot;['&quot;; [.A154]; &quot;', '&quot;;[.$A$3];&quot;', &quot;; [.C154]; &quot;],&quot; )" office:value-type="string" office:string-value="['236', 'Wiki-Links', 41623],">
            <text:p>['236', 'Wiki-Links', 41623],</text:p>
          </table:table-cell>
          <table:table-cell table:number-columns-repeated="8"/>
        </table:table-row>
        <table:table-row table:style-name="ro2">
          <table:table-cell office:value-type="string">
            <text:p>15</text:p>
          </table:table-cell>
          <table:table-cell office:value-type="string">
            <text:p>39330</text:p>
          </table:table-cell>
          <table:table-cell table:formula="of:=VALUE([.B155])" office:value-type="float" office:value="39330">
            <text:p>39330</text:p>
          </table:table-cell>
          <table:table-cell/>
          <table:table-cell table:formula="of:=CONCATENATE( &quot;['&quot;; [.A155]; &quot;', '&quot;;[.$A$3];&quot;', &quot;; [.C155]; &quot;],&quot; )" office:value-type="string" office:string-value="['15', 'Wiki-Links', 39330],">
            <text:p>['15', 'Wiki-Links', 39330],</text:p>
          </table:table-cell>
          <table:table-cell table:number-columns-repeated="8"/>
        </table:table-row>
        <table:table-row table:style-name="ro2">
          <table:table-cell office:value-type="string">
            <text:p>65</text:p>
          </table:table-cell>
          <table:table-cell office:value-type="string">
            <text:p>38514</text:p>
          </table:table-cell>
          <table:table-cell table:formula="of:=VALUE([.B156])" office:value-type="float" office:value="38514">
            <text:p>38514</text:p>
          </table:table-cell>
          <table:table-cell/>
          <table:table-cell table:formula="of:=CONCATENATE( &quot;['&quot;; [.A156]; &quot;', '&quot;;[.$A$3];&quot;', &quot;; [.C156]; &quot;],&quot; )" office:value-type="string" office:string-value="['65', 'Wiki-Links', 38514],">
            <text:p>['65', 'Wiki-Links', 38514],</text:p>
          </table:table-cell>
          <table:table-cell table:number-columns-repeated="8"/>
        </table:table-row>
        <table:table-row table:style-name="ro2">
          <table:table-cell office:value-type="string">
            <text:p>179</text:p>
          </table:table-cell>
          <table:table-cell office:value-type="string">
            <text:p>38444</text:p>
          </table:table-cell>
          <table:table-cell table:formula="of:=VALUE([.B157])" office:value-type="float" office:value="38444">
            <text:p>38444</text:p>
          </table:table-cell>
          <table:table-cell/>
          <table:table-cell table:formula="of:=CONCATENATE( &quot;['&quot;; [.A157]; &quot;', '&quot;;[.$A$3];&quot;', &quot;; [.C157]; &quot;],&quot; )" office:value-type="string" office:string-value="['179', 'Wiki-Links', 38444],">
            <text:p>['179', 'Wiki-Links', 38444],</text:p>
          </table:table-cell>
          <table:table-cell table:number-columns-repeated="8"/>
        </table:table-row>
        <table:table-row table:style-name="ro2">
          <table:table-cell office:value-type="string">
            <text:p>243</text:p>
          </table:table-cell>
          <table:table-cell office:value-type="string">
            <text:p>38330</text:p>
          </table:table-cell>
          <table:table-cell table:formula="of:=VALUE([.B158])" office:value-type="float" office:value="38330">
            <text:p>38330</text:p>
          </table:table-cell>
          <table:table-cell/>
          <table:table-cell table:formula="of:=CONCATENATE( &quot;['&quot;; [.A158]; &quot;', '&quot;;[.$A$3];&quot;', &quot;; [.C158]; &quot;],&quot; )" office:value-type="string" office:string-value="['243', 'Wiki-Links', 38330],">
            <text:p>['243', 'Wiki-Links', 38330],</text:p>
          </table:table-cell>
          <table:table-cell table:number-columns-repeated="8"/>
        </table:table-row>
        <table:table-row table:style-name="ro2">
          <table:table-cell office:value-type="string">
            <text:p>163</text:p>
          </table:table-cell>
          <table:table-cell office:value-type="string">
            <text:p>37142</text:p>
          </table:table-cell>
          <table:table-cell table:formula="of:=VALUE([.B159])" office:value-type="float" office:value="37142">
            <text:p>37142</text:p>
          </table:table-cell>
          <table:table-cell/>
          <table:table-cell table:formula="of:=CONCATENATE( &quot;['&quot;; [.A159]; &quot;', '&quot;;[.$A$3];&quot;', &quot;; [.C159]; &quot;],&quot; )" office:value-type="string" office:string-value="['163', 'Wiki-Links', 37142],">
            <text:p>['163', 'Wiki-Links', 37142],</text:p>
          </table:table-cell>
          <table:table-cell table:number-columns-repeated="8"/>
        </table:table-row>
        <table:table-row table:style-name="ro2">
          <table:table-cell office:value-type="string">
            <text:p>129</text:p>
          </table:table-cell>
          <table:table-cell office:value-type="string">
            <text:p>34376</text:p>
          </table:table-cell>
          <table:table-cell table:formula="of:=VALUE([.B160])" office:value-type="float" office:value="34376">
            <text:p>34376</text:p>
          </table:table-cell>
          <table:table-cell/>
          <table:table-cell table:formula="of:=CONCATENATE( &quot;['&quot;; [.A160]; &quot;', '&quot;;[.$A$3];&quot;', &quot;; [.C160]; &quot;],&quot; )" office:value-type="string" office:string-value="['129', 'Wiki-Links', 34376],">
            <text:p>['129', 'Wiki-Links', 34376],</text:p>
          </table:table-cell>
          <table:table-cell table:number-columns-repeated="8"/>
        </table:table-row>
        <table:table-row table:style-name="ro2">
          <table:table-cell office:value-type="string">
            <text:p>155</text:p>
          </table:table-cell>
          <table:table-cell office:value-type="string">
            <text:p>33974</text:p>
          </table:table-cell>
          <table:table-cell table:formula="of:=VALUE([.B161])" office:value-type="float" office:value="33974">
            <text:p>33974</text:p>
          </table:table-cell>
          <table:table-cell/>
          <table:table-cell table:formula="of:=CONCATENATE( &quot;['&quot;; [.A161]; &quot;', '&quot;;[.$A$3];&quot;', &quot;; [.C161]; &quot;],&quot; )" office:value-type="string" office:string-value="['155', 'Wiki-Links', 33974],">
            <text:p>['155', 'Wiki-Links', 33974],</text:p>
          </table:table-cell>
          <table:table-cell table:number-columns-repeated="8"/>
        </table:table-row>
        <table:table-row table:style-name="ro2">
          <table:table-cell office:value-type="string">
            <text:p>227</text:p>
          </table:table-cell>
          <table:table-cell office:value-type="string">
            <text:p>33887</text:p>
          </table:table-cell>
          <table:table-cell table:formula="of:=VALUE([.B162])" office:value-type="float" office:value="33887">
            <text:p>33887</text:p>
          </table:table-cell>
          <table:table-cell/>
          <table:table-cell table:formula="of:=CONCATENATE( &quot;['&quot;; [.A162]; &quot;', '&quot;;[.$A$3];&quot;', &quot;; [.C162]; &quot;],&quot; )" office:value-type="string" office:string-value="['227', 'Wiki-Links', 33887],">
            <text:p>['227', 'Wiki-Links', 33887],</text:p>
          </table:table-cell>
          <table:table-cell table:number-columns-repeated="8"/>
        </table:table-row>
        <table:table-row table:style-name="ro2">
          <table:table-cell office:value-type="string">
            <text:p>242</text:p>
          </table:table-cell>
          <table:table-cell office:value-type="string">
            <text:p>31879</text:p>
          </table:table-cell>
          <table:table-cell table:formula="of:=VALUE([.B163])" office:value-type="float" office:value="31879">
            <text:p>31879</text:p>
          </table:table-cell>
          <table:table-cell/>
          <table:table-cell table:formula="of:=CONCATENATE( &quot;['&quot;; [.A163]; &quot;', '&quot;;[.$A$3];&quot;', &quot;; [.C163]; &quot;],&quot; )" office:value-type="string" office:string-value="['242', 'Wiki-Links', 31879],">
            <text:p>['242', 'Wiki-Links', 31879],</text:p>
          </table:table-cell>
          <table:table-cell table:number-columns-repeated="8"/>
        </table:table-row>
        <table:table-row table:style-name="ro2">
          <table:table-cell office:value-type="string">
            <text:p>114</text:p>
          </table:table-cell>
          <table:table-cell office:value-type="string">
            <text:p>29770</text:p>
          </table:table-cell>
          <table:table-cell table:formula="of:=VALUE([.B164])" office:value-type="float" office:value="29770">
            <text:p>29770</text:p>
          </table:table-cell>
          <table:table-cell/>
          <table:table-cell table:formula="of:=CONCATENATE( &quot;['&quot;; [.A164]; &quot;', '&quot;;[.$A$3];&quot;', &quot;; [.C164]; &quot;],&quot; )" office:value-type="string" office:string-value="['114', 'Wiki-Links', 29770],">
            <text:p>['114', 'Wiki-Links', 29770],</text:p>
          </table:table-cell>
          <table:table-cell table:number-columns-repeated="8"/>
        </table:table-row>
        <table:table-row table:style-name="ro2">
          <table:table-cell office:value-type="string">
            <text:p>184</text:p>
          </table:table-cell>
          <table:table-cell office:value-type="string">
            <text:p>29734</text:p>
          </table:table-cell>
          <table:table-cell table:formula="of:=VALUE([.B165])" office:value-type="float" office:value="29734">
            <text:p>29734</text:p>
          </table:table-cell>
          <table:table-cell/>
          <table:table-cell table:formula="of:=CONCATENATE( &quot;['&quot;; [.A165]; &quot;', '&quot;;[.$A$3];&quot;', &quot;; [.C165]; &quot;],&quot; )" office:value-type="string" office:string-value="['184', 'Wiki-Links', 29734],">
            <text:p>['184', 'Wiki-Links', 29734],</text:p>
          </table:table-cell>
          <table:table-cell table:number-columns-repeated="8"/>
        </table:table-row>
        <table:table-row table:style-name="ro2">
          <table:table-cell office:value-type="string">
            <text:p>158</text:p>
          </table:table-cell>
          <table:table-cell office:value-type="string">
            <text:p>29357</text:p>
          </table:table-cell>
          <table:table-cell table:formula="of:=VALUE([.B166])" office:value-type="float" office:value="29357">
            <text:p>29357</text:p>
          </table:table-cell>
          <table:table-cell/>
          <table:table-cell table:formula="of:=CONCATENATE( &quot;['&quot;; [.A166]; &quot;', '&quot;;[.$A$3];&quot;', &quot;; [.C166]; &quot;],&quot; )" office:value-type="string" office:string-value="['158', 'Wiki-Links', 29357],">
            <text:p>['158', 'Wiki-Links', 29357],</text:p>
          </table:table-cell>
          <table:table-cell table:number-columns-repeated="8"/>
        </table:table-row>
        <table:table-row table:style-name="ro2">
          <table:table-cell office:value-type="string">
            <text:p>57</text:p>
          </table:table-cell>
          <table:table-cell office:value-type="string">
            <text:p>29130</text:p>
          </table:table-cell>
          <table:table-cell table:formula="of:=VALUE([.B167])" office:value-type="float" office:value="29130">
            <text:p>29130</text:p>
          </table:table-cell>
          <table:table-cell/>
          <table:table-cell table:formula="of:=CONCATENATE( &quot;['&quot;; [.A167]; &quot;', '&quot;;[.$A$3];&quot;', &quot;; [.C167]; &quot;],&quot; )" office:value-type="string" office:string-value="['57', 'Wiki-Links', 29130],">
            <text:p>['57', 'Wiki-Links', 29130],</text:p>
          </table:table-cell>
          <table:table-cell table:number-columns-repeated="8"/>
        </table:table-row>
        <table:table-row table:style-name="ro2">
          <table:table-cell office:value-type="string">
            <text:p>115</text:p>
          </table:table-cell>
          <table:table-cell office:value-type="string">
            <text:p>28357</text:p>
          </table:table-cell>
          <table:table-cell table:formula="of:=VALUE([.B168])" office:value-type="float" office:value="28357">
            <text:p>28357</text:p>
          </table:table-cell>
          <table:table-cell/>
          <table:table-cell table:formula="of:=CONCATENATE( &quot;['&quot;; [.A168]; &quot;', '&quot;;[.$A$3];&quot;', &quot;; [.C168]; &quot;],&quot; )" office:value-type="string" office:string-value="['115', 'Wiki-Links', 28357],">
            <text:p>['115', 'Wiki-Links', 28357],</text:p>
          </table:table-cell>
          <table:table-cell table:number-columns-repeated="8"/>
        </table:table-row>
        <table:table-row table:style-name="ro2">
          <table:table-cell office:value-type="string">
            <text:p>17</text:p>
          </table:table-cell>
          <table:table-cell office:value-type="string">
            <text:p>28354</text:p>
          </table:table-cell>
          <table:table-cell table:formula="of:=VALUE([.B169])" office:value-type="float" office:value="28354">
            <text:p>28354</text:p>
          </table:table-cell>
          <table:table-cell/>
          <table:table-cell table:formula="of:=CONCATENATE( &quot;['&quot;; [.A169]; &quot;', '&quot;;[.$A$3];&quot;', &quot;; [.C169]; &quot;],&quot; )" office:value-type="string" office:string-value="['17', 'Wiki-Links', 28354],">
            <text:p>['17', 'Wiki-Links', 28354],</text:p>
          </table:table-cell>
          <table:table-cell table:number-columns-repeated="8"/>
        </table:table-row>
        <table:table-row table:style-name="ro2">
          <table:table-cell office:value-type="string">
            <text:p>48</text:p>
          </table:table-cell>
          <table:table-cell office:value-type="string">
            <text:p>27592</text:p>
          </table:table-cell>
          <table:table-cell table:formula="of:=VALUE([.B170])" office:value-type="float" office:value="27592">
            <text:p>27592</text:p>
          </table:table-cell>
          <table:table-cell/>
          <table:table-cell table:formula="of:=CONCATENATE( &quot;['&quot;; [.A170]; &quot;', '&quot;;[.$A$3];&quot;', &quot;; [.C170]; &quot;],&quot; )" office:value-type="string" office:string-value="['48', 'Wiki-Links', 27592],">
            <text:p>['48', 'Wiki-Links', 27592],</text:p>
          </table:table-cell>
          <table:table-cell table:number-columns-repeated="8"/>
        </table:table-row>
        <table:table-row table:style-name="ro2">
          <table:table-cell office:value-type="string">
            <text:p>187</text:p>
          </table:table-cell>
          <table:table-cell office:value-type="string">
            <text:p>27277</text:p>
          </table:table-cell>
          <table:table-cell table:formula="of:=VALUE([.B171])" office:value-type="float" office:value="27277">
            <text:p>27277</text:p>
          </table:table-cell>
          <table:table-cell/>
          <table:table-cell table:formula="of:=CONCATENATE( &quot;['&quot;; [.A171]; &quot;', '&quot;;[.$A$3];&quot;', &quot;; [.C171]; &quot;],&quot; )" office:value-type="string" office:string-value="['187', 'Wiki-Links', 27277],">
            <text:p>['187', 'Wiki-Links', 27277],</text:p>
          </table:table-cell>
          <table:table-cell table:number-columns-repeated="8"/>
        </table:table-row>
        <table:table-row table:style-name="ro2">
          <table:table-cell office:value-type="string">
            <text:p>24</text:p>
          </table:table-cell>
          <table:table-cell office:value-type="string">
            <text:p>26423</text:p>
          </table:table-cell>
          <table:table-cell table:formula="of:=VALUE([.B172])" office:value-type="float" office:value="26423">
            <text:p>26423</text:p>
          </table:table-cell>
          <table:table-cell/>
          <table:table-cell table:formula="of:=CONCATENATE( &quot;['&quot;; [.A172]; &quot;', '&quot;;[.$A$3];&quot;', &quot;; [.C172]; &quot;],&quot; )" office:value-type="string" office:string-value="['24', 'Wiki-Links', 26423],">
            <text:p>['24', 'Wiki-Links', 26423],</text:p>
          </table:table-cell>
          <table:table-cell table:number-columns-repeated="8"/>
        </table:table-row>
        <table:table-row table:style-name="ro2">
          <table:table-cell office:value-type="string">
            <text:p>28</text:p>
          </table:table-cell>
          <table:table-cell office:value-type="string">
            <text:p>26172</text:p>
          </table:table-cell>
          <table:table-cell table:formula="of:=VALUE([.B173])" office:value-type="float" office:value="26172">
            <text:p>26172</text:p>
          </table:table-cell>
          <table:table-cell/>
          <table:table-cell table:formula="of:=CONCATENATE( &quot;['&quot;; [.A173]; &quot;', '&quot;;[.$A$3];&quot;', &quot;; [.C173]; &quot;],&quot; )" office:value-type="string" office:string-value="['28', 'Wiki-Links', 26172],">
            <text:p>['28', 'Wiki-Links', 26172],</text:p>
          </table:table-cell>
          <table:table-cell table:number-columns-repeated="8"/>
        </table:table-row>
        <table:table-row table:style-name="ro2">
          <table:table-cell office:value-type="string">
            <text:p>120</text:p>
          </table:table-cell>
          <table:table-cell office:value-type="string">
            <text:p>26165</text:p>
          </table:table-cell>
          <table:table-cell table:formula="of:=VALUE([.B174])" office:value-type="float" office:value="26165">
            <text:p>26165</text:p>
          </table:table-cell>
          <table:table-cell/>
          <table:table-cell table:formula="of:=CONCATENATE( &quot;['&quot;; [.A174]; &quot;', '&quot;;[.$A$3];&quot;', &quot;; [.C174]; &quot;],&quot; )" office:value-type="string" office:string-value="['120', 'Wiki-Links', 26165],">
            <text:p>['120', 'Wiki-Links', 26165],</text:p>
          </table:table-cell>
          <table:table-cell table:number-columns-repeated="8"/>
        </table:table-row>
        <table:table-row table:style-name="ro2">
          <table:table-cell office:value-type="string">
            <text:p>208</text:p>
          </table:table-cell>
          <table:table-cell office:value-type="string">
            <text:p>23525</text:p>
          </table:table-cell>
          <table:table-cell table:formula="of:=VALUE([.B175])" office:value-type="float" office:value="23525">
            <text:p>23525</text:p>
          </table:table-cell>
          <table:table-cell/>
          <table:table-cell table:formula="of:=CONCATENATE( &quot;['&quot;; [.A175]; &quot;', '&quot;;[.$A$3];&quot;', &quot;; [.C175]; &quot;],&quot; )" office:value-type="string" office:string-value="['208', 'Wiki-Links', 23525],">
            <text:p>['208', 'Wiki-Links', 23525],</text:p>
          </table:table-cell>
          <table:table-cell table:number-columns-repeated="8"/>
        </table:table-row>
        <table:table-row table:style-name="ro2">
          <table:table-cell office:value-type="string">
            <text:p>139</text:p>
          </table:table-cell>
          <table:table-cell office:value-type="string">
            <text:p>22877</text:p>
          </table:table-cell>
          <table:table-cell table:formula="of:=VALUE([.B176])" office:value-type="float" office:value="22877">
            <text:p>22877</text:p>
          </table:table-cell>
          <table:table-cell/>
          <table:table-cell table:formula="of:=CONCATENATE( &quot;['&quot;; [.A176]; &quot;', '&quot;;[.$A$3];&quot;', &quot;; [.C176]; &quot;],&quot; )" office:value-type="string" office:string-value="['139', 'Wiki-Links', 22877],">
            <text:p>['139', 'Wiki-Links', 22877],</text:p>
          </table:table-cell>
          <table:table-cell table:number-columns-repeated="8"/>
        </table:table-row>
        <table:table-row table:style-name="ro2">
          <table:table-cell office:value-type="string">
            <text:p>108</text:p>
          </table:table-cell>
          <table:table-cell office:value-type="string">
            <text:p>22520</text:p>
          </table:table-cell>
          <table:table-cell table:formula="of:=VALUE([.B177])" office:value-type="float" office:value="22520">
            <text:p>22520</text:p>
          </table:table-cell>
          <table:table-cell/>
          <table:table-cell table:formula="of:=CONCATENATE( &quot;['&quot;; [.A177]; &quot;', '&quot;;[.$A$3];&quot;', &quot;; [.C177]; &quot;],&quot; )" office:value-type="string" office:string-value="['108', 'Wiki-Links', 22520],">
            <text:p>['108', 'Wiki-Links', 22520],</text:p>
          </table:table-cell>
          <table:table-cell table:number-columns-repeated="8"/>
        </table:table-row>
        <table:table-row table:style-name="ro2">
          <table:table-cell office:value-type="string">
            <text:p>183</text:p>
          </table:table-cell>
          <table:table-cell office:value-type="string">
            <text:p>22488</text:p>
          </table:table-cell>
          <table:table-cell table:formula="of:=VALUE([.B178])" office:value-type="float" office:value="22488">
            <text:p>22488</text:p>
          </table:table-cell>
          <table:table-cell/>
          <table:table-cell table:formula="of:=CONCATENATE( &quot;['&quot;; [.A178]; &quot;', '&quot;;[.$A$3];&quot;', &quot;; [.C178]; &quot;],&quot; )" office:value-type="string" office:string-value="['183', 'Wiki-Links', 22488],">
            <text:p>['183', 'Wiki-Links', 22488],</text:p>
          </table:table-cell>
          <table:table-cell table:number-columns-repeated="8"/>
        </table:table-row>
        <table:table-row table:style-name="ro2">
          <table:table-cell office:value-type="string">
            <text:p>178</text:p>
          </table:table-cell>
          <table:table-cell office:value-type="string">
            <text:p>22104</text:p>
          </table:table-cell>
          <table:table-cell table:formula="of:=VALUE([.B179])" office:value-type="float" office:value="22104">
            <text:p>22104</text:p>
          </table:table-cell>
          <table:table-cell/>
          <table:table-cell table:formula="of:=CONCATENATE( &quot;['&quot;; [.A179]; &quot;', '&quot;;[.$A$3];&quot;', &quot;; [.C179]; &quot;],&quot; )" office:value-type="string" office:string-value="['178', 'Wiki-Links', 22104],">
            <text:p>['178', 'Wiki-Links', 22104],</text:p>
          </table:table-cell>
          <table:table-cell table:number-columns-repeated="8"/>
        </table:table-row>
        <table:table-row table:style-name="ro2">
          <table:table-cell office:value-type="string">
            <text:p>181</text:p>
          </table:table-cell>
          <table:table-cell office:value-type="string">
            <text:p>21883</text:p>
          </table:table-cell>
          <table:table-cell table:formula="of:=VALUE([.B180])" office:value-type="float" office:value="21883">
            <text:p>21883</text:p>
          </table:table-cell>
          <table:table-cell/>
          <table:table-cell table:formula="of:=CONCATENATE( &quot;['&quot;; [.A180]; &quot;', '&quot;;[.$A$3];&quot;', &quot;; [.C180]; &quot;],&quot; )" office:value-type="string" office:string-value="['181', 'Wiki-Links', 21883],">
            <text:p>['181', 'Wiki-Links', 21883],</text:p>
          </table:table-cell>
          <table:table-cell table:number-columns-repeated="8"/>
        </table:table-row>
        <table:table-row table:style-name="ro2">
          <table:table-cell office:value-type="string">
            <text:p>37</text:p>
          </table:table-cell>
          <table:table-cell office:value-type="string">
            <text:p>21852</text:p>
          </table:table-cell>
          <table:table-cell table:formula="of:=VALUE([.B181])" office:value-type="float" office:value="21852">
            <text:p>21852</text:p>
          </table:table-cell>
          <table:table-cell/>
          <table:table-cell table:formula="of:=CONCATENATE( &quot;['&quot;; [.A181]; &quot;', '&quot;;[.$A$3];&quot;', &quot;; [.C181]; &quot;],&quot; )" office:value-type="string" office:string-value="['37', 'Wiki-Links', 21852],">
            <text:p>['37', 'Wiki-Links', 21852],</text:p>
          </table:table-cell>
          <table:table-cell table:number-columns-repeated="8"/>
        </table:table-row>
        <table:table-row table:style-name="ro2">
          <table:table-cell office:value-type="string">
            <text:p>172</text:p>
          </table:table-cell>
          <table:table-cell office:value-type="string">
            <text:p>21670</text:p>
          </table:table-cell>
          <table:table-cell table:formula="of:=VALUE([.B182])" office:value-type="float" office:value="21670">
            <text:p>21670</text:p>
          </table:table-cell>
          <table:table-cell/>
          <table:table-cell table:formula="of:=CONCATENATE( &quot;['&quot;; [.A182]; &quot;', '&quot;;[.$A$3];&quot;', &quot;; [.C182]; &quot;],&quot; )" office:value-type="string" office:string-value="['172', 'Wiki-Links', 21670],">
            <text:p>['172', 'Wiki-Links', 21670],</text:p>
          </table:table-cell>
          <table:table-cell table:number-columns-repeated="8"/>
        </table:table-row>
        <table:table-row table:style-name="ro2">
          <table:table-cell office:value-type="string">
            <text:p>192</text:p>
          </table:table-cell>
          <table:table-cell office:value-type="string">
            <text:p>21347</text:p>
          </table:table-cell>
          <table:table-cell table:formula="of:=VALUE([.B183])" office:value-type="float" office:value="21347">
            <text:p>21347</text:p>
          </table:table-cell>
          <table:table-cell/>
          <table:table-cell table:formula="of:=CONCATENATE( &quot;['&quot;; [.A183]; &quot;', '&quot;;[.$A$3];&quot;', &quot;; [.C183]; &quot;],&quot; )" office:value-type="string" office:string-value="['192', 'Wiki-Links', 21347],">
            <text:p>['192', 'Wiki-Links', 21347],</text:p>
          </table:table-cell>
          <table:table-cell table:number-columns-repeated="8"/>
        </table:table-row>
        <table:table-row table:style-name="ro2">
          <table:table-cell office:value-type="string">
            <text:p>212</text:p>
          </table:table-cell>
          <table:table-cell office:value-type="string">
            <text:p>21006</text:p>
          </table:table-cell>
          <table:table-cell table:formula="of:=VALUE([.B184])" office:value-type="float" office:value="21006">
            <text:p>21006</text:p>
          </table:table-cell>
          <table:table-cell/>
          <table:table-cell table:formula="of:=CONCATENATE( &quot;['&quot;; [.A184]; &quot;', '&quot;;[.$A$3];&quot;', &quot;; [.C184]; &quot;],&quot; )" office:value-type="string" office:string-value="['212', 'Wiki-Links', 21006],">
            <text:p>['212', 'Wiki-Links', 21006],</text:p>
          </table:table-cell>
          <table:table-cell table:number-columns-repeated="8"/>
        </table:table-row>
        <table:table-row table:style-name="ro2">
          <table:table-cell office:value-type="string">
            <text:p>119</text:p>
          </table:table-cell>
          <table:table-cell office:value-type="string">
            <text:p>20576</text:p>
          </table:table-cell>
          <table:table-cell table:formula="of:=VALUE([.B185])" office:value-type="float" office:value="20576">
            <text:p>20576</text:p>
          </table:table-cell>
          <table:table-cell/>
          <table:table-cell table:formula="of:=CONCATENATE( &quot;['&quot;; [.A185]; &quot;', '&quot;;[.$A$3];&quot;', &quot;; [.C185]; &quot;],&quot; )" office:value-type="string" office:string-value="['119', 'Wiki-Links', 20576],">
            <text:p>['119', 'Wiki-Links', 20576],</text:p>
          </table:table-cell>
          <table:table-cell table:number-columns-repeated="8"/>
        </table:table-row>
        <table:table-row table:style-name="ro2">
          <table:table-cell office:value-type="string">
            <text:p>36</text:p>
          </table:table-cell>
          <table:table-cell office:value-type="string">
            <text:p>20449</text:p>
          </table:table-cell>
          <table:table-cell table:formula="of:=VALUE([.B186])" office:value-type="float" office:value="20449">
            <text:p>20449</text:p>
          </table:table-cell>
          <table:table-cell/>
          <table:table-cell table:formula="of:=CONCATENATE( &quot;['&quot;; [.A186]; &quot;', '&quot;;[.$A$3];&quot;', &quot;; [.C186]; &quot;],&quot; )" office:value-type="string" office:string-value="['36', 'Wiki-Links', 20449],">
            <text:p>['36', 'Wiki-Links', 20449],</text:p>
          </table:table-cell>
          <table:table-cell table:number-columns-repeated="8"/>
        </table:table-row>
        <table:table-row table:style-name="ro2">
          <table:table-cell office:value-type="string">
            <text:p>14</text:p>
          </table:table-cell>
          <table:table-cell office:value-type="string">
            <text:p>20219</text:p>
          </table:table-cell>
          <table:table-cell table:formula="of:=VALUE([.B187])" office:value-type="float" office:value="20219">
            <text:p>20219</text:p>
          </table:table-cell>
          <table:table-cell/>
          <table:table-cell table:formula="of:=CONCATENATE( &quot;['&quot;; [.A187]; &quot;', '&quot;;[.$A$3];&quot;', &quot;; [.C187]; &quot;],&quot; )" office:value-type="string" office:string-value="['14', 'Wiki-Links', 20219],">
            <text:p>['14', 'Wiki-Links', 20219],</text:p>
          </table:table-cell>
          <table:table-cell table:number-columns-repeated="8"/>
        </table:table-row>
        <table:table-row table:style-name="ro2">
          <table:table-cell office:value-type="string">
            <text:p>26</text:p>
          </table:table-cell>
          <table:table-cell office:value-type="string">
            <text:p>19961</text:p>
          </table:table-cell>
          <table:table-cell table:formula="of:=VALUE([.B188])" office:value-type="float" office:value="19961">
            <text:p>19961</text:p>
          </table:table-cell>
          <table:table-cell/>
          <table:table-cell table:formula="of:=CONCATENATE( &quot;['&quot;; [.A188]; &quot;', '&quot;;[.$A$3];&quot;', &quot;; [.C188]; &quot;],&quot; )" office:value-type="string" office:string-value="['26', 'Wiki-Links', 19961],">
            <text:p>['26', 'Wiki-Links', 19961],</text:p>
          </table:table-cell>
          <table:table-cell table:number-columns-repeated="8"/>
        </table:table-row>
        <table:table-row table:style-name="ro2">
          <table:table-cell office:value-type="string">
            <text:p>59</text:p>
          </table:table-cell>
          <table:table-cell office:value-type="string">
            <text:p>19634</text:p>
          </table:table-cell>
          <table:table-cell table:formula="of:=VALUE([.B189])" office:value-type="float" office:value="19634">
            <text:p>19634</text:p>
          </table:table-cell>
          <table:table-cell/>
          <table:table-cell table:formula="of:=CONCATENATE( &quot;['&quot;; [.A189]; &quot;', '&quot;;[.$A$3];&quot;', &quot;; [.C189]; &quot;],&quot; )" office:value-type="string" office:string-value="['59', 'Wiki-Links', 19634],">
            <text:p>['59', 'Wiki-Links', 19634],</text:p>
          </table:table-cell>
          <table:table-cell table:number-columns-repeated="8"/>
        </table:table-row>
        <table:table-row table:style-name="ro2">
          <table:table-cell office:value-type="string">
            <text:p>124</text:p>
          </table:table-cell>
          <table:table-cell office:value-type="string">
            <text:p>19621</text:p>
          </table:table-cell>
          <table:table-cell table:formula="of:=VALUE([.B190])" office:value-type="float" office:value="19621">
            <text:p>19621</text:p>
          </table:table-cell>
          <table:table-cell/>
          <table:table-cell table:formula="of:=CONCATENATE( &quot;['&quot;; [.A190]; &quot;', '&quot;;[.$A$3];&quot;', &quot;; [.C190]; &quot;],&quot; )" office:value-type="string" office:string-value="['124', 'Wiki-Links', 19621],">
            <text:p>['124', 'Wiki-Links', 19621],</text:p>
          </table:table-cell>
          <table:table-cell table:number-columns-repeated="8"/>
        </table:table-row>
        <table:table-row table:style-name="ro2">
          <table:table-cell office:value-type="string">
            <text:p>143</text:p>
          </table:table-cell>
          <table:table-cell office:value-type="string">
            <text:p>18267</text:p>
          </table:table-cell>
          <table:table-cell table:formula="of:=VALUE([.B191])" office:value-type="float" office:value="18267">
            <text:p>18267</text:p>
          </table:table-cell>
          <table:table-cell/>
          <table:table-cell table:formula="of:=CONCATENATE( &quot;['&quot;; [.A191]; &quot;', '&quot;;[.$A$3];&quot;', &quot;; [.C191]; &quot;],&quot; )" office:value-type="string" office:string-value="['143', 'Wiki-Links', 18267],">
            <text:p>['143', 'Wiki-Links', 18267],</text:p>
          </table:table-cell>
          <table:table-cell table:number-columns-repeated="8"/>
        </table:table-row>
        <table:table-row table:style-name="ro2">
          <table:table-cell office:value-type="string">
            <text:p>217</text:p>
          </table:table-cell>
          <table:table-cell office:value-type="string">
            <text:p>17094</text:p>
          </table:table-cell>
          <table:table-cell table:formula="of:=VALUE([.B192])" office:value-type="float" office:value="17094">
            <text:p>17094</text:p>
          </table:table-cell>
          <table:table-cell/>
          <table:table-cell table:formula="of:=CONCATENATE( &quot;['&quot;; [.A192]; &quot;', '&quot;;[.$A$3];&quot;', &quot;; [.C192]; &quot;],&quot; )" office:value-type="string" office:string-value="['217', 'Wiki-Links', 17094],">
            <text:p>['217', 'Wiki-Links', 17094],</text:p>
          </table:table-cell>
          <table:table-cell table:number-columns-repeated="8"/>
        </table:table-row>
        <table:table-row table:style-name="ro2">
          <table:table-cell office:value-type="string">
            <text:p>110</text:p>
          </table:table-cell>
          <table:table-cell office:value-type="string">
            <text:p>16769</text:p>
          </table:table-cell>
          <table:table-cell table:formula="of:=VALUE([.B193])" office:value-type="float" office:value="16769">
            <text:p>16769</text:p>
          </table:table-cell>
          <table:table-cell/>
          <table:table-cell table:formula="of:=CONCATENATE( &quot;['&quot;; [.A193]; &quot;', '&quot;;[.$A$3];&quot;', &quot;; [.C193]; &quot;],&quot; )" office:value-type="string" office:string-value="['110', 'Wiki-Links', 16769],">
            <text:p>['110', 'Wiki-Links', 16769],</text:p>
          </table:table-cell>
          <table:table-cell table:number-columns-repeated="8"/>
        </table:table-row>
        <table:table-row table:style-name="ro2">
          <table:table-cell office:value-type="string">
            <text:p>41</text:p>
          </table:table-cell>
          <table:table-cell office:value-type="string">
            <text:p>16404</text:p>
          </table:table-cell>
          <table:table-cell table:formula="of:=VALUE([.B194])" office:value-type="float" office:value="16404">
            <text:p>16404</text:p>
          </table:table-cell>
          <table:table-cell/>
          <table:table-cell table:formula="of:=CONCATENATE( &quot;['&quot;; [.A194]; &quot;', '&quot;;[.$A$3];&quot;', &quot;; [.C194]; &quot;],&quot; )" office:value-type="string" office:string-value="['41', 'Wiki-Links', 16404],">
            <text:p>['41', 'Wiki-Links', 16404],</text:p>
          </table:table-cell>
          <table:table-cell table:number-columns-repeated="8"/>
        </table:table-row>
        <table:table-row table:style-name="ro2">
          <table:table-cell office:value-type="string">
            <text:p>161</text:p>
          </table:table-cell>
          <table:table-cell office:value-type="string">
            <text:p>15919</text:p>
          </table:table-cell>
          <table:table-cell table:formula="of:=VALUE([.B195])" office:value-type="float" office:value="15919">
            <text:p>15919</text:p>
          </table:table-cell>
          <table:table-cell/>
          <table:table-cell table:formula="of:=CONCATENATE( &quot;['&quot;; [.A195]; &quot;', '&quot;;[.$A$3];&quot;', &quot;; [.C195]; &quot;],&quot; )" office:value-type="string" office:string-value="['161', 'Wiki-Links', 15919],">
            <text:p>['161', 'Wiki-Links', 15919],</text:p>
          </table:table-cell>
          <table:table-cell table:number-columns-repeated="8"/>
        </table:table-row>
        <table:table-row table:style-name="ro2">
          <table:table-cell office:value-type="string">
            <text:p>113</text:p>
          </table:table-cell>
          <table:table-cell office:value-type="string">
            <text:p>15751</text:p>
          </table:table-cell>
          <table:table-cell table:formula="of:=VALUE([.B196])" office:value-type="float" office:value="15751">
            <text:p>15751</text:p>
          </table:table-cell>
          <table:table-cell/>
          <table:table-cell table:formula="of:=CONCATENATE( &quot;['&quot;; [.A196]; &quot;', '&quot;;[.$A$3];&quot;', &quot;; [.C196]; &quot;],&quot; )" office:value-type="string" office:string-value="['113', 'Wiki-Links', 15751],">
            <text:p>['113', 'Wiki-Links', 15751],</text:p>
          </table:table-cell>
          <table:table-cell table:number-columns-repeated="8"/>
        </table:table-row>
        <table:table-row table:style-name="ro2">
          <table:table-cell office:value-type="string">
            <text:p>44</text:p>
          </table:table-cell>
          <table:table-cell office:value-type="string">
            <text:p>15405</text:p>
          </table:table-cell>
          <table:table-cell table:formula="of:=VALUE([.B197])" office:value-type="float" office:value="15405">
            <text:p>15405</text:p>
          </table:table-cell>
          <table:table-cell/>
          <table:table-cell table:formula="of:=CONCATENATE( &quot;['&quot;; [.A197]; &quot;', '&quot;;[.$A$3];&quot;', &quot;; [.C197]; &quot;],&quot; )" office:value-type="string" office:string-value="['44', 'Wiki-Links', 15405],">
            <text:p>['44', 'Wiki-Links', 15405],</text:p>
          </table:table-cell>
          <table:table-cell table:number-columns-repeated="8"/>
        </table:table-row>
        <table:table-row table:style-name="ro2">
          <table:table-cell office:value-type="string">
            <text:p>238</text:p>
          </table:table-cell>
          <table:table-cell office:value-type="string">
            <text:p>14194</text:p>
          </table:table-cell>
          <table:table-cell table:formula="of:=VALUE([.B198])" office:value-type="float" office:value="14194">
            <text:p>14194</text:p>
          </table:table-cell>
          <table:table-cell/>
          <table:table-cell table:formula="of:=CONCATENATE( &quot;['&quot;; [.A198]; &quot;', '&quot;;[.$A$3];&quot;', &quot;; [.C198]; &quot;],&quot; )" office:value-type="string" office:string-value="['238', 'Wiki-Links', 14194],">
            <text:p>['238', 'Wiki-Links', 14194],</text:p>
          </table:table-cell>
          <table:table-cell table:number-columns-repeated="8"/>
        </table:table-row>
        <table:table-row table:style-name="ro2">
          <table:table-cell office:value-type="string">
            <text:p>218</text:p>
          </table:table-cell>
          <table:table-cell office:value-type="string">
            <text:p>13920</text:p>
          </table:table-cell>
          <table:table-cell table:formula="of:=VALUE([.B199])" office:value-type="float" office:value="13920">
            <text:p>13920</text:p>
          </table:table-cell>
          <table:table-cell/>
          <table:table-cell table:formula="of:=CONCATENATE( &quot;['&quot;; [.A199]; &quot;', '&quot;;[.$A$3];&quot;', &quot;; [.C199]; &quot;],&quot; )" office:value-type="string" office:string-value="['218', 'Wiki-Links', 13920],">
            <text:p>['218', 'Wiki-Links', 13920],</text:p>
          </table:table-cell>
          <table:table-cell table:number-columns-repeated="8"/>
        </table:table-row>
        <table:table-row table:style-name="ro2">
          <table:table-cell office:value-type="string">
            <text:p>21</text:p>
          </table:table-cell>
          <table:table-cell office:value-type="string">
            <text:p>13500</text:p>
          </table:table-cell>
          <table:table-cell table:formula="of:=VALUE([.B200])" office:value-type="float" office:value="13500">
            <text:p>13500</text:p>
          </table:table-cell>
          <table:table-cell/>
          <table:table-cell table:formula="of:=CONCATENATE( &quot;['&quot;; [.A200]; &quot;', '&quot;;[.$A$3];&quot;', &quot;; [.C200]; &quot;],&quot; )" office:value-type="string" office:string-value="['21', 'Wiki-Links', 13500],">
            <text:p>['21', 'Wiki-Links', 13500],</text:p>
          </table:table-cell>
          <table:table-cell table:number-columns-repeated="8"/>
        </table:table-row>
        <table:table-row table:style-name="ro2">
          <table:table-cell office:value-type="string">
            <text:p>85</text:p>
          </table:table-cell>
          <table:table-cell office:value-type="string">
            <text:p>13359</text:p>
          </table:table-cell>
          <table:table-cell table:formula="of:=VALUE([.B201])" office:value-type="float" office:value="13359">
            <text:p>13359</text:p>
          </table:table-cell>
          <table:table-cell/>
          <table:table-cell table:formula="of:=CONCATENATE( &quot;['&quot;; [.A201]; &quot;', '&quot;;[.$A$3];&quot;', &quot;; [.C201]; &quot;],&quot; )" office:value-type="string" office:string-value="['85', 'Wiki-Links', 13359],">
            <text:p>['85', 'Wiki-Links', 13359],</text:p>
          </table:table-cell>
          <table:table-cell table:number-columns-repeated="8"/>
        </table:table-row>
        <table:table-row table:style-name="ro2">
          <table:table-cell office:value-type="string">
            <text:p>12</text:p>
          </table:table-cell>
          <table:table-cell office:value-type="string">
            <text:p>11864</text:p>
          </table:table-cell>
          <table:table-cell table:formula="of:=VALUE([.B202])" office:value-type="float" office:value="11864">
            <text:p>11864</text:p>
          </table:table-cell>
          <table:table-cell/>
          <table:table-cell table:formula="of:=CONCATENATE( &quot;['&quot;; [.A202]; &quot;', '&quot;;[.$A$3];&quot;', &quot;; [.C202]; &quot;],&quot; )" office:value-type="string" office:string-value="['12', 'Wiki-Links', 11864],">
            <text:p>['12', 'Wiki-Links', 11864],</text:p>
          </table:table-cell>
          <table:table-cell table:number-columns-repeated="8"/>
        </table:table-row>
        <table:table-row table:style-name="ro2">
          <table:table-cell office:value-type="string">
            <text:p>25</text:p>
          </table:table-cell>
          <table:table-cell office:value-type="string">
            <text:p>11786</text:p>
          </table:table-cell>
          <table:table-cell table:formula="of:=VALUE([.B203])" office:value-type="float" office:value="11786">
            <text:p>11786</text:p>
          </table:table-cell>
          <table:table-cell/>
          <table:table-cell table:formula="of:=CONCATENATE( &quot;['&quot;; [.A203]; &quot;', '&quot;;[.$A$3];&quot;', &quot;; [.C203]; &quot;],&quot; )" office:value-type="string" office:string-value="['25', 'Wiki-Links', 11786],">
            <text:p>['25', 'Wiki-Links', 11786],</text:p>
          </table:table-cell>
          <table:table-cell table:number-columns-repeated="8"/>
        </table:table-row>
        <table:table-row table:style-name="ro2">
          <table:table-cell office:value-type="string">
            <text:p>258</text:p>
          </table:table-cell>
          <table:table-cell office:value-type="string">
            <text:p>10583</text:p>
          </table:table-cell>
          <table:table-cell table:formula="of:=VALUE([.B204])" office:value-type="float" office:value="10583">
            <text:p>10583</text:p>
          </table:table-cell>
          <table:table-cell/>
          <table:table-cell table:formula="of:=CONCATENATE( &quot;['&quot;; [.A204]; &quot;', '&quot;;[.$A$3];&quot;', &quot;; [.C204]; &quot;],&quot; )" office:value-type="string" office:string-value="['258', 'Wiki-Links', 10583],">
            <text:p>['258', 'Wiki-Links', 10583],</text:p>
          </table:table-cell>
          <table:table-cell table:number-columns-repeated="8"/>
        </table:table-row>
        <table:table-row table:style-name="ro2">
          <table:table-cell office:value-type="string">
            <text:p>175</text:p>
          </table:table-cell>
          <table:table-cell office:value-type="string">
            <text:p>10335</text:p>
          </table:table-cell>
          <table:table-cell table:formula="of:=VALUE([.B205])" office:value-type="float" office:value="10335">
            <text:p>10335</text:p>
          </table:table-cell>
          <table:table-cell/>
          <table:table-cell table:formula="of:=CONCATENATE( &quot;['&quot;; [.A205]; &quot;', '&quot;;[.$A$3];&quot;', &quot;; [.C205]; &quot;],&quot; )" office:value-type="string" office:string-value="['175', 'Wiki-Links', 10335],">
            <text:p>['175', 'Wiki-Links', 10335],</text:p>
          </table:table-cell>
          <table:table-cell table:number-columns-repeated="8"/>
        </table:table-row>
        <table:table-row table:style-name="ro2">
          <table:table-cell office:value-type="string">
            <text:p>2</text:p>
          </table:table-cell>
          <table:table-cell office:value-type="string">
            <text:p>10199</text:p>
          </table:table-cell>
          <table:table-cell table:formula="of:=VALUE([.B206])" office:value-type="float" office:value="10199">
            <text:p>10199</text:p>
          </table:table-cell>
          <table:table-cell/>
          <table:table-cell table:formula="of:=CONCATENATE( &quot;['&quot;; [.A206]; &quot;', '&quot;;[.$A$3];&quot;', &quot;; [.C206]; &quot;],&quot; )" office:value-type="string" office:string-value="['2', 'Wiki-Links', 10199],">
            <text:p>['2', 'Wiki-Links', 10199],</text:p>
          </table:table-cell>
          <table:table-cell table:number-columns-repeated="8"/>
        </table:table-row>
        <table:table-row table:style-name="ro2">
          <table:table-cell office:value-type="string">
            <text:p>257</text:p>
          </table:table-cell>
          <table:table-cell office:value-type="string">
            <text:p>10155</text:p>
          </table:table-cell>
          <table:table-cell table:formula="of:=VALUE([.B207])" office:value-type="float" office:value="10155">
            <text:p>10155</text:p>
          </table:table-cell>
          <table:table-cell/>
          <table:table-cell table:formula="of:=CONCATENATE( &quot;['&quot;; [.A207]; &quot;', '&quot;;[.$A$3];&quot;', &quot;; [.C207]; &quot;],&quot; )" office:value-type="string" office:string-value="['257', 'Wiki-Links', 10155],">
            <text:p>['257', 'Wiki-Links', 10155],</text:p>
          </table:table-cell>
          <table:table-cell table:number-columns-repeated="8"/>
        </table:table-row>
        <table:table-row table:style-name="ro2">
          <table:table-cell office:value-type="string">
            <text:p>32</text:p>
          </table:table-cell>
          <table:table-cell office:value-type="string">
            <text:p>8941</text:p>
          </table:table-cell>
          <table:table-cell table:formula="of:=VALUE([.B208])" office:value-type="float" office:value="8941">
            <text:p>8941</text:p>
          </table:table-cell>
          <table:table-cell/>
          <table:table-cell table:formula="of:=CONCATENATE( &quot;['&quot;; [.A208]; &quot;', '&quot;;[.$A$3];&quot;', &quot;; [.C208]; &quot;],&quot; )" office:value-type="string" office:string-value="['32', 'Wiki-Links', 8941],">
            <text:p>['32', 'Wiki-Links', 8941],</text:p>
          </table:table-cell>
          <table:table-cell table:number-columns-repeated="8"/>
        </table:table-row>
        <table:table-row table:style-name="ro2">
          <table:table-cell office:value-type="string">
            <text:p>234</text:p>
          </table:table-cell>
          <table:table-cell office:value-type="string">
            <text:p>8881</text:p>
          </table:table-cell>
          <table:table-cell table:formula="of:=VALUE([.B209])" office:value-type="float" office:value="8881">
            <text:p>8881</text:p>
          </table:table-cell>
          <table:table-cell/>
          <table:table-cell table:formula="of:=CONCATENATE( &quot;['&quot;; [.A209]; &quot;', '&quot;;[.$A$3];&quot;', &quot;; [.C209]; &quot;],&quot; )" office:value-type="string" office:string-value="['234', 'Wiki-Links', 8881],">
            <text:p>['234', 'Wiki-Links', 8881],</text:p>
          </table:table-cell>
          <table:table-cell table:number-columns-repeated="8"/>
        </table:table-row>
        <table:table-row table:style-name="ro2">
          <table:table-cell office:value-type="string">
            <text:p>103</text:p>
          </table:table-cell>
          <table:table-cell office:value-type="string">
            <text:p>7562</text:p>
          </table:table-cell>
          <table:table-cell table:formula="of:=VALUE([.B210])" office:value-type="float" office:value="7562">
            <text:p>7562</text:p>
          </table:table-cell>
          <table:table-cell/>
          <table:table-cell table:formula="of:=CONCATENATE( &quot;['&quot;; [.A210]; &quot;', '&quot;;[.$A$3];&quot;', &quot;; [.C210]; &quot;],&quot; )" office:value-type="string" office:string-value="['103', 'Wiki-Links', 7562],">
            <text:p>['103', 'Wiki-Links', 7562],</text:p>
          </table:table-cell>
          <table:table-cell table:number-columns-repeated="8"/>
        </table:table-row>
        <table:table-row table:style-name="ro2">
          <table:table-cell office:value-type="string">
            <text:p>204</text:p>
          </table:table-cell>
          <table:table-cell office:value-type="string">
            <text:p>7547</text:p>
          </table:table-cell>
          <table:table-cell table:formula="of:=VALUE([.B211])" office:value-type="float" office:value="7547">
            <text:p>7547</text:p>
          </table:table-cell>
          <table:table-cell/>
          <table:table-cell table:formula="of:=CONCATENATE( &quot;['&quot;; [.A211]; &quot;', '&quot;;[.$A$3];&quot;', &quot;; [.C211]; &quot;],&quot; )" office:value-type="string" office:string-value="['204', 'Wiki-Links', 7547],">
            <text:p>['204', 'Wiki-Links', 7547],</text:p>
          </table:table-cell>
          <table:table-cell table:number-columns-repeated="8"/>
        </table:table-row>
        <table:table-row table:style-name="ro2">
          <table:table-cell office:value-type="string">
            <text:p>39</text:p>
          </table:table-cell>
          <table:table-cell office:value-type="string">
            <text:p>7457</text:p>
          </table:table-cell>
          <table:table-cell table:formula="of:=VALUE([.B212])" office:value-type="float" office:value="7457">
            <text:p>7457</text:p>
          </table:table-cell>
          <table:table-cell/>
          <table:table-cell table:formula="of:=CONCATENATE( &quot;['&quot;; [.A212]; &quot;', '&quot;;[.$A$3];&quot;', &quot;; [.C212]; &quot;],&quot; )" office:value-type="string" office:string-value="['39', 'Wiki-Links', 7457],">
            <text:p>['39', 'Wiki-Links', 7457],</text:p>
          </table:table-cell>
          <table:table-cell table:number-columns-repeated="8"/>
        </table:table-row>
        <table:table-row table:style-name="ro2">
          <table:table-cell office:value-type="string">
            <text:p>219</text:p>
          </table:table-cell>
          <table:table-cell office:value-type="string">
            <text:p>6913</text:p>
          </table:table-cell>
          <table:table-cell table:formula="of:=VALUE([.B213])" office:value-type="float" office:value="6913">
            <text:p>6913</text:p>
          </table:table-cell>
          <table:table-cell/>
          <table:table-cell table:formula="of:=CONCATENATE( &quot;['&quot;; [.A213]; &quot;', '&quot;;[.$A$3];&quot;', &quot;; [.C213]; &quot;],&quot; )" office:value-type="string" office:string-value="['219', 'Wiki-Links', 6913],">
            <text:p>['219', 'Wiki-Links', 6913],</text:p>
          </table:table-cell>
          <table:table-cell table:number-columns-repeated="8"/>
        </table:table-row>
        <table:table-row table:style-name="ro2">
          <table:table-cell office:value-type="string">
            <text:p>198</text:p>
          </table:table-cell>
          <table:table-cell office:value-type="string">
            <text:p>6726</text:p>
          </table:table-cell>
          <table:table-cell table:formula="of:=VALUE([.B214])" office:value-type="float" office:value="6726">
            <text:p>6726</text:p>
          </table:table-cell>
          <table:table-cell/>
          <table:table-cell table:formula="of:=CONCATENATE( &quot;['&quot;; [.A214]; &quot;', '&quot;;[.$A$3];&quot;', &quot;; [.C214]; &quot;],&quot; )" office:value-type="string" office:string-value="['198', 'Wiki-Links', 6726],">
            <text:p>['198', 'Wiki-Links', 6726],</text:p>
          </table:table-cell>
          <table:table-cell table:number-columns-repeated="8"/>
        </table:table-row>
        <table:table-row table:style-name="ro2">
          <table:table-cell office:value-type="string">
            <text:p>134</text:p>
          </table:table-cell>
          <table:table-cell office:value-type="string">
            <text:p>6073</text:p>
          </table:table-cell>
          <table:table-cell table:formula="of:=VALUE([.B215])" office:value-type="float" office:value="6073">
            <text:p>6073</text:p>
          </table:table-cell>
          <table:table-cell/>
          <table:table-cell table:formula="of:=CONCATENATE( &quot;['&quot;; [.A215]; &quot;', '&quot;;[.$A$3];&quot;', &quot;; [.C215]; &quot;],&quot; )" office:value-type="string" office:string-value="['134', 'Wiki-Links', 6073],">
            <text:p>['134', 'Wiki-Links', 6073],</text:p>
          </table:table-cell>
          <table:table-cell table:number-columns-repeated="8"/>
        </table:table-row>
        <table:table-row table:style-name="ro2">
          <table:table-cell office:value-type="string">
            <text:p>176</text:p>
          </table:table-cell>
          <table:table-cell office:value-type="string">
            <text:p>5480</text:p>
          </table:table-cell>
          <table:table-cell table:formula="of:=VALUE([.B216])" office:value-type="float" office:value="5480">
            <text:p>5480</text:p>
          </table:table-cell>
          <table:table-cell/>
          <table:table-cell table:formula="of:=CONCATENATE( &quot;['&quot;; [.A216]; &quot;', '&quot;;[.$A$3];&quot;', &quot;; [.C216]; &quot;],&quot; )" office:value-type="string" office:string-value="['176', 'Wiki-Links', 5480],">
            <text:p>['176', 'Wiki-Links', 5480],</text:p>
          </table:table-cell>
          <table:table-cell table:number-columns-repeated="8"/>
        </table:table-row>
        <table:table-row table:style-name="ro2">
          <table:table-cell office:value-type="string">
            <text:p>230</text:p>
          </table:table-cell>
          <table:table-cell office:value-type="string">
            <text:p>5304</text:p>
          </table:table-cell>
          <table:table-cell table:formula="of:=VALUE([.B217])" office:value-type="float" office:value="5304">
            <text:p>5304</text:p>
          </table:table-cell>
          <table:table-cell/>
          <table:table-cell table:formula="of:=CONCATENATE( &quot;['&quot;; [.A217]; &quot;', '&quot;;[.$A$3];&quot;', &quot;; [.C217]; &quot;],&quot; )" office:value-type="string" office:string-value="['230', 'Wiki-Links', 5304],">
            <text:p>['230', 'Wiki-Links', 5304],</text:p>
          </table:table-cell>
          <table:table-cell table:number-columns-repeated="8"/>
        </table:table-row>
        <table:table-row table:style-name="ro2">
          <table:table-cell office:value-type="string">
            <text:p>80</text:p>
          </table:table-cell>
          <table:table-cell office:value-type="string">
            <text:p>5270</text:p>
          </table:table-cell>
          <table:table-cell table:formula="of:=VALUE([.B218])" office:value-type="float" office:value="5270">
            <text:p>5270</text:p>
          </table:table-cell>
          <table:table-cell/>
          <table:table-cell table:formula="of:=CONCATENATE( &quot;['&quot;; [.A218]; &quot;', '&quot;;[.$A$3];&quot;', &quot;; [.C218]; &quot;],&quot; )" office:value-type="string" office:string-value="['80', 'Wiki-Links', 5270],">
            <text:p>['80', 'Wiki-Links', 5270],</text:p>
          </table:table-cell>
          <table:table-cell table:number-columns-repeated="8"/>
        </table:table-row>
        <table:table-row table:style-name="ro2">
          <table:table-cell office:value-type="string">
            <text:p>33</text:p>
          </table:table-cell>
          <table:table-cell office:value-type="string">
            <text:p>5059</text:p>
          </table:table-cell>
          <table:table-cell table:formula="of:=VALUE([.B219])" office:value-type="float" office:value="5059">
            <text:p>5059</text:p>
          </table:table-cell>
          <table:table-cell/>
          <table:table-cell table:formula="of:=CONCATENATE( &quot;['&quot;; [.A219]; &quot;', '&quot;;[.$A$3];&quot;', &quot;; [.C219]; &quot;],&quot; )" office:value-type="string" office:string-value="['33', 'Wiki-Links', 5059],">
            <text:p>['33', 'Wiki-Links', 5059],</text:p>
          </table:table-cell>
          <table:table-cell table:number-columns-repeated="8"/>
        </table:table-row>
        <table:table-row table:style-name="ro2">
          <table:table-cell office:value-type="string">
            <text:p>67</text:p>
          </table:table-cell>
          <table:table-cell office:value-type="string">
            <text:p>5028</text:p>
          </table:table-cell>
          <table:table-cell table:formula="of:=VALUE([.B220])" office:value-type="float" office:value="5028">
            <text:p>5028</text:p>
          </table:table-cell>
          <table:table-cell/>
          <table:table-cell table:formula="of:=CONCATENATE( &quot;['&quot;; [.A220]; &quot;', '&quot;;[.$A$3];&quot;', &quot;; [.C220]; &quot;],&quot; )" office:value-type="string" office:string-value="['67', 'Wiki-Links', 5028],">
            <text:p>['67', 'Wiki-Links', 5028],</text:p>
          </table:table-cell>
          <table:table-cell table:number-columns-repeated="8"/>
        </table:table-row>
        <table:table-row table:style-name="ro2">
          <table:table-cell office:value-type="string">
            <text:p>133</text:p>
          </table:table-cell>
          <table:table-cell office:value-type="string">
            <text:p>4951</text:p>
          </table:table-cell>
          <table:table-cell table:formula="of:=VALUE([.B221])" office:value-type="float" office:value="4951">
            <text:p>4951</text:p>
          </table:table-cell>
          <table:table-cell/>
          <table:table-cell table:formula="of:=CONCATENATE( &quot;['&quot;; [.A221]; &quot;', '&quot;;[.$A$3];&quot;', &quot;; [.C221]; &quot;],&quot; )" office:value-type="string" office:string-value="['133', 'Wiki-Links', 4951],">
            <text:p>['133', 'Wiki-Links', 4951],</text:p>
          </table:table-cell>
          <table:table-cell table:number-columns-repeated="8"/>
        </table:table-row>
        <table:table-row table:style-name="ro2">
          <table:table-cell office:value-type="string">
            <text:p>4</text:p>
          </table:table-cell>
          <table:table-cell office:value-type="string">
            <text:p>4717</text:p>
          </table:table-cell>
          <table:table-cell table:formula="of:=VALUE([.B222])" office:value-type="float" office:value="4717">
            <text:p>4717</text:p>
          </table:table-cell>
          <table:table-cell/>
          <table:table-cell table:formula="of:=CONCATENATE( &quot;['&quot;; [.A222]; &quot;', '&quot;;[.$A$3];&quot;', &quot;; [.C222]; &quot;],&quot; )" office:value-type="string" office:string-value="['4', 'Wiki-Links', 4717],">
            <text:p>['4', 'Wiki-Links', 4717],</text:p>
          </table:table-cell>
          <table:table-cell table:number-columns-repeated="8"/>
        </table:table-row>
        <table:table-row table:style-name="ro2">
          <table:table-cell office:value-type="string">
            <text:p>241</text:p>
          </table:table-cell>
          <table:table-cell office:value-type="string">
            <text:p>4436</text:p>
          </table:table-cell>
          <table:table-cell table:formula="of:=VALUE([.B223])" office:value-type="float" office:value="4436">
            <text:p>4436</text:p>
          </table:table-cell>
          <table:table-cell/>
          <table:table-cell table:formula="of:=CONCATENATE( &quot;['&quot;; [.A223]; &quot;', '&quot;;[.$A$3];&quot;', &quot;; [.C223]; &quot;],&quot; )" office:value-type="string" office:string-value="['241', 'Wiki-Links', 4436],">
            <text:p>['241', 'Wiki-Links', 4436],</text:p>
          </table:table-cell>
          <table:table-cell table:number-columns-repeated="8"/>
        </table:table-row>
        <table:table-row table:style-name="ro2">
          <table:table-cell office:value-type="string">
            <text:p>70</text:p>
          </table:table-cell>
          <table:table-cell office:value-type="string">
            <text:p>4179</text:p>
          </table:table-cell>
          <table:table-cell table:formula="of:=VALUE([.B224])" office:value-type="float" office:value="4179">
            <text:p>4179</text:p>
          </table:table-cell>
          <table:table-cell/>
          <table:table-cell table:formula="of:=CONCATENATE( &quot;['&quot;; [.A224]; &quot;', '&quot;;[.$A$3];&quot;', &quot;; [.C224]; &quot;],&quot; )" office:value-type="string" office:string-value="['70', 'Wiki-Links', 4179],">
            <text:p>['70', 'Wiki-Links', 4179],</text:p>
          </table:table-cell>
          <table:table-cell table:number-columns-repeated="8"/>
        </table:table-row>
        <table:table-row table:style-name="ro2">
          <table:table-cell office:value-type="string">
            <text:p>165</text:p>
          </table:table-cell>
          <table:table-cell office:value-type="string">
            <text:p>3850</text:p>
          </table:table-cell>
          <table:table-cell table:formula="of:=VALUE([.B225])" office:value-type="float" office:value="3850">
            <text:p>3850</text:p>
          </table:table-cell>
          <table:table-cell/>
          <table:table-cell table:formula="of:=CONCATENATE( &quot;['&quot;; [.A225]; &quot;', '&quot;;[.$A$3];&quot;', &quot;; [.C225]; &quot;],&quot; )" office:value-type="string" office:string-value="['165', 'Wiki-Links', 3850],">
            <text:p>['165', 'Wiki-Links', 3850],</text:p>
          </table:table-cell>
          <table:table-cell table:number-columns-repeated="8"/>
        </table:table-row>
        <table:table-row table:style-name="ro2">
          <table:table-cell office:value-type="string">
            <text:p>248</text:p>
          </table:table-cell>
          <table:table-cell office:value-type="string">
            <text:p>3616</text:p>
          </table:table-cell>
          <table:table-cell table:formula="of:=VALUE([.B226])" office:value-type="float" office:value="3616">
            <text:p>3616</text:p>
          </table:table-cell>
          <table:table-cell/>
          <table:table-cell table:formula="of:=CONCATENATE( &quot;['&quot;; [.A226]; &quot;', '&quot;;[.$A$3];&quot;', &quot;; [.C226]; &quot;],&quot; )" office:value-type="string" office:string-value="['248', 'Wiki-Links', 3616],">
            <text:p>['248', 'Wiki-Links', 3616],</text:p>
          </table:table-cell>
          <table:table-cell table:number-columns-repeated="8"/>
        </table:table-row>
        <table:table-row table:style-name="ro2">
          <table:table-cell office:value-type="string">
            <text:p>173</text:p>
          </table:table-cell>
          <table:table-cell office:value-type="string">
            <text:p>3529</text:p>
          </table:table-cell>
          <table:table-cell table:formula="of:=VALUE([.B227])" office:value-type="float" office:value="3529">
            <text:p>3529</text:p>
          </table:table-cell>
          <table:table-cell/>
          <table:table-cell table:formula="of:=CONCATENATE( &quot;['&quot;; [.A227]; &quot;', '&quot;;[.$A$3];&quot;', &quot;; [.C227]; &quot;],&quot; )" office:value-type="string" office:string-value="['173', 'Wiki-Links', 3529],">
            <text:p>['173', 'Wiki-Links', 3529],</text:p>
          </table:table-cell>
          <table:table-cell table:number-columns-repeated="8"/>
        </table:table-row>
        <table:table-row table:style-name="ro2">
          <table:table-cell office:value-type="string">
            <text:p>240</text:p>
          </table:table-cell>
          <table:table-cell office:value-type="string">
            <text:p>3217</text:p>
          </table:table-cell>
          <table:table-cell table:formula="of:=VALUE([.B228])" office:value-type="float" office:value="3217">
            <text:p>3217</text:p>
          </table:table-cell>
          <table:table-cell/>
          <table:table-cell table:formula="of:=CONCATENATE( &quot;['&quot;; [.A228]; &quot;', '&quot;;[.$A$3];&quot;', &quot;; [.C228]; &quot;],&quot; )" office:value-type="string" office:string-value="['240', 'Wiki-Links', 3217],">
            <text:p>['240', 'Wiki-Links', 3217],</text:p>
          </table:table-cell>
          <table:table-cell table:number-columns-repeated="8"/>
        </table:table-row>
        <table:table-row table:style-name="ro2">
          <table:table-cell office:value-type="string">
            <text:p>233</text:p>
          </table:table-cell>
          <table:table-cell office:value-type="string">
            <text:p>2886</text:p>
          </table:table-cell>
          <table:table-cell table:formula="of:=VALUE([.B229])" office:value-type="float" office:value="2886">
            <text:p>2886</text:p>
          </table:table-cell>
          <table:table-cell/>
          <table:table-cell table:formula="of:=CONCATENATE( &quot;['&quot;; [.A229]; &quot;', '&quot;;[.$A$3];&quot;', &quot;; [.C229]; &quot;],&quot; )" office:value-type="string" office:string-value="['233', 'Wiki-Links', 2886],">
            <text:p>['233', 'Wiki-Links', 2886],</text:p>
          </table:table-cell>
          <table:table-cell table:number-columns-repeated="8"/>
        </table:table-row>
        <table:table-row table:style-name="ro2">
          <table:table-cell office:value-type="string">
            <text:p>193</text:p>
          </table:table-cell>
          <table:table-cell office:value-type="string">
            <text:p>2790</text:p>
          </table:table-cell>
          <table:table-cell table:formula="of:=VALUE([.B230])" office:value-type="float" office:value="2790">
            <text:p>2790</text:p>
          </table:table-cell>
          <table:table-cell/>
          <table:table-cell table:formula="of:=CONCATENATE( &quot;['&quot;; [.A230]; &quot;', '&quot;;[.$A$3];&quot;', &quot;; [.C230]; &quot;],&quot; )" office:value-type="string" office:string-value="['193', 'Wiki-Links', 2790],">
            <text:p>['193', 'Wiki-Links', 2790],</text:p>
          </table:table-cell>
          <table:table-cell table:number-columns-repeated="8"/>
        </table:table-row>
        <table:table-row table:style-name="ro2">
          <table:table-cell office:value-type="string">
            <text:p>150</text:p>
          </table:table-cell>
          <table:table-cell office:value-type="string">
            <text:p>2384</text:p>
          </table:table-cell>
          <table:table-cell table:formula="of:=VALUE([.B231])" office:value-type="float" office:value="2384">
            <text:p>2384</text:p>
          </table:table-cell>
          <table:table-cell/>
          <table:table-cell table:formula="of:=CONCATENATE( &quot;['&quot;; [.A231]; &quot;', '&quot;;[.$A$3];&quot;', &quot;; [.C231]; &quot;],&quot; )" office:value-type="string" office:string-value="['150', 'Wiki-Links', 2384],">
            <text:p>['150', 'Wiki-Links', 2384],</text:p>
          </table:table-cell>
          <table:table-cell table:number-columns-repeated="8"/>
        </table:table-row>
        <table:table-row table:style-name="ro2">
          <table:table-cell office:value-type="string">
            <text:p>116</text:p>
          </table:table-cell>
          <table:table-cell office:value-type="string">
            <text:p>2368</text:p>
          </table:table-cell>
          <table:table-cell table:formula="of:=VALUE([.B232])" office:value-type="float" office:value="2368">
            <text:p>2368</text:p>
          </table:table-cell>
          <table:table-cell/>
          <table:table-cell table:formula="of:=CONCATENATE( &quot;['&quot;; [.A232]; &quot;', '&quot;;[.$A$3];&quot;', &quot;; [.C232]; &quot;],&quot; )" office:value-type="string" office:string-value="['116', 'Wiki-Links', 2368],">
            <text:p>['116', 'Wiki-Links', 2368],</text:p>
          </table:table-cell>
          <table:table-cell table:number-columns-repeated="8"/>
        </table:table-row>
        <table:table-row table:style-name="ro2">
          <table:table-cell office:value-type="string">
            <text:p>213</text:p>
          </table:table-cell>
          <table:table-cell office:value-type="string">
            <text:p>2268</text:p>
          </table:table-cell>
          <table:table-cell table:formula="of:=VALUE([.B233])" office:value-type="float" office:value="2268">
            <text:p>2268</text:p>
          </table:table-cell>
          <table:table-cell/>
          <table:table-cell table:formula="of:=CONCATENATE( &quot;['&quot;; [.A233]; &quot;', '&quot;;[.$A$3];&quot;', &quot;; [.C233]; &quot;],&quot; )" office:value-type="string" office:string-value="['213', 'Wiki-Links', 2268],">
            <text:p>['213', 'Wiki-Links', 2268],</text:p>
          </table:table-cell>
          <table:table-cell table:number-columns-repeated="8"/>
        </table:table-row>
        <table:table-row table:style-name="ro2">
          <table:table-cell office:value-type="string">
            <text:p>206</text:p>
          </table:table-cell>
          <table:table-cell office:value-type="string">
            <text:p>1710</text:p>
          </table:table-cell>
          <table:table-cell table:formula="of:=VALUE([.B234])" office:value-type="float" office:value="1710">
            <text:p>1710</text:p>
          </table:table-cell>
          <table:table-cell/>
          <table:table-cell table:formula="of:=CONCATENATE( &quot;['&quot;; [.A234]; &quot;', '&quot;;[.$A$3];&quot;', &quot;; [.C234]; &quot;],&quot; )" office:value-type="string" office:string-value="['206', 'Wiki-Links', 1710],">
            <text:p>['206', 'Wiki-Links', 1710],</text:p>
          </table:table-cell>
          <table:table-cell table:number-columns-repeated="8"/>
        </table:table-row>
        <table:table-row table:style-name="ro2">
          <table:table-cell office:value-type="string">
            <text:p>82</text:p>
          </table:table-cell>
          <table:table-cell office:value-type="string">
            <text:p>1683</text:p>
          </table:table-cell>
          <table:table-cell table:formula="of:=VALUE([.B235])" office:value-type="float" office:value="1683">
            <text:p>1683</text:p>
          </table:table-cell>
          <table:table-cell/>
          <table:table-cell table:formula="of:=CONCATENATE( &quot;['&quot;; [.A235]; &quot;', '&quot;;[.$A$3];&quot;', &quot;; [.C235]; &quot;],&quot; )" office:value-type="string" office:string-value="['82', 'Wiki-Links', 1683],">
            <text:p>['82', 'Wiki-Links', 1683],</text:p>
          </table:table-cell>
          <table:table-cell table:number-columns-repeated="8"/>
        </table:table-row>
        <table:table-row table:style-name="ro2">
          <table:table-cell office:value-type="string">
            <text:p>42</text:p>
          </table:table-cell>
          <table:table-cell office:value-type="string">
            <text:p>1435</text:p>
          </table:table-cell>
          <table:table-cell table:formula="of:=VALUE([.B236])" office:value-type="float" office:value="1435">
            <text:p>1435</text:p>
          </table:table-cell>
          <table:table-cell/>
          <table:table-cell table:formula="of:=CONCATENATE( &quot;['&quot;; [.A236]; &quot;', '&quot;;[.$A$3];&quot;', &quot;; [.C236]; &quot;],&quot; )" office:value-type="string" office:string-value="['42', 'Wiki-Links', 1435],">
            <text:p>['42', 'Wiki-Links', 1435],</text:p>
          </table:table-cell>
          <table:table-cell table:number-columns-repeated="8"/>
        </table:table-row>
        <table:table-row table:style-name="ro2">
          <table:table-cell office:value-type="string">
            <text:p>1</text:p>
          </table:table-cell>
          <table:table-cell office:value-type="string">
            <text:p>658</text:p>
          </table:table-cell>
          <table:table-cell table:formula="of:=VALUE([.B237])" office:value-type="float" office:value="658">
            <text:p>658</text:p>
          </table:table-cell>
          <table:table-cell/>
          <table:table-cell table:formula="of:=CONCATENATE( &quot;['&quot;; [.A237]; &quot;', '&quot;;[.$A$3];&quot;', &quot;; [.C237]; &quot;],&quot; )" office:value-type="string" office:string-value="['1', 'Wiki-Links', 658],">
            <text:p>['1', 'Wiki-Links', 658],</text:p>
          </table:table-cell>
          <table:table-cell table:number-columns-repeated="8"/>
        </table:table-row>
        <table:table-row table:style-name="ro2">
          <table:table-cell office:value-type="string">
            <text:p>145</text:p>
          </table:table-cell>
          <table:table-cell office:value-type="string">
            <text:p>255</text:p>
          </table:table-cell>
          <table:table-cell table:formula="of:=VALUE([.B238])" office:value-type="float" office:value="255">
            <text:p>255</text:p>
          </table:table-cell>
          <table:table-cell/>
          <table:table-cell table:formula="of:=CONCATENATE( &quot;['&quot;; [.A238]; &quot;', '&quot;;[.$A$3];&quot;', &quot;; [.C238]; &quot;],&quot; )" office:value-type="string" office:string-value="['145', 'Wiki-Links', 255],">
            <text:p>['145', 'Wiki-Links', 255],</text:p>
          </table:table-cell>
          <table:table-cell table:number-columns-repeated="8"/>
        </table:table-row>
        <table:table-row table:style-name="ro2">
          <table:table-cell office:value-type="string">
            <text:p>102</text:p>
          </table:table-cell>
          <table:table-cell office:value-type="string">
            <text:p>198</text:p>
          </table:table-cell>
          <table:table-cell table:formula="of:=VALUE([.B239])" office:value-type="float" office:value="198">
            <text:p>198</text:p>
          </table:table-cell>
          <table:table-cell/>
          <table:table-cell table:formula="of:=CONCATENATE( &quot;['&quot;; [.A239]; &quot;', '&quot;;[.$A$3];&quot;', &quot;; [.C239]; &quot;],&quot; )" office:value-type="string" office:string-value="['102', 'Wiki-Links', 198],">
            <text:p>['102', 'Wiki-Links', 198],</text:p>
          </table:table-cell>
          <table:table-cell table:number-columns-repeated="8"/>
        </table:table-row>
        <table:table-row table:style-name="ro2">
          <table:table-cell office:value-type="string">
            <text:p>40</text:p>
          </table:table-cell>
          <table:table-cell office:value-type="string">
            <text:p>124</text:p>
          </table:table-cell>
          <table:table-cell table:formula="of:=VALUE([.B240])" office:value-type="float" office:value="124">
            <text:p>124</text:p>
          </table:table-cell>
          <table:table-cell/>
          <table:table-cell table:formula="of:=CONCATENATE( &quot;['&quot;; [.A240]; &quot;', '&quot;;[.$A$3];&quot;', &quot;; [.C240]; &quot;],&quot; )" office:value-type="string" office:string-value="['40', 'Wiki-Links', 124],">
            <text:p>['40', 'Wiki-Links', 124],</text:p>
          </table:table-cell>
          <table:table-cell table:number-columns-repeated="8"/>
        </table:table-row>
        <table:table-row table:style-name="ro2">
          <table:table-cell office:value-type="string">
            <text:p>117</text:p>
          </table:table-cell>
          <table:table-cell office:value-type="string">
            <text:p>40</text:p>
          </table:table-cell>
          <table:table-cell table:formula="of:=VALUE([.B241])" office:value-type="float" office:value="40">
            <text:p>40</text:p>
          </table:table-cell>
          <table:table-cell/>
          <table:table-cell table:formula="of:=CONCATENATE( &quot;['&quot;; [.A241]; &quot;', '&quot;;[.$A$3];&quot;', &quot;; [.C241]; &quot;],&quot; )" office:value-type="string" office:string-value="['117', 'Wiki-Links', 40],">
            <text:p>['117', 'Wiki-Links', 40],</text:p>
          </table:table-cell>
          <table:table-cell table:number-columns-repeated="8"/>
        </table:table-row>
        <table:table-row table:style-name="ro2">
          <table:table-cell office:value-type="string">
            <text:p>154</text:p>
          </table:table-cell>
          <table:table-cell office:value-type="string">
            <text:p>19</text:p>
          </table:table-cell>
          <table:table-cell table:formula="of:=VALUE([.B242])" office:value-type="float" office:value="19">
            <text:p>19</text:p>
          </table:table-cell>
          <table:table-cell/>
          <table:table-cell table:formula="of:=CONCATENATE( &quot;['&quot;; [.A242]; &quot;', '&quot;;[.$A$3];&quot;', &quot;; [.C242]; &quot;],&quot; )" office:value-type="string" office:string-value="['154', 'Wiki-Links', 19],">
            <text:p>['154', 'Wiki-Links', 19],</text:p>
          </table:table-cell>
          <table:table-cell table:number-columns-repeated="8"/>
        </table:table-row>
        <table:table-row table:style-name="ro2">
          <table:table-cell office:value-type="string">
            <text:p>91</text:p>
          </table:table-cell>
          <table:table-cell office:value-type="string">
            <text:p>12</text:p>
          </table:table-cell>
          <table:table-cell table:formula="of:=VALUE([.B243])" office:value-type="float" office:value="12">
            <text:p>12</text:p>
          </table:table-cell>
          <table:table-cell/>
          <table:table-cell table:formula="of:=CONCATENATE( &quot;['&quot;; [.A243]; &quot;', '&quot;;[.$A$3];&quot;', &quot;; [.C243]; &quot;],&quot; )" office:value-type="string" office:string-value="['91', 'Wiki-Links', 12],">
            <text:p>['91', 'Wiki-Links', 12],</text:p>
          </table:table-cell>
          <table:table-cell table:number-columns-repeated="8"/>
        </table:table-row>
        <table:table-row table:style-name="ro2">
          <table:table-cell office:value-type="string">
            <text:p>123</text:p>
          </table:table-cell>
          <table:table-cell office:value-type="string">
            <text:p>6</text:p>
          </table:table-cell>
          <table:table-cell table:formula="of:=VALUE([.B244])" office:value-type="float" office:value="6">
            <text:p>6</text:p>
          </table:table-cell>
          <table:table-cell/>
          <table:table-cell table:formula="of:=CONCATENATE( &quot;['&quot;; [.A244]; &quot;', '&quot;;[.$A$3];&quot;', &quot;; [.C244]; &quot;],&quot; )" office:value-type="string" office:string-value="['123', 'Wiki-Links', 6],">
            <text:p>['123', 'Wiki-Links', 6],</text:p>
          </table:table-cell>
          <table:table-cell table:number-columns-repeated="8"/>
        </table:table-row>
      </table:table>
      <table:table table:name="Revisions" table:style-name="ta1" table:print="false">
        <office:forms form:automatic-focus="false" form:apply-design-mode="false"/>
        <table:table-column table:style-name="co1" table:number-columns-repeated="2" table:default-cell-style-name="ce16"/>
        <table:table-column table:style-name="co1" table:number-columns-repeated="2" table:default-cell-style-name="Default"/>
        <table:table-column table:style-name="co1" table:default-cell-style-name="ce11"/>
        <table:table-column table:style-name="co1" table:number-columns-repeated="8" table:default-cell-style-name="Default"/>
        <table:table-row table:style-name="ro1">
          <table:table-cell table:style-name="ce14" office:value-type="string">
            <text:p>langid</text:p>
          </table:table-cell>
          <table:table-cell table:style-name="ce14" office:value-type="string">
            <text:p>_c1</text:p>
          </table:table-cell>
          <table:table-cell table:style-name="ce18" office:value-type="string">
            <text:p>Wert(_c1)</text:p>
          </table:table-cell>
          <table:table-cell/>
          <table:table-cell table:style-name="ce10" office:value-type="string">
            <text:p>SELECT langid, count(*) FROM 1_all_wiki_revisions_with_times GROUP BY langid</text:p>
          </table:table-cell>
          <table:table-cell table:style-name="ce13" table:number-columns-repeated="6"/>
          <table:table-cell/>
          <table:table-cell office:value-type="string">
            <text:p>Revisions=Rot=Rot</text:p>
          </table:table-cell>
        </table:table-row>
        <table:table-row table:style-name="ro2">
          <table:table-cell table:style-name="ce2" table:number-columns-repeated="2"/>
          <table:table-cell table:number-columns-repeated="2"/>
          <table:table-cell office:value-type="string">
            <text:p>['Language Code', 'Region', '# of revisions'],</text:p>
          </table:table-cell>
          <table:table-cell table:number-columns-repeated="8"/>
        </table:table-row>
        <table:table-row table:style-name="ro2">
          <table:table-cell table:style-name="ce15" office:value-type="string">
            <text:p>Revisions</text:p>
          </table:table-cell>
          <table:table-cell table:style-name="ce5"/>
          <table:table-cell table:style-name="ce7" table:number-columns-repeated="2"/>
          <table:table-cell table:style-name="ce12" table:formula="of:=CONCATENATE( &quot;['&quot;; [.A3]; &quot;', null, &quot;; &quot;0&quot;; &quot;],&quot; )" office:value-type="string" office:string-value="['Revisions', null, 0],">
            <text:p>['Revisions', null, 0],</text:p>
          </table:table-cell>
          <table:table-cell table:style-name="ce7" table:number-columns-repeated="6"/>
          <table:table-cell table:number-columns-repeated="2"/>
        </table:table-row>
        <table:table-row table:style-name="ro2">
          <table:table-cell office:value-type="string">
            <text:p>27</text:p>
          </table:table-cell>
          <table:table-cell office:value-type="string">
            <text:p>549248</text:p>
          </table:table-cell>
          <table:table-cell table:formula="of:=VALUE([.B4])" office:value-type="float" office:value="549248">
            <text:p>549248</text:p>
          </table:table-cell>
          <table:table-cell/>
          <table:table-cell table:formula="of:=CONCATENATE( &quot;['&quot;; [.A4]; &quot;', '&quot;;[.$A$3];&quot;', &quot;; [.C4]; &quot;],&quot; )" office:value-type="string" office:string-value="['27', 'Revisions', 549248],">
            <text:p>['27', 'Revisions', 549248],</text:p>
          </table:table-cell>
          <table:table-cell table:number-columns-repeated="8"/>
        </table:table-row>
        <table:table-row table:style-name="ro2">
          <table:table-cell office:value-type="string">
            <text:p>54</text:p>
          </table:table-cell>
          <table:table-cell office:value-type="string">
            <text:p>40214</text:p>
          </table:table-cell>
          <table:table-cell table:formula="of:=VALUE([.B5])" office:value-type="float" office:value="40214">
            <text:p>40214</text:p>
          </table:table-cell>
          <table:table-cell/>
          <table:table-cell table:formula="of:=CONCATENATE( &quot;['&quot;; [.A5]; &quot;', '&quot;;[.$A$3];&quot;', &quot;; [.C5]; &quot;],&quot; )" office:value-type="string" office:string-value="['54', 'Revisions', 40214],">
            <text:p>['54', 'Revisions', 40214],</text:p>
          </table:table-cell>
          <table:table-cell table:number-columns-repeated="8"/>
        </table:table-row>
        <table:table-row table:style-name="ro2">
          <table:table-cell office:value-type="string">
            <text:p>81</text:p>
          </table:table-cell>
          <table:table-cell office:value-type="string">
            <text:p>31933</text:p>
          </table:table-cell>
          <table:table-cell table:formula="of:=VALUE([.B6])" office:value-type="float" office:value="31933">
            <text:p>31933</text:p>
          </table:table-cell>
          <table:table-cell/>
          <table:table-cell table:formula="of:=CONCATENATE( &quot;['&quot;; [.A6]; &quot;', '&quot;;[.$A$3];&quot;', &quot;; [.C6]; &quot;],&quot; )" office:value-type="string" office:string-value="['81', 'Revisions', 31933],">
            <text:p>['81', 'Revisions', 31933],</text:p>
          </table:table-cell>
          <table:table-cell table:number-columns-repeated="8"/>
        </table:table-row>
        <table:table-row table:style-name="ro2">
          <table:table-cell office:value-type="string">
            <text:p>108</text:p>
          </table:table-cell>
          <table:table-cell office:value-type="string">
            <text:p>14799</text:p>
          </table:table-cell>
          <table:table-cell table:formula="of:=VALUE([.B7])" office:value-type="float" office:value="14799">
            <text:p>14799</text:p>
          </table:table-cell>
          <table:table-cell/>
          <table:table-cell table:formula="of:=CONCATENATE( &quot;['&quot;; [.A7]; &quot;', '&quot;;[.$A$3];&quot;', &quot;; [.C7]; &quot;],&quot; )" office:value-type="string" office:string-value="['108', 'Revisions', 14799],">
            <text:p>['108', 'Revisions', 14799],</text:p>
          </table:table-cell>
          <table:table-cell table:number-columns-repeated="8"/>
        </table:table-row>
        <table:table-row table:style-name="ro2">
          <table:table-cell office:value-type="string">
            <text:p>135</text:p>
          </table:table-cell>
          <table:table-cell office:value-type="string">
            <text:p>186024</text:p>
          </table:table-cell>
          <table:table-cell table:formula="of:=VALUE([.B8])" office:value-type="float" office:value="186024">
            <text:p>186024</text:p>
          </table:table-cell>
          <table:table-cell/>
          <table:table-cell table:formula="of:=CONCATENATE( &quot;['&quot;; [.A8]; &quot;', '&quot;;[.$A$3];&quot;', &quot;; [.C8]; &quot;],&quot; )" office:value-type="string" office:string-value="['135', 'Revisions', 186024],">
            <text:p>['135', 'Revisions', 186024],</text:p>
          </table:table-cell>
          <table:table-cell table:number-columns-repeated="8"/>
        </table:table-row>
        <table:table-row table:style-name="ro2">
          <table:table-cell office:value-type="string">
            <text:p>189</text:p>
          </table:table-cell>
          <table:table-cell office:value-type="string">
            <text:p>16881268</text:p>
          </table:table-cell>
          <table:table-cell table:formula="of:=VALUE([.B9])" office:value-type="float" office:value="16881268">
            <text:p>16881268</text:p>
          </table:table-cell>
          <table:table-cell/>
          <table:table-cell table:formula="of:=CONCATENATE( &quot;['&quot;; [.A9]; &quot;', '&quot;;[.$A$3];&quot;', &quot;; [.C9]; &quot;],&quot; )" office:value-type="string" office:string-value="['189', 'Revisions', 16881268],">
            <text:p>['189', 'Revisions', 16881268],</text:p>
          </table:table-cell>
          <table:table-cell table:number-columns-repeated="8"/>
        </table:table-row>
        <table:table-row table:style-name="ro2">
          <table:table-cell office:value-type="string">
            <text:p>216</text:p>
          </table:table-cell>
          <table:table-cell office:value-type="string">
            <text:p>2845240</text:p>
          </table:table-cell>
          <table:table-cell table:formula="of:=VALUE([.B10])" office:value-type="float" office:value="2845240">
            <text:p>2845240</text:p>
          </table:table-cell>
          <table:table-cell/>
          <table:table-cell table:formula="of:=CONCATENATE( &quot;['&quot;; [.A10]; &quot;', '&quot;;[.$A$3];&quot;', &quot;; [.C10]; &quot;],&quot; )" office:value-type="string" office:string-value="['216', 'Revisions', 2845240],">
            <text:p>['216', 'Revisions', 2845240],</text:p>
          </table:table-cell>
          <table:table-cell table:number-columns-repeated="8"/>
        </table:table-row>
        <table:table-row table:style-name="ro2">
          <table:table-cell office:value-type="string">
            <text:p>243</text:p>
          </table:table-cell>
          <table:table-cell office:value-type="string">
            <text:p>19259</text:p>
          </table:table-cell>
          <table:table-cell table:formula="of:=VALUE([.B11])" office:value-type="float" office:value="19259">
            <text:p>19259</text:p>
          </table:table-cell>
          <table:table-cell/>
          <table:table-cell table:formula="of:=CONCATENATE( &quot;['&quot;; [.A11]; &quot;', '&quot;;[.$A$3];&quot;', &quot;; [.C11]; &quot;],&quot; )" office:value-type="string" office:string-value="['243', 'Revisions', 19259],">
            <text:p>['243', 'Revisions', 19259],</text:p>
          </table:table-cell>
          <table:table-cell table:number-columns-repeated="8"/>
        </table:table-row>
        <table:table-row table:style-name="ro2">
          <table:table-cell office:value-type="string">
            <text:p>1</text:p>
          </table:table-cell>
          <table:table-cell office:value-type="string">
            <text:p>897</text:p>
          </table:table-cell>
          <table:table-cell table:formula="of:=VALUE([.B12])" office:value-type="float" office:value="897">
            <text:p>897</text:p>
          </table:table-cell>
          <table:table-cell/>
          <table:table-cell table:formula="of:=CONCATENATE( &quot;['&quot;; [.A12]; &quot;', '&quot;;[.$A$3];&quot;', &quot;; [.C12]; &quot;],&quot; )" office:value-type="string" office:string-value="['1', 'Revisions', 897],">
            <text:p>['1', 'Revisions', 897],</text:p>
          </table:table-cell>
          <table:table-cell table:number-columns-repeated="8"/>
        </table:table-row>
        <table:table-row table:style-name="ro2">
          <table:table-cell office:value-type="string">
            <text:p>28</text:p>
          </table:table-cell>
          <table:table-cell office:value-type="string">
            <text:p>25534</text:p>
          </table:table-cell>
          <table:table-cell table:formula="of:=VALUE([.B13])" office:value-type="float" office:value="25534">
            <text:p>25534</text:p>
          </table:table-cell>
          <table:table-cell/>
          <table:table-cell table:formula="of:=CONCATENATE( &quot;['&quot;; [.A13]; &quot;', '&quot;;[.$A$3];&quot;', &quot;; [.C13]; &quot;],&quot; )" office:value-type="string" office:string-value="['28', 'Revisions', 25534],">
            <text:p>['28', 'Revisions', 25534],</text:p>
          </table:table-cell>
          <table:table-cell table:number-columns-repeated="8"/>
        </table:table-row>
        <table:table-row table:style-name="ro2">
          <table:table-cell office:value-type="string">
            <text:p>55</text:p>
          </table:table-cell>
          <table:table-cell office:value-type="string">
            <text:p>56103</text:p>
          </table:table-cell>
          <table:table-cell table:formula="of:=VALUE([.B14])" office:value-type="float" office:value="56103">
            <text:p>56103</text:p>
          </table:table-cell>
          <table:table-cell/>
          <table:table-cell table:formula="of:=CONCATENATE( &quot;['&quot;; [.A14]; &quot;', '&quot;;[.$A$3];&quot;', &quot;; [.C14]; &quot;],&quot; )" office:value-type="string" office:string-value="['55', 'Revisions', 56103],">
            <text:p>['55', 'Revisions', 56103],</text:p>
          </table:table-cell>
          <table:table-cell table:number-columns-repeated="8"/>
        </table:table-row>
        <table:table-row table:style-name="ro2">
          <table:table-cell office:value-type="string">
            <text:p>82</text:p>
          </table:table-cell>
          <table:table-cell office:value-type="string">
            <text:p>11247</text:p>
          </table:table-cell>
          <table:table-cell table:formula="of:=VALUE([.B15])" office:value-type="float" office:value="11247">
            <text:p>11247</text:p>
          </table:table-cell>
          <table:table-cell/>
          <table:table-cell table:formula="of:=CONCATENATE( &quot;['&quot;; [.A15]; &quot;', '&quot;;[.$A$3];&quot;', &quot;; [.C15]; &quot;],&quot; )" office:value-type="string" office:string-value="['82', 'Revisions', 11247],">
            <text:p>['82', 'Revisions', 11247],</text:p>
          </table:table-cell>
          <table:table-cell table:number-columns-repeated="8"/>
        </table:table-row>
        <table:table-row table:style-name="ro2">
          <table:table-cell office:value-type="string">
            <text:p>109</text:p>
          </table:table-cell>
          <table:table-cell office:value-type="string">
            <text:p>28624337</text:p>
          </table:table-cell>
          <table:table-cell table:formula="of:=VALUE([.B16])" office:value-type="float" office:value="28624337">
            <text:p>28624337</text:p>
          </table:table-cell>
          <table:table-cell/>
          <table:table-cell table:formula="of:=CONCATENATE( &quot;['&quot;; [.A16]; &quot;', '&quot;;[.$A$3];&quot;', &quot;; [.C16]; &quot;],&quot; )" office:value-type="string" office:string-value="['109', 'Revisions', 28624337],">
            <text:p>['109', 'Revisions', 28624337],</text:p>
          </table:table-cell>
          <table:table-cell table:number-columns-repeated="8"/>
        </table:table-row>
        <table:table-row table:style-name="ro2">
          <table:table-cell office:value-type="string">
            <text:p>136</text:p>
          </table:table-cell>
          <table:table-cell office:value-type="string">
            <text:p>62494</text:p>
          </table:table-cell>
          <table:table-cell table:formula="of:=VALUE([.B17])" office:value-type="float" office:value="62494">
            <text:p>62494</text:p>
          </table:table-cell>
          <table:table-cell/>
          <table:table-cell table:formula="of:=CONCATENATE( &quot;['&quot;; [.A17]; &quot;', '&quot;;[.$A$3];&quot;', &quot;; [.C17]; &quot;],&quot; )" office:value-type="string" office:string-value="['136', 'Revisions', 62494],">
            <text:p>['136', 'Revisions', 62494],</text:p>
          </table:table-cell>
          <table:table-cell table:number-columns-repeated="8"/>
        </table:table-row>
        <table:table-row table:style-name="ro2">
          <table:table-cell office:value-type="string">
            <text:p>163</text:p>
          </table:table-cell>
          <table:table-cell office:value-type="string">
            <text:p>37935</text:p>
          </table:table-cell>
          <table:table-cell table:formula="of:=VALUE([.B18])" office:value-type="float" office:value="37935">
            <text:p>37935</text:p>
          </table:table-cell>
          <table:table-cell/>
          <table:table-cell table:formula="of:=CONCATENATE( &quot;['&quot;; [.A18]; &quot;', '&quot;;[.$A$3];&quot;', &quot;; [.C18]; &quot;],&quot; )" office:value-type="string" office:string-value="['163', 'Revisions', 37935],">
            <text:p>['163', 'Revisions', 37935],</text:p>
          </table:table-cell>
          <table:table-cell table:number-columns-repeated="8"/>
        </table:table-row>
        <table:table-row table:style-name="ro2">
          <table:table-cell office:value-type="string">
            <text:p>190</text:p>
          </table:table-cell>
          <table:table-cell office:value-type="string">
            <text:p>218369</text:p>
          </table:table-cell>
          <table:table-cell table:formula="of:=VALUE([.B19])" office:value-type="float" office:value="218369">
            <text:p>218369</text:p>
          </table:table-cell>
          <table:table-cell/>
          <table:table-cell table:formula="of:=CONCATENATE( &quot;['&quot;; [.A19]; &quot;', '&quot;;[.$A$3];&quot;', &quot;; [.C19]; &quot;],&quot; )" office:value-type="string" office:string-value="['190', 'Revisions', 218369],">
            <text:p>['190', 'Revisions', 218369],</text:p>
          </table:table-cell>
          <table:table-cell table:number-columns-repeated="8"/>
        </table:table-row>
        <table:table-row table:style-name="ro2">
          <table:table-cell office:value-type="string">
            <text:p>217</text:p>
          </table:table-cell>
          <table:table-cell office:value-type="string">
            <text:p>10695</text:p>
          </table:table-cell>
          <table:table-cell table:formula="of:=VALUE([.B20])" office:value-type="float" office:value="10695">
            <text:p>10695</text:p>
          </table:table-cell>
          <table:table-cell/>
          <table:table-cell table:formula="of:=CONCATENATE( &quot;['&quot;; [.A20]; &quot;', '&quot;;[.$A$3];&quot;', &quot;; [.C20]; &quot;],&quot; )" office:value-type="string" office:string-value="['217', 'Revisions', 10695],">
            <text:p>['217', 'Revisions', 10695],</text:p>
          </table:table-cell>
          <table:table-cell table:number-columns-repeated="8"/>
        </table:table-row>
        <table:table-row table:style-name="ro2">
          <table:table-cell office:value-type="string">
            <text:p>244</text:p>
          </table:table-cell>
          <table:table-cell office:value-type="string">
            <text:p>33488</text:p>
          </table:table-cell>
          <table:table-cell table:formula="of:=VALUE([.B21])" office:value-type="float" office:value="33488">
            <text:p>33488</text:p>
          </table:table-cell>
          <table:table-cell/>
          <table:table-cell table:formula="of:=CONCATENATE( &quot;['&quot;; [.A21]; &quot;', '&quot;;[.$A$3];&quot;', &quot;; [.C21]; &quot;],&quot; )" office:value-type="string" office:string-value="['244', 'Revisions', 33488],">
            <text:p>['244', 'Revisions', 33488],</text:p>
          </table:table-cell>
          <table:table-cell table:number-columns-repeated="8"/>
        </table:table-row>
        <table:table-row table:style-name="ro2">
          <table:table-cell office:value-type="string">
            <text:p>2</text:p>
          </table:table-cell>
          <table:table-cell office:value-type="string">
            <text:p>5833</text:p>
          </table:table-cell>
          <table:table-cell table:formula="of:=VALUE([.B22])" office:value-type="float" office:value="5833">
            <text:p>5833</text:p>
          </table:table-cell>
          <table:table-cell/>
          <table:table-cell table:formula="of:=CONCATENATE( &quot;['&quot;; [.A22]; &quot;', '&quot;;[.$A$3];&quot;', &quot;; [.C22]; &quot;],&quot; )" office:value-type="string" office:string-value="['2', 'Revisions', 5833],">
            <text:p>['2', 'Revisions', 5833],</text:p>
          </table:table-cell>
          <table:table-cell table:number-columns-repeated="8"/>
        </table:table-row>
        <table:table-row table:style-name="ro2">
          <table:table-cell office:value-type="string">
            <text:p>29</text:p>
          </table:table-cell>
          <table:table-cell office:value-type="string">
            <text:p>399939</text:p>
          </table:table-cell>
          <table:table-cell table:formula="of:=VALUE([.B23])" office:value-type="float" office:value="399939">
            <text:p>399939</text:p>
          </table:table-cell>
          <table:table-cell/>
          <table:table-cell table:formula="of:=CONCATENATE( &quot;['&quot;; [.A23]; &quot;', '&quot;;[.$A$3];&quot;', &quot;; [.C23]; &quot;],&quot; )" office:value-type="string" office:string-value="['29', 'Revisions', 399939],">
            <text:p>['29', 'Revisions', 399939],</text:p>
          </table:table-cell>
          <table:table-cell table:number-columns-repeated="8"/>
        </table:table-row>
        <table:table-row table:style-name="ro2">
          <table:table-cell office:value-type="string">
            <text:p>83</text:p>
          </table:table-cell>
          <table:table-cell office:value-type="string">
            <text:p>65496</text:p>
          </table:table-cell>
          <table:table-cell table:formula="of:=VALUE([.B24])" office:value-type="float" office:value="65496">
            <text:p>65496</text:p>
          </table:table-cell>
          <table:table-cell/>
          <table:table-cell table:formula="of:=CONCATENATE( &quot;['&quot;; [.A24]; &quot;', '&quot;;[.$A$3];&quot;', &quot;; [.C24]; &quot;],&quot; )" office:value-type="string" office:string-value="['83', 'Revisions', 65496],">
            <text:p>['83', 'Revisions', 65496],</text:p>
          </table:table-cell>
          <table:table-cell table:number-columns-repeated="8"/>
        </table:table-row>
        <table:table-row table:style-name="ro2">
          <table:table-cell office:value-type="string">
            <text:p>110</text:p>
          </table:table-cell>
          <table:table-cell office:value-type="string">
            <text:p>48023</text:p>
          </table:table-cell>
          <table:table-cell table:formula="of:=VALUE([.B25])" office:value-type="float" office:value="48023">
            <text:p>48023</text:p>
          </table:table-cell>
          <table:table-cell/>
          <table:table-cell table:formula="of:=CONCATENATE( &quot;['&quot;; [.A25]; &quot;', '&quot;;[.$A$3];&quot;', &quot;; [.C25]; &quot;],&quot; )" office:value-type="string" office:string-value="['110', 'Revisions', 48023],">
            <text:p>['110', 'Revisions', 48023],</text:p>
          </table:table-cell>
          <table:table-cell table:number-columns-repeated="8"/>
        </table:table-row>
        <table:table-row table:style-name="ro2">
          <table:table-cell office:value-type="string">
            <text:p>137</text:p>
          </table:table-cell>
          <table:table-cell office:value-type="string">
            <text:p>165031</text:p>
          </table:table-cell>
          <table:table-cell table:formula="of:=VALUE([.B26])" office:value-type="float" office:value="165031">
            <text:p>165031</text:p>
          </table:table-cell>
          <table:table-cell/>
          <table:table-cell table:formula="of:=CONCATENATE( &quot;['&quot;; [.A26]; &quot;', '&quot;;[.$A$3];&quot;', &quot;; [.C26]; &quot;],&quot; )" office:value-type="string" office:string-value="['137', 'Revisions', 165031],">
            <text:p>['137', 'Revisions', 165031],</text:p>
          </table:table-cell>
          <table:table-cell table:number-columns-repeated="8"/>
        </table:table-row>
        <table:table-row table:style-name="ro2">
          <table:table-cell office:value-type="string">
            <text:p>164</text:p>
          </table:table-cell>
          <table:table-cell office:value-type="string">
            <text:p>424510</text:p>
          </table:table-cell>
          <table:table-cell table:formula="of:=VALUE([.B27])" office:value-type="float" office:value="424510">
            <text:p>424510</text:p>
          </table:table-cell>
          <table:table-cell/>
          <table:table-cell table:formula="of:=CONCATENATE( &quot;['&quot;; [.A27]; &quot;', '&quot;;[.$A$3];&quot;', &quot;; [.C27]; &quot;],&quot; )" office:value-type="string" office:string-value="['164', 'Revisions', 424510],">
            <text:p>['164', 'Revisions', 424510],</text:p>
          </table:table-cell>
          <table:table-cell table:number-columns-repeated="8"/>
        </table:table-row>
        <table:table-row table:style-name="ro2">
          <table:table-cell office:value-type="string">
            <text:p>191</text:p>
          </table:table-cell>
          <table:table-cell office:value-type="string">
            <text:p>58702</text:p>
          </table:table-cell>
          <table:table-cell table:formula="of:=VALUE([.B28])" office:value-type="float" office:value="58702">
            <text:p>58702</text:p>
          </table:table-cell>
          <table:table-cell/>
          <table:table-cell table:formula="of:=CONCATENATE( &quot;['&quot;; [.A28]; &quot;', '&quot;;[.$A$3];&quot;', &quot;; [.C28]; &quot;],&quot; )" office:value-type="string" office:string-value="['191', 'Revisions', 58702],">
            <text:p>['191', 'Revisions', 58702],</text:p>
          </table:table-cell>
          <table:table-cell table:number-columns-repeated="8"/>
        </table:table-row>
        <table:table-row table:style-name="ro2">
          <table:table-cell office:value-type="string">
            <text:p>218</text:p>
          </table:table-cell>
          <table:table-cell office:value-type="string">
            <text:p>10197</text:p>
          </table:table-cell>
          <table:table-cell table:formula="of:=VALUE([.B29])" office:value-type="float" office:value="10197">
            <text:p>10197</text:p>
          </table:table-cell>
          <table:table-cell/>
          <table:table-cell table:formula="of:=CONCATENATE( &quot;['&quot;; [.A29]; &quot;', '&quot;;[.$A$3];&quot;', &quot;; [.C29]; &quot;],&quot; )" office:value-type="string" office:string-value="['218', 'Revisions', 10197],">
            <text:p>['218', 'Revisions', 10197],</text:p>
          </table:table-cell>
          <table:table-cell table:number-columns-repeated="8"/>
        </table:table-row>
        <table:table-row table:style-name="ro2">
          <table:table-cell office:value-type="string">
            <text:p>245</text:p>
          </table:table-cell>
          <table:table-cell office:value-type="string">
            <text:p>3434780</text:p>
          </table:table-cell>
          <table:table-cell table:formula="of:=VALUE([.B30])" office:value-type="float" office:value="3434780">
            <text:p>3434780</text:p>
          </table:table-cell>
          <table:table-cell/>
          <table:table-cell table:formula="of:=CONCATENATE( &quot;['&quot;; [.A30]; &quot;', '&quot;;[.$A$3];&quot;', &quot;; [.C30]; &quot;],&quot; )" office:value-type="string" office:string-value="['245', 'Revisions', 3434780],">
            <text:p>['245', 'Revisions', 3434780],</text:p>
          </table:table-cell>
          <table:table-cell table:number-columns-repeated="8"/>
        </table:table-row>
        <table:table-row table:style-name="ro2">
          <table:table-cell office:value-type="string">
            <text:p>3</text:p>
          </table:table-cell>
          <table:table-cell office:value-type="string">
            <text:p>542317</text:p>
          </table:table-cell>
          <table:table-cell table:formula="of:=VALUE([.B31])" office:value-type="float" office:value="542317">
            <text:p>542317</text:p>
          </table:table-cell>
          <table:table-cell/>
          <table:table-cell table:formula="of:=CONCATENATE( &quot;['&quot;; [.A31]; &quot;', '&quot;;[.$A$3];&quot;', &quot;; [.C31]; &quot;],&quot; )" office:value-type="string" office:string-value="['3', 'Revisions', 542317],">
            <text:p>['3', 'Revisions', 542317],</text:p>
          </table:table-cell>
          <table:table-cell table:number-columns-repeated="8"/>
        </table:table-row>
        <table:table-row table:style-name="ro2">
          <table:table-cell office:value-type="string">
            <text:p>30</text:p>
          </table:table-cell>
          <table:table-cell office:value-type="string">
            <text:p>614374</text:p>
          </table:table-cell>
          <table:table-cell table:formula="of:=VALUE([.B32])" office:value-type="float" office:value="614374">
            <text:p>614374</text:p>
          </table:table-cell>
          <table:table-cell/>
          <table:table-cell table:formula="of:=CONCATENATE( &quot;['&quot;; [.A32]; &quot;', '&quot;;[.$A$3];&quot;', &quot;; [.C32]; &quot;],&quot; )" office:value-type="string" office:string-value="['30', 'Revisions', 614374],">
            <text:p>['30', 'Revisions', 614374],</text:p>
          </table:table-cell>
          <table:table-cell table:number-columns-repeated="8"/>
        </table:table-row>
        <table:table-row table:style-name="ro2">
          <table:table-cell office:value-type="string">
            <text:p>57</text:p>
          </table:table-cell>
          <table:table-cell office:value-type="string">
            <text:p>10951</text:p>
          </table:table-cell>
          <table:table-cell table:formula="of:=VALUE([.B33])" office:value-type="float" office:value="10951">
            <text:p>10951</text:p>
          </table:table-cell>
          <table:table-cell/>
          <table:table-cell table:formula="of:=CONCATENATE( &quot;['&quot;; [.A33]; &quot;', '&quot;;[.$A$3];&quot;', &quot;; [.C33]; &quot;],&quot; )" office:value-type="string" office:string-value="['57', 'Revisions', 10951],">
            <text:p>['57', 'Revisions', 10951],</text:p>
          </table:table-cell>
          <table:table-cell table:number-columns-repeated="8"/>
        </table:table-row>
        <table:table-row table:style-name="ro2">
          <table:table-cell office:value-type="string">
            <text:p>84</text:p>
          </table:table-cell>
          <table:table-cell office:value-type="string">
            <text:p>89214</text:p>
          </table:table-cell>
          <table:table-cell table:formula="of:=VALUE([.B34])" office:value-type="float" office:value="89214">
            <text:p>89214</text:p>
          </table:table-cell>
          <table:table-cell/>
          <table:table-cell table:formula="of:=CONCATENATE( &quot;['&quot;; [.A34]; &quot;', '&quot;;[.$A$3];&quot;', &quot;; [.C34]; &quot;],&quot; )" office:value-type="string" office:string-value="['84', 'Revisions', 89214],">
            <text:p>['84', 'Revisions', 89214],</text:p>
          </table:table-cell>
          <table:table-cell table:number-columns-repeated="8"/>
        </table:table-row>
        <table:table-row table:style-name="ro2">
          <table:table-cell office:value-type="string">
            <text:p>111</text:p>
          </table:table-cell>
          <table:table-cell office:value-type="string">
            <text:p>298922</text:p>
          </table:table-cell>
          <table:table-cell table:formula="of:=VALUE([.B35])" office:value-type="float" office:value="298922">
            <text:p>298922</text:p>
          </table:table-cell>
          <table:table-cell/>
          <table:table-cell table:formula="of:=CONCATENATE( &quot;['&quot;; [.A35]; &quot;', '&quot;;[.$A$3];&quot;', &quot;; [.C35]; &quot;],&quot; )" office:value-type="string" office:string-value="['111', 'Revisions', 298922],">
            <text:p>['111', 'Revisions', 298922],</text:p>
          </table:table-cell>
          <table:table-cell table:number-columns-repeated="8"/>
        </table:table-row>
        <table:table-row table:style-name="ro2">
          <table:table-cell office:value-type="string">
            <text:p>138</text:p>
          </table:table-cell>
          <table:table-cell office:value-type="string">
            <text:p>45705</text:p>
          </table:table-cell>
          <table:table-cell table:formula="of:=VALUE([.B36])" office:value-type="float" office:value="45705">
            <text:p>45705</text:p>
          </table:table-cell>
          <table:table-cell/>
          <table:table-cell table:formula="of:=CONCATENATE( &quot;['&quot;; [.A36]; &quot;', '&quot;;[.$A$3];&quot;', &quot;; [.C36]; &quot;],&quot; )" office:value-type="string" office:string-value="['138', 'Revisions', 45705],">
            <text:p>['138', 'Revisions', 45705],</text:p>
          </table:table-cell>
          <table:table-cell table:number-columns-repeated="8"/>
        </table:table-row>
        <table:table-row table:style-name="ro2">
          <table:table-cell office:value-type="string">
            <text:p>165</text:p>
          </table:table-cell>
          <table:table-cell office:value-type="string">
            <text:p>1914</text:p>
          </table:table-cell>
          <table:table-cell table:formula="of:=VALUE([.B37])" office:value-type="float" office:value="1914">
            <text:p>1914</text:p>
          </table:table-cell>
          <table:table-cell/>
          <table:table-cell table:formula="of:=CONCATENATE( &quot;['&quot;; [.A37]; &quot;', '&quot;;[.$A$3];&quot;', &quot;; [.C37]; &quot;],&quot; )" office:value-type="string" office:string-value="['165', 'Revisions', 1914],">
            <text:p>['165', 'Revisions', 1914],</text:p>
          </table:table-cell>
          <table:table-cell table:number-columns-repeated="8"/>
        </table:table-row>
        <table:table-row table:style-name="ro2">
          <table:table-cell office:value-type="string">
            <text:p>192</text:p>
          </table:table-cell>
          <table:table-cell office:value-type="string">
            <text:p>20474</text:p>
          </table:table-cell>
          <table:table-cell table:formula="of:=VALUE([.B38])" office:value-type="float" office:value="20474">
            <text:p>20474</text:p>
          </table:table-cell>
          <table:table-cell/>
          <table:table-cell table:formula="of:=CONCATENATE( &quot;['&quot;; [.A38]; &quot;', '&quot;;[.$A$3];&quot;', &quot;; [.C38]; &quot;],&quot; )" office:value-type="string" office:string-value="['192', 'Revisions', 20474],">
            <text:p>['192', 'Revisions', 20474],</text:p>
          </table:table-cell>
          <table:table-cell table:number-columns-repeated="8"/>
        </table:table-row>
        <table:table-row table:style-name="ro2">
          <table:table-cell office:value-type="string">
            <text:p>219</text:p>
          </table:table-cell>
          <table:table-cell office:value-type="string">
            <text:p>5132</text:p>
          </table:table-cell>
          <table:table-cell table:formula="of:=VALUE([.B39])" office:value-type="float" office:value="5132">
            <text:p>5132</text:p>
          </table:table-cell>
          <table:table-cell/>
          <table:table-cell table:formula="of:=CONCATENATE( &quot;['&quot;; [.A39]; &quot;', '&quot;;[.$A$3];&quot;', &quot;; [.C39]; &quot;],&quot; )" office:value-type="string" office:string-value="['219', 'Revisions', 5132],">
            <text:p>['219', 'Revisions', 5132],</text:p>
          </table:table-cell>
          <table:table-cell table:number-columns-repeated="8"/>
        </table:table-row>
        <table:table-row table:style-name="ro2">
          <table:table-cell office:value-type="string">
            <text:p>246</text:p>
          </table:table-cell>
          <table:table-cell office:value-type="string">
            <text:p>255011</text:p>
          </table:table-cell>
          <table:table-cell table:formula="of:=VALUE([.B40])" office:value-type="float" office:value="255011">
            <text:p>255011</text:p>
          </table:table-cell>
          <table:table-cell/>
          <table:table-cell table:formula="of:=CONCATENATE( &quot;['&quot;; [.A40]; &quot;', '&quot;;[.$A$3];&quot;', &quot;; [.C40]; &quot;],&quot; )" office:value-type="string" office:string-value="['246', 'Revisions', 255011],">
            <text:p>['246', 'Revisions', 255011],</text:p>
          </table:table-cell>
          <table:table-cell table:number-columns-repeated="8"/>
        </table:table-row>
        <table:table-row table:style-name="ro2">
          <table:table-cell office:value-type="string">
            <text:p>4</text:p>
          </table:table-cell>
          <table:table-cell office:value-type="string">
            <text:p>3257</text:p>
          </table:table-cell>
          <table:table-cell table:formula="of:=VALUE([.B41])" office:value-type="float" office:value="3257">
            <text:p>3257</text:p>
          </table:table-cell>
          <table:table-cell/>
          <table:table-cell table:formula="of:=CONCATENATE( &quot;['&quot;; [.A41]; &quot;', '&quot;;[.$A$3];&quot;', &quot;; [.C41]; &quot;],&quot; )" office:value-type="string" office:string-value="['4', 'Revisions', 3257],">
            <text:p>['4', 'Revisions', 3257],</text:p>
          </table:table-cell>
          <table:table-cell table:number-columns-repeated="8"/>
        </table:table-row>
        <table:table-row table:style-name="ro2">
          <table:table-cell office:value-type="string">
            <text:p>31</text:p>
          </table:table-cell>
          <table:table-cell office:value-type="string">
            <text:p>1033021</text:p>
          </table:table-cell>
          <table:table-cell table:formula="of:=VALUE([.B42])" office:value-type="float" office:value="1033021">
            <text:p>1033021</text:p>
          </table:table-cell>
          <table:table-cell/>
          <table:table-cell table:formula="of:=CONCATENATE( &quot;['&quot;; [.A42]; &quot;', '&quot;;[.$A$3];&quot;', &quot;; [.C42]; &quot;],&quot; )" office:value-type="string" office:string-value="['31', 'Revisions', 1033021],">
            <text:p>['31', 'Revisions', 1033021],</text:p>
          </table:table-cell>
          <table:table-cell table:number-columns-repeated="8"/>
        </table:table-row>
        <table:table-row table:style-name="ro2">
          <table:table-cell office:value-type="string">
            <text:p>58</text:p>
          </table:table-cell>
          <table:table-cell office:value-type="string">
            <text:p>1743947</text:p>
          </table:table-cell>
          <table:table-cell table:formula="of:=VALUE([.B43])" office:value-type="float" office:value="1743947">
            <text:p>1743947</text:p>
          </table:table-cell>
          <table:table-cell/>
          <table:table-cell table:formula="of:=CONCATENATE( &quot;['&quot;; [.A43]; &quot;', '&quot;;[.$A$3];&quot;', &quot;; [.C43]; &quot;],&quot; )" office:value-type="string" office:string-value="['58', 'Revisions', 1743947],">
            <text:p>['58', 'Revisions', 1743947],</text:p>
          </table:table-cell>
          <table:table-cell table:number-columns-repeated="8"/>
        </table:table-row>
        <table:table-row table:style-name="ro2">
          <table:table-cell office:value-type="string">
            <text:p>85</text:p>
          </table:table-cell>
          <table:table-cell office:value-type="string">
            <text:p>5704</text:p>
          </table:table-cell>
          <table:table-cell table:formula="of:=VALUE([.B44])" office:value-type="float" office:value="5704">
            <text:p>5704</text:p>
          </table:table-cell>
          <table:table-cell/>
          <table:table-cell table:formula="of:=CONCATENATE( &quot;['&quot;; [.A44]; &quot;', '&quot;;[.$A$3];&quot;', &quot;; [.C44]; &quot;],&quot; )" office:value-type="string" office:string-value="['85', 'Revisions', 5704],">
            <text:p>['85', 'Revisions', 5704],</text:p>
          </table:table-cell>
          <table:table-cell table:number-columns-repeated="8"/>
        </table:table-row>
        <table:table-row table:style-name="ro2">
          <table:table-cell office:value-type="string">
            <text:p>112</text:p>
          </table:table-cell>
          <table:table-cell office:value-type="string">
            <text:p>962329</text:p>
          </table:table-cell>
          <table:table-cell table:formula="of:=VALUE([.B45])" office:value-type="float" office:value="962329">
            <text:p>962329</text:p>
          </table:table-cell>
          <table:table-cell/>
          <table:table-cell table:formula="of:=CONCATENATE( &quot;['&quot;; [.A45]; &quot;', '&quot;;[.$A$3];&quot;', &quot;; [.C45]; &quot;],&quot; )" office:value-type="string" office:string-value="['112', 'Revisions', 962329],">
            <text:p>['112', 'Revisions', 962329],</text:p>
          </table:table-cell>
          <table:table-cell table:number-columns-repeated="8"/>
        </table:table-row>
        <table:table-row table:style-name="ro2">
          <table:table-cell office:value-type="string">
            <text:p>139</text:p>
          </table:table-cell>
          <table:table-cell office:value-type="string">
            <text:p>16149</text:p>
          </table:table-cell>
          <table:table-cell table:formula="of:=VALUE([.B46])" office:value-type="float" office:value="16149">
            <text:p>16149</text:p>
          </table:table-cell>
          <table:table-cell/>
          <table:table-cell table:formula="of:=CONCATENATE( &quot;['&quot;; [.A46]; &quot;', '&quot;;[.$A$3];&quot;', &quot;; [.C46]; &quot;],&quot; )" office:value-type="string" office:string-value="['139', 'Revisions', 16149],">
            <text:p>['139', 'Revisions', 16149],</text:p>
          </table:table-cell>
          <table:table-cell table:number-columns-repeated="8"/>
        </table:table-row>
        <table:table-row table:style-name="ro2">
          <table:table-cell office:value-type="string">
            <text:p>166</text:p>
          </table:table-cell>
          <table:table-cell office:value-type="string">
            <text:p>18318985</text:p>
          </table:table-cell>
          <table:table-cell table:formula="of:=VALUE([.B47])" office:value-type="float" office:value="18318985">
            <text:p>18318985</text:p>
          </table:table-cell>
          <table:table-cell/>
          <table:table-cell table:formula="of:=CONCATENATE( &quot;['&quot;; [.A47]; &quot;', '&quot;;[.$A$3];&quot;', &quot;; [.C47]; &quot;],&quot; )" office:value-type="string" office:string-value="['166', 'Revisions', 18318985],">
            <text:p>['166', 'Revisions', 18318985],</text:p>
          </table:table-cell>
          <table:table-cell table:number-columns-repeated="8"/>
        </table:table-row>
        <table:table-row table:style-name="ro2">
          <table:table-cell office:value-type="string">
            <text:p>193</text:p>
          </table:table-cell>
          <table:table-cell office:value-type="string">
            <text:p>1851</text:p>
          </table:table-cell>
          <table:table-cell table:formula="of:=VALUE([.B48])" office:value-type="float" office:value="1851">
            <text:p>1851</text:p>
          </table:table-cell>
          <table:table-cell/>
          <table:table-cell table:formula="of:=CONCATENATE( &quot;['&quot;; [.A48]; &quot;', '&quot;;[.$A$3];&quot;', &quot;; [.C48]; &quot;],&quot; )" office:value-type="string" office:string-value="['193', 'Revisions', 1851],">
            <text:p>['193', 'Revisions', 1851],</text:p>
          </table:table-cell>
          <table:table-cell table:number-columns-repeated="8"/>
        </table:table-row>
        <table:table-row table:style-name="ro2">
          <table:table-cell office:value-type="string">
            <text:p>220</text:p>
          </table:table-cell>
          <table:table-cell office:value-type="string">
            <text:p>27582</text:p>
          </table:table-cell>
          <table:table-cell table:formula="of:=VALUE([.B49])" office:value-type="float" office:value="27582">
            <text:p>27582</text:p>
          </table:table-cell>
          <table:table-cell/>
          <table:table-cell table:formula="of:=CONCATENATE( &quot;['&quot;; [.A49]; &quot;', '&quot;;[.$A$3];&quot;', &quot;; [.C49]; &quot;],&quot; )" office:value-type="string" office:string-value="['220', 'Revisions', 27582],">
            <text:p>['220', 'Revisions', 27582],</text:p>
          </table:table-cell>
          <table:table-cell table:number-columns-repeated="8"/>
        </table:table-row>
        <table:table-row table:style-name="ro2">
          <table:table-cell office:value-type="string">
            <text:p>32</text:p>
          </table:table-cell>
          <table:table-cell office:value-type="string">
            <text:p>4814</text:p>
          </table:table-cell>
          <table:table-cell table:formula="of:=VALUE([.B50])" office:value-type="float" office:value="4814">
            <text:p>4814</text:p>
          </table:table-cell>
          <table:table-cell/>
          <table:table-cell table:formula="of:=CONCATENATE( &quot;['&quot;; [.A50]; &quot;', '&quot;;[.$A$3];&quot;', &quot;; [.C50]; &quot;],&quot; )" office:value-type="string" office:string-value="['32', 'Revisions', 4814],">
            <text:p>['32', 'Revisions', 4814],</text:p>
          </table:table-cell>
          <table:table-cell table:number-columns-repeated="8"/>
        </table:table-row>
        <table:table-row table:style-name="ro2">
          <table:table-cell office:value-type="string">
            <text:p>59</text:p>
          </table:table-cell>
          <table:table-cell office:value-type="string">
            <text:p>22627</text:p>
          </table:table-cell>
          <table:table-cell table:formula="of:=VALUE([.B51])" office:value-type="float" office:value="22627">
            <text:p>22627</text:p>
          </table:table-cell>
          <table:table-cell/>
          <table:table-cell table:formula="of:=CONCATENATE( &quot;['&quot;; [.A51]; &quot;', '&quot;;[.$A$3];&quot;', &quot;; [.C51]; &quot;],&quot; )" office:value-type="string" office:string-value="['59', 'Revisions', 22627],">
            <text:p>['59', 'Revisions', 22627],</text:p>
          </table:table-cell>
          <table:table-cell table:number-columns-repeated="8"/>
        </table:table-row>
        <table:table-row table:style-name="ro2">
          <table:table-cell office:value-type="string">
            <text:p>86</text:p>
          </table:table-cell>
          <table:table-cell office:value-type="string">
            <text:p>26034</text:p>
          </table:table-cell>
          <table:table-cell table:formula="of:=VALUE([.B52])" office:value-type="float" office:value="26034">
            <text:p>26034</text:p>
          </table:table-cell>
          <table:table-cell/>
          <table:table-cell table:formula="of:=CONCATENATE( &quot;['&quot;; [.A52]; &quot;', '&quot;;[.$A$3];&quot;', &quot;; [.C52]; &quot;],&quot; )" office:value-type="string" office:string-value="['86', 'Revisions', 26034],">
            <text:p>['86', 'Revisions', 26034],</text:p>
          </table:table-cell>
          <table:table-cell table:number-columns-repeated="8"/>
        </table:table-row>
        <table:table-row table:style-name="ro2">
          <table:table-cell office:value-type="string">
            <text:p>113</text:p>
          </table:table-cell>
          <table:table-cell office:value-type="string">
            <text:p>9458</text:p>
          </table:table-cell>
          <table:table-cell table:formula="of:=VALUE([.B53])" office:value-type="float" office:value="9458">
            <text:p>9458</text:p>
          </table:table-cell>
          <table:table-cell/>
          <table:table-cell table:formula="of:=CONCATENATE( &quot;['&quot;; [.A53]; &quot;', '&quot;;[.$A$3];&quot;', &quot;; [.C53]; &quot;],&quot; )" office:value-type="string" office:string-value="['113', 'Revisions', 9458],">
            <text:p>['113', 'Revisions', 9458],</text:p>
          </table:table-cell>
          <table:table-cell table:number-columns-repeated="8"/>
        </table:table-row>
        <table:table-row table:style-name="ro2">
          <table:table-cell office:value-type="string">
            <text:p>140</text:p>
          </table:table-cell>
          <table:table-cell office:value-type="string">
            <text:p>2291795</text:p>
          </table:table-cell>
          <table:table-cell table:formula="of:=VALUE([.B54])" office:value-type="float" office:value="2291795">
            <text:p>2291795</text:p>
          </table:table-cell>
          <table:table-cell/>
          <table:table-cell table:formula="of:=CONCATENATE( &quot;['&quot;; [.A54]; &quot;', '&quot;;[.$A$3];&quot;', &quot;; [.C54]; &quot;],&quot; )" office:value-type="string" office:string-value="['140', 'Revisions', 2291795],">
            <text:p>['140', 'Revisions', 2291795],</text:p>
          </table:table-cell>
          <table:table-cell table:number-columns-repeated="8"/>
        </table:table-row>
        <table:table-row table:style-name="ro2">
          <table:table-cell office:value-type="string">
            <text:p>167</text:p>
          </table:table-cell>
          <table:table-cell office:value-type="string">
            <text:p>1150402</text:p>
          </table:table-cell>
          <table:table-cell table:formula="of:=VALUE([.B55])" office:value-type="float" office:value="1150402">
            <text:p>1150402</text:p>
          </table:table-cell>
          <table:table-cell/>
          <table:table-cell table:formula="of:=CONCATENATE( &quot;['&quot;; [.A55]; &quot;', '&quot;;[.$A$3];&quot;', &quot;; [.C55]; &quot;],&quot; )" office:value-type="string" office:string-value="['167', 'Revisions', 1150402],">
            <text:p>['167', 'Revisions', 1150402],</text:p>
          </table:table-cell>
          <table:table-cell table:number-columns-repeated="8"/>
        </table:table-row>
        <table:table-row table:style-name="ro2">
          <table:table-cell office:value-type="string">
            <text:p>194</text:p>
          </table:table-cell>
          <table:table-cell office:value-type="string">
            <text:p>3362259</text:p>
          </table:table-cell>
          <table:table-cell table:formula="of:=VALUE([.B56])" office:value-type="float" office:value="3362259">
            <text:p>3362259</text:p>
          </table:table-cell>
          <table:table-cell/>
          <table:table-cell table:formula="of:=CONCATENATE( &quot;['&quot;; [.A56]; &quot;', '&quot;;[.$A$3];&quot;', &quot;; [.C56]; &quot;],&quot; )" office:value-type="string" office:string-value="['194', 'Revisions', 3362259],">
            <text:p>['194', 'Revisions', 3362259],</text:p>
          </table:table-cell>
          <table:table-cell table:number-columns-repeated="8"/>
        </table:table-row>
        <table:table-row table:style-name="ro2">
          <table:table-cell office:value-type="string">
            <text:p>221</text:p>
          </table:table-cell>
          <table:table-cell office:value-type="string">
            <text:p>208535</text:p>
          </table:table-cell>
          <table:table-cell table:formula="of:=VALUE([.B57])" office:value-type="float" office:value="208535">
            <text:p>208535</text:p>
          </table:table-cell>
          <table:table-cell/>
          <table:table-cell table:formula="of:=CONCATENATE( &quot;['&quot;; [.A57]; &quot;', '&quot;;[.$A$3];&quot;', &quot;; [.C57]; &quot;],&quot; )" office:value-type="string" office:string-value="['221', 'Revisions', 208535],">
            <text:p>['221', 'Revisions', 208535],</text:p>
          </table:table-cell>
          <table:table-cell table:number-columns-repeated="8"/>
        </table:table-row>
        <table:table-row table:style-name="ro2">
          <table:table-cell office:value-type="string">
            <text:p>248</text:p>
          </table:table-cell>
          <table:table-cell office:value-type="string">
            <text:p>3616</text:p>
          </table:table-cell>
          <table:table-cell table:formula="of:=VALUE([.B58])" office:value-type="float" office:value="3616">
            <text:p>3616</text:p>
          </table:table-cell>
          <table:table-cell/>
          <table:table-cell table:formula="of:=CONCATENATE( &quot;['&quot;; [.A58]; &quot;', '&quot;;[.$A$3];&quot;', &quot;; [.C58]; &quot;],&quot; )" office:value-type="string" office:string-value="['248', 'Revisions', 3616],">
            <text:p>['248', 'Revisions', 3616],</text:p>
          </table:table-cell>
          <table:table-cell table:number-columns-repeated="8"/>
        </table:table-row>
        <table:table-row table:style-name="ro2">
          <table:table-cell office:value-type="string">
            <text:p>6</text:p>
          </table:table-cell>
          <table:table-cell office:value-type="string">
            <text:p>131020</text:p>
          </table:table-cell>
          <table:table-cell table:formula="of:=VALUE([.B59])" office:value-type="float" office:value="131020">
            <text:p>131020</text:p>
          </table:table-cell>
          <table:table-cell/>
          <table:table-cell table:formula="of:=CONCATENATE( &quot;['&quot;; [.A59]; &quot;', '&quot;;[.$A$3];&quot;', &quot;; [.C59]; &quot;],&quot; )" office:value-type="string" office:string-value="['6', 'Revisions', 131020],">
            <text:p>['6', 'Revisions', 131020],</text:p>
          </table:table-cell>
          <table:table-cell table:number-columns-repeated="8"/>
        </table:table-row>
        <table:table-row table:style-name="ro2">
          <table:table-cell office:value-type="string">
            <text:p>33</text:p>
          </table:table-cell>
          <table:table-cell office:value-type="string">
            <text:p>4177</text:p>
          </table:table-cell>
          <table:table-cell table:formula="of:=VALUE([.B60])" office:value-type="float" office:value="4177">
            <text:p>4177</text:p>
          </table:table-cell>
          <table:table-cell/>
          <table:table-cell table:formula="of:=CONCATENATE( &quot;['&quot;; [.A60]; &quot;', '&quot;;[.$A$3];&quot;', &quot;; [.C60]; &quot;],&quot; )" office:value-type="string" office:string-value="['33', 'Revisions', 4177],">
            <text:p>['33', 'Revisions', 4177],</text:p>
          </table:table-cell>
          <table:table-cell table:number-columns-repeated="8"/>
        </table:table-row>
        <table:table-row table:style-name="ro2">
          <table:table-cell office:value-type="string">
            <text:p>60</text:p>
          </table:table-cell>
          <table:table-cell office:value-type="string">
            <text:p>1766015</text:p>
          </table:table-cell>
          <table:table-cell table:formula="of:=VALUE([.B61])" office:value-type="float" office:value="1766015">
            <text:p>1766015</text:p>
          </table:table-cell>
          <table:table-cell/>
          <table:table-cell table:formula="of:=CONCATENATE( &quot;['&quot;; [.A61]; &quot;', '&quot;;[.$A$3];&quot;', &quot;; [.C61]; &quot;],&quot; )" office:value-type="string" office:string-value="['60', 'Revisions', 1766015],">
            <text:p>['60', 'Revisions', 1766015],</text:p>
          </table:table-cell>
          <table:table-cell table:number-columns-repeated="8"/>
        </table:table-row>
        <table:table-row table:style-name="ro2">
          <table:table-cell office:value-type="string">
            <text:p>87</text:p>
          </table:table-cell>
          <table:table-cell office:value-type="string">
            <text:p>26489</text:p>
          </table:table-cell>
          <table:table-cell table:formula="of:=VALUE([.B62])" office:value-type="float" office:value="26489">
            <text:p>26489</text:p>
          </table:table-cell>
          <table:table-cell/>
          <table:table-cell table:formula="of:=CONCATENATE( &quot;['&quot;; [.A62]; &quot;', '&quot;;[.$A$3];&quot;', &quot;; [.C62]; &quot;],&quot; )" office:value-type="string" office:string-value="['87', 'Revisions', 26489],">
            <text:p>['87', 'Revisions', 26489],</text:p>
          </table:table-cell>
          <table:table-cell table:number-columns-repeated="8"/>
        </table:table-row>
        <table:table-row table:style-name="ro2">
          <table:table-cell office:value-type="string">
            <text:p>114</text:p>
          </table:table-cell>
          <table:table-cell office:value-type="string">
            <text:p>18085</text:p>
          </table:table-cell>
          <table:table-cell table:formula="of:=VALUE([.B63])" office:value-type="float" office:value="18085">
            <text:p>18085</text:p>
          </table:table-cell>
          <table:table-cell/>
          <table:table-cell table:formula="of:=CONCATENATE( &quot;['&quot;; [.A63]; &quot;', '&quot;;[.$A$3];&quot;', &quot;; [.C63]; &quot;],&quot; )" office:value-type="string" office:string-value="['114', 'Revisions', 18085],">
            <text:p>['114', 'Revisions', 18085],</text:p>
          </table:table-cell>
          <table:table-cell table:number-columns-repeated="8"/>
        </table:table-row>
        <table:table-row table:style-name="ro2">
          <table:table-cell office:value-type="string">
            <text:p>141</text:p>
          </table:table-cell>
          <table:table-cell office:value-type="string">
            <text:p>735088</text:p>
          </table:table-cell>
          <table:table-cell table:formula="of:=VALUE([.B64])" office:value-type="float" office:value="735088">
            <text:p>735088</text:p>
          </table:table-cell>
          <table:table-cell/>
          <table:table-cell table:formula="of:=CONCATENATE( &quot;['&quot;; [.A64]; &quot;', '&quot;;[.$A$3];&quot;', &quot;; [.C64]; &quot;],&quot; )" office:value-type="string" office:string-value="['141', 'Revisions', 735088],">
            <text:p>['141', 'Revisions', 735088],</text:p>
          </table:table-cell>
          <table:table-cell table:number-columns-repeated="8"/>
        </table:table-row>
        <table:table-row table:style-name="ro2">
          <table:table-cell office:value-type="string">
            <text:p>168</text:p>
          </table:table-cell>
          <table:table-cell office:value-type="string">
            <text:p>6199584</text:p>
          </table:table-cell>
          <table:table-cell table:formula="of:=VALUE([.B65])" office:value-type="float" office:value="6199584">
            <text:p>6199584</text:p>
          </table:table-cell>
          <table:table-cell/>
          <table:table-cell table:formula="of:=CONCATENATE( &quot;['&quot;; [.A65]; &quot;', '&quot;;[.$A$3];&quot;', &quot;; [.C65]; &quot;],&quot; )" office:value-type="string" office:string-value="['168', 'Revisions', 6199584],">
            <text:p>['168', 'Revisions', 6199584],</text:p>
          </table:table-cell>
          <table:table-cell table:number-columns-repeated="8"/>
        </table:table-row>
        <table:table-row table:style-name="ro2">
          <table:table-cell office:value-type="string">
            <text:p>222</text:p>
          </table:table-cell>
          <table:table-cell office:value-type="string">
            <text:p>10294498</text:p>
          </table:table-cell>
          <table:table-cell table:formula="of:=VALUE([.B66])" office:value-type="float" office:value="10294498">
            <text:p>10294498</text:p>
          </table:table-cell>
          <table:table-cell/>
          <table:table-cell table:formula="of:=CONCATENATE( &quot;['&quot;; [.A66]; &quot;', '&quot;;[.$A$3];&quot;', &quot;; [.C66]; &quot;],&quot; )" office:value-type="string" office:string-value="['222', 'Revisions', 10294498],">
            <text:p>['222', 'Revisions', 10294498],</text:p>
          </table:table-cell>
          <table:table-cell table:number-columns-repeated="8"/>
        </table:table-row>
        <table:table-row table:style-name="ro2">
          <table:table-cell office:value-type="string">
            <text:p>249</text:p>
          </table:table-cell>
          <table:table-cell office:value-type="string">
            <text:p>265001</text:p>
          </table:table-cell>
          <table:table-cell table:formula="of:=VALUE([.B67])" office:value-type="float" office:value="265001">
            <text:p>265001</text:p>
          </table:table-cell>
          <table:table-cell/>
          <table:table-cell table:formula="of:=CONCATENATE( &quot;['&quot;; [.A67]; &quot;', '&quot;;[.$A$3];&quot;', &quot;; [.C67]; &quot;],&quot; )" office:value-type="string" office:string-value="['249', 'Revisions', 265001],">
            <text:p>['249', 'Revisions', 265001],</text:p>
          </table:table-cell>
          <table:table-cell table:number-columns-repeated="8"/>
        </table:table-row>
        <table:table-row table:style-name="ro2">
          <table:table-cell office:value-type="string">
            <text:p>7</text:p>
          </table:table-cell>
          <table:table-cell office:value-type="string">
            <text:p>497921</text:p>
          </table:table-cell>
          <table:table-cell table:formula="of:=VALUE([.B68])" office:value-type="float" office:value="497921">
            <text:p>497921</text:p>
          </table:table-cell>
          <table:table-cell/>
          <table:table-cell table:formula="of:=CONCATENATE( &quot;['&quot;; [.A68]; &quot;', '&quot;;[.$A$3];&quot;', &quot;; [.C68]; &quot;],&quot; )" office:value-type="string" office:string-value="['7', 'Revisions', 497921],">
            <text:p>['7', 'Revisions', 497921],</text:p>
          </table:table-cell>
          <table:table-cell table:number-columns-repeated="8"/>
        </table:table-row>
        <table:table-row table:style-name="ro2">
          <table:table-cell office:value-type="string">
            <text:p>34</text:p>
          </table:table-cell>
          <table:table-cell office:value-type="string">
            <text:p>4605755</text:p>
          </table:table-cell>
          <table:table-cell table:formula="of:=VALUE([.B69])" office:value-type="float" office:value="4605755">
            <text:p>4605755</text:p>
          </table:table-cell>
          <table:table-cell/>
          <table:table-cell table:formula="of:=CONCATENATE( &quot;['&quot;; [.A69]; &quot;', '&quot;;[.$A$3];&quot;', &quot;; [.C69]; &quot;],&quot; )" office:value-type="string" office:string-value="['34', 'Revisions', 4605755],">
            <text:p>['34', 'Revisions', 4605755],</text:p>
          </table:table-cell>
          <table:table-cell table:number-columns-repeated="8"/>
        </table:table-row>
        <table:table-row table:style-name="ro2">
          <table:table-cell office:value-type="string">
            <text:p>61</text:p>
          </table:table-cell>
          <table:table-cell office:value-type="string">
            <text:p>2614085</text:p>
          </table:table-cell>
          <table:table-cell table:formula="of:=VALUE([.B70])" office:value-type="float" office:value="2614085">
            <text:p>2614085</text:p>
          </table:table-cell>
          <table:table-cell/>
          <table:table-cell table:formula="of:=CONCATENATE( &quot;['&quot;; [.A70]; &quot;', '&quot;;[.$A$3];&quot;', &quot;; [.C70]; &quot;],&quot; )" office:value-type="string" office:string-value="['61', 'Revisions', 2614085],">
            <text:p>['61', 'Revisions', 2614085],</text:p>
          </table:table-cell>
          <table:table-cell table:number-columns-repeated="8"/>
        </table:table-row>
        <table:table-row table:style-name="ro2">
          <table:table-cell office:value-type="string">
            <text:p>88</text:p>
          </table:table-cell>
          <table:table-cell office:value-type="string">
            <text:p>7410784</text:p>
          </table:table-cell>
          <table:table-cell table:formula="of:=VALUE([.B71])" office:value-type="float" office:value="7410784">
            <text:p>7410784</text:p>
          </table:table-cell>
          <table:table-cell/>
          <table:table-cell table:formula="of:=CONCATENATE( &quot;['&quot;; [.A71]; &quot;', '&quot;;[.$A$3];&quot;', &quot;; [.C71]; &quot;],&quot; )" office:value-type="string" office:string-value="['88', 'Revisions', 7410784],">
            <text:p>['88', 'Revisions', 7410784],</text:p>
          </table:table-cell>
          <table:table-cell table:number-columns-repeated="8"/>
        </table:table-row>
        <table:table-row table:style-name="ro2">
          <table:table-cell office:value-type="string">
            <text:p>115</text:p>
          </table:table-cell>
          <table:table-cell office:value-type="string">
            <text:p>14295</text:p>
          </table:table-cell>
          <table:table-cell table:formula="of:=VALUE([.B72])" office:value-type="float" office:value="14295">
            <text:p>14295</text:p>
          </table:table-cell>
          <table:table-cell/>
          <table:table-cell table:formula="of:=CONCATENATE( &quot;['&quot;; [.A72]; &quot;', '&quot;;[.$A$3];&quot;', &quot;; [.C72]; &quot;],&quot; )" office:value-type="string" office:string-value="['115', 'Revisions', 14295],">
            <text:p>['115', 'Revisions', 14295],</text:p>
          </table:table-cell>
          <table:table-cell table:number-columns-repeated="8"/>
        </table:table-row>
        <table:table-row table:style-name="ro2">
          <table:table-cell office:value-type="string">
            <text:p>223</text:p>
          </table:table-cell>
          <table:table-cell office:value-type="string">
            <text:p>346080</text:p>
          </table:table-cell>
          <table:table-cell table:formula="of:=VALUE([.B73])" office:value-type="float" office:value="346080">
            <text:p>346080</text:p>
          </table:table-cell>
          <table:table-cell/>
          <table:table-cell table:formula="of:=CONCATENATE( &quot;['&quot;; [.A73]; &quot;', '&quot;;[.$A$3];&quot;', &quot;; [.C73]; &quot;],&quot; )" office:value-type="string" office:string-value="['223', 'Revisions', 346080],">
            <text:p>['223', 'Revisions', 346080],</text:p>
          </table:table-cell>
          <table:table-cell table:number-columns-repeated="8"/>
        </table:table-row>
        <table:table-row table:style-name="ro2">
          <table:table-cell office:value-type="string">
            <text:p>250</text:p>
          </table:table-cell>
          <table:table-cell office:value-type="string">
            <text:p>2368472</text:p>
          </table:table-cell>
          <table:table-cell table:formula="of:=VALUE([.B74])" office:value-type="float" office:value="2368472">
            <text:p>2368472</text:p>
          </table:table-cell>
          <table:table-cell/>
          <table:table-cell table:formula="of:=CONCATENATE( &quot;['&quot;; [.A74]; &quot;', '&quot;;[.$A$3];&quot;', &quot;; [.C74]; &quot;],&quot; )" office:value-type="string" office:string-value="['250', 'Revisions', 2368472],">
            <text:p>['250', 'Revisions', 2368472],</text:p>
          </table:table-cell>
          <table:table-cell table:number-columns-repeated="8"/>
        </table:table-row>
        <table:table-row table:style-name="ro2">
          <table:table-cell office:value-type="string">
            <text:p>8</text:p>
          </table:table-cell>
          <table:table-cell office:value-type="string">
            <text:p>75298</text:p>
          </table:table-cell>
          <table:table-cell table:formula="of:=VALUE([.B75])" office:value-type="float" office:value="75298">
            <text:p>75298</text:p>
          </table:table-cell>
          <table:table-cell/>
          <table:table-cell table:formula="of:=CONCATENATE( &quot;['&quot;; [.A75]; &quot;', '&quot;;[.$A$3];&quot;', &quot;; [.C75]; &quot;],&quot; )" office:value-type="string" office:string-value="['8', 'Revisions', 75298],">
            <text:p>['8', 'Revisions', 75298],</text:p>
          </table:table-cell>
          <table:table-cell table:number-columns-repeated="8"/>
        </table:table-row>
        <table:table-row table:style-name="ro2">
          <table:table-cell office:value-type="string">
            <text:p>62</text:p>
          </table:table-cell>
          <table:table-cell office:value-type="string">
            <text:p>29795707</text:p>
          </table:table-cell>
          <table:table-cell table:formula="of:=VALUE([.B76])" office:value-type="float" office:value="29795707">
            <text:p>29795707</text:p>
          </table:table-cell>
          <table:table-cell/>
          <table:table-cell table:formula="of:=CONCATENATE( &quot;['&quot;; [.A76]; &quot;', '&quot;;[.$A$3];&quot;', &quot;; [.C76]; &quot;],&quot; )" office:value-type="string" office:string-value="['62', 'Revisions', 29795707],">
            <text:p>['62', 'Revisions', 29795707],</text:p>
          </table:table-cell>
          <table:table-cell table:number-columns-repeated="8"/>
        </table:table-row>
        <table:table-row table:style-name="ro2">
          <table:table-cell office:value-type="string">
            <text:p>89</text:p>
          </table:table-cell>
          <table:table-cell office:value-type="string">
            <text:p>555280</text:p>
          </table:table-cell>
          <table:table-cell table:formula="of:=VALUE([.B77])" office:value-type="float" office:value="555280">
            <text:p>555280</text:p>
          </table:table-cell>
          <table:table-cell/>
          <table:table-cell table:formula="of:=CONCATENATE( &quot;['&quot;; [.A77]; &quot;', '&quot;;[.$A$3];&quot;', &quot;; [.C77]; &quot;],&quot; )" office:value-type="string" office:string-value="['89', 'Revisions', 555280],">
            <text:p>['89', 'Revisions', 555280],</text:p>
          </table:table-cell>
          <table:table-cell table:number-columns-repeated="8"/>
        </table:table-row>
        <table:table-row table:style-name="ro2">
          <table:table-cell office:value-type="string">
            <text:p>116</text:p>
          </table:table-cell>
          <table:table-cell office:value-type="string">
            <text:p>2551</text:p>
          </table:table-cell>
          <table:table-cell table:formula="of:=VALUE([.B78])" office:value-type="float" office:value="2551">
            <text:p>2551</text:p>
          </table:table-cell>
          <table:table-cell/>
          <table:table-cell table:formula="of:=CONCATENATE( &quot;['&quot;; [.A78]; &quot;', '&quot;;[.$A$3];&quot;', &quot;; [.C78]; &quot;],&quot; )" office:value-type="string" office:string-value="['116', 'Revisions', 2551],">
            <text:p>['116', 'Revisions', 2551],</text:p>
          </table:table-cell>
          <table:table-cell table:number-columns-repeated="8"/>
        </table:table-row>
        <table:table-row table:style-name="ro2">
          <table:table-cell office:value-type="string">
            <text:p>143</text:p>
          </table:table-cell>
          <table:table-cell office:value-type="string">
            <text:p>11365</text:p>
          </table:table-cell>
          <table:table-cell table:formula="of:=VALUE([.B79])" office:value-type="float" office:value="11365">
            <text:p>11365</text:p>
          </table:table-cell>
          <table:table-cell/>
          <table:table-cell table:formula="of:=CONCATENATE( &quot;['&quot;; [.A79]; &quot;', '&quot;;[.$A$3];&quot;', &quot;; [.C79]; &quot;],&quot; )" office:value-type="string" office:string-value="['143', 'Revisions', 11365],">
            <text:p>['143', 'Revisions', 11365],</text:p>
          </table:table-cell>
          <table:table-cell table:number-columns-repeated="8"/>
        </table:table-row>
        <table:table-row table:style-name="ro2">
          <table:table-cell office:value-type="string">
            <text:p>170</text:p>
          </table:table-cell>
          <table:table-cell office:value-type="string">
            <text:p>89708</text:p>
          </table:table-cell>
          <table:table-cell table:formula="of:=VALUE([.B80])" office:value-type="float" office:value="89708">
            <text:p>89708</text:p>
          </table:table-cell>
          <table:table-cell/>
          <table:table-cell table:formula="of:=CONCATENATE( &quot;['&quot;; [.A80]; &quot;', '&quot;;[.$A$3];&quot;', &quot;; [.C80]; &quot;],&quot; )" office:value-type="string" office:string-value="['170', 'Revisions', 89708],">
            <text:p>['170', 'Revisions', 89708],</text:p>
          </table:table-cell>
          <table:table-cell table:number-columns-repeated="8"/>
        </table:table-row>
        <table:table-row table:style-name="ro2">
          <table:table-cell office:value-type="string">
            <text:p>197</text:p>
          </table:table-cell>
          <table:table-cell office:value-type="string">
            <text:p>19461353</text:p>
          </table:table-cell>
          <table:table-cell table:formula="of:=VALUE([.B81])" office:value-type="float" office:value="19461353">
            <text:p>19461353</text:p>
          </table:table-cell>
          <table:table-cell/>
          <table:table-cell table:formula="of:=CONCATENATE( &quot;['&quot;; [.A81]; &quot;', '&quot;;[.$A$3];&quot;', &quot;; [.C81]; &quot;],&quot; )" office:value-type="string" office:string-value="['197', 'Revisions', 19461353],">
            <text:p>['197', 'Revisions', 19461353],</text:p>
          </table:table-cell>
          <table:table-cell table:number-columns-repeated="8"/>
        </table:table-row>
        <table:table-row table:style-name="ro2">
          <table:table-cell office:value-type="string">
            <text:p>251</text:p>
          </table:table-cell>
          <table:table-cell office:value-type="string">
            <text:p>146414</text:p>
          </table:table-cell>
          <table:table-cell table:formula="of:=VALUE([.B82])" office:value-type="float" office:value="146414">
            <text:p>146414</text:p>
          </table:table-cell>
          <table:table-cell/>
          <table:table-cell table:formula="of:=CONCATENATE( &quot;['&quot;; [.A82]; &quot;', '&quot;;[.$A$3];&quot;', &quot;; [.C82]; &quot;],&quot; )" office:value-type="string" office:string-value="['251', 'Revisions', 146414],">
            <text:p>['251', 'Revisions', 146414],</text:p>
          </table:table-cell>
          <table:table-cell table:number-columns-repeated="8"/>
        </table:table-row>
        <table:table-row table:style-name="ro2">
          <table:table-cell office:value-type="string">
            <text:p>9</text:p>
          </table:table-cell>
          <table:table-cell office:value-type="string">
            <text:p>4257144</text:p>
          </table:table-cell>
          <table:table-cell table:formula="of:=VALUE([.B83])" office:value-type="float" office:value="4257144">
            <text:p>4257144</text:p>
          </table:table-cell>
          <table:table-cell/>
          <table:table-cell table:formula="of:=CONCATENATE( &quot;['&quot;; [.A83]; &quot;', '&quot;;[.$A$3];&quot;', &quot;; [.C83]; &quot;],&quot; )" office:value-type="string" office:string-value="['9', 'Revisions', 4257144],">
            <text:p>['9', 'Revisions', 4257144],</text:p>
          </table:table-cell>
          <table:table-cell table:number-columns-repeated="8"/>
        </table:table-row>
        <table:table-row table:style-name="ro2">
          <table:table-cell office:value-type="string">
            <text:p>36</text:p>
          </table:table-cell>
          <table:table-cell office:value-type="string">
            <text:p>16160</text:p>
          </table:table-cell>
          <table:table-cell table:formula="of:=VALUE([.B84])" office:value-type="float" office:value="16160">
            <text:p>16160</text:p>
          </table:table-cell>
          <table:table-cell/>
          <table:table-cell table:formula="of:=CONCATENATE( &quot;['&quot;; [.A84]; &quot;', '&quot;;[.$A$3];&quot;', &quot;; [.C84]; &quot;],&quot; )" office:value-type="string" office:string-value="['36', 'Revisions', 16160],">
            <text:p>['36', 'Revisions', 16160],</text:p>
          </table:table-cell>
          <table:table-cell table:number-columns-repeated="8"/>
        </table:table-row>
        <table:table-row table:style-name="ro2">
          <table:table-cell office:value-type="string">
            <text:p>63</text:p>
          </table:table-cell>
          <table:table-cell office:value-type="string">
            <text:p>1784572</text:p>
          </table:table-cell>
          <table:table-cell table:formula="of:=VALUE([.B85])" office:value-type="float" office:value="1784572">
            <text:p>1784572</text:p>
          </table:table-cell>
          <table:table-cell/>
          <table:table-cell table:formula="of:=CONCATENATE( &quot;['&quot;; [.A85]; &quot;', '&quot;;[.$A$3];&quot;', &quot;; [.C85]; &quot;],&quot; )" office:value-type="string" office:string-value="['63', 'Revisions', 1784572],">
            <text:p>['63', 'Revisions', 1784572],</text:p>
          </table:table-cell>
          <table:table-cell table:number-columns-repeated="8"/>
        </table:table-row>
        <table:table-row table:style-name="ro2">
          <table:table-cell office:value-type="string">
            <text:p>90</text:p>
          </table:table-cell>
          <table:table-cell office:value-type="string">
            <text:p>36857</text:p>
          </table:table-cell>
          <table:table-cell table:formula="of:=VALUE([.B86])" office:value-type="float" office:value="36857">
            <text:p>36857</text:p>
          </table:table-cell>
          <table:table-cell/>
          <table:table-cell table:formula="of:=CONCATENATE( &quot;['&quot;; [.A86]; &quot;', '&quot;;[.$A$3];&quot;', &quot;; [.C86]; &quot;],&quot; )" office:value-type="string" office:string-value="['90', 'Revisions', 36857],">
            <text:p>['90', 'Revisions', 36857],</text:p>
          </table:table-cell>
          <table:table-cell table:number-columns-repeated="8"/>
        </table:table-row>
        <table:table-row table:style-name="ro2">
          <table:table-cell office:value-type="string">
            <text:p>117</text:p>
          </table:table-cell>
          <table:table-cell office:value-type="string">
            <text:p>208</text:p>
          </table:table-cell>
          <table:table-cell table:formula="of:=VALUE([.B87])" office:value-type="float" office:value="208">
            <text:p>208</text:p>
          </table:table-cell>
          <table:table-cell/>
          <table:table-cell table:formula="of:=CONCATENATE( &quot;['&quot;; [.A87]; &quot;', '&quot;;[.$A$3];&quot;', &quot;; [.C87]; &quot;],&quot; )" office:value-type="string" office:string-value="['117', 'Revisions', 208],">
            <text:p>['117', 'Revisions', 208],</text:p>
          </table:table-cell>
          <table:table-cell table:number-columns-repeated="8"/>
        </table:table-row>
        <table:table-row table:style-name="ro2">
          <table:table-cell office:value-type="string">
            <text:p>144</text:p>
          </table:table-cell>
          <table:table-cell office:value-type="string">
            <text:p>38971</text:p>
          </table:table-cell>
          <table:table-cell table:formula="of:=VALUE([.B88])" office:value-type="float" office:value="38971">
            <text:p>38971</text:p>
          </table:table-cell>
          <table:table-cell/>
          <table:table-cell table:formula="of:=CONCATENATE( &quot;['&quot;; [.A88]; &quot;', '&quot;;[.$A$3];&quot;', &quot;; [.C88]; &quot;],&quot; )" office:value-type="string" office:string-value="['144', 'Revisions', 38971],">
            <text:p>['144', 'Revisions', 38971],</text:p>
          </table:table-cell>
          <table:table-cell table:number-columns-repeated="8"/>
        </table:table-row>
        <table:table-row table:style-name="ro2">
          <table:table-cell office:value-type="string">
            <text:p>171</text:p>
          </table:table-cell>
          <table:table-cell office:value-type="string">
            <text:p>114565</text:p>
          </table:table-cell>
          <table:table-cell table:formula="of:=VALUE([.B89])" office:value-type="float" office:value="114565">
            <text:p>114565</text:p>
          </table:table-cell>
          <table:table-cell/>
          <table:table-cell table:formula="of:=CONCATENATE( &quot;['&quot;; [.A89]; &quot;', '&quot;;[.$A$3];&quot;', &quot;; [.C89]; &quot;],&quot; )" office:value-type="string" office:string-value="['171', 'Revisions', 114565],">
            <text:p>['171', 'Revisions', 114565],</text:p>
          </table:table-cell>
          <table:table-cell table:number-columns-repeated="8"/>
        </table:table-row>
        <table:table-row table:style-name="ro2">
          <table:table-cell office:value-type="string">
            <text:p>198</text:p>
          </table:table-cell>
          <table:table-cell office:value-type="string">
            <text:p>4174</text:p>
          </table:table-cell>
          <table:table-cell table:formula="of:=VALUE([.B90])" office:value-type="float" office:value="4174">
            <text:p>4174</text:p>
          </table:table-cell>
          <table:table-cell/>
          <table:table-cell table:formula="of:=CONCATENATE( &quot;['&quot;; [.A90]; &quot;', '&quot;;[.$A$3];&quot;', &quot;; [.C90]; &quot;],&quot; )" office:value-type="string" office:string-value="['198', 'Revisions', 4174],">
            <text:p>['198', 'Revisions', 4174],</text:p>
          </table:table-cell>
          <table:table-cell table:number-columns-repeated="8"/>
        </table:table-row>
        <table:table-row table:style-name="ro2">
          <table:table-cell office:value-type="string">
            <text:p>225</text:p>
          </table:table-cell>
          <table:table-cell office:value-type="string">
            <text:p>447580</text:p>
          </table:table-cell>
          <table:table-cell table:formula="of:=VALUE([.B91])" office:value-type="float" office:value="447580">
            <text:p>447580</text:p>
          </table:table-cell>
          <table:table-cell/>
          <table:table-cell table:formula="of:=CONCATENATE( &quot;['&quot;; [.A91]; &quot;', '&quot;;[.$A$3];&quot;', &quot;; [.C91]; &quot;],&quot; )" office:value-type="string" office:string-value="['225', 'Revisions', 447580],">
            <text:p>['225', 'Revisions', 447580],</text:p>
          </table:table-cell>
          <table:table-cell table:number-columns-repeated="8"/>
        </table:table-row>
        <table:table-row table:style-name="ro2">
          <table:table-cell office:value-type="string">
            <text:p>252</text:p>
          </table:table-cell>
          <table:table-cell office:value-type="string">
            <text:p>1845943</text:p>
          </table:table-cell>
          <table:table-cell table:formula="of:=VALUE([.B92])" office:value-type="float" office:value="1845943">
            <text:p>1845943</text:p>
          </table:table-cell>
          <table:table-cell/>
          <table:table-cell table:formula="of:=CONCATENATE( &quot;['&quot;; [.A92]; &quot;', '&quot;;[.$A$3];&quot;', &quot;; [.C92]; &quot;],&quot; )" office:value-type="string" office:string-value="['252', 'Revisions', 1845943],">
            <text:p>['252', 'Revisions', 1845943],</text:p>
          </table:table-cell>
          <table:table-cell table:number-columns-repeated="8"/>
        </table:table-row>
        <table:table-row table:style-name="ro2">
          <table:table-cell office:value-type="string">
            <text:p>10</text:p>
          </table:table-cell>
          <table:table-cell office:value-type="string">
            <text:p>33871</text:p>
          </table:table-cell>
          <table:table-cell table:formula="of:=VALUE([.B93])" office:value-type="float" office:value="33871">
            <text:p>33871</text:p>
          </table:table-cell>
          <table:table-cell/>
          <table:table-cell table:formula="of:=CONCATENATE( &quot;['&quot;; [.A93]; &quot;', '&quot;;[.$A$3];&quot;', &quot;; [.C93]; &quot;],&quot; )" office:value-type="string" office:string-value="['10', 'Revisions', 33871],">
            <text:p>['10', 'Revisions', 33871],</text:p>
          </table:table-cell>
          <table:table-cell table:number-columns-repeated="8"/>
        </table:table-row>
        <table:table-row table:style-name="ro2">
          <table:table-cell office:value-type="string">
            <text:p>37</text:p>
          </table:table-cell>
          <table:table-cell office:value-type="string">
            <text:p>20128</text:p>
          </table:table-cell>
          <table:table-cell table:formula="of:=VALUE([.B94])" office:value-type="float" office:value="20128">
            <text:p>20128</text:p>
          </table:table-cell>
          <table:table-cell/>
          <table:table-cell table:formula="of:=CONCATENATE( &quot;['&quot;; [.A94]; &quot;', '&quot;;[.$A$3];&quot;', &quot;; [.C94]; &quot;],&quot; )" office:value-type="string" office:string-value="['37', 'Revisions', 20128],">
            <text:p>['37', 'Revisions', 20128],</text:p>
          </table:table-cell>
          <table:table-cell table:number-columns-repeated="8"/>
        </table:table-row>
        <table:table-row table:style-name="ro2">
          <table:table-cell office:value-type="string">
            <text:p>64</text:p>
          </table:table-cell>
          <table:table-cell office:value-type="string">
            <text:p>1314616</text:p>
          </table:table-cell>
          <table:table-cell table:formula="of:=VALUE([.B95])" office:value-type="float" office:value="1314616">
            <text:p>1314616</text:p>
          </table:table-cell>
          <table:table-cell/>
          <table:table-cell table:formula="of:=CONCATENATE( &quot;['&quot;; [.A95]; &quot;', '&quot;;[.$A$3];&quot;', &quot;; [.C95]; &quot;],&quot; )" office:value-type="string" office:string-value="['64', 'Revisions', 1314616],">
            <text:p>['64', 'Revisions', 1314616],</text:p>
          </table:table-cell>
          <table:table-cell table:number-columns-repeated="8"/>
        </table:table-row>
        <table:table-row table:style-name="ro2">
          <table:table-cell office:value-type="string">
            <text:p>91</text:p>
          </table:table-cell>
          <table:table-cell office:value-type="string">
            <text:p>237</text:p>
          </table:table-cell>
          <table:table-cell table:formula="of:=VALUE([.B96])" office:value-type="float" office:value="237">
            <text:p>237</text:p>
          </table:table-cell>
          <table:table-cell/>
          <table:table-cell table:formula="of:=CONCATENATE( &quot;['&quot;; [.A96]; &quot;', '&quot;;[.$A$3];&quot;', &quot;; [.C96]; &quot;],&quot; )" office:value-type="string" office:string-value="['91', 'Revisions', 237],">
            <text:p>['91', 'Revisions', 237],</text:p>
          </table:table-cell>
          <table:table-cell table:number-columns-repeated="8"/>
        </table:table-row>
        <table:table-row table:style-name="ro2">
          <table:table-cell office:value-type="string">
            <text:p>118</text:p>
          </table:table-cell>
          <table:table-cell office:value-type="string">
            <text:p>116191</text:p>
          </table:table-cell>
          <table:table-cell table:formula="of:=VALUE([.B97])" office:value-type="float" office:value="116191">
            <text:p>116191</text:p>
          </table:table-cell>
          <table:table-cell/>
          <table:table-cell table:formula="of:=CONCATENATE( &quot;['&quot;; [.A97]; &quot;', '&quot;;[.$A$3];&quot;', &quot;; [.C97]; &quot;],&quot; )" office:value-type="string" office:string-value="['118', 'Revisions', 116191],">
            <text:p>['118', 'Revisions', 116191],</text:p>
          </table:table-cell>
          <table:table-cell table:number-columns-repeated="8"/>
        </table:table-row>
        <table:table-row table:style-name="ro2">
          <table:table-cell office:value-type="string">
            <text:p>145</text:p>
          </table:table-cell>
          <table:table-cell office:value-type="string">
            <text:p>631</text:p>
          </table:table-cell>
          <table:table-cell table:formula="of:=VALUE([.B98])" office:value-type="float" office:value="631">
            <text:p>631</text:p>
          </table:table-cell>
          <table:table-cell/>
          <table:table-cell table:formula="of:=CONCATENATE( &quot;['&quot;; [.A98]; &quot;', '&quot;;[.$A$3];&quot;', &quot;; [.C98]; &quot;],&quot; )" office:value-type="string" office:string-value="['145', 'Revisions', 631],">
            <text:p>['145', 'Revisions', 631],</text:p>
          </table:table-cell>
          <table:table-cell table:number-columns-repeated="8"/>
        </table:table-row>
        <table:table-row table:style-name="ro2">
          <table:table-cell office:value-type="string">
            <text:p>172</text:p>
          </table:table-cell>
          <table:table-cell office:value-type="string">
            <text:p>29025</text:p>
          </table:table-cell>
          <table:table-cell table:formula="of:=VALUE([.B99])" office:value-type="float" office:value="29025">
            <text:p>29025</text:p>
          </table:table-cell>
          <table:table-cell/>
          <table:table-cell table:formula="of:=CONCATENATE( &quot;['&quot;; [.A99]; &quot;', '&quot;;[.$A$3];&quot;', &quot;; [.C99]; &quot;],&quot; )" office:value-type="string" office:string-value="['172', 'Revisions', 29025],">
            <text:p>['172', 'Revisions', 29025],</text:p>
          </table:table-cell>
          <table:table-cell table:number-columns-repeated="8"/>
        </table:table-row>
        <table:table-row table:style-name="ro2">
          <table:table-cell office:value-type="string">
            <text:p>199</text:p>
          </table:table-cell>
          <table:table-cell office:value-type="string">
            <text:p>61659</text:p>
          </table:table-cell>
          <table:table-cell table:formula="of:=VALUE([.B100])" office:value-type="float" office:value="61659">
            <text:p>61659</text:p>
          </table:table-cell>
          <table:table-cell/>
          <table:table-cell table:formula="of:=CONCATENATE( &quot;['&quot;; [.A100]; &quot;', '&quot;;[.$A$3];&quot;', &quot;; [.C100]; &quot;],&quot; )" office:value-type="string" office:string-value="['199', 'Revisions', 61659],">
            <text:p>['199', 'Revisions', 61659],</text:p>
          </table:table-cell>
          <table:table-cell table:number-columns-repeated="8"/>
        </table:table-row>
        <table:table-row table:style-name="ro2">
          <table:table-cell office:value-type="string">
            <text:p>226</text:p>
          </table:table-cell>
          <table:table-cell office:value-type="string">
            <text:p>464644</text:p>
          </table:table-cell>
          <table:table-cell table:formula="of:=VALUE([.B101])" office:value-type="float" office:value="464644">
            <text:p>464644</text:p>
          </table:table-cell>
          <table:table-cell/>
          <table:table-cell table:formula="of:=CONCATENATE( &quot;['&quot;; [.A101]; &quot;', '&quot;;[.$A$3];&quot;', &quot;; [.C101]; &quot;],&quot; )" office:value-type="string" office:string-value="['226', 'Revisions', 464644],">
            <text:p>['226', 'Revisions', 464644],</text:p>
          </table:table-cell>
          <table:table-cell table:number-columns-repeated="8"/>
        </table:table-row>
        <table:table-row table:style-name="ro2">
          <table:table-cell office:value-type="string">
            <text:p>253</text:p>
          </table:table-cell>
          <table:table-cell office:value-type="string">
            <text:p>185784</text:p>
          </table:table-cell>
          <table:table-cell table:formula="of:=VALUE([.B102])" office:value-type="float" office:value="185784">
            <text:p>185784</text:p>
          </table:table-cell>
          <table:table-cell/>
          <table:table-cell table:formula="of:=CONCATENATE( &quot;['&quot;; [.A102]; &quot;', '&quot;;[.$A$3];&quot;', &quot;; [.C102]; &quot;],&quot; )" office:value-type="string" office:string-value="['253', 'Revisions', 185784],">
            <text:p>['253', 'Revisions', 185784],</text:p>
          </table:table-cell>
          <table:table-cell table:number-columns-repeated="8"/>
        </table:table-row>
        <table:table-row table:style-name="ro2">
          <table:table-cell office:value-type="string">
            <text:p>11</text:p>
          </table:table-cell>
          <table:table-cell office:value-type="string">
            <text:p>105536</text:p>
          </table:table-cell>
          <table:table-cell table:formula="of:=VALUE([.B103])" office:value-type="float" office:value="105536">
            <text:p>105536</text:p>
          </table:table-cell>
          <table:table-cell/>
          <table:table-cell table:formula="of:=CONCATENATE( &quot;['&quot;; [.A103]; &quot;', '&quot;;[.$A$3];&quot;', &quot;; [.C103]; &quot;],&quot; )" office:value-type="string" office:string-value="['11', 'Revisions', 105536],">
            <text:p>['11', 'Revisions', 105536],</text:p>
          </table:table-cell>
          <table:table-cell table:number-columns-repeated="8"/>
        </table:table-row>
        <table:table-row table:style-name="ro2">
          <table:table-cell office:value-type="string">
            <text:p>38</text:p>
          </table:table-cell>
          <table:table-cell office:value-type="string">
            <text:p>619065</text:p>
          </table:table-cell>
          <table:table-cell table:formula="of:=VALUE([.B104])" office:value-type="float" office:value="619065">
            <text:p>619065</text:p>
          </table:table-cell>
          <table:table-cell/>
          <table:table-cell table:formula="of:=CONCATENATE( &quot;['&quot;; [.A104]; &quot;', '&quot;;[.$A$3];&quot;', &quot;; [.C104]; &quot;],&quot; )" office:value-type="string" office:string-value="['38', 'Revisions', 619065],">
            <text:p>['38', 'Revisions', 619065],</text:p>
          </table:table-cell>
          <table:table-cell table:number-columns-repeated="8"/>
        </table:table-row>
        <table:table-row table:style-name="ro2">
          <table:table-cell office:value-type="string">
            <text:p>65</text:p>
          </table:table-cell>
          <table:table-cell office:value-type="string">
            <text:p>33042</text:p>
          </table:table-cell>
          <table:table-cell table:formula="of:=VALUE([.B105])" office:value-type="float" office:value="33042">
            <text:p>33042</text:p>
          </table:table-cell>
          <table:table-cell/>
          <table:table-cell table:formula="of:=CONCATENATE( &quot;['&quot;; [.A105]; &quot;', '&quot;;[.$A$3];&quot;', &quot;; [.C105]; &quot;],&quot; )" office:value-type="string" office:string-value="['65', 'Revisions', 33042],">
            <text:p>['65', 'Revisions', 33042],</text:p>
          </table:table-cell>
          <table:table-cell table:number-columns-repeated="8"/>
        </table:table-row>
        <table:table-row table:style-name="ro2">
          <table:table-cell office:value-type="string">
            <text:p>92</text:p>
          </table:table-cell>
          <table:table-cell office:value-type="string">
            <text:p>2076842</text:p>
          </table:table-cell>
          <table:table-cell table:formula="of:=VALUE([.B106])" office:value-type="float" office:value="2076842">
            <text:p>2076842</text:p>
          </table:table-cell>
          <table:table-cell/>
          <table:table-cell table:formula="of:=CONCATENATE( &quot;['&quot;; [.A106]; &quot;', '&quot;;[.$A$3];&quot;', &quot;; [.C106]; &quot;],&quot; )" office:value-type="string" office:string-value="['92', 'Revisions', 2076842],">
            <text:p>['92', 'Revisions', 2076842],</text:p>
          </table:table-cell>
          <table:table-cell table:number-columns-repeated="8"/>
        </table:table-row>
        <table:table-row table:style-name="ro2">
          <table:table-cell office:value-type="string">
            <text:p>119</text:p>
          </table:table-cell>
          <table:table-cell office:value-type="string">
            <text:p>12100</text:p>
          </table:table-cell>
          <table:table-cell table:formula="of:=VALUE([.B107])" office:value-type="float" office:value="12100">
            <text:p>12100</text:p>
          </table:table-cell>
          <table:table-cell/>
          <table:table-cell table:formula="of:=CONCATENATE( &quot;['&quot;; [.A107]; &quot;', '&quot;;[.$A$3];&quot;', &quot;; [.C107]; &quot;],&quot; )" office:value-type="string" office:string-value="['119', 'Revisions', 12100],">
            <text:p>['119', 'Revisions', 12100],</text:p>
          </table:table-cell>
          <table:table-cell table:number-columns-repeated="8"/>
        </table:table-row>
        <table:table-row table:style-name="ro2">
          <table:table-cell office:value-type="string">
            <text:p>146</text:p>
          </table:table-cell>
          <table:table-cell office:value-type="string">
            <text:p>71423</text:p>
          </table:table-cell>
          <table:table-cell table:formula="of:=VALUE([.B108])" office:value-type="float" office:value="71423">
            <text:p>71423</text:p>
          </table:table-cell>
          <table:table-cell/>
          <table:table-cell table:formula="of:=CONCATENATE( &quot;['&quot;; [.A108]; &quot;', '&quot;;[.$A$3];&quot;', &quot;; [.C108]; &quot;],&quot; )" office:value-type="string" office:string-value="['146', 'Revisions', 71423],">
            <text:p>['146', 'Revisions', 71423],</text:p>
          </table:table-cell>
          <table:table-cell table:number-columns-repeated="8"/>
        </table:table-row>
        <table:table-row table:style-name="ro2">
          <table:table-cell office:value-type="string">
            <text:p>173</text:p>
          </table:table-cell>
          <table:table-cell office:value-type="string">
            <text:p>2948</text:p>
          </table:table-cell>
          <table:table-cell table:formula="of:=VALUE([.B109])" office:value-type="float" office:value="2948">
            <text:p>2948</text:p>
          </table:table-cell>
          <table:table-cell/>
          <table:table-cell table:formula="of:=CONCATENATE( &quot;['&quot;; [.A109]; &quot;', '&quot;;[.$A$3];&quot;', &quot;; [.C109]; &quot;],&quot; )" office:value-type="string" office:string-value="['173', 'Revisions', 2948],">
            <text:p>['173', 'Revisions', 2948],</text:p>
          </table:table-cell>
          <table:table-cell table:number-columns-repeated="8"/>
        </table:table-row>
        <table:table-row table:style-name="ro2">
          <table:table-cell office:value-type="string">
            <text:p>200</text:p>
          </table:table-cell>
          <table:table-cell office:value-type="string">
            <text:p>83155</text:p>
          </table:table-cell>
          <table:table-cell table:formula="of:=VALUE([.B110])" office:value-type="float" office:value="83155">
            <text:p>83155</text:p>
          </table:table-cell>
          <table:table-cell/>
          <table:table-cell table:formula="of:=CONCATENATE( &quot;['&quot;; [.A110]; &quot;', '&quot;;[.$A$3];&quot;', &quot;; [.C110]; &quot;],&quot; )" office:value-type="string" office:string-value="['200', 'Revisions', 83155],">
            <text:p>['200', 'Revisions', 83155],</text:p>
          </table:table-cell>
          <table:table-cell table:number-columns-repeated="8"/>
        </table:table-row>
        <table:table-row table:style-name="ro2">
          <table:table-cell office:value-type="string">
            <text:p>227</text:p>
          </table:table-cell>
          <table:table-cell office:value-type="string">
            <text:p>22187</text:p>
          </table:table-cell>
          <table:table-cell table:formula="of:=VALUE([.B111])" office:value-type="float" office:value="22187">
            <text:p>22187</text:p>
          </table:table-cell>
          <table:table-cell/>
          <table:table-cell table:formula="of:=CONCATENATE( &quot;['&quot;; [.A111]; &quot;', '&quot;;[.$A$3];&quot;', &quot;; [.C111]; &quot;],&quot; )" office:value-type="string" office:string-value="['227', 'Revisions', 22187],">
            <text:p>['227', 'Revisions', 22187],</text:p>
          </table:table-cell>
          <table:table-cell table:number-columns-repeated="8"/>
        </table:table-row>
        <table:table-row table:style-name="ro2">
          <table:table-cell office:value-type="string">
            <text:p>254</text:p>
          </table:table-cell>
          <table:table-cell office:value-type="string">
            <text:p>125143</text:p>
          </table:table-cell>
          <table:table-cell table:formula="of:=VALUE([.B112])" office:value-type="float" office:value="125143">
            <text:p>125143</text:p>
          </table:table-cell>
          <table:table-cell/>
          <table:table-cell table:formula="of:=CONCATENATE( &quot;['&quot;; [.A112]; &quot;', '&quot;;[.$A$3];&quot;', &quot;; [.C112]; &quot;],&quot; )" office:value-type="string" office:string-value="['254', 'Revisions', 125143],">
            <text:p>['254', 'Revisions', 125143],</text:p>
          </table:table-cell>
          <table:table-cell table:number-columns-repeated="8"/>
        </table:table-row>
        <table:table-row table:style-name="ro2">
          <table:table-cell office:value-type="string">
            <text:p>12</text:p>
          </table:table-cell>
          <table:table-cell office:value-type="string">
            <text:p>8711</text:p>
          </table:table-cell>
          <table:table-cell table:formula="of:=VALUE([.B113])" office:value-type="float" office:value="8711">
            <text:p>8711</text:p>
          </table:table-cell>
          <table:table-cell/>
          <table:table-cell table:formula="of:=CONCATENATE( &quot;['&quot;; [.A113]; &quot;', '&quot;;[.$A$3];&quot;', &quot;; [.C113]; &quot;],&quot; )" office:value-type="string" office:string-value="['12', 'Revisions', 8711],">
            <text:p>['12', 'Revisions', 8711],</text:p>
          </table:table-cell>
          <table:table-cell table:number-columns-repeated="8"/>
        </table:table-row>
        <table:table-row table:style-name="ro2">
          <table:table-cell office:value-type="string">
            <text:p>39</text:p>
          </table:table-cell>
          <table:table-cell office:value-type="string">
            <text:p>4450</text:p>
          </table:table-cell>
          <table:table-cell table:formula="of:=VALUE([.B114])" office:value-type="float" office:value="4450">
            <text:p>4450</text:p>
          </table:table-cell>
          <table:table-cell/>
          <table:table-cell table:formula="of:=CONCATENATE( &quot;['&quot;; [.A114]; &quot;', '&quot;;[.$A$3];&quot;', &quot;; [.C114]; &quot;],&quot; )" office:value-type="string" office:string-value="['39', 'Revisions', 4450],">
            <text:p>['39', 'Revisions', 4450],</text:p>
          </table:table-cell>
          <table:table-cell table:number-columns-repeated="8"/>
        </table:table-row>
        <table:table-row table:style-name="ro2">
          <table:table-cell office:value-type="string">
            <text:p>66</text:p>
          </table:table-cell>
          <table:table-cell office:value-type="string">
            <text:p>2599754</text:p>
          </table:table-cell>
          <table:table-cell table:formula="of:=VALUE([.B115])" office:value-type="float" office:value="2599754">
            <text:p>2599754</text:p>
          </table:table-cell>
          <table:table-cell/>
          <table:table-cell table:formula="of:=CONCATENATE( &quot;['&quot;; [.A115]; &quot;', '&quot;;[.$A$3];&quot;', &quot;; [.C115]; &quot;],&quot; )" office:value-type="string" office:string-value="['66', 'Revisions', 2599754],">
            <text:p>['66', 'Revisions', 2599754],</text:p>
          </table:table-cell>
          <table:table-cell table:number-columns-repeated="8"/>
        </table:table-row>
        <table:table-row table:style-name="ro2">
          <table:table-cell office:value-type="string">
            <text:p>93</text:p>
          </table:table-cell>
          <table:table-cell office:value-type="string">
            <text:p>133397</text:p>
          </table:table-cell>
          <table:table-cell table:formula="of:=VALUE([.B116])" office:value-type="float" office:value="133397">
            <text:p>133397</text:p>
          </table:table-cell>
          <table:table-cell/>
          <table:table-cell table:formula="of:=CONCATENATE( &quot;['&quot;; [.A116]; &quot;', '&quot;;[.$A$3];&quot;', &quot;; [.C116]; &quot;],&quot; )" office:value-type="string" office:string-value="['93', 'Revisions', 133397],">
            <text:p>['93', 'Revisions', 133397],</text:p>
          </table:table-cell>
          <table:table-cell table:number-columns-repeated="8"/>
        </table:table-row>
        <table:table-row table:style-name="ro2">
          <table:table-cell office:value-type="string">
            <text:p>120</text:p>
          </table:table-cell>
          <table:table-cell office:value-type="string">
            <text:p>38882</text:p>
          </table:table-cell>
          <table:table-cell table:formula="of:=VALUE([.B117])" office:value-type="float" office:value="38882">
            <text:p>38882</text:p>
          </table:table-cell>
          <table:table-cell/>
          <table:table-cell table:formula="of:=CONCATENATE( &quot;['&quot;; [.A117]; &quot;', '&quot;;[.$A$3];&quot;', &quot;; [.C117]; &quot;],&quot; )" office:value-type="string" office:string-value="['120', 'Revisions', 38882],">
            <text:p>['120', 'Revisions', 38882],</text:p>
          </table:table-cell>
          <table:table-cell table:number-columns-repeated="8"/>
        </table:table-row>
        <table:table-row table:style-name="ro2">
          <table:table-cell office:value-type="string">
            <text:p>147</text:p>
          </table:table-cell>
          <table:table-cell office:value-type="string">
            <text:p>847212</text:p>
          </table:table-cell>
          <table:table-cell table:formula="of:=VALUE([.B118])" office:value-type="float" office:value="847212">
            <text:p>847212</text:p>
          </table:table-cell>
          <table:table-cell/>
          <table:table-cell table:formula="of:=CONCATENATE( &quot;['&quot;; [.A118]; &quot;', '&quot;;[.$A$3];&quot;', &quot;; [.C118]; &quot;],&quot; )" office:value-type="string" office:string-value="['147', 'Revisions', 847212],">
            <text:p>['147', 'Revisions', 847212],</text:p>
          </table:table-cell>
          <table:table-cell table:number-columns-repeated="8"/>
        </table:table-row>
        <table:table-row table:style-name="ro2">
          <table:table-cell office:value-type="string">
            <text:p>174</text:p>
          </table:table-cell>
          <table:table-cell office:value-type="string">
            <text:p>607499</text:p>
          </table:table-cell>
          <table:table-cell table:formula="of:=VALUE([.B119])" office:value-type="float" office:value="607499">
            <text:p>607499</text:p>
          </table:table-cell>
          <table:table-cell/>
          <table:table-cell table:formula="of:=CONCATENATE( &quot;['&quot;; [.A119]; &quot;', '&quot;;[.$A$3];&quot;', &quot;; [.C119]; &quot;],&quot; )" office:value-type="string" office:string-value="['174', 'Revisions', 607499],">
            <text:p>['174', 'Revisions', 607499],</text:p>
          </table:table-cell>
          <table:table-cell table:number-columns-repeated="8"/>
        </table:table-row>
        <table:table-row table:style-name="ro2">
          <table:table-cell office:value-type="string">
            <text:p>201</text:p>
          </table:table-cell>
          <table:table-cell office:value-type="string">
            <text:p>43944</text:p>
          </table:table-cell>
          <table:table-cell table:formula="of:=VALUE([.B120])" office:value-type="float" office:value="43944">
            <text:p>43944</text:p>
          </table:table-cell>
          <table:table-cell/>
          <table:table-cell table:formula="of:=CONCATENATE( &quot;['&quot;; [.A120]; &quot;', '&quot;;[.$A$3];&quot;', &quot;; [.C120]; &quot;],&quot; )" office:value-type="string" office:string-value="['201', 'Revisions', 43944],">
            <text:p>['201', 'Revisions', 43944],</text:p>
          </table:table-cell>
          <table:table-cell table:number-columns-repeated="8"/>
        </table:table-row>
        <table:table-row table:style-name="ro2">
          <table:table-cell office:value-type="string">
            <text:p>228</text:p>
          </table:table-cell>
          <table:table-cell office:value-type="string">
            <text:p>157535</text:p>
          </table:table-cell>
          <table:table-cell table:formula="of:=VALUE([.B121])" office:value-type="float" office:value="157535">
            <text:p>157535</text:p>
          </table:table-cell>
          <table:table-cell/>
          <table:table-cell table:formula="of:=CONCATENATE( &quot;['&quot;; [.A121]; &quot;', '&quot;;[.$A$3];&quot;', &quot;; [.C121]; &quot;],&quot; )" office:value-type="string" office:string-value="['228', 'Revisions', 157535],">
            <text:p>['228', 'Revisions', 157535],</text:p>
          </table:table-cell>
          <table:table-cell table:number-columns-repeated="8"/>
        </table:table-row>
        <table:table-row table:style-name="ro2">
          <table:table-cell office:value-type="string">
            <text:p>255</text:p>
          </table:table-cell>
          <table:table-cell office:value-type="string">
            <text:p>41349</text:p>
          </table:table-cell>
          <table:table-cell table:formula="of:=VALUE([.B122])" office:value-type="float" office:value="41349">
            <text:p>41349</text:p>
          </table:table-cell>
          <table:table-cell/>
          <table:table-cell table:formula="of:=CONCATENATE( &quot;['&quot;; [.A122]; &quot;', '&quot;;[.$A$3];&quot;', &quot;; [.C122]; &quot;],&quot; )" office:value-type="string" office:string-value="['255', 'Revisions', 41349],">
            <text:p>['255', 'Revisions', 41349],</text:p>
          </table:table-cell>
          <table:table-cell table:number-columns-repeated="8"/>
        </table:table-row>
        <table:table-row table:style-name="ro2">
          <table:table-cell office:value-type="string">
            <text:p>13</text:p>
          </table:table-cell>
          <table:table-cell office:value-type="string">
            <text:p>396327</text:p>
          </table:table-cell>
          <table:table-cell table:formula="of:=VALUE([.B123])" office:value-type="float" office:value="396327">
            <text:p>396327</text:p>
          </table:table-cell>
          <table:table-cell/>
          <table:table-cell table:formula="of:=CONCATENATE( &quot;['&quot;; [.A123]; &quot;', '&quot;;[.$A$3];&quot;', &quot;; [.C123]; &quot;],&quot; )" office:value-type="string" office:string-value="['13', 'Revisions', 396327],">
            <text:p>['13', 'Revisions', 396327],</text:p>
          </table:table-cell>
          <table:table-cell table:number-columns-repeated="8"/>
        </table:table-row>
        <table:table-row table:style-name="ro2">
          <table:table-cell office:value-type="string">
            <text:p>40</text:p>
          </table:table-cell>
          <table:table-cell office:value-type="string">
            <text:p>448</text:p>
          </table:table-cell>
          <table:table-cell table:formula="of:=VALUE([.B124])" office:value-type="float" office:value="448">
            <text:p>448</text:p>
          </table:table-cell>
          <table:table-cell/>
          <table:table-cell table:formula="of:=CONCATENATE( &quot;['&quot;; [.A124]; &quot;', '&quot;;[.$A$3];&quot;', &quot;; [.C124]; &quot;],&quot; )" office:value-type="string" office:string-value="['40', 'Revisions', 448],">
            <text:p>['40', 'Revisions', 448],</text:p>
          </table:table-cell>
          <table:table-cell table:number-columns-repeated="8"/>
        </table:table-row>
        <table:table-row table:style-name="ro2">
          <table:table-cell office:value-type="string">
            <text:p>67</text:p>
          </table:table-cell>
          <table:table-cell office:value-type="string">
            <text:p>3803</text:p>
          </table:table-cell>
          <table:table-cell table:formula="of:=VALUE([.B125])" office:value-type="float" office:value="3803">
            <text:p>3803</text:p>
          </table:table-cell>
          <table:table-cell/>
          <table:table-cell table:formula="of:=CONCATENATE( &quot;['&quot;; [.A125]; &quot;', '&quot;;[.$A$3];&quot;', &quot;; [.C125]; &quot;],&quot; )" office:value-type="string" office:string-value="['67', 'Revisions', 3803],">
            <text:p>['67', 'Revisions', 3803],</text:p>
          </table:table-cell>
          <table:table-cell table:number-columns-repeated="8"/>
        </table:table-row>
        <table:table-row table:style-name="ro2">
          <table:table-cell office:value-type="string">
            <text:p>94</text:p>
          </table:table-cell>
          <table:table-cell office:value-type="string">
            <text:p>317590</text:p>
          </table:table-cell>
          <table:table-cell table:formula="of:=VALUE([.B126])" office:value-type="float" office:value="317590">
            <text:p>317590</text:p>
          </table:table-cell>
          <table:table-cell/>
          <table:table-cell table:formula="of:=CONCATENATE( &quot;['&quot;; [.A126]; &quot;', '&quot;;[.$A$3];&quot;', &quot;; [.C126]; &quot;],&quot; )" office:value-type="string" office:string-value="['94', 'Revisions', 317590],">
            <text:p>['94', 'Revisions', 317590],</text:p>
          </table:table-cell>
          <table:table-cell table:number-columns-repeated="8"/>
        </table:table-row>
        <table:table-row table:style-name="ro2">
          <table:table-cell office:value-type="string">
            <text:p>121</text:p>
          </table:table-cell>
          <table:table-cell office:value-type="string">
            <text:p>122589</text:p>
          </table:table-cell>
          <table:table-cell table:formula="of:=VALUE([.B127])" office:value-type="float" office:value="122589">
            <text:p>122589</text:p>
          </table:table-cell>
          <table:table-cell/>
          <table:table-cell table:formula="of:=CONCATENATE( &quot;['&quot;; [.A127]; &quot;', '&quot;;[.$A$3];&quot;', &quot;; [.C127]; &quot;],&quot; )" office:value-type="string" office:string-value="['121', 'Revisions', 122589],">
            <text:p>['121', 'Revisions', 122589],</text:p>
          </table:table-cell>
          <table:table-cell table:number-columns-repeated="8"/>
        </table:table-row>
        <table:table-row table:style-name="ro2">
          <table:table-cell office:value-type="string">
            <text:p>148</text:p>
          </table:table-cell>
          <table:table-cell office:value-type="string">
            <text:p>519862</text:p>
          </table:table-cell>
          <table:table-cell table:formula="of:=VALUE([.B128])" office:value-type="float" office:value="519862">
            <text:p>519862</text:p>
          </table:table-cell>
          <table:table-cell/>
          <table:table-cell table:formula="of:=CONCATENATE( &quot;['&quot;; [.A128]; &quot;', '&quot;;[.$A$3];&quot;', &quot;; [.C128]; &quot;],&quot; )" office:value-type="string" office:string-value="['148', 'Revisions', 519862],">
            <text:p>['148', 'Revisions', 519862],</text:p>
          </table:table-cell>
          <table:table-cell table:number-columns-repeated="8"/>
        </table:table-row>
        <table:table-row table:style-name="ro2">
          <table:table-cell office:value-type="string">
            <text:p>175</text:p>
          </table:table-cell>
          <table:table-cell office:value-type="string">
            <text:p>7804</text:p>
          </table:table-cell>
          <table:table-cell table:formula="of:=VALUE([.B129])" office:value-type="float" office:value="7804">
            <text:p>7804</text:p>
          </table:table-cell>
          <table:table-cell/>
          <table:table-cell table:formula="of:=CONCATENATE( &quot;['&quot;; [.A129]; &quot;', '&quot;;[.$A$3];&quot;', &quot;; [.C129]; &quot;],&quot; )" office:value-type="string" office:string-value="['175', 'Revisions', 7804],">
            <text:p>['175', 'Revisions', 7804],</text:p>
          </table:table-cell>
          <table:table-cell table:number-columns-repeated="8"/>
        </table:table-row>
        <table:table-row table:style-name="ro2">
          <table:table-cell office:value-type="string">
            <text:p>202</text:p>
          </table:table-cell>
          <table:table-cell office:value-type="string">
            <text:p>375450</text:p>
          </table:table-cell>
          <table:table-cell table:formula="of:=VALUE([.B130])" office:value-type="float" office:value="375450">
            <text:p>375450</text:p>
          </table:table-cell>
          <table:table-cell/>
          <table:table-cell table:formula="of:=CONCATENATE( &quot;['&quot;; [.A130]; &quot;', '&quot;;[.$A$3];&quot;', &quot;; [.C130]; &quot;],&quot; )" office:value-type="string" office:string-value="['202', 'Revisions', 375450],">
            <text:p>['202', 'Revisions', 375450],</text:p>
          </table:table-cell>
          <table:table-cell table:number-columns-repeated="8"/>
        </table:table-row>
        <table:table-row table:style-name="ro2">
          <table:table-cell office:value-type="string">
            <text:p>229</text:p>
          </table:table-cell>
          <table:table-cell office:value-type="string">
            <text:p>2117533</text:p>
          </table:table-cell>
          <table:table-cell table:formula="of:=VALUE([.B131])" office:value-type="float" office:value="2117533">
            <text:p>2117533</text:p>
          </table:table-cell>
          <table:table-cell/>
          <table:table-cell table:formula="of:=CONCATENATE( &quot;['&quot;; [.A131]; &quot;', '&quot;;[.$A$3];&quot;', &quot;; [.C131]; &quot;],&quot; )" office:value-type="string" office:string-value="['229', 'Revisions', 2117533],">
            <text:p>['229', 'Revisions', 2117533],</text:p>
          </table:table-cell>
          <table:table-cell table:number-columns-repeated="8"/>
        </table:table-row>
        <table:table-row table:style-name="ro2">
          <table:table-cell office:value-type="string">
            <text:p>256</text:p>
          </table:table-cell>
          <table:table-cell office:value-type="string">
            <text:p>82053</text:p>
          </table:table-cell>
          <table:table-cell table:formula="of:=VALUE([.B132])" office:value-type="float" office:value="82053">
            <text:p>82053</text:p>
          </table:table-cell>
          <table:table-cell/>
          <table:table-cell table:formula="of:=CONCATENATE( &quot;['&quot;; [.A132]; &quot;', '&quot;;[.$A$3];&quot;', &quot;; [.C132]; &quot;],&quot; )" office:value-type="string" office:string-value="['256', 'Revisions', 82053],">
            <text:p>['256', 'Revisions', 82053],</text:p>
          </table:table-cell>
          <table:table-cell table:number-columns-repeated="8"/>
        </table:table-row>
        <table:table-row table:style-name="ro2">
          <table:table-cell office:value-type="string">
            <text:p>14</text:p>
          </table:table-cell>
          <table:table-cell office:value-type="string">
            <text:p>14676</text:p>
          </table:table-cell>
          <table:table-cell table:formula="of:=VALUE([.B133])" office:value-type="float" office:value="14676">
            <text:p>14676</text:p>
          </table:table-cell>
          <table:table-cell/>
          <table:table-cell table:formula="of:=CONCATENATE( &quot;['&quot;; [.A133]; &quot;', '&quot;;[.$A$3];&quot;', &quot;; [.C133]; &quot;],&quot; )" office:value-type="string" office:string-value="['14', 'Revisions', 14676],">
            <text:p>['14', 'Revisions', 14676],</text:p>
          </table:table-cell>
          <table:table-cell table:number-columns-repeated="8"/>
        </table:table-row>
        <table:table-row table:style-name="ro2">
          <table:table-cell office:value-type="string">
            <text:p>41</text:p>
          </table:table-cell>
          <table:table-cell office:value-type="string">
            <text:p>10331</text:p>
          </table:table-cell>
          <table:table-cell table:formula="of:=VALUE([.B134])" office:value-type="float" office:value="10331">
            <text:p>10331</text:p>
          </table:table-cell>
          <table:table-cell/>
          <table:table-cell table:formula="of:=CONCATENATE( &quot;['&quot;; [.A134]; &quot;', '&quot;;[.$A$3];&quot;', &quot;; [.C134]; &quot;],&quot; )" office:value-type="string" office:string-value="['41', 'Revisions', 10331],">
            <text:p>['41', 'Revisions', 10331],</text:p>
          </table:table-cell>
          <table:table-cell table:number-columns-repeated="8"/>
        </table:table-row>
        <table:table-row table:style-name="ro2">
          <table:table-cell office:value-type="string">
            <text:p>68</text:p>
          </table:table-cell>
          <table:table-cell office:value-type="string">
            <text:p>7452044</text:p>
          </table:table-cell>
          <table:table-cell table:formula="of:=VALUE([.B135])" office:value-type="float" office:value="7452044">
            <text:p>7452044</text:p>
          </table:table-cell>
          <table:table-cell/>
          <table:table-cell table:formula="of:=CONCATENATE( &quot;['&quot;; [.A135]; &quot;', '&quot;;[.$A$3];&quot;', &quot;; [.C135]; &quot;],&quot; )" office:value-type="string" office:string-value="['68', 'Revisions', 7452044],">
            <text:p>['68', 'Revisions', 7452044],</text:p>
          </table:table-cell>
          <table:table-cell table:number-columns-repeated="8"/>
        </table:table-row>
        <table:table-row table:style-name="ro2">
          <table:table-cell office:value-type="string">
            <text:p>95</text:p>
          </table:table-cell>
          <table:table-cell office:value-type="string">
            <text:p>6513127</text:p>
          </table:table-cell>
          <table:table-cell table:formula="of:=VALUE([.B136])" office:value-type="float" office:value="6513127">
            <text:p>6513127</text:p>
          </table:table-cell>
          <table:table-cell/>
          <table:table-cell table:formula="of:=CONCATENATE( &quot;['&quot;; [.A136]; &quot;', '&quot;;[.$A$3];&quot;', &quot;; [.C136]; &quot;],&quot; )" office:value-type="string" office:string-value="['95', 'Revisions', 6513127],">
            <text:p>['95', 'Revisions', 6513127],</text:p>
          </table:table-cell>
          <table:table-cell table:number-columns-repeated="8"/>
        </table:table-row>
        <table:table-row table:style-name="ro2">
          <table:table-cell office:value-type="string">
            <text:p>122</text:p>
          </table:table-cell>
          <table:table-cell office:value-type="string">
            <text:p>4085240</text:p>
          </table:table-cell>
          <table:table-cell table:formula="of:=VALUE([.B137])" office:value-type="float" office:value="4085240">
            <text:p>4085240</text:p>
          </table:table-cell>
          <table:table-cell/>
          <table:table-cell table:formula="of:=CONCATENATE( &quot;['&quot;; [.A137]; &quot;', '&quot;;[.$A$3];&quot;', &quot;; [.C137]; &quot;],&quot; )" office:value-type="string" office:string-value="['122', 'Revisions', 4085240],">
            <text:p>['122', 'Revisions', 4085240],</text:p>
          </table:table-cell>
          <table:table-cell table:number-columns-repeated="8"/>
        </table:table-row>
        <table:table-row table:style-name="ro2">
          <table:table-cell office:value-type="string">
            <text:p>149</text:p>
          </table:table-cell>
          <table:table-cell office:value-type="string">
            <text:p>95008</text:p>
          </table:table-cell>
          <table:table-cell table:formula="of:=VALUE([.B138])" office:value-type="float" office:value="95008">
            <text:p>95008</text:p>
          </table:table-cell>
          <table:table-cell/>
          <table:table-cell table:formula="of:=CONCATENATE( &quot;['&quot;; [.A138]; &quot;', '&quot;;[.$A$3];&quot;', &quot;; [.C138]; &quot;],&quot; )" office:value-type="string" office:string-value="['149', 'Revisions', 95008],">
            <text:p>['149', 'Revisions', 95008],</text:p>
          </table:table-cell>
          <table:table-cell table:number-columns-repeated="8"/>
        </table:table-row>
        <table:table-row table:style-name="ro2">
          <table:table-cell office:value-type="string">
            <text:p>176</text:p>
          </table:table-cell>
          <table:table-cell office:value-type="string">
            <text:p>14168</text:p>
          </table:table-cell>
          <table:table-cell table:formula="of:=VALUE([.B139])" office:value-type="float" office:value="14168">
            <text:p>14168</text:p>
          </table:table-cell>
          <table:table-cell/>
          <table:table-cell table:formula="of:=CONCATENATE( &quot;['&quot;; [.A139]; &quot;', '&quot;;[.$A$3];&quot;', &quot;; [.C139]; &quot;],&quot; )" office:value-type="string" office:string-value="['176', 'Revisions', 14168],">
            <text:p>['176', 'Revisions', 14168],</text:p>
          </table:table-cell>
          <table:table-cell table:number-columns-repeated="8"/>
        </table:table-row>
        <table:table-row table:style-name="ro2">
          <table:table-cell office:value-type="string">
            <text:p>203</text:p>
          </table:table-cell>
          <table:table-cell office:value-type="string">
            <text:p>94619</text:p>
          </table:table-cell>
          <table:table-cell table:formula="of:=VALUE([.B140])" office:value-type="float" office:value="94619">
            <text:p>94619</text:p>
          </table:table-cell>
          <table:table-cell/>
          <table:table-cell table:formula="of:=CONCATENATE( &quot;['&quot;; [.A140]; &quot;', '&quot;;[.$A$3];&quot;', &quot;; [.C140]; &quot;],&quot; )" office:value-type="string" office:string-value="['203', 'Revisions', 94619],">
            <text:p>['203', 'Revisions', 94619],</text:p>
          </table:table-cell>
          <table:table-cell table:number-columns-repeated="8"/>
        </table:table-row>
        <table:table-row table:style-name="ro2">
          <table:table-cell office:value-type="string">
            <text:p>230</text:p>
          </table:table-cell>
          <table:table-cell office:value-type="string">
            <text:p>3202</text:p>
          </table:table-cell>
          <table:table-cell table:formula="of:=VALUE([.B141])" office:value-type="float" office:value="3202">
            <text:p>3202</text:p>
          </table:table-cell>
          <table:table-cell/>
          <table:table-cell table:formula="of:=CONCATENATE( &quot;['&quot;; [.A141]; &quot;', '&quot;;[.$A$3];&quot;', &quot;; [.C141]; &quot;],&quot; )" office:value-type="string" office:string-value="['230', 'Revisions', 3202],">
            <text:p>['230', 'Revisions', 3202],</text:p>
          </table:table-cell>
          <table:table-cell table:number-columns-repeated="8"/>
        </table:table-row>
        <table:table-row table:style-name="ro2">
          <table:table-cell office:value-type="string">
            <text:p>257</text:p>
          </table:table-cell>
          <table:table-cell office:value-type="string">
            <text:p>9247</text:p>
          </table:table-cell>
          <table:table-cell table:formula="of:=VALUE([.B142])" office:value-type="float" office:value="9247">
            <text:p>9247</text:p>
          </table:table-cell>
          <table:table-cell/>
          <table:table-cell table:formula="of:=CONCATENATE( &quot;['&quot;; [.A142]; &quot;', '&quot;;[.$A$3];&quot;', &quot;; [.C142]; &quot;],&quot; )" office:value-type="string" office:string-value="['257', 'Revisions', 9247],">
            <text:p>['257', 'Revisions', 9247],</text:p>
          </table:table-cell>
          <table:table-cell table:number-columns-repeated="8"/>
        </table:table-row>
        <table:table-row table:style-name="ro2">
          <table:table-cell office:value-type="string">
            <text:p>15</text:p>
          </table:table-cell>
          <table:table-cell office:value-type="string">
            <text:p>23260</text:p>
          </table:table-cell>
          <table:table-cell table:formula="of:=VALUE([.B143])" office:value-type="float" office:value="23260">
            <text:p>23260</text:p>
          </table:table-cell>
          <table:table-cell/>
          <table:table-cell table:formula="of:=CONCATENATE( &quot;['&quot;; [.A143]; &quot;', '&quot;;[.$A$3];&quot;', &quot;; [.C143]; &quot;],&quot; )" office:value-type="string" office:string-value="['15', 'Revisions', 23260],">
            <text:p>['15', 'Revisions', 23260],</text:p>
          </table:table-cell>
          <table:table-cell table:number-columns-repeated="8"/>
        </table:table-row>
        <table:table-row table:style-name="ro2">
          <table:table-cell office:value-type="string">
            <text:p>42</text:p>
          </table:table-cell>
          <table:table-cell office:value-type="string">
            <text:p>1442</text:p>
          </table:table-cell>
          <table:table-cell table:formula="of:=VALUE([.B144])" office:value-type="float" office:value="1442">
            <text:p>1442</text:p>
          </table:table-cell>
          <table:table-cell/>
          <table:table-cell table:formula="of:=CONCATENATE( &quot;['&quot;; [.A144]; &quot;', '&quot;;[.$A$3];&quot;', &quot;; [.C144]; &quot;],&quot; )" office:value-type="string" office:string-value="['42', 'Revisions', 1442],">
            <text:p>['42', 'Revisions', 1442],</text:p>
          </table:table-cell>
          <table:table-cell table:number-columns-repeated="8"/>
        </table:table-row>
        <table:table-row table:style-name="ro2">
          <table:table-cell office:value-type="string">
            <text:p>96</text:p>
          </table:table-cell>
          <table:table-cell office:value-type="string">
            <text:p>219963</text:p>
          </table:table-cell>
          <table:table-cell table:formula="of:=VALUE([.B145])" office:value-type="float" office:value="219963">
            <text:p>219963</text:p>
          </table:table-cell>
          <table:table-cell/>
          <table:table-cell table:formula="of:=CONCATENATE( &quot;['&quot;; [.A145]; &quot;', '&quot;;[.$A$3];&quot;', &quot;; [.C145]; &quot;],&quot; )" office:value-type="string" office:string-value="['96', 'Revisions', 219963],">
            <text:p>['96', 'Revisions', 219963],</text:p>
          </table:table-cell>
          <table:table-cell table:number-columns-repeated="8"/>
        </table:table-row>
        <table:table-row table:style-name="ro2">
          <table:table-cell office:value-type="string">
            <text:p>123</text:p>
          </table:table-cell>
          <table:table-cell office:value-type="string">
            <text:p>284</text:p>
          </table:table-cell>
          <table:table-cell table:formula="of:=VALUE([.B146])" office:value-type="float" office:value="284">
            <text:p>284</text:p>
          </table:table-cell>
          <table:table-cell/>
          <table:table-cell table:formula="of:=CONCATENATE( &quot;['&quot;; [.A146]; &quot;', '&quot;;[.$A$3];&quot;', &quot;; [.C146]; &quot;],&quot; )" office:value-type="string" office:string-value="['123', 'Revisions', 284],">
            <text:p>['123', 'Revisions', 284],</text:p>
          </table:table-cell>
          <table:table-cell table:number-columns-repeated="8"/>
        </table:table-row>
        <table:table-row table:style-name="ro2">
          <table:table-cell office:value-type="string">
            <text:p>150</text:p>
          </table:table-cell>
          <table:table-cell office:value-type="string">
            <text:p>9975</text:p>
          </table:table-cell>
          <table:table-cell table:formula="of:=VALUE([.B147])" office:value-type="float" office:value="9975">
            <text:p>9975</text:p>
          </table:table-cell>
          <table:table-cell/>
          <table:table-cell table:formula="of:=CONCATENATE( &quot;['&quot;; [.A147]; &quot;', '&quot;;[.$A$3];&quot;', &quot;; [.C147]; &quot;],&quot; )" office:value-type="string" office:string-value="['150', 'Revisions', 9975],">
            <text:p>['150', 'Revisions', 9975],</text:p>
          </table:table-cell>
          <table:table-cell table:number-columns-repeated="8"/>
        </table:table-row>
        <table:table-row table:style-name="ro2">
          <table:table-cell office:value-type="string">
            <text:p>177</text:p>
          </table:table-cell>
          <table:table-cell office:value-type="string">
            <text:p>160815</text:p>
          </table:table-cell>
          <table:table-cell table:formula="of:=VALUE([.B148])" office:value-type="float" office:value="160815">
            <text:p>160815</text:p>
          </table:table-cell>
          <table:table-cell/>
          <table:table-cell table:formula="of:=CONCATENATE( &quot;['&quot;; [.A148]; &quot;', '&quot;;[.$A$3];&quot;', &quot;; [.C148]; &quot;],&quot; )" office:value-type="string" office:string-value="['177', 'Revisions', 160815],">
            <text:p>['177', 'Revisions', 160815],</text:p>
          </table:table-cell>
          <table:table-cell table:number-columns-repeated="8"/>
        </table:table-row>
        <table:table-row table:style-name="ro2">
          <table:table-cell office:value-type="string">
            <text:p>204</text:p>
          </table:table-cell>
          <table:table-cell office:value-type="string">
            <text:p>14639</text:p>
          </table:table-cell>
          <table:table-cell table:formula="of:=VALUE([.B149])" office:value-type="float" office:value="14639">
            <text:p>14639</text:p>
          </table:table-cell>
          <table:table-cell/>
          <table:table-cell table:formula="of:=CONCATENATE( &quot;['&quot;; [.A149]; &quot;', '&quot;;[.$A$3];&quot;', &quot;; [.C149]; &quot;],&quot; )" office:value-type="string" office:string-value="['204', 'Revisions', 14639],">
            <text:p>['204', 'Revisions', 14639],</text:p>
          </table:table-cell>
          <table:table-cell table:number-columns-repeated="8"/>
        </table:table-row>
        <table:table-row table:style-name="ro2">
          <table:table-cell office:value-type="string">
            <text:p>231</text:p>
          </table:table-cell>
          <table:table-cell office:value-type="string">
            <text:p>54632</text:p>
          </table:table-cell>
          <table:table-cell table:formula="of:=VALUE([.B150])" office:value-type="float" office:value="54632">
            <text:p>54632</text:p>
          </table:table-cell>
          <table:table-cell/>
          <table:table-cell table:formula="of:=CONCATENATE( &quot;['&quot;; [.A150]; &quot;', '&quot;;[.$A$3];&quot;', &quot;; [.C150]; &quot;],&quot; )" office:value-type="string" office:string-value="['231', 'Revisions', 54632],">
            <text:p>['231', 'Revisions', 54632],</text:p>
          </table:table-cell>
          <table:table-cell table:number-columns-repeated="8"/>
        </table:table-row>
        <table:table-row table:style-name="ro2">
          <table:table-cell office:value-type="string">
            <text:p>258</text:p>
          </table:table-cell>
          <table:table-cell office:value-type="string">
            <text:p>5464</text:p>
          </table:table-cell>
          <table:table-cell table:formula="of:=VALUE([.B151])" office:value-type="float" office:value="5464">
            <text:p>5464</text:p>
          </table:table-cell>
          <table:table-cell/>
          <table:table-cell table:formula="of:=CONCATENATE( &quot;['&quot;; [.A151]; &quot;', '&quot;;[.$A$3];&quot;', &quot;; [.C151]; &quot;],&quot; )" office:value-type="string" office:string-value="['258', 'Revisions', 5464],">
            <text:p>['258', 'Revisions', 5464],</text:p>
          </table:table-cell>
          <table:table-cell table:number-columns-repeated="8"/>
        </table:table-row>
        <table:table-row table:style-name="ro2">
          <table:table-cell office:value-type="string">
            <text:p>43</text:p>
          </table:table-cell>
          <table:table-cell office:value-type="string">
            <text:p>181064</text:p>
          </table:table-cell>
          <table:table-cell table:formula="of:=VALUE([.B152])" office:value-type="float" office:value="181064">
            <text:p>181064</text:p>
          </table:table-cell>
          <table:table-cell/>
          <table:table-cell table:formula="of:=CONCATENATE( &quot;['&quot;; [.A152]; &quot;', '&quot;;[.$A$3];&quot;', &quot;; [.C152]; &quot;],&quot; )" office:value-type="string" office:string-value="['43', 'Revisions', 181064],">
            <text:p>['43', 'Revisions', 181064],</text:p>
          </table:table-cell>
          <table:table-cell table:number-columns-repeated="8"/>
        </table:table-row>
        <table:table-row table:style-name="ro2">
          <table:table-cell office:value-type="string">
            <text:p>70</text:p>
          </table:table-cell>
          <table:table-cell office:value-type="string">
            <text:p>3828</text:p>
          </table:table-cell>
          <table:table-cell table:formula="of:=VALUE([.B153])" office:value-type="float" office:value="3828">
            <text:p>3828</text:p>
          </table:table-cell>
          <table:table-cell/>
          <table:table-cell table:formula="of:=CONCATENATE( &quot;['&quot;; [.A153]; &quot;', '&quot;;[.$A$3];&quot;', &quot;; [.C153]; &quot;],&quot; )" office:value-type="string" office:string-value="['70', 'Revisions', 3828],">
            <text:p>['70', 'Revisions', 3828],</text:p>
          </table:table-cell>
          <table:table-cell table:number-columns-repeated="8"/>
        </table:table-row>
        <table:table-row table:style-name="ro2">
          <table:table-cell office:value-type="string">
            <text:p>124</text:p>
          </table:table-cell>
          <table:table-cell office:value-type="string">
            <text:p>11819</text:p>
          </table:table-cell>
          <table:table-cell table:formula="of:=VALUE([.B154])" office:value-type="float" office:value="11819">
            <text:p>11819</text:p>
          </table:table-cell>
          <table:table-cell/>
          <table:table-cell table:formula="of:=CONCATENATE( &quot;['&quot;; [.A154]; &quot;', '&quot;;[.$A$3];&quot;', &quot;; [.C154]; &quot;],&quot; )" office:value-type="string" office:string-value="['124', 'Revisions', 11819],">
            <text:p>['124', 'Revisions', 11819],</text:p>
          </table:table-cell>
          <table:table-cell table:number-columns-repeated="8"/>
        </table:table-row>
        <table:table-row table:style-name="ro2">
          <table:table-cell office:value-type="string">
            <text:p>151</text:p>
          </table:table-cell>
          <table:table-cell office:value-type="string">
            <text:p>448322</text:p>
          </table:table-cell>
          <table:table-cell table:formula="of:=VALUE([.B155])" office:value-type="float" office:value="448322">
            <text:p>448322</text:p>
          </table:table-cell>
          <table:table-cell/>
          <table:table-cell table:formula="of:=CONCATENATE( &quot;['&quot;; [.A155]; &quot;', '&quot;;[.$A$3];&quot;', &quot;; [.C155]; &quot;],&quot; )" office:value-type="string" office:string-value="['151', 'Revisions', 448322],">
            <text:p>['151', 'Revisions', 448322],</text:p>
          </table:table-cell>
          <table:table-cell table:number-columns-repeated="8"/>
        </table:table-row>
        <table:table-row table:style-name="ro2">
          <table:table-cell office:value-type="string">
            <text:p>178</text:p>
          </table:table-cell>
          <table:table-cell office:value-type="string">
            <text:p>16081</text:p>
          </table:table-cell>
          <table:table-cell table:formula="of:=VALUE([.B156])" office:value-type="float" office:value="16081">
            <text:p>16081</text:p>
          </table:table-cell>
          <table:table-cell/>
          <table:table-cell table:formula="of:=CONCATENATE( &quot;['&quot;; [.A156]; &quot;', '&quot;;[.$A$3];&quot;', &quot;; [.C156]; &quot;],&quot; )" office:value-type="string" office:string-value="['178', 'Revisions', 16081],">
            <text:p>['178', 'Revisions', 16081],</text:p>
          </table:table-cell>
          <table:table-cell table:number-columns-repeated="8"/>
        </table:table-row>
        <table:table-row table:style-name="ro2">
          <table:table-cell office:value-type="string">
            <text:p>205</text:p>
          </table:table-cell>
          <table:table-cell office:value-type="string">
            <text:p>87687</text:p>
          </table:table-cell>
          <table:table-cell table:formula="of:=VALUE([.B157])" office:value-type="float" office:value="87687">
            <text:p>87687</text:p>
          </table:table-cell>
          <table:table-cell/>
          <table:table-cell table:formula="of:=CONCATENATE( &quot;['&quot;; [.A157]; &quot;', '&quot;;[.$A$3];&quot;', &quot;; [.C157]; &quot;],&quot; )" office:value-type="string" office:string-value="['205', 'Revisions', 87687],">
            <text:p>['205', 'Revisions', 87687],</text:p>
          </table:table-cell>
          <table:table-cell table:number-columns-repeated="8"/>
        </table:table-row>
        <table:table-row table:style-name="ro2">
          <table:table-cell office:value-type="string">
            <text:p>232</text:p>
          </table:table-cell>
          <table:table-cell office:value-type="string">
            <text:p>510666</text:p>
          </table:table-cell>
          <table:table-cell table:formula="of:=VALUE([.B158])" office:value-type="float" office:value="510666">
            <text:p>510666</text:p>
          </table:table-cell>
          <table:table-cell/>
          <table:table-cell table:formula="of:=CONCATENATE( &quot;['&quot;; [.A158]; &quot;', '&quot;;[.$A$3];&quot;', &quot;; [.C158]; &quot;],&quot; )" office:value-type="string" office:string-value="['232', 'Revisions', 510666],">
            <text:p>['232', 'Revisions', 510666],</text:p>
          </table:table-cell>
          <table:table-cell table:number-columns-repeated="8"/>
        </table:table-row>
        <table:table-row table:style-name="ro2">
          <table:table-cell office:value-type="string">
            <text:p>259</text:p>
          </table:table-cell>
          <table:table-cell office:value-type="string">
            <text:p>243390</text:p>
          </table:table-cell>
          <table:table-cell table:formula="of:=VALUE([.B159])" office:value-type="float" office:value="243390">
            <text:p>243390</text:p>
          </table:table-cell>
          <table:table-cell/>
          <table:table-cell table:formula="of:=CONCATENATE( &quot;['&quot;; [.A159]; &quot;', '&quot;;[.$A$3];&quot;', &quot;; [.C159]; &quot;],&quot; )" office:value-type="string" office:string-value="['259', 'Revisions', 243390],">
            <text:p>['259', 'Revisions', 243390],</text:p>
          </table:table-cell>
          <table:table-cell table:number-columns-repeated="8"/>
        </table:table-row>
        <table:table-row table:style-name="ro2">
          <table:table-cell office:value-type="string">
            <text:p>17</text:p>
          </table:table-cell>
          <table:table-cell office:value-type="string">
            <text:p>25393</text:p>
          </table:table-cell>
          <table:table-cell table:formula="of:=VALUE([.B160])" office:value-type="float" office:value="25393">
            <text:p>25393</text:p>
          </table:table-cell>
          <table:table-cell/>
          <table:table-cell table:formula="of:=CONCATENATE( &quot;['&quot;; [.A160]; &quot;', '&quot;;[.$A$3];&quot;', &quot;; [.C160]; &quot;],&quot; )" office:value-type="string" office:string-value="['17', 'Revisions', 25393],">
            <text:p>['17', 'Revisions', 25393],</text:p>
          </table:table-cell>
          <table:table-cell table:number-columns-repeated="8"/>
        </table:table-row>
        <table:table-row table:style-name="ro2">
          <table:table-cell office:value-type="string">
            <text:p>44</text:p>
          </table:table-cell>
          <table:table-cell office:value-type="string">
            <text:p>8075</text:p>
          </table:table-cell>
          <table:table-cell table:formula="of:=VALUE([.B161])" office:value-type="float" office:value="8075">
            <text:p>8075</text:p>
          </table:table-cell>
          <table:table-cell/>
          <table:table-cell table:formula="of:=CONCATENATE( &quot;['&quot;; [.A161]; &quot;', '&quot;;[.$A$3];&quot;', &quot;; [.C161]; &quot;],&quot; )" office:value-type="string" office:string-value="['44', 'Revisions', 8075],">
            <text:p>['44', 'Revisions', 8075],</text:p>
          </table:table-cell>
          <table:table-cell table:number-columns-repeated="8"/>
        </table:table-row>
        <table:table-row table:style-name="ro2">
          <table:table-cell office:value-type="string">
            <text:p>71</text:p>
          </table:table-cell>
          <table:table-cell office:value-type="string">
            <text:p>122236</text:p>
          </table:table-cell>
          <table:table-cell table:formula="of:=VALUE([.B162])" office:value-type="float" office:value="122236">
            <text:p>122236</text:p>
          </table:table-cell>
          <table:table-cell/>
          <table:table-cell table:formula="of:=CONCATENATE( &quot;['&quot;; [.A162]; &quot;', '&quot;;[.$A$3];&quot;', &quot;; [.C162]; &quot;],&quot; )" office:value-type="string" office:string-value="['71', 'Revisions', 122236],">
            <text:p>['71', 'Revisions', 122236],</text:p>
          </table:table-cell>
          <table:table-cell table:number-columns-repeated="8"/>
        </table:table-row>
        <table:table-row table:style-name="ro2">
          <table:table-cell office:value-type="string">
            <text:p>98</text:p>
          </table:table-cell>
          <table:table-cell office:value-type="string">
            <text:p>220549</text:p>
          </table:table-cell>
          <table:table-cell table:formula="of:=VALUE([.B163])" office:value-type="float" office:value="220549">
            <text:p>220549</text:p>
          </table:table-cell>
          <table:table-cell/>
          <table:table-cell table:formula="of:=CONCATENATE( &quot;['&quot;; [.A163]; &quot;', '&quot;;[.$A$3];&quot;', &quot;; [.C163]; &quot;],&quot; )" office:value-type="string" office:string-value="['98', 'Revisions', 220549],">
            <text:p>['98', 'Revisions', 220549],</text:p>
          </table:table-cell>
          <table:table-cell table:number-columns-repeated="8"/>
        </table:table-row>
        <table:table-row table:style-name="ro2">
          <table:table-cell office:value-type="string">
            <text:p>125</text:p>
          </table:table-cell>
          <table:table-cell office:value-type="string">
            <text:p>1451508</text:p>
          </table:table-cell>
          <table:table-cell table:formula="of:=VALUE([.B164])" office:value-type="float" office:value="1451508">
            <text:p>1451508</text:p>
          </table:table-cell>
          <table:table-cell/>
          <table:table-cell table:formula="of:=CONCATENATE( &quot;['&quot;; [.A164]; &quot;', '&quot;;[.$A$3];&quot;', &quot;; [.C164]; &quot;],&quot; )" office:value-type="string" office:string-value="['125', 'Revisions', 1451508],">
            <text:p>['125', 'Revisions', 1451508],</text:p>
          </table:table-cell>
          <table:table-cell table:number-columns-repeated="8"/>
        </table:table-row>
        <table:table-row table:style-name="ro2">
          <table:table-cell office:value-type="string">
            <text:p>152</text:p>
          </table:table-cell>
          <table:table-cell office:value-type="string">
            <text:p>978161</text:p>
          </table:table-cell>
          <table:table-cell table:formula="of:=VALUE([.B165])" office:value-type="float" office:value="978161">
            <text:p>978161</text:p>
          </table:table-cell>
          <table:table-cell/>
          <table:table-cell table:formula="of:=CONCATENATE( &quot;['&quot;; [.A165]; &quot;', '&quot;;[.$A$3];&quot;', &quot;; [.C165]; &quot;],&quot; )" office:value-type="string" office:string-value="['152', 'Revisions', 978161],">
            <text:p>['152', 'Revisions', 978161],</text:p>
          </table:table-cell>
          <table:table-cell table:number-columns-repeated="8"/>
        </table:table-row>
        <table:table-row table:style-name="ro2">
          <table:table-cell office:value-type="string">
            <text:p>179</text:p>
          </table:table-cell>
          <table:table-cell office:value-type="string">
            <text:p>20343</text:p>
          </table:table-cell>
          <table:table-cell table:formula="of:=VALUE([.B166])" office:value-type="float" office:value="20343">
            <text:p>20343</text:p>
          </table:table-cell>
          <table:table-cell/>
          <table:table-cell table:formula="of:=CONCATENATE( &quot;['&quot;; [.A166]; &quot;', '&quot;;[.$A$3];&quot;', &quot;; [.C166]; &quot;],&quot; )" office:value-type="string" office:string-value="['179', 'Revisions', 20343],">
            <text:p>['179', 'Revisions', 20343],</text:p>
          </table:table-cell>
          <table:table-cell table:number-columns-repeated="8"/>
        </table:table-row>
        <table:table-row table:style-name="ro2">
          <table:table-cell office:value-type="string">
            <text:p>206</text:p>
          </table:table-cell>
          <table:table-cell office:value-type="string">
            <text:p>2210</text:p>
          </table:table-cell>
          <table:table-cell table:formula="of:=VALUE([.B167])" office:value-type="float" office:value="2210">
            <text:p>2210</text:p>
          </table:table-cell>
          <table:table-cell/>
          <table:table-cell table:formula="of:=CONCATENATE( &quot;['&quot;; [.A167]; &quot;', '&quot;;[.$A$3];&quot;', &quot;; [.C167]; &quot;],&quot; )" office:value-type="string" office:string-value="['206', 'Revisions', 2210],">
            <text:p>['206', 'Revisions', 2210],</text:p>
          </table:table-cell>
          <table:table-cell table:number-columns-repeated="8"/>
        </table:table-row>
        <table:table-row table:style-name="ro2">
          <table:table-cell office:value-type="string">
            <text:p>233</text:p>
          </table:table-cell>
          <table:table-cell office:value-type="string">
            <text:p>3932</text:p>
          </table:table-cell>
          <table:table-cell table:formula="of:=VALUE([.B168])" office:value-type="float" office:value="3932">
            <text:p>3932</text:p>
          </table:table-cell>
          <table:table-cell/>
          <table:table-cell table:formula="of:=CONCATENATE( &quot;['&quot;; [.A168]; &quot;', '&quot;;[.$A$3];&quot;', &quot;; [.C168]; &quot;],&quot; )" office:value-type="string" office:string-value="['233', 'Revisions', 3932],">
            <text:p>['233', 'Revisions', 3932],</text:p>
          </table:table-cell>
          <table:table-cell table:number-columns-repeated="8"/>
        </table:table-row>
        <table:table-row table:style-name="ro2">
          <table:table-cell office:value-type="string">
            <text:p>260</text:p>
          </table:table-cell>
          <table:table-cell office:value-type="string">
            <text:p>59030</text:p>
          </table:table-cell>
          <table:table-cell table:formula="of:=VALUE([.B169])" office:value-type="float" office:value="59030">
            <text:p>59030</text:p>
          </table:table-cell>
          <table:table-cell/>
          <table:table-cell table:formula="of:=CONCATENATE( &quot;['&quot;; [.A169]; &quot;', '&quot;;[.$A$3];&quot;', &quot;; [.C169]; &quot;],&quot; )" office:value-type="string" office:string-value="['260', 'Revisions', 59030],">
            <text:p>['260', 'Revisions', 59030],</text:p>
          </table:table-cell>
          <table:table-cell table:number-columns-repeated="8"/>
        </table:table-row>
        <table:table-row table:style-name="ro2">
          <table:table-cell office:value-type="string">
            <text:p>18</text:p>
          </table:table-cell>
          <table:table-cell office:value-type="string">
            <text:p>113014</text:p>
          </table:table-cell>
          <table:table-cell table:formula="of:=VALUE([.B170])" office:value-type="float" office:value="113014">
            <text:p>113014</text:p>
          </table:table-cell>
          <table:table-cell/>
          <table:table-cell table:formula="of:=CONCATENATE( &quot;['&quot;; [.A170]; &quot;', '&quot;;[.$A$3];&quot;', &quot;; [.C170]; &quot;],&quot; )" office:value-type="string" office:string-value="['18', 'Revisions', 113014],">
            <text:p>['18', 'Revisions', 113014],</text:p>
          </table:table-cell>
          <table:table-cell table:number-columns-repeated="8"/>
        </table:table-row>
        <table:table-row table:style-name="ro2">
          <table:table-cell office:value-type="string">
            <text:p>72</text:p>
          </table:table-cell>
          <table:table-cell office:value-type="string">
            <text:p>46023204</text:p>
          </table:table-cell>
          <table:table-cell table:formula="of:=VALUE([.B171])" office:value-type="float" office:value="46023204">
            <text:p>46023204</text:p>
          </table:table-cell>
          <table:table-cell/>
          <table:table-cell table:formula="of:=CONCATENATE( &quot;['&quot;; [.A171]; &quot;', '&quot;;[.$A$3];&quot;', &quot;; [.C171]; &quot;],&quot; )" office:value-type="string" office:string-value="['72', 'Revisions', 46023204],">
            <text:p>['72', 'Revisions', 46023204],</text:p>
          </table:table-cell>
          <table:table-cell table:number-columns-repeated="8"/>
        </table:table-row>
        <table:table-row table:style-name="ro2">
          <table:table-cell office:value-type="string">
            <text:p>99</text:p>
          </table:table-cell>
          <table:table-cell office:value-type="string">
            <text:p>2630902</text:p>
          </table:table-cell>
          <table:table-cell table:formula="of:=VALUE([.B172])" office:value-type="float" office:value="2630902">
            <text:p>2630902</text:p>
          </table:table-cell>
          <table:table-cell/>
          <table:table-cell table:formula="of:=CONCATENATE( &quot;['&quot;; [.A172]; &quot;', '&quot;;[.$A$3];&quot;', &quot;; [.C172]; &quot;],&quot; )" office:value-type="string" office:string-value="['99', 'Revisions', 2630902],">
            <text:p>['99', 'Revisions', 2630902],</text:p>
          </table:table-cell>
          <table:table-cell table:number-columns-repeated="8"/>
        </table:table-row>
        <table:table-row table:style-name="ro2">
          <table:table-cell office:value-type="string">
            <text:p>126</text:p>
          </table:table-cell>
          <table:table-cell office:value-type="string">
            <text:p>241087</text:p>
          </table:table-cell>
          <table:table-cell table:formula="of:=VALUE([.B173])" office:value-type="float" office:value="241087">
            <text:p>241087</text:p>
          </table:table-cell>
          <table:table-cell/>
          <table:table-cell table:formula="of:=CONCATENATE( &quot;['&quot;; [.A173]; &quot;', '&quot;;[.$A$3];&quot;', &quot;; [.C173]; &quot;],&quot; )" office:value-type="string" office:string-value="['126', 'Revisions', 241087],">
            <text:p>['126', 'Revisions', 241087],</text:p>
          </table:table-cell>
          <table:table-cell table:number-columns-repeated="8"/>
        </table:table-row>
        <table:table-row table:style-name="ro2">
          <table:table-cell office:value-type="string">
            <text:p>153</text:p>
          </table:table-cell>
          <table:table-cell office:value-type="string">
            <text:p>95156</text:p>
          </table:table-cell>
          <table:table-cell table:formula="of:=VALUE([.B174])" office:value-type="float" office:value="95156">
            <text:p>95156</text:p>
          </table:table-cell>
          <table:table-cell/>
          <table:table-cell table:formula="of:=CONCATENATE( &quot;['&quot;; [.A174]; &quot;', '&quot;;[.$A$3];&quot;', &quot;; [.C174]; &quot;],&quot; )" office:value-type="string" office:string-value="['153', 'Revisions', 95156],">
            <text:p>['153', 'Revisions', 95156],</text:p>
          </table:table-cell>
          <table:table-cell table:number-columns-repeated="8"/>
        </table:table-row>
        <table:table-row table:style-name="ro2">
          <table:table-cell office:value-type="string">
            <text:p>180</text:p>
          </table:table-cell>
          <table:table-cell office:value-type="string">
            <text:p>119793</text:p>
          </table:table-cell>
          <table:table-cell table:formula="of:=VALUE([.B175])" office:value-type="float" office:value="119793">
            <text:p>119793</text:p>
          </table:table-cell>
          <table:table-cell/>
          <table:table-cell table:formula="of:=CONCATENATE( &quot;['&quot;; [.A175]; &quot;', '&quot;;[.$A$3];&quot;', &quot;; [.C175]; &quot;],&quot; )" office:value-type="string" office:string-value="['180', 'Revisions', 119793],">
            <text:p>['180', 'Revisions', 119793],</text:p>
          </table:table-cell>
          <table:table-cell table:number-columns-repeated="8"/>
        </table:table-row>
        <table:table-row table:style-name="ro2">
          <table:table-cell office:value-type="string">
            <text:p>207</text:p>
          </table:table-cell>
          <table:table-cell office:value-type="string">
            <text:p>425853</text:p>
          </table:table-cell>
          <table:table-cell table:formula="of:=VALUE([.B176])" office:value-type="float" office:value="425853">
            <text:p>425853</text:p>
          </table:table-cell>
          <table:table-cell/>
          <table:table-cell table:formula="of:=CONCATENATE( &quot;['&quot;; [.A176]; &quot;', '&quot;;[.$A$3];&quot;', &quot;; [.C176]; &quot;],&quot; )" office:value-type="string" office:string-value="['207', 'Revisions', 425853],">
            <text:p>['207', 'Revisions', 425853],</text:p>
          </table:table-cell>
          <table:table-cell table:number-columns-repeated="8"/>
        </table:table-row>
        <table:table-row table:style-name="ro2">
          <table:table-cell office:value-type="string">
            <text:p>234</text:p>
          </table:table-cell>
          <table:table-cell office:value-type="string">
            <text:p>21786</text:p>
          </table:table-cell>
          <table:table-cell table:formula="of:=VALUE([.B177])" office:value-type="float" office:value="21786">
            <text:p>21786</text:p>
          </table:table-cell>
          <table:table-cell/>
          <table:table-cell table:formula="of:=CONCATENATE( &quot;['&quot;; [.A177]; &quot;', '&quot;;[.$A$3];&quot;', &quot;; [.C177]; &quot;],&quot; )" office:value-type="string" office:string-value="['234', 'Revisions', 21786],">
            <text:p>['234', 'Revisions', 21786],</text:p>
          </table:table-cell>
          <table:table-cell table:number-columns-repeated="8"/>
        </table:table-row>
        <table:table-row table:style-name="ro2">
          <table:table-cell office:value-type="string">
            <text:p>46</text:p>
          </table:table-cell>
          <table:table-cell office:value-type="string">
            <text:p>4480672</text:p>
          </table:table-cell>
          <table:table-cell table:formula="of:=VALUE([.B178])" office:value-type="float" office:value="4480672">
            <text:p>4480672</text:p>
          </table:table-cell>
          <table:table-cell/>
          <table:table-cell table:formula="of:=CONCATENATE( &quot;['&quot;; [.A178]; &quot;', '&quot;;[.$A$3];&quot;', &quot;; [.C178]; &quot;],&quot; )" office:value-type="string" office:string-value="['46', 'Revisions', 4480672],">
            <text:p>['46', 'Revisions', 4480672],</text:p>
          </table:table-cell>
          <table:table-cell table:number-columns-repeated="8"/>
        </table:table-row>
        <table:table-row table:style-name="ro2">
          <table:table-cell office:value-type="string">
            <text:p>73</text:p>
          </table:table-cell>
          <table:table-cell office:value-type="string">
            <text:p>94463</text:p>
          </table:table-cell>
          <table:table-cell table:formula="of:=VALUE([.B179])" office:value-type="float" office:value="94463">
            <text:p>94463</text:p>
          </table:table-cell>
          <table:table-cell/>
          <table:table-cell table:formula="of:=CONCATENATE( &quot;['&quot;; [.A179]; &quot;', '&quot;;[.$A$3];&quot;', &quot;; [.C179]; &quot;],&quot; )" office:value-type="string" office:string-value="['73', 'Revisions', 94463],">
            <text:p>['73', 'Revisions', 94463],</text:p>
          </table:table-cell>
          <table:table-cell table:number-columns-repeated="8"/>
        </table:table-row>
        <table:table-row table:style-name="ro2">
          <table:table-cell office:value-type="string">
            <text:p>100</text:p>
          </table:table-cell>
          <table:table-cell office:value-type="string">
            <text:p>41790</text:p>
          </table:table-cell>
          <table:table-cell table:formula="of:=VALUE([.B180])" office:value-type="float" office:value="41790">
            <text:p>41790</text:p>
          </table:table-cell>
          <table:table-cell/>
          <table:table-cell table:formula="of:=CONCATENATE( &quot;['&quot;; [.A180]; &quot;', '&quot;;[.$A$3];&quot;', &quot;; [.C180]; &quot;],&quot; )" office:value-type="string" office:string-value="['100', 'Revisions', 41790],">
            <text:p>['100', 'Revisions', 41790],</text:p>
          </table:table-cell>
          <table:table-cell table:number-columns-repeated="8"/>
        </table:table-row>
        <table:table-row table:style-name="ro2">
          <table:table-cell office:value-type="string">
            <text:p>127</text:p>
          </table:table-cell>
          <table:table-cell office:value-type="string">
            <text:p>27708</text:p>
          </table:table-cell>
          <table:table-cell table:formula="of:=VALUE([.B181])" office:value-type="float" office:value="27708">
            <text:p>27708</text:p>
          </table:table-cell>
          <table:table-cell/>
          <table:table-cell table:formula="of:=CONCATENATE( &quot;['&quot;; [.A181]; &quot;', '&quot;;[.$A$3];&quot;', &quot;; [.C181]; &quot;],&quot; )" office:value-type="string" office:string-value="['127', 'Revisions', 27708],">
            <text:p>['127', 'Revisions', 27708],</text:p>
          </table:table-cell>
          <table:table-cell table:number-columns-repeated="8"/>
        </table:table-row>
        <table:table-row table:style-name="ro2">
          <table:table-cell office:value-type="string">
            <text:p>154</text:p>
          </table:table-cell>
          <table:table-cell office:value-type="string">
            <text:p>167</text:p>
          </table:table-cell>
          <table:table-cell table:formula="of:=VALUE([.B182])" office:value-type="float" office:value="167">
            <text:p>167</text:p>
          </table:table-cell>
          <table:table-cell/>
          <table:table-cell table:formula="of:=CONCATENATE( &quot;['&quot;; [.A182]; &quot;', '&quot;;[.$A$3];&quot;', &quot;; [.C182]; &quot;],&quot; )" office:value-type="string" office:string-value="['154', 'Revisions', 167],">
            <text:p>['154', 'Revisions', 167],</text:p>
          </table:table-cell>
          <table:table-cell table:number-columns-repeated="8"/>
        </table:table-row>
        <table:table-row table:style-name="ro2">
          <table:table-cell office:value-type="string">
            <text:p>181</text:p>
          </table:table-cell>
          <table:table-cell office:value-type="string">
            <text:p>17536</text:p>
          </table:table-cell>
          <table:table-cell table:formula="of:=VALUE([.B183])" office:value-type="float" office:value="17536">
            <text:p>17536</text:p>
          </table:table-cell>
          <table:table-cell/>
          <table:table-cell table:formula="of:=CONCATENATE( &quot;['&quot;; [.A183]; &quot;', '&quot;;[.$A$3];&quot;', &quot;; [.C183]; &quot;],&quot; )" office:value-type="string" office:string-value="['181', 'Revisions', 17536],">
            <text:p>['181', 'Revisions', 17536],</text:p>
          </table:table-cell>
          <table:table-cell table:number-columns-repeated="8"/>
        </table:table-row>
        <table:table-row table:style-name="ro2">
          <table:table-cell office:value-type="string">
            <text:p>208</text:p>
          </table:table-cell>
          <table:table-cell office:value-type="string">
            <text:p>74831</text:p>
          </table:table-cell>
          <table:table-cell table:formula="of:=VALUE([.B184])" office:value-type="float" office:value="74831">
            <text:p>74831</text:p>
          </table:table-cell>
          <table:table-cell/>
          <table:table-cell table:formula="of:=CONCATENATE( &quot;['&quot;; [.A184]; &quot;', '&quot;;[.$A$3];&quot;', &quot;; [.C184]; &quot;],&quot; )" office:value-type="string" office:string-value="['208', 'Revisions', 74831],">
            <text:p>['208', 'Revisions', 74831],</text:p>
          </table:table-cell>
          <table:table-cell table:number-columns-repeated="8"/>
        </table:table-row>
        <table:table-row table:style-name="ro2">
          <table:table-cell office:value-type="string">
            <text:p>235</text:p>
          </table:table-cell>
          <table:table-cell office:value-type="string">
            <text:p>11</text:p>
          </table:table-cell>
          <table:table-cell table:formula="of:=VALUE([.B185])" office:value-type="float" office:value="11">
            <text:p>11</text:p>
          </table:table-cell>
          <table:table-cell/>
          <table:table-cell table:formula="of:=CONCATENATE( &quot;['&quot;; [.A185]; &quot;', '&quot;;[.$A$3];&quot;', &quot;; [.C185]; &quot;],&quot; )" office:value-type="string" office:string-value="['235', 'Revisions', 11],">
            <text:p>['235', 'Revisions', 11],</text:p>
          </table:table-cell>
          <table:table-cell table:number-columns-repeated="8"/>
        </table:table-row>
        <table:table-row table:style-name="ro2">
          <table:table-cell office:value-type="string">
            <text:p>20</text:p>
          </table:table-cell>
          <table:table-cell office:value-type="string">
            <text:p>40660</text:p>
          </table:table-cell>
          <table:table-cell table:formula="of:=VALUE([.B186])" office:value-type="float" office:value="40660">
            <text:p>40660</text:p>
          </table:table-cell>
          <table:table-cell/>
          <table:table-cell table:formula="of:=CONCATENATE( &quot;['&quot;; [.A186]; &quot;', '&quot;;[.$A$3];&quot;', &quot;; [.C186]; &quot;],&quot; )" office:value-type="string" office:string-value="['20', 'Revisions', 40660],">
            <text:p>['20', 'Revisions', 40660],</text:p>
          </table:table-cell>
          <table:table-cell table:number-columns-repeated="8"/>
        </table:table-row>
        <table:table-row table:style-name="ro2">
          <table:table-cell office:value-type="string">
            <text:p>47</text:p>
          </table:table-cell>
          <table:table-cell office:value-type="string">
            <text:p>81443</text:p>
          </table:table-cell>
          <table:table-cell table:formula="of:=VALUE([.B187])" office:value-type="float" office:value="81443">
            <text:p>81443</text:p>
          </table:table-cell>
          <table:table-cell/>
          <table:table-cell table:formula="of:=CONCATENATE( &quot;['&quot;; [.A187]; &quot;', '&quot;;[.$A$3];&quot;', &quot;; [.C187]; &quot;],&quot; )" office:value-type="string" office:string-value="['47', 'Revisions', 81443],">
            <text:p>['47', 'Revisions', 81443],</text:p>
          </table:table-cell>
          <table:table-cell table:number-columns-repeated="8"/>
        </table:table-row>
        <table:table-row table:style-name="ro2">
          <table:table-cell office:value-type="string">
            <text:p>74</text:p>
          </table:table-cell>
          <table:table-cell office:value-type="string">
            <text:p>85416</text:p>
          </table:table-cell>
          <table:table-cell table:formula="of:=VALUE([.B188])" office:value-type="float" office:value="85416">
            <text:p>85416</text:p>
          </table:table-cell>
          <table:table-cell/>
          <table:table-cell table:formula="of:=CONCATENATE( &quot;['&quot;; [.A188]; &quot;', '&quot;;[.$A$3];&quot;', &quot;; [.C188]; &quot;],&quot; )" office:value-type="string" office:string-value="['74', 'Revisions', 85416],">
            <text:p>['74', 'Revisions', 85416],</text:p>
          </table:table-cell>
          <table:table-cell table:number-columns-repeated="8"/>
        </table:table-row>
        <table:table-row table:style-name="ro2">
          <table:table-cell office:value-type="string">
            <text:p>101</text:p>
          </table:table-cell>
          <table:table-cell office:value-type="string">
            <text:p>21143</text:p>
          </table:table-cell>
          <table:table-cell table:formula="of:=VALUE([.B189])" office:value-type="float" office:value="21143">
            <text:p>21143</text:p>
          </table:table-cell>
          <table:table-cell/>
          <table:table-cell table:formula="of:=CONCATENATE( &quot;['&quot;; [.A189]; &quot;', '&quot;;[.$A$3];&quot;', &quot;; [.C189]; &quot;],&quot; )" office:value-type="string" office:string-value="['101', 'Revisions', 21143],">
            <text:p>['101', 'Revisions', 21143],</text:p>
          </table:table-cell>
          <table:table-cell table:number-columns-repeated="8"/>
        </table:table-row>
        <table:table-row table:style-name="ro2">
          <table:table-cell office:value-type="string">
            <text:p>128</text:p>
          </table:table-cell>
          <table:table-cell office:value-type="string">
            <text:p>81356</text:p>
          </table:table-cell>
          <table:table-cell table:formula="of:=VALUE([.B190])" office:value-type="float" office:value="81356">
            <text:p>81356</text:p>
          </table:table-cell>
          <table:table-cell/>
          <table:table-cell table:formula="of:=CONCATENATE( &quot;['&quot;; [.A190]; &quot;', '&quot;;[.$A$3];&quot;', &quot;; [.C190]; &quot;],&quot; )" office:value-type="string" office:string-value="['128', 'Revisions', 81356],">
            <text:p>['128', 'Revisions', 81356],</text:p>
          </table:table-cell>
          <table:table-cell table:number-columns-repeated="8"/>
        </table:table-row>
        <table:table-row table:style-name="ro2">
          <table:table-cell office:value-type="string">
            <text:p>155</text:p>
          </table:table-cell>
          <table:table-cell office:value-type="string">
            <text:p>27362</text:p>
          </table:table-cell>
          <table:table-cell table:formula="of:=VALUE([.B191])" office:value-type="float" office:value="27362">
            <text:p>27362</text:p>
          </table:table-cell>
          <table:table-cell/>
          <table:table-cell table:formula="of:=CONCATENATE( &quot;['&quot;; [.A191]; &quot;', '&quot;;[.$A$3];&quot;', &quot;; [.C191]; &quot;],&quot; )" office:value-type="string" office:string-value="['155', 'Revisions', 27362],">
            <text:p>['155', 'Revisions', 27362],</text:p>
          </table:table-cell>
          <table:table-cell table:number-columns-repeated="8"/>
        </table:table-row>
        <table:table-row table:style-name="ro2">
          <table:table-cell office:value-type="string">
            <text:p>182</text:p>
          </table:table-cell>
          <table:table-cell office:value-type="string">
            <text:p>42288</text:p>
          </table:table-cell>
          <table:table-cell table:formula="of:=VALUE([.B192])" office:value-type="float" office:value="42288">
            <text:p>42288</text:p>
          </table:table-cell>
          <table:table-cell/>
          <table:table-cell table:formula="of:=CONCATENATE( &quot;['&quot;; [.A192]; &quot;', '&quot;;[.$A$3];&quot;', &quot;; [.C192]; &quot;],&quot; )" office:value-type="string" office:string-value="['182', 'Revisions', 42288],">
            <text:p>['182', 'Revisions', 42288],</text:p>
          </table:table-cell>
          <table:table-cell table:number-columns-repeated="8"/>
        </table:table-row>
        <table:table-row table:style-name="ro2">
          <table:table-cell office:value-type="string">
            <text:p>236</text:p>
          </table:table-cell>
          <table:table-cell office:value-type="string">
            <text:p>26149</text:p>
          </table:table-cell>
          <table:table-cell table:formula="of:=VALUE([.B193])" office:value-type="float" office:value="26149">
            <text:p>26149</text:p>
          </table:table-cell>
          <table:table-cell/>
          <table:table-cell table:formula="of:=CONCATENATE( &quot;['&quot;; [.A193]; &quot;', '&quot;;[.$A$3];&quot;', &quot;; [.C193]; &quot;],&quot; )" office:value-type="string" office:string-value="['236', 'Revisions', 26149],">
            <text:p>['236', 'Revisions', 26149],</text:p>
          </table:table-cell>
          <table:table-cell table:number-columns-repeated="8"/>
        </table:table-row>
        <table:table-row table:style-name="ro2">
          <table:table-cell office:value-type="string">
            <text:p>21</text:p>
          </table:table-cell>
          <table:table-cell office:value-type="string">
            <text:p>364373</text:p>
          </table:table-cell>
          <table:table-cell table:formula="of:=VALUE([.B194])" office:value-type="float" office:value="364373">
            <text:p>364373</text:p>
          </table:table-cell>
          <table:table-cell/>
          <table:table-cell table:formula="of:=CONCATENATE( &quot;['&quot;; [.A194]; &quot;', '&quot;;[.$A$3];&quot;', &quot;; [.C194]; &quot;],&quot; )" office:value-type="string" office:string-value="['21', 'Revisions', 364373],">
            <text:p>['21', 'Revisions', 364373],</text:p>
          </table:table-cell>
          <table:table-cell table:number-columns-repeated="8"/>
        </table:table-row>
        <table:table-row table:style-name="ro2">
          <table:table-cell office:value-type="string">
            <text:p>48</text:p>
          </table:table-cell>
          <table:table-cell office:value-type="string">
            <text:p>28320</text:p>
          </table:table-cell>
          <table:table-cell table:formula="of:=VALUE([.B195])" office:value-type="float" office:value="28320">
            <text:p>28320</text:p>
          </table:table-cell>
          <table:table-cell/>
          <table:table-cell table:formula="of:=CONCATENATE( &quot;['&quot;; [.A195]; &quot;', '&quot;;[.$A$3];&quot;', &quot;; [.C195]; &quot;],&quot; )" office:value-type="string" office:string-value="['48', 'Revisions', 28320],">
            <text:p>['48', 'Revisions', 28320],</text:p>
          </table:table-cell>
          <table:table-cell table:number-columns-repeated="8"/>
        </table:table-row>
        <table:table-row table:style-name="ro2">
          <table:table-cell office:value-type="string">
            <text:p>75</text:p>
          </table:table-cell>
          <table:table-cell office:value-type="string">
            <text:p>272190</text:p>
          </table:table-cell>
          <table:table-cell table:formula="of:=VALUE([.B196])" office:value-type="float" office:value="272190">
            <text:p>272190</text:p>
          </table:table-cell>
          <table:table-cell/>
          <table:table-cell table:formula="of:=CONCATENATE( &quot;['&quot;; [.A196]; &quot;', '&quot;;[.$A$3];&quot;', &quot;; [.C196]; &quot;],&quot; )" office:value-type="string" office:string-value="['75', 'Revisions', 272190],">
            <text:p>['75', 'Revisions', 272190],</text:p>
          </table:table-cell>
          <table:table-cell table:number-columns-repeated="8"/>
        </table:table-row>
        <table:table-row table:style-name="ro2">
          <table:table-cell office:value-type="string">
            <text:p>102</text:p>
          </table:table-cell>
          <table:table-cell office:value-type="string">
            <text:p>591</text:p>
          </table:table-cell>
          <table:table-cell table:formula="of:=VALUE([.B197])" office:value-type="float" office:value="591">
            <text:p>591</text:p>
          </table:table-cell>
          <table:table-cell/>
          <table:table-cell table:formula="of:=CONCATENATE( &quot;['&quot;; [.A197]; &quot;', '&quot;;[.$A$3];&quot;', &quot;; [.C197]; &quot;],&quot; )" office:value-type="string" office:string-value="['102', 'Revisions', 591],">
            <text:p>['102', 'Revisions', 591],</text:p>
          </table:table-cell>
          <table:table-cell table:number-columns-repeated="8"/>
        </table:table-row>
        <table:table-row table:style-name="ro2">
          <table:table-cell office:value-type="string">
            <text:p>129</text:p>
          </table:table-cell>
          <table:table-cell office:value-type="string">
            <text:p>24181</text:p>
          </table:table-cell>
          <table:table-cell table:formula="of:=VALUE([.B198])" office:value-type="float" office:value="24181">
            <text:p>24181</text:p>
          </table:table-cell>
          <table:table-cell/>
          <table:table-cell table:formula="of:=CONCATENATE( &quot;['&quot;; [.A198]; &quot;', '&quot;;[.$A$3];&quot;', &quot;; [.C198]; &quot;],&quot; )" office:value-type="string" office:string-value="['129', 'Revisions', 24181],">
            <text:p>['129', 'Revisions', 24181],</text:p>
          </table:table-cell>
          <table:table-cell table:number-columns-repeated="8"/>
        </table:table-row>
        <table:table-row table:style-name="ro2">
          <table:table-cell office:value-type="string">
            <text:p>156</text:p>
          </table:table-cell>
          <table:table-cell office:value-type="string">
            <text:p>25836</text:p>
          </table:table-cell>
          <table:table-cell table:formula="of:=VALUE([.B199])" office:value-type="float" office:value="25836">
            <text:p>25836</text:p>
          </table:table-cell>
          <table:table-cell/>
          <table:table-cell table:formula="of:=CONCATENATE( &quot;['&quot;; [.A199]; &quot;', '&quot;;[.$A$3];&quot;', &quot;; [.C199]; &quot;],&quot; )" office:value-type="string" office:string-value="['156', 'Revisions', 25836],">
            <text:p>['156', 'Revisions', 25836],</text:p>
          </table:table-cell>
          <table:table-cell table:number-columns-repeated="8"/>
        </table:table-row>
        <table:table-row table:style-name="ro2">
          <table:table-cell office:value-type="string">
            <text:p>183</text:p>
          </table:table-cell>
          <table:table-cell office:value-type="string">
            <text:p>41090</text:p>
          </table:table-cell>
          <table:table-cell table:formula="of:=VALUE([.B200])" office:value-type="float" office:value="41090">
            <text:p>41090</text:p>
          </table:table-cell>
          <table:table-cell/>
          <table:table-cell table:formula="of:=CONCATENATE( &quot;['&quot;; [.A200]; &quot;', '&quot;;[.$A$3];&quot;', &quot;; [.C200]; &quot;],&quot; )" office:value-type="string" office:string-value="['183', 'Revisions', 41090],">
            <text:p>['183', 'Revisions', 41090],</text:p>
          </table:table-cell>
          <table:table-cell table:number-columns-repeated="8"/>
        </table:table-row>
        <table:table-row table:style-name="ro2">
          <table:table-cell office:value-type="string">
            <text:p>210</text:p>
          </table:table-cell>
          <table:table-cell office:value-type="string">
            <text:p>2586502</text:p>
          </table:table-cell>
          <table:table-cell table:formula="of:=VALUE([.B201])" office:value-type="float" office:value="2586502">
            <text:p>2586502</text:p>
          </table:table-cell>
          <table:table-cell/>
          <table:table-cell table:formula="of:=CONCATENATE( &quot;['&quot;; [.A201]; &quot;', '&quot;;[.$A$3];&quot;', &quot;; [.C201]; &quot;],&quot; )" office:value-type="string" office:string-value="['210', 'Revisions', 2586502],">
            <text:p>['210', 'Revisions', 2586502],</text:p>
          </table:table-cell>
          <table:table-cell table:number-columns-repeated="8"/>
        </table:table-row>
        <table:table-row table:style-name="ro2">
          <table:table-cell office:value-type="string">
            <text:p>237</text:p>
          </table:table-cell>
          <table:table-cell office:value-type="string">
            <text:p>6166175</text:p>
          </table:table-cell>
          <table:table-cell table:formula="of:=VALUE([.B202])" office:value-type="float" office:value="6166175">
            <text:p>6166175</text:p>
          </table:table-cell>
          <table:table-cell/>
          <table:table-cell table:formula="of:=CONCATENATE( &quot;['&quot;; [.A202]; &quot;', '&quot;;[.$A$3];&quot;', &quot;; [.C202]; &quot;],&quot; )" office:value-type="string" office:string-value="['237', 'Revisions', 6166175],">
            <text:p>['237', 'Revisions', 6166175],</text:p>
          </table:table-cell>
          <table:table-cell table:number-columns-repeated="8"/>
        </table:table-row>
        <table:table-row table:style-name="ro2">
          <table:table-cell office:value-type="string">
            <text:p>49</text:p>
          </table:table-cell>
          <table:table-cell office:value-type="string">
            <text:p>235970</text:p>
          </table:table-cell>
          <table:table-cell table:formula="of:=VALUE([.B203])" office:value-type="float" office:value="235970">
            <text:p>235970</text:p>
          </table:table-cell>
          <table:table-cell/>
          <table:table-cell table:formula="of:=CONCATENATE( &quot;['&quot;; [.A203]; &quot;', '&quot;;[.$A$3];&quot;', &quot;; [.C203]; &quot;],&quot; )" office:value-type="string" office:string-value="['49', 'Revisions', 235970],">
            <text:p>['49', 'Revisions', 235970],</text:p>
          </table:table-cell>
          <table:table-cell table:number-columns-repeated="8"/>
        </table:table-row>
        <table:table-row table:style-name="ro2">
          <table:table-cell office:value-type="string">
            <text:p>76</text:p>
          </table:table-cell>
          <table:table-cell office:value-type="string">
            <text:p>309626</text:p>
          </table:table-cell>
          <table:table-cell table:formula="of:=VALUE([.B204])" office:value-type="float" office:value="309626">
            <text:p>309626</text:p>
          </table:table-cell>
          <table:table-cell/>
          <table:table-cell table:formula="of:=CONCATENATE( &quot;['&quot;; [.A204]; &quot;', '&quot;;[.$A$3];&quot;', &quot;; [.C204]; &quot;],&quot; )" office:value-type="string" office:string-value="['76', 'Revisions', 309626],">
            <text:p>['76', 'Revisions', 309626],</text:p>
          </table:table-cell>
          <table:table-cell table:number-columns-repeated="8"/>
        </table:table-row>
        <table:table-row table:style-name="ro2">
          <table:table-cell office:value-type="string">
            <text:p>103</text:p>
          </table:table-cell>
          <table:table-cell office:value-type="string">
            <text:p>4925</text:p>
          </table:table-cell>
          <table:table-cell table:formula="of:=VALUE([.B205])" office:value-type="float" office:value="4925">
            <text:p>4925</text:p>
          </table:table-cell>
          <table:table-cell/>
          <table:table-cell table:formula="of:=CONCATENATE( &quot;['&quot;; [.A205]; &quot;', '&quot;;[.$A$3];&quot;', &quot;; [.C205]; &quot;],&quot; )" office:value-type="string" office:string-value="['103', 'Revisions', 4925],">
            <text:p>['103', 'Revisions', 4925],</text:p>
          </table:table-cell>
          <table:table-cell table:number-columns-repeated="8"/>
        </table:table-row>
        <table:table-row table:style-name="ro2">
          <table:table-cell office:value-type="string">
            <text:p>130</text:p>
          </table:table-cell>
          <table:table-cell office:value-type="string">
            <text:p>1002131</text:p>
          </table:table-cell>
          <table:table-cell table:formula="of:=VALUE([.B206])" office:value-type="float" office:value="1002131">
            <text:p>1002131</text:p>
          </table:table-cell>
          <table:table-cell/>
          <table:table-cell table:formula="of:=CONCATENATE( &quot;['&quot;; [.A206]; &quot;', '&quot;;[.$A$3];&quot;', &quot;; [.C206]; &quot;],&quot; )" office:value-type="string" office:string-value="['130', 'Revisions', 1002131],">
            <text:p>['130', 'Revisions', 1002131],</text:p>
          </table:table-cell>
          <table:table-cell table:number-columns-repeated="8"/>
        </table:table-row>
        <table:table-row table:style-name="ro2">
          <table:table-cell office:value-type="string">
            <text:p>184</text:p>
          </table:table-cell>
          <table:table-cell office:value-type="string">
            <text:p>9954</text:p>
          </table:table-cell>
          <table:table-cell table:formula="of:=VALUE([.B207])" office:value-type="float" office:value="9954">
            <text:p>9954</text:p>
          </table:table-cell>
          <table:table-cell/>
          <table:table-cell table:formula="of:=CONCATENATE( &quot;['&quot;; [.A207]; &quot;', '&quot;;[.$A$3];&quot;', &quot;; [.C207]; &quot;],&quot; )" office:value-type="string" office:string-value="['184', 'Revisions', 9954],">
            <text:p>['184', 'Revisions', 9954],</text:p>
          </table:table-cell>
          <table:table-cell table:number-columns-repeated="8"/>
        </table:table-row>
        <table:table-row table:style-name="ro2">
          <table:table-cell office:value-type="string">
            <text:p>211</text:p>
          </table:table-cell>
          <table:table-cell office:value-type="string">
            <text:p>2030067</text:p>
          </table:table-cell>
          <table:table-cell table:formula="of:=VALUE([.B208])" office:value-type="float" office:value="2030067">
            <text:p>2030067</text:p>
          </table:table-cell>
          <table:table-cell/>
          <table:table-cell table:formula="of:=CONCATENATE( &quot;['&quot;; [.A208]; &quot;', '&quot;;[.$A$3];&quot;', &quot;; [.C208]; &quot;],&quot; )" office:value-type="string" office:string-value="['211', 'Revisions', 2030067],">
            <text:p>['211', 'Revisions', 2030067],</text:p>
          </table:table-cell>
          <table:table-cell table:number-columns-repeated="8"/>
        </table:table-row>
        <table:table-row table:style-name="ro2">
          <table:table-cell office:value-type="string">
            <text:p>238</text:p>
          </table:table-cell>
          <table:table-cell office:value-type="string">
            <text:p>7418</text:p>
          </table:table-cell>
          <table:table-cell table:formula="of:=VALUE([.B209])" office:value-type="float" office:value="7418">
            <text:p>7418</text:p>
          </table:table-cell>
          <table:table-cell/>
          <table:table-cell table:formula="of:=CONCATENATE( &quot;['&quot;; [.A209]; &quot;', '&quot;;[.$A$3];&quot;', &quot;; [.C209]; &quot;],&quot; )" office:value-type="string" office:string-value="['238', 'Revisions', 7418],">
            <text:p>['238', 'Revisions', 7418],</text:p>
          </table:table-cell>
          <table:table-cell table:number-columns-repeated="8"/>
        </table:table-row>
        <table:table-row table:style-name="ro2">
          <table:table-cell office:value-type="string">
            <text:p>23</text:p>
          </table:table-cell>
          <table:table-cell office:value-type="string">
            <text:p>2711582</text:p>
          </table:table-cell>
          <table:table-cell table:formula="of:=VALUE([.B210])" office:value-type="float" office:value="2711582">
            <text:p>2711582</text:p>
          </table:table-cell>
          <table:table-cell/>
          <table:table-cell table:formula="of:=CONCATENATE( &quot;['&quot;; [.A210]; &quot;', '&quot;;[.$A$3];&quot;', &quot;; [.C210]; &quot;],&quot; )" office:value-type="string" office:string-value="['23', 'Revisions', 2711582],">
            <text:p>['23', 'Revisions', 2711582],</text:p>
          </table:table-cell>
          <table:table-cell table:number-columns-repeated="8"/>
        </table:table-row>
        <table:table-row table:style-name="ro2">
          <table:table-cell office:value-type="string">
            <text:p>50</text:p>
          </table:table-cell>
          <table:table-cell office:value-type="string">
            <text:p>672888</text:p>
          </table:table-cell>
          <table:table-cell table:formula="of:=VALUE([.B211])" office:value-type="float" office:value="672888">
            <text:p>672888</text:p>
          </table:table-cell>
          <table:table-cell/>
          <table:table-cell table:formula="of:=CONCATENATE( &quot;['&quot;; [.A211]; &quot;', '&quot;;[.$A$3];&quot;', &quot;; [.C211]; &quot;],&quot; )" office:value-type="string" office:string-value="['50', 'Revisions', 672888],">
            <text:p>['50', 'Revisions', 672888],</text:p>
          </table:table-cell>
          <table:table-cell table:number-columns-repeated="8"/>
        </table:table-row>
        <table:table-row table:style-name="ro2">
          <table:table-cell office:value-type="string">
            <text:p>77</text:p>
          </table:table-cell>
          <table:table-cell office:value-type="string">
            <text:p>108681</text:p>
          </table:table-cell>
          <table:table-cell table:formula="of:=VALUE([.B212])" office:value-type="float" office:value="108681">
            <text:p>108681</text:p>
          </table:table-cell>
          <table:table-cell/>
          <table:table-cell table:formula="of:=CONCATENATE( &quot;['&quot;; [.A212]; &quot;', '&quot;;[.$A$3];&quot;', &quot;; [.C212]; &quot;],&quot; )" office:value-type="string" office:string-value="['77', 'Revisions', 108681],">
            <text:p>['77', 'Revisions', 108681],</text:p>
          </table:table-cell>
          <table:table-cell table:number-columns-repeated="8"/>
        </table:table-row>
        <table:table-row table:style-name="ro2">
          <table:table-cell office:value-type="string">
            <text:p>104</text:p>
          </table:table-cell>
          <table:table-cell office:value-type="string">
            <text:p>65310</text:p>
          </table:table-cell>
          <table:table-cell table:formula="of:=VALUE([.B213])" office:value-type="float" office:value="65310">
            <text:p>65310</text:p>
          </table:table-cell>
          <table:table-cell/>
          <table:table-cell table:formula="of:=CONCATENATE( &quot;['&quot;; [.A213]; &quot;', '&quot;;[.$A$3];&quot;', &quot;; [.C213]; &quot;],&quot; )" office:value-type="string" office:string-value="['104', 'Revisions', 65310],">
            <text:p>['104', 'Revisions', 65310],</text:p>
          </table:table-cell>
          <table:table-cell table:number-columns-repeated="8"/>
        </table:table-row>
        <table:table-row table:style-name="ro2">
          <table:table-cell office:value-type="string">
            <text:p>131</text:p>
          </table:table-cell>
          <table:table-cell office:value-type="string">
            <text:p>63279</text:p>
          </table:table-cell>
          <table:table-cell table:formula="of:=VALUE([.B214])" office:value-type="float" office:value="63279">
            <text:p>63279</text:p>
          </table:table-cell>
          <table:table-cell/>
          <table:table-cell table:formula="of:=CONCATENATE( &quot;['&quot;; [.A214]; &quot;', '&quot;;[.$A$3];&quot;', &quot;; [.C214]; &quot;],&quot; )" office:value-type="string" office:string-value="['131', 'Revisions', 63279],">
            <text:p>['131', 'Revisions', 63279],</text:p>
          </table:table-cell>
          <table:table-cell table:number-columns-repeated="8"/>
        </table:table-row>
        <table:table-row table:style-name="ro2">
          <table:table-cell office:value-type="string">
            <text:p>158</text:p>
          </table:table-cell>
          <table:table-cell office:value-type="string">
            <text:p>33245</text:p>
          </table:table-cell>
          <table:table-cell table:formula="of:=VALUE([.B215])" office:value-type="float" office:value="33245">
            <text:p>33245</text:p>
          </table:table-cell>
          <table:table-cell/>
          <table:table-cell table:formula="of:=CONCATENATE( &quot;['&quot;; [.A215]; &quot;', '&quot;;[.$A$3];&quot;', &quot;; [.C215]; &quot;],&quot; )" office:value-type="string" office:string-value="['158', 'Revisions', 33245],">
            <text:p>['158', 'Revisions', 33245],</text:p>
          </table:table-cell>
          <table:table-cell table:number-columns-repeated="8"/>
        </table:table-row>
        <table:table-row table:style-name="ro2">
          <table:table-cell office:value-type="string">
            <text:p>185</text:p>
          </table:table-cell>
          <table:table-cell office:value-type="string">
            <text:p>18200740</text:p>
          </table:table-cell>
          <table:table-cell table:formula="of:=VALUE([.B216])" office:value-type="float" office:value="18200740">
            <text:p>18200740</text:p>
          </table:table-cell>
          <table:table-cell/>
          <table:table-cell table:formula="of:=CONCATENATE( &quot;['&quot;; [.A216]; &quot;', '&quot;;[.$A$3];&quot;', &quot;; [.C216]; &quot;],&quot; )" office:value-type="string" office:string-value="['185', 'Revisions', 18200740],">
            <text:p>['185', 'Revisions', 18200740],</text:p>
          </table:table-cell>
          <table:table-cell table:number-columns-repeated="8"/>
        </table:table-row>
        <table:table-row table:style-name="ro2">
          <table:table-cell office:value-type="string">
            <text:p>212</text:p>
          </table:table-cell>
          <table:table-cell office:value-type="string">
            <text:p>13101</text:p>
          </table:table-cell>
          <table:table-cell table:formula="of:=VALUE([.B217])" office:value-type="float" office:value="13101">
            <text:p>13101</text:p>
          </table:table-cell>
          <table:table-cell/>
          <table:table-cell table:formula="of:=CONCATENATE( &quot;['&quot;; [.A217]; &quot;', '&quot;;[.$A$3];&quot;', &quot;; [.C217]; &quot;],&quot; )" office:value-type="string" office:string-value="['212', 'Revisions', 13101],">
            <text:p>['212', 'Revisions', 13101],</text:p>
          </table:table-cell>
          <table:table-cell table:number-columns-repeated="8"/>
        </table:table-row>
        <table:table-row table:style-name="ro2">
          <table:table-cell office:value-type="string">
            <text:p>239</text:p>
          </table:table-cell>
          <table:table-cell office:value-type="string">
            <text:p>230115</text:p>
          </table:table-cell>
          <table:table-cell table:formula="of:=VALUE([.B218])" office:value-type="float" office:value="230115">
            <text:p>230115</text:p>
          </table:table-cell>
          <table:table-cell/>
          <table:table-cell table:formula="of:=CONCATENATE( &quot;['&quot;; [.A218]; &quot;', '&quot;;[.$A$3];&quot;', &quot;; [.C218]; &quot;],&quot; )" office:value-type="string" office:string-value="['239', 'Revisions', 230115],">
            <text:p>['239', 'Revisions', 230115],</text:p>
          </table:table-cell>
          <table:table-cell table:number-columns-repeated="8"/>
        </table:table-row>
        <table:table-row table:style-name="ro2">
          <table:table-cell office:value-type="string">
            <text:p>24</text:p>
          </table:table-cell>
          <table:table-cell office:value-type="string">
            <text:p>45175</text:p>
          </table:table-cell>
          <table:table-cell table:formula="of:=VALUE([.B219])" office:value-type="float" office:value="45175">
            <text:p>45175</text:p>
          </table:table-cell>
          <table:table-cell/>
          <table:table-cell table:formula="of:=CONCATENATE( &quot;['&quot;; [.A219]; &quot;', '&quot;;[.$A$3];&quot;', &quot;; [.C219]; &quot;],&quot; )" office:value-type="string" office:string-value="['24', 'Revisions', 45175],">
            <text:p>['24', 'Revisions', 45175],</text:p>
          </table:table-cell>
          <table:table-cell table:number-columns-repeated="8"/>
        </table:table-row>
        <table:table-row table:style-name="ro2">
          <table:table-cell office:value-type="string">
            <text:p>51</text:p>
          </table:table-cell>
          <table:table-cell office:value-type="string">
            <text:p>3528133</text:p>
          </table:table-cell>
          <table:table-cell table:formula="of:=VALUE([.B220])" office:value-type="float" office:value="3528133">
            <text:p>3528133</text:p>
          </table:table-cell>
          <table:table-cell/>
          <table:table-cell table:formula="of:=CONCATENATE( &quot;['&quot;; [.A220]; &quot;', '&quot;;[.$A$3];&quot;', &quot;; [.C220]; &quot;],&quot; )" office:value-type="string" office:string-value="['51', 'Revisions', 3528133],">
            <text:p>['51', 'Revisions', 3528133],</text:p>
          </table:table-cell>
          <table:table-cell table:number-columns-repeated="8"/>
        </table:table-row>
        <table:table-row table:style-name="ro2">
          <table:table-cell office:value-type="string">
            <text:p>78</text:p>
          </table:table-cell>
          <table:table-cell office:value-type="string">
            <text:p>213819</text:p>
          </table:table-cell>
          <table:table-cell table:formula="of:=VALUE([.B221])" office:value-type="float" office:value="213819">
            <text:p>213819</text:p>
          </table:table-cell>
          <table:table-cell/>
          <table:table-cell table:formula="of:=CONCATENATE( &quot;['&quot;; [.A221]; &quot;', '&quot;;[.$A$3];&quot;', &quot;; [.C221]; &quot;],&quot; )" office:value-type="string" office:string-value="['78', 'Revisions', 213819],">
            <text:p>['78', 'Revisions', 213819],</text:p>
          </table:table-cell>
          <table:table-cell table:number-columns-repeated="8"/>
        </table:table-row>
        <table:table-row table:style-name="ro2">
          <table:table-cell office:value-type="string">
            <text:p>105</text:p>
          </table:table-cell>
          <table:table-cell office:value-type="string">
            <text:p>408281</text:p>
          </table:table-cell>
          <table:table-cell table:formula="of:=VALUE([.B222])" office:value-type="float" office:value="408281">
            <text:p>408281</text:p>
          </table:table-cell>
          <table:table-cell/>
          <table:table-cell table:formula="of:=CONCATENATE( &quot;['&quot;; [.A222]; &quot;', '&quot;;[.$A$3];&quot;', &quot;; [.C222]; &quot;],&quot; )" office:value-type="string" office:string-value="['105', 'Revisions', 408281],">
            <text:p>['105', 'Revisions', 408281],</text:p>
          </table:table-cell>
          <table:table-cell table:number-columns-repeated="8"/>
        </table:table-row>
        <table:table-row table:style-name="ro2">
          <table:table-cell office:value-type="string">
            <text:p>132</text:p>
          </table:table-cell>
          <table:table-cell office:value-type="string">
            <text:p>782255</text:p>
          </table:table-cell>
          <table:table-cell table:formula="of:=VALUE([.B223])" office:value-type="float" office:value="782255">
            <text:p>782255</text:p>
          </table:table-cell>
          <table:table-cell/>
          <table:table-cell table:formula="of:=CONCATENATE( &quot;['&quot;; [.A223]; &quot;', '&quot;;[.$A$3];&quot;', &quot;; [.C223]; &quot;],&quot; )" office:value-type="string" office:string-value="['132', 'Revisions', 782255],">
            <text:p>['132', 'Revisions', 782255],</text:p>
          </table:table-cell>
          <table:table-cell table:number-columns-repeated="8"/>
        </table:table-row>
        <table:table-row table:style-name="ro2">
          <table:table-cell office:value-type="string">
            <text:p>159</text:p>
          </table:table-cell>
          <table:table-cell office:value-type="string">
            <text:p>170365</text:p>
          </table:table-cell>
          <table:table-cell table:formula="of:=VALUE([.B224])" office:value-type="float" office:value="170365">
            <text:p>170365</text:p>
          </table:table-cell>
          <table:table-cell/>
          <table:table-cell table:formula="of:=CONCATENATE( &quot;['&quot;; [.A224]; &quot;', '&quot;;[.$A$3];&quot;', &quot;; [.C224]; &quot;],&quot; )" office:value-type="string" office:string-value="['159', 'Revisions', 170365],">
            <text:p>['159', 'Revisions', 170365],</text:p>
          </table:table-cell>
          <table:table-cell table:number-columns-repeated="8"/>
        </table:table-row>
        <table:table-row table:style-name="ro2">
          <table:table-cell office:value-type="string">
            <text:p>186</text:p>
          </table:table-cell>
          <table:table-cell office:value-type="string">
            <text:p>196631</text:p>
          </table:table-cell>
          <table:table-cell table:formula="of:=VALUE([.B225])" office:value-type="float" office:value="196631">
            <text:p>196631</text:p>
          </table:table-cell>
          <table:table-cell/>
          <table:table-cell table:formula="of:=CONCATENATE( &quot;['&quot;; [.A225]; &quot;', '&quot;;[.$A$3];&quot;', &quot;; [.C225]; &quot;],&quot; )" office:value-type="string" office:string-value="['186', 'Revisions', 196631],">
            <text:p>['186', 'Revisions', 196631],</text:p>
          </table:table-cell>
          <table:table-cell table:number-columns-repeated="8"/>
        </table:table-row>
        <table:table-row table:style-name="ro2">
          <table:table-cell office:value-type="string">
            <text:p>213</text:p>
          </table:table-cell>
          <table:table-cell office:value-type="string">
            <text:p>2043</text:p>
          </table:table-cell>
          <table:table-cell table:formula="of:=VALUE([.B226])" office:value-type="float" office:value="2043">
            <text:p>2043</text:p>
          </table:table-cell>
          <table:table-cell/>
          <table:table-cell table:formula="of:=CONCATENATE( &quot;['&quot;; [.A226]; &quot;', '&quot;;[.$A$3];&quot;', &quot;; [.C226]; &quot;],&quot; )" office:value-type="string" office:string-value="['213', 'Revisions', 2043],">
            <text:p>['213', 'Revisions', 2043],</text:p>
          </table:table-cell>
          <table:table-cell table:number-columns-repeated="8"/>
        </table:table-row>
        <table:table-row table:style-name="ro2">
          <table:table-cell office:value-type="string">
            <text:p>240</text:p>
          </table:table-cell>
          <table:table-cell office:value-type="string">
            <text:p>2048</text:p>
          </table:table-cell>
          <table:table-cell table:formula="of:=VALUE([.B227])" office:value-type="float" office:value="2048">
            <text:p>2048</text:p>
          </table:table-cell>
          <table:table-cell/>
          <table:table-cell table:formula="of:=CONCATENATE( &quot;['&quot;; [.A227]; &quot;', '&quot;;[.$A$3];&quot;', &quot;; [.C227]; &quot;],&quot; )" office:value-type="string" office:string-value="['240', 'Revisions', 2048],">
            <text:p>['240', 'Revisions', 2048],</text:p>
          </table:table-cell>
          <table:table-cell table:number-columns-repeated="8"/>
        </table:table-row>
        <table:table-row table:style-name="ro2">
          <table:table-cell office:value-type="string">
            <text:p>25</text:p>
          </table:table-cell>
          <table:table-cell office:value-type="string">
            <text:p>5748</text:p>
          </table:table-cell>
          <table:table-cell table:formula="of:=VALUE([.B228])" office:value-type="float" office:value="5748">
            <text:p>5748</text:p>
          </table:table-cell>
          <table:table-cell/>
          <table:table-cell table:formula="of:=CONCATENATE( &quot;['&quot;; [.A228]; &quot;', '&quot;;[.$A$3];&quot;', &quot;; [.C228]; &quot;],&quot; )" office:value-type="string" office:string-value="['25', 'Revisions', 5748],">
            <text:p>['25', 'Revisions', 5748],</text:p>
          </table:table-cell>
          <table:table-cell table:number-columns-repeated="8"/>
        </table:table-row>
        <table:table-row table:style-name="ro2">
          <table:table-cell office:value-type="string">
            <text:p>52</text:p>
          </table:table-cell>
          <table:table-cell office:value-type="string">
            <text:p>62133749</text:p>
          </table:table-cell>
          <table:table-cell table:formula="of:=VALUE([.B229])" office:value-type="float" office:value="62133749">
            <text:p>62133749</text:p>
          </table:table-cell>
          <table:table-cell/>
          <table:table-cell table:formula="of:=CONCATENATE( &quot;['&quot;; [.A229]; &quot;', '&quot;;[.$A$3];&quot;', &quot;; [.C229]; &quot;],&quot; )" office:value-type="string" office:string-value="['52', 'Revisions', 62133749],">
            <text:p>['52', 'Revisions', 62133749],</text:p>
          </table:table-cell>
          <table:table-cell table:number-columns-repeated="8"/>
        </table:table-row>
        <table:table-row table:style-name="ro2">
          <table:table-cell office:value-type="string">
            <text:p>79</text:p>
          </table:table-cell>
          <table:table-cell office:value-type="string">
            <text:p>1356906</text:p>
          </table:table-cell>
          <table:table-cell table:formula="of:=VALUE([.B230])" office:value-type="float" office:value="1356906">
            <text:p>1356906</text:p>
          </table:table-cell>
          <table:table-cell/>
          <table:table-cell table:formula="of:=CONCATENATE( &quot;['&quot;; [.A230]; &quot;', '&quot;;[.$A$3];&quot;', &quot;; [.C230]; &quot;],&quot; )" office:value-type="string" office:string-value="['79', 'Revisions', 1356906],">
            <text:p>['79', 'Revisions', 1356906],</text:p>
          </table:table-cell>
          <table:table-cell table:number-columns-repeated="8"/>
        </table:table-row>
        <table:table-row table:style-name="ro2">
          <table:table-cell office:value-type="string">
            <text:p>106</text:p>
          </table:table-cell>
          <table:table-cell office:value-type="string">
            <text:p>769996</text:p>
          </table:table-cell>
          <table:table-cell table:formula="of:=VALUE([.B231])" office:value-type="float" office:value="769996">
            <text:p>769996</text:p>
          </table:table-cell>
          <table:table-cell/>
          <table:table-cell table:formula="of:=CONCATENATE( &quot;['&quot;; [.A231]; &quot;', '&quot;;[.$A$3];&quot;', &quot;; [.C231]; &quot;],&quot; )" office:value-type="string" office:string-value="['106', 'Revisions', 769996],">
            <text:p>['106', 'Revisions', 769996],</text:p>
          </table:table-cell>
          <table:table-cell table:number-columns-repeated="8"/>
        </table:table-row>
        <table:table-row table:style-name="ro2">
          <table:table-cell office:value-type="string">
            <text:p>133</text:p>
          </table:table-cell>
          <table:table-cell office:value-type="string">
            <text:p>4800</text:p>
          </table:table-cell>
          <table:table-cell table:formula="of:=VALUE([.B232])" office:value-type="float" office:value="4800">
            <text:p>4800</text:p>
          </table:table-cell>
          <table:table-cell/>
          <table:table-cell table:formula="of:=CONCATENATE( &quot;['&quot;; [.A232]; &quot;', '&quot;;[.$A$3];&quot;', &quot;; [.C232]; &quot;],&quot; )" office:value-type="string" office:string-value="['133', 'Revisions', 4800],">
            <text:p>['133', 'Revisions', 4800],</text:p>
          </table:table-cell>
          <table:table-cell table:number-columns-repeated="8"/>
        </table:table-row>
        <table:table-row table:style-name="ro2">
          <table:table-cell office:value-type="string">
            <text:p>160</text:p>
          </table:table-cell>
          <table:table-cell office:value-type="string">
            <text:p>322853</text:p>
          </table:table-cell>
          <table:table-cell table:formula="of:=VALUE([.B233])" office:value-type="float" office:value="322853">
            <text:p>322853</text:p>
          </table:table-cell>
          <table:table-cell/>
          <table:table-cell table:formula="of:=CONCATENATE( &quot;['&quot;; [.A233]; &quot;', '&quot;;[.$A$3];&quot;', &quot;; [.C233]; &quot;],&quot; )" office:value-type="string" office:string-value="['160', 'Revisions', 322853],">
            <text:p>['160', 'Revisions', 322853],</text:p>
          </table:table-cell>
          <table:table-cell table:number-columns-repeated="8"/>
        </table:table-row>
        <table:table-row table:style-name="ro2">
          <table:table-cell office:value-type="string">
            <text:p>187</text:p>
          </table:table-cell>
          <table:table-cell office:value-type="string">
            <text:p>10202</text:p>
          </table:table-cell>
          <table:table-cell table:formula="of:=VALUE([.B234])" office:value-type="float" office:value="10202">
            <text:p>10202</text:p>
          </table:table-cell>
          <table:table-cell/>
          <table:table-cell table:formula="of:=CONCATENATE( &quot;['&quot;; [.A234]; &quot;', '&quot;;[.$A$3];&quot;', &quot;; [.C234]; &quot;],&quot; )" office:value-type="string" office:string-value="['187', 'Revisions', 10202],">
            <text:p>['187', 'Revisions', 10202],</text:p>
          </table:table-cell>
          <table:table-cell table:number-columns-repeated="8"/>
        </table:table-row>
        <table:table-row table:style-name="ro2">
          <table:table-cell office:value-type="string">
            <text:p>214</text:p>
          </table:table-cell>
          <table:table-cell office:value-type="string">
            <text:p>25842</text:p>
          </table:table-cell>
          <table:table-cell table:formula="of:=VALUE([.B235])" office:value-type="float" office:value="25842">
            <text:p>25842</text:p>
          </table:table-cell>
          <table:table-cell/>
          <table:table-cell table:formula="of:=CONCATENATE( &quot;['&quot;; [.A235]; &quot;', '&quot;;[.$A$3];&quot;', &quot;; [.C235]; &quot;],&quot; )" office:value-type="string" office:string-value="['214', 'Revisions', 25842],">
            <text:p>['214', 'Revisions', 25842],</text:p>
          </table:table-cell>
          <table:table-cell table:number-columns-repeated="8"/>
        </table:table-row>
        <table:table-row table:style-name="ro2">
          <table:table-cell office:value-type="string">
            <text:p>241</text:p>
          </table:table-cell>
          <table:table-cell office:value-type="string">
            <text:p>2532</text:p>
          </table:table-cell>
          <table:table-cell table:formula="of:=VALUE([.B236])" office:value-type="float" office:value="2532">
            <text:p>2532</text:p>
          </table:table-cell>
          <table:table-cell/>
          <table:table-cell table:formula="of:=CONCATENATE( &quot;['&quot;; [.A236]; &quot;', '&quot;;[.$A$3];&quot;', &quot;; [.C236]; &quot;],&quot; )" office:value-type="string" office:string-value="['241', 'Revisions', 2532],">
            <text:p>['241', 'Revisions', 2532],</text:p>
          </table:table-cell>
          <table:table-cell table:number-columns-repeated="8"/>
        </table:table-row>
        <table:table-row table:style-name="ro2">
          <table:table-cell office:value-type="string">
            <text:p>26</text:p>
          </table:table-cell>
          <table:table-cell office:value-type="string">
            <text:p>11827</text:p>
          </table:table-cell>
          <table:table-cell table:formula="of:=VALUE([.B237])" office:value-type="float" office:value="11827">
            <text:p>11827</text:p>
          </table:table-cell>
          <table:table-cell/>
          <table:table-cell table:formula="of:=CONCATENATE( &quot;['&quot;; [.A237]; &quot;', '&quot;;[.$A$3];&quot;', &quot;; [.C237]; &quot;],&quot; )" office:value-type="string" office:string-value="['26', 'Revisions', 11827],">
            <text:p>['26', 'Revisions', 11827],</text:p>
          </table:table-cell>
          <table:table-cell table:number-columns-repeated="8"/>
        </table:table-row>
        <table:table-row table:style-name="ro2">
          <table:table-cell office:value-type="string">
            <text:p>53</text:p>
          </table:table-cell>
          <table:table-cell office:value-type="string">
            <text:p>66067</text:p>
          </table:table-cell>
          <table:table-cell table:formula="of:=VALUE([.B238])" office:value-type="float" office:value="66067">
            <text:p>66067</text:p>
          </table:table-cell>
          <table:table-cell/>
          <table:table-cell table:formula="of:=CONCATENATE( &quot;['&quot;; [.A238]; &quot;', '&quot;;[.$A$3];&quot;', &quot;; [.C238]; &quot;],&quot; )" office:value-type="string" office:string-value="['53', 'Revisions', 66067],">
            <text:p>['53', 'Revisions', 66067],</text:p>
          </table:table-cell>
          <table:table-cell table:number-columns-repeated="8"/>
        </table:table-row>
        <table:table-row table:style-name="ro2">
          <table:table-cell office:value-type="string">
            <text:p>80</text:p>
          </table:table-cell>
          <table:table-cell office:value-type="string">
            <text:p>24412</text:p>
          </table:table-cell>
          <table:table-cell table:formula="of:=VALUE([.B239])" office:value-type="float" office:value="24412">
            <text:p>24412</text:p>
          </table:table-cell>
          <table:table-cell/>
          <table:table-cell table:formula="of:=CONCATENATE( &quot;['&quot;; [.A239]; &quot;', '&quot;;[.$A$3];&quot;', &quot;; [.C239]; &quot;],&quot; )" office:value-type="string" office:string-value="['80', 'Revisions', 24412],">
            <text:p>['80', 'Revisions', 24412],</text:p>
          </table:table-cell>
          <table:table-cell table:number-columns-repeated="8"/>
        </table:table-row>
        <table:table-row table:style-name="ro2">
          <table:table-cell office:value-type="string">
            <text:p>107</text:p>
          </table:table-cell>
          <table:table-cell office:value-type="string">
            <text:p>26645429</text:p>
          </table:table-cell>
          <table:table-cell table:formula="of:=VALUE([.B240])" office:value-type="float" office:value="26645429">
            <text:p>26645429</text:p>
          </table:table-cell>
          <table:table-cell/>
          <table:table-cell table:formula="of:=CONCATENATE( &quot;['&quot;; [.A240]; &quot;', '&quot;;[.$A$3];&quot;', &quot;; [.C240]; &quot;],&quot; )" office:value-type="string" office:string-value="['107', 'Revisions', 26645429],">
            <text:p>['107', 'Revisions', 26645429],</text:p>
          </table:table-cell>
          <table:table-cell table:number-columns-repeated="8"/>
        </table:table-row>
        <table:table-row table:style-name="ro2">
          <table:table-cell office:value-type="string">
            <text:p>134</text:p>
          </table:table-cell>
          <table:table-cell office:value-type="string">
            <text:p>3995</text:p>
          </table:table-cell>
          <table:table-cell table:formula="of:=VALUE([.B241])" office:value-type="float" office:value="3995">
            <text:p>3995</text:p>
          </table:table-cell>
          <table:table-cell/>
          <table:table-cell table:formula="of:=CONCATENATE( &quot;['&quot;; [.A241]; &quot;', '&quot;;[.$A$3];&quot;', &quot;; [.C241]; &quot;],&quot; )" office:value-type="string" office:string-value="['134', 'Revisions', 3995],">
            <text:p>['134', 'Revisions', 3995],</text:p>
          </table:table-cell>
          <table:table-cell table:number-columns-repeated="8"/>
        </table:table-row>
        <table:table-row table:style-name="ro2">
          <table:table-cell office:value-type="string">
            <text:p>161</text:p>
          </table:table-cell>
          <table:table-cell office:value-type="string">
            <text:p>338892</text:p>
          </table:table-cell>
          <table:table-cell table:formula="of:=VALUE([.B242])" office:value-type="float" office:value="338892">
            <text:p>338892</text:p>
          </table:table-cell>
          <table:table-cell/>
          <table:table-cell table:formula="of:=CONCATENATE( &quot;['&quot;; [.A242]; &quot;', '&quot;;[.$A$3];&quot;', &quot;; [.C242]; &quot;],&quot; )" office:value-type="string" office:string-value="['161', 'Revisions', 338892],">
            <text:p>['161', 'Revisions', 338892],</text:p>
          </table:table-cell>
          <table:table-cell table:number-columns-repeated="8"/>
        </table:table-row>
        <table:table-row table:style-name="ro2">
          <table:table-cell office:value-type="string">
            <text:p>188</text:p>
          </table:table-cell>
          <table:table-cell office:value-type="string">
            <text:p>50152</text:p>
          </table:table-cell>
          <table:table-cell table:formula="of:=VALUE([.B243])" office:value-type="float" office:value="50152">
            <text:p>50152</text:p>
          </table:table-cell>
          <table:table-cell/>
          <table:table-cell table:formula="of:=CONCATENATE( &quot;['&quot;; [.A243]; &quot;', '&quot;;[.$A$3];&quot;', &quot;; [.C243]; &quot;],&quot; )" office:value-type="string" office:string-value="['188', 'Revisions', 50152],">
            <text:p>['188', 'Revisions', 50152],</text:p>
          </table:table-cell>
          <table:table-cell table:number-columns-repeated="8"/>
        </table:table-row>
        <table:table-row table:style-name="ro2">
          <table:table-cell office:value-type="string">
            <text:p>215</text:p>
          </table:table-cell>
          <table:table-cell office:value-type="string">
            <text:p>647676</text:p>
          </table:table-cell>
          <table:table-cell table:formula="of:=VALUE([.B244])" office:value-type="float" office:value="647676">
            <text:p>647676</text:p>
          </table:table-cell>
          <table:table-cell/>
          <table:table-cell table:formula="of:=CONCATENATE( &quot;['&quot;; [.A244]; &quot;', '&quot;;[.$A$3];&quot;', &quot;; [.C244]; &quot;],&quot; )" office:value-type="string" office:string-value="['215', 'Revisions', 647676],">
            <text:p>['215', 'Revisions', 647676],</text:p>
          </table:table-cell>
          <table:table-cell table:number-columns-repeated="8"/>
        </table:table-row>
        <table:table-row table:style-name="ro2">
          <table:table-cell office:value-type="string">
            <text:p>242</text:p>
          </table:table-cell>
          <table:table-cell office:value-type="string">
            <text:p>18827</text:p>
          </table:table-cell>
          <table:table-cell table:formula="of:=VALUE([.B245])" office:value-type="float" office:value="18827">
            <text:p>18827</text:p>
          </table:table-cell>
          <table:table-cell/>
          <table:table-cell table:formula="of:=CONCATENATE( &quot;['&quot;; [.A245]; &quot;', '&quot;;[.$A$3];&quot;', &quot;; [.C245]; &quot;],&quot; )" office:value-type="string" office:string-value="['242', 'Revisions', 18827],">
            <text:p>['242', 'Revisions', 18827],</text:p>
          </table:table-cell>
          <table:table-cell table:number-columns-repeated="8"/>
        </table:table-row>
        <table:table-row table:style-name="ro2" table:number-rows-repeated="18">
          <table:table-cell table:style-name="ce17" table:number-columns-repeated="3"/>
          <table:table-cell/>
          <table:table-cell table:style-name="Default"/>
          <table:table-cell table:number-columns-repeated="8"/>
        </table:table-row>
        <table:table-row table:style-name="ro2">
          <table:table-cell table:style-name="ce17" table:number-columns-repeated="3"/>
          <table:table-cell/>
          <table:table-cell table:style-name="Default"/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7P0"/>
    </number:number-style>
    <number:number-style style:name="N5138P0" style:volatile="true" number:language="en" number:country="US">
      <number:number number:decimal-places="0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8P0"/>
    </number:number-style>
    <number:number-style style:name="N5139P0" style:volatile="true" number:language="en" number:country="US">
      <number:number number:decimal-places="2" number:min-integer-digits="1" number:grouping="true"/>
      <number:text> </number:text>
    </number:number-style>
    <number:number-style style:name="N5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9P0"/>
    </number:number-style>
    <number:number-style style:name="N5140P0" style:volatile="true" number:language="en" number:country="US">
      <number:number number:decimal-places="2" number:min-integer-digits="1" number:grouping="true"/>
      <number:text> </number:text>
    </number:number-style>
    <number:number-style style:name="N5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40P0"/>
    </number:number-style>
    <number:currency-style style:name="N5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1P0"/>
    </number:currency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2P0"/>
    </number:currency-style>
    <number:currency-style style:name="N5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3P0"/>
    </number:currency-style>
    <number:currency-style style:name="N5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4P0"/>
    </number:currency-style>
    <style:style style:name="Default" style:family="table-cell">
      <style:table-cell-properties style:rotation-align="none"/>
      <style:text-properties style:font-name="Arial2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254cm" fo:margin-bottom="0.254cm" fo:margin-left="0.762cm" fo:margin-right="0.762cm" style:print-page-order="ltr" style:scale-to="100%" style:table-centering="horizontal" style:writing-mode="lr-tb"/>
      <style:header-style>
        <style:header-footer-properties fo:min-height="0.751cm" fo:margin-left="1.138cm" fo:margin-right="1.138cm" fo:margin-bottom="0.942cm"/>
      </style:header-style>
      <style:footer-style>
        <style:header-footer-properties fo:min-height="0.751cm" fo:margin-left="1.138cm" fo:margin-right="1.138cm" fo:margin-top="0.333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5/14/2013</text:date>, <text:time>09:28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14T09:28:35</dc:date>
    <meta:editing-duration>P2172DT12H7M55S</meta:editing-duration>
    <meta:editing-cycles>4</meta:editing-cycles>
    <meta:generator>OpenOffice.org/3.4.1$Unix OpenOffice.org_project/341m1$Build-9593</meta:generator>
    <meta:document-statistic meta:table-count="2" meta:cell-count="1948" meta:object-count="0"/>
  </office:meta>
</office:document-meta>
</file>